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193.75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protected" style:print-content="true"/>
      <style:text-properties fo:color="#000000"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0000" style:text-position="" fo:font-weight="normal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style:text-position="" fo:font-weight="normal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style:text-position="" fo:font-weight="normal"/>
    </style:style>
    <style:style style:name="ce28" style:family="table-cell" style:parent-style-name="Default" style:data-style-name="N129">
      <style:table-cell-properties fo:background-color="#dddddd" style:cell-protect="protected" style:print-content="true"/>
      <style:text-properties fo:color="#000000" style:text-position="" fo:font-weight="normal"/>
    </style:style>
    <style:style style:name="ce29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34">
      <style:text-properties style:text-position="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0" style:family="table-cell" style:parent-style-name="Default">
      <style:table-cell-properties fo:background-color="#ffffff"/>
      <style:text-properties style:font-name="Liberation Sans1"/>
    </style:style>
    <style:style style:name="ce41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fo:background-color="#ffffff" style:shadow="#808080 4.99pt 4.99pt"/>
    </style:style>
    <style:style style:name="ce5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11"/>
    <style:style style:name="ce55" style:family="table-cell" style:parent-style-name="Default">
      <style:table-cell-properties style:text-align-source="value-type" style:repeat-content="false"/>
      <style:paragraph-properties fo:margin-left="0pt"/>
    </style:style>
    <style:style style:name="ce5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7" style:family="table-cell" style:parent-style-name="Default">
      <style:table-cell-properties style:shadow="#808080 4.99pt 4.99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64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65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134"/>
    <style:style style:name="ce68" style:family="table-cell" style:parent-style-name="Default" style:data-style-name="N129"/>
    <style:style style:name="ce69" style:family="table-cell" style:parent-style-name="Default" style:data-style-name="N127"/>
    <style:style style:name="ce70" style:family="table-cell" style:parent-style-name="Default" style:data-style-name="N132"/>
    <style:style style:name="ce71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72" style:family="table-cell" style:parent-style-name="Default" style:data-style-name="N126"/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ext-properties style:font-weight-asian="normal"/>
    </style:style>
    <style:style style:name="ce75" style:family="table-cell" style:parent-style-name="Default" style:data-style-name="N129">
      <style:text-properties style:font-weight-asian="normal"/>
    </style:style>
    <style:style style:name="ce7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ext-properties fo:color="#000000" style:font-weight-asian="normal"/>
    </style:style>
    <style:style style:name="ce7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0" style:family="table-cell" style:parent-style-name="Default" style:data-style-name="N11">
      <style:table-cell-properties fo:background-color="#dddddd" style:cell-protect="none" style:print-content="true"/>
    </style:style>
    <style:style style:name="ce81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129">
      <style:text-properties fo:font-weight="bold" style:font-weight-asian="bold" style:font-weight-complex="bold"/>
    </style:style>
    <style:style style:name="ce84" style:family="table-cell" style:parent-style-name="Default" style:data-style-name="N125"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1" style:family="table-cell" style:parent-style-name="Default">
      <style:text-properties fo:font-weight="normal" style:font-weight-asian="normal" style:font-weight-complex="normal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 style:data-style-name="N129">
      <style:table-cell-properties fo:background-color="transparent"/>
    </style:style>
    <style:style style:name="ce9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default-cell-style-name="Default"/>
        <table:table-column table:style-name="co2" table:number-columns-repeated="10" table:default-cell-style-name="ce31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'Current Financials'.B12]" office:value-type="float" office:value="2018" calcext:value-type="float">
            <text:p>2018</text:p>
          </table:table-cell>
          <table:table-cell table:style-name="ce30" table:formula="of:=[.G15]+1" office:value-type="float" office:value="2019" calcext:value-type="float">
            <text:p>2019</text:p>
          </table:table-cell>
          <table:table-cell table:style-name="ce30" table:formula="of:=[.H15]+1" office:value-type="float" office:value="2020" calcext:value-type="float">
            <text:p>2020</text:p>
          </table:table-cell>
          <table:table-cell table:style-name="ce30" table:formula="of:=[.I15]+1" office:value-type="float" office:value="2021" calcext:value-type="float">
            <text:p>2021</text:p>
          </table:table-cell>
          <table:table-cell table:style-name="ce30" table:formula="of:=[.J15]+1" office:value-type="float" office:value="2022" calcext:value-type="float">
            <text:p>2022</text:p>
          </table:table-cell>
          <table:table-cell table:style-name="ce30" table:formula="of:=[.K15]+1" office:value-type="float" office:value="2023" calcext:value-type="float">
            <text:p>2023</text:p>
          </table:table-cell>
          <table:table-cell table:style-name="ce30" table:formula="of:=[.L15]+1" office:value-type="float" office:value="2024" calcext:value-type="float">
            <text:p>2024</text:p>
          </table:table-cell>
          <table:table-cell table:style-name="ce30" table:formula="of:=[.M15]+1" office:value-type="float" office:value="2025" calcext:value-type="float">
            <text:p>2025</text:p>
          </table:table-cell>
          <table:table-cell table:style-name="ce30" table:formula="of:=[.N15]+1" office:value-type="float" office:value="2026" calcext:value-type="float">
            <text:p>2026</text:p>
          </table:table-cell>
          <table:table-cell table:style-name="ce3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&amp; electrical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, drainage &amp; storm-water system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 &amp; waterp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office:value-type="string" calcext:value-type="string">
            <text:p>Woodwork &amp; metal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surface the pool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9000" calcext:value-type="currency">
            <text:p>R 49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52430" calcext:value-type="float">
            <text:p>R 52,43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, roadways &amp; pav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&amp; Furnishing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&amp; cooling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>
        <table:table-column table:style-name="co2" table:number-columns-repeated="48" table:default-cell-style-name="Default"/>
        <table:table-column table:style-name="co11" table:default-cell-style-name="ce74"/>
        <table:table-column table:style-name="co2" table:number-columns-repeated="2" table:default-cell-style-name="Default"/>
        <table:table-row table:style-name="ro3">
          <table:table-cell table:style-name="ce5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>
            <text:p>over the previous year.</text:p>
          </table:table-cell>
          <table:table-cell table:style-name="ce49" table:number-columns-repeated="4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49"/>
          <table:table-cell table:number-columns-repeated="46"/>
        </table:table-row>
        <table:table-row table:style-name="ro2" table:number-rows-repeated="2">
          <table:table-cell table:style-name="ce38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8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8" table:formula="of:=[.X22]" office:value-type="currency" office:currency="ZAR" office:value="1206200" calcext:value-type="currency">
            <text:p>R 1,206,2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9" table:formula="of:=([.E12]-[.E13])/[.E13]" office:value-type="percentage" office:value="-0.544022550157519" calcext:value-type="percentage">
            <text:p>-54.4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70" table:formula="of:=[.AY22]" office:value-type="currency" office:currency="ZAR" office:value="575507.139040881" calcext:value-type="currency">
            <text:p>R 575,507</text:p>
          </table:table-cell>
          <table:table-cell table:number-columns-repeated="2"/>
          <table:table-cell table:style-name="ce73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71" table:formula="of:=[.E17]-['Current Financials'.B18]" office:value-type="percentage" office:value="0.465507139040881" calcext:value-type="percentage">
            <text:p>46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72" table:formula="of:=(['Current Financials'.$B$15]+[.$E$15])/['Current Financials'.$B$14]-1" office:value-type="percentage" office:value="0.535507139040881" calcext:value-type="percentage">
            <text:p>53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8" table:formula="of:=([.$E$12]+[.$E$15]-SUM([.$A$22:.$A$71]))*(1+['Current Financials'.$B$19])" office:value-type="currency" office:currency="ZAR" office:value="887782.495992925" calcext:value-type="currency">
            <text:p>R 887,782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2]*0.9" office:value-type="currency" office:currency="ZAR" office:value="0" calcext:value-type="currency">
            <text:p>R 0</text:p>
          </table:table-cell>
          <table:table-cell table:style-name="ce68" table:formula="of:=[.B22]*0.8" office:value-type="currency" office:currency="ZAR" office:value="0" calcext:value-type="currency">
            <text:p>R 0</text:p>
          </table:table-cell>
          <table:table-cell table:style-name="ce68" table:formula="of:=[.C22]*0.7" office:value-type="currency" office:currency="ZAR" office:value="0" calcext:value-type="currency">
            <text:p>R 0</text:p>
          </table:table-cell>
          <table:table-cell table:style-name="ce68" table:formula="of:=[.D22]*0.6" office:value-type="currency" office:currency="ZAR" office:value="0" calcext:value-type="currency">
            <text:p>R 0</text:p>
          </table:table-cell>
          <table:table-cell table:style-name="ce68" table:formula="of:=[.E22]*0.5" office:value-type="currency" office:currency="ZAR" office:value="0" calcext:value-type="currency">
            <text:p>R 0</text:p>
          </table:table-cell>
          <table:table-cell table:style-name="ce68" table:formula="of:=[.F22]*0.4" office:value-type="currency" office:currency="ZAR" office:value="0" calcext:value-type="currency">
            <text:p>R 0</text:p>
          </table:table-cell>
          <table:table-cell table:style-name="ce68" table:formula="of:=[.G22]*0.3" office:value-type="currency" office:currency="ZAR" office:value="0" calcext:value-type="currency">
            <text:p>R 0</text:p>
          </table:table-cell>
          <table:table-cell table:style-name="ce68" table:formula="of:=[.H22]*0.2" office:value-type="currency" office:currency="ZAR" office:value="0" calcext:value-type="currency">
            <text:p>R 0</text:p>
          </table:table-cell>
          <table:table-cell table:style-name="ce68" table:formula="of:=[.I22]*0.1" office:value-type="currency" office:currency="ZAR" office:value="0" calcext:value-type="currency">
            <text:p>R 0</text:p>
          </table:table-cell>
          <table:table-cell table:style-name="ce68" table:formula="of:=[.J22]*0" office:value-type="currency" office:currency="ZAR" office:value="0" calcext:value-type="currency">
            <text:p>R 0</text:p>
          </table:table-cell>
          <table:table-cell/>
          <table:table-cell table:style-name="ce68" table:formula="of:=SUM([.L22:.U22])" office:value-type="currency" office:currency="ZAR" office:value="0" calcext:value-type="currency">
            <text:p>R 0</text:p>
          </table:table-cell>
          <table:table-cell table:style-name="ce68" table:formula="of:=SUM([.W22:.W87])" office:value-type="currency" office:currency="ZAR" office:value="1206200" calcext:value-type="currency">
            <text:p>R 1,206,200</text:p>
          </table:table-cell>
          <table:table-cell table:formula="of:=['Current Financials'.$B$17]/[.X22]" office:value-type="float" office:value="0.45597744984248" calcext:value-type="float">
            <text:p>0.4559774498</text:p>
          </table:table-cell>
          <table:table-cell/>
          <table:table-cell table:style-name="ce68" table:formula="of:=[.$Y$22]*[.L22]" office:value-type="currency" office:currency="ZAR" office:value="0" calcext:value-type="currency">
            <text:p>R 0</text:p>
          </table:table-cell>
          <table:table-cell table:style-name="ce68" table:formula="of:=[.$Y$22]*[.M22]" office:value-type="currency" office:currency="ZAR" office:value="0" calcext:value-type="currency">
            <text:p>R 0</text:p>
          </table:table-cell>
          <table:table-cell table:style-name="ce68" table:formula="of:=[.$Y$22]*[.N22]" office:value-type="currency" office:currency="ZAR" office:value="0" calcext:value-type="currency">
            <text:p>R 0</text:p>
          </table:table-cell>
          <table:table-cell table:style-name="ce68" table:formula="of:=[.$Y$22]*[.O22]" office:value-type="currency" office:currency="ZAR" office:value="0" calcext:value-type="currency">
            <text:p>R 0</text:p>
          </table:table-cell>
          <table:table-cell table:style-name="ce68" table:formula="of:=[.$Y$22]*[.P22]" office:value-type="currency" office:currency="ZAR" office:value="0" calcext:value-type="currency">
            <text:p>R 0</text:p>
          </table:table-cell>
          <table:table-cell table:style-name="ce68" table:formula="of:=[.$Y$22]*[.Q22]" office:value-type="currency" office:currency="ZAR" office:value="0" calcext:value-type="currency">
            <text:p>R 0</text:p>
          </table:table-cell>
          <table:table-cell table:style-name="ce68" table:formula="of:=[.$Y$22]*[.R22]" office:value-type="currency" office:currency="ZAR" office:value="0" calcext:value-type="currency">
            <text:p>R 0</text:p>
          </table:table-cell>
          <table:table-cell table:style-name="ce68" table:formula="of:=[.$Y$22]*[.S22]" office:value-type="currency" office:currency="ZAR" office:value="0" calcext:value-type="currency">
            <text:p>R 0</text:p>
          </table:table-cell>
          <table:table-cell table:style-name="ce68" table:formula="of:=[.$Y$22]*[.T22]" office:value-type="currency" office:currency="ZAR" office:value="0" calcext:value-type="currency">
            <text:p>R 0</text:p>
          </table:table-cell>
          <table:table-cell table:style-name="ce68" table:formula="of:=[.$Y$22]*[.U22]" office:value-type="currency" office:currency="ZAR" office:value="0" calcext:value-type="currency">
            <text:p>R 0</text:p>
          </table:table-cell>
          <table:table-cell/>
          <table:table-cell table:style-name="ce68" table:formula="of:=([.A22]-[.AA22])/1" office:value-type="currency" office:currency="ZAR" office:value="0" calcext:value-type="currency">
            <text:p>R 0</text:p>
          </table:table-cell>
          <table:table-cell table:style-name="ce68" table:formula="of:=([.B22]-[.AB22])/2" office:value-type="currency" office:currency="ZAR" office:value="0" calcext:value-type="currency">
            <text:p>R 0</text:p>
          </table:table-cell>
          <table:table-cell table:style-name="ce68" table:formula="of:=([.C22]-[.AC22])/3" office:value-type="currency" office:currency="ZAR" office:value="0" calcext:value-type="currency">
            <text:p>R 0</text:p>
          </table:table-cell>
          <table:table-cell table:style-name="ce68" table:formula="of:=([.D22]-[.AD22])/4" office:value-type="currency" office:currency="ZAR" office:value="0" calcext:value-type="currency">
            <text:p>R 0</text:p>
          </table:table-cell>
          <table:table-cell table:style-name="ce68" table:formula="of:=([.E22]-[.AE22])/5" office:value-type="currency" office:currency="ZAR" office:value="0" calcext:value-type="currency">
            <text:p>R 0</text:p>
          </table:table-cell>
          <table:table-cell table:style-name="ce68" table:formula="of:=([.F22]-[.AF22])/6" office:value-type="currency" office:currency="ZAR" office:value="0" calcext:value-type="currency">
            <text:p>R 0</text:p>
          </table:table-cell>
          <table:table-cell table:style-name="ce68" table:formula="of:=([.G22]-[.AG22])/7" office:value-type="currency" office:currency="ZAR" office:value="0" calcext:value-type="currency">
            <text:p>R 0</text:p>
          </table:table-cell>
          <table:table-cell table:style-name="ce68" table:formula="of:=([.H22]-[.AH22])/8" office:value-type="currency" office:currency="ZAR" office:value="0" calcext:value-type="currency">
            <text:p>R 0</text:p>
          </table:table-cell>
          <table:table-cell table:style-name="ce68" table:formula="of:=([.I22]-[.AI22])/9" office:value-type="currency" office:currency="ZAR" office:value="0" calcext:value-type="currency">
            <text:p>R 0</text:p>
          </table:table-cell>
          <table:table-cell table:style-name="ce6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7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68" table:formula="of:=SUM([.AW22:.AW87])" office:value-type="currency" office:currency="ZAR" office:value="575507.139040881" calcext:value-type="currency">
            <text:p>R 575,507</text:p>
          </table:table-cell>
        </table:table-row>
        <table:table-row table:style-name="ro2" table:visibility="collapse">
          <table:table-cell table:style-name="ce68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3]*0.9" office:value-type="currency" office:currency="ZAR" office:value="0" calcext:value-type="currency">
            <text:p>R 0</text:p>
          </table:table-cell>
          <table:table-cell table:style-name="ce68" table:formula="of:=[.B23]*0.8" office:value-type="currency" office:currency="ZAR" office:value="0" calcext:value-type="currency">
            <text:p>R 0</text:p>
          </table:table-cell>
          <table:table-cell table:style-name="ce68" table:formula="of:=[.C23]*0.7" office:value-type="currency" office:currency="ZAR" office:value="0" calcext:value-type="currency">
            <text:p>R 0</text:p>
          </table:table-cell>
          <table:table-cell table:style-name="ce68" table:formula="of:=[.D23]*0.6" office:value-type="currency" office:currency="ZAR" office:value="0" calcext:value-type="currency">
            <text:p>R 0</text:p>
          </table:table-cell>
          <table:table-cell table:style-name="ce68" table:formula="of:=[.E23]*0.5" office:value-type="currency" office:currency="ZAR" office:value="0" calcext:value-type="currency">
            <text:p>R 0</text:p>
          </table:table-cell>
          <table:table-cell table:style-name="ce68" table:formula="of:=[.F23]*0.4" office:value-type="currency" office:currency="ZAR" office:value="0" calcext:value-type="currency">
            <text:p>R 0</text:p>
          </table:table-cell>
          <table:table-cell table:style-name="ce68" table:formula="of:=[.G23]*0.3" office:value-type="currency" office:currency="ZAR" office:value="0" calcext:value-type="currency">
            <text:p>R 0</text:p>
          </table:table-cell>
          <table:table-cell table:style-name="ce68" table:formula="of:=[.H23]*0.2" office:value-type="currency" office:currency="ZAR" office:value="0" calcext:value-type="currency">
            <text:p>R 0</text:p>
          </table:table-cell>
          <table:table-cell table:style-name="ce68" table:formula="of:=[.I23]*0.1" office:value-type="currency" office:currency="ZAR" office:value="0" calcext:value-type="currency">
            <text:p>R 0</text:p>
          </table:table-cell>
          <table:table-cell table:style-name="ce68" table:formula="of:=[.J23]*0" office:value-type="currency" office:currency="ZAR" office:value="0" calcext:value-type="currency">
            <text:p>R 0</text:p>
          </table:table-cell>
          <table:table-cell/>
          <table:table-cell table:style-name="ce68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3]" office:value-type="currency" office:currency="ZAR" office:value="0" calcext:value-type="currency">
            <text:p>R 0</text:p>
          </table:table-cell>
          <table:table-cell table:style-name="ce68" table:formula="of:=[.$Y$22]*[.M23]" office:value-type="currency" office:currency="ZAR" office:value="0" calcext:value-type="currency">
            <text:p>R 0</text:p>
          </table:table-cell>
          <table:table-cell table:style-name="ce68" table:formula="of:=[.$Y$22]*[.N23]" office:value-type="currency" office:currency="ZAR" office:value="0" calcext:value-type="currency">
            <text:p>R 0</text:p>
          </table:table-cell>
          <table:table-cell table:style-name="ce68" table:formula="of:=[.$Y$22]*[.O23]" office:value-type="currency" office:currency="ZAR" office:value="0" calcext:value-type="currency">
            <text:p>R 0</text:p>
          </table:table-cell>
          <table:table-cell table:style-name="ce68" table:formula="of:=[.$Y$22]*[.P23]" office:value-type="currency" office:currency="ZAR" office:value="0" calcext:value-type="currency">
            <text:p>R 0</text:p>
          </table:table-cell>
          <table:table-cell table:style-name="ce68" table:formula="of:=[.$Y$22]*[.Q23]" office:value-type="currency" office:currency="ZAR" office:value="0" calcext:value-type="currency">
            <text:p>R 0</text:p>
          </table:table-cell>
          <table:table-cell table:style-name="ce68" table:formula="of:=[.$Y$22]*[.R23]" office:value-type="currency" office:currency="ZAR" office:value="0" calcext:value-type="currency">
            <text:p>R 0</text:p>
          </table:table-cell>
          <table:table-cell table:style-name="ce68" table:formula="of:=[.$Y$22]*[.S23]" office:value-type="currency" office:currency="ZAR" office:value="0" calcext:value-type="currency">
            <text:p>R 0</text:p>
          </table:table-cell>
          <table:table-cell table:style-name="ce68" table:formula="of:=[.$Y$22]*[.T23]" office:value-type="currency" office:currency="ZAR" office:value="0" calcext:value-type="currency">
            <text:p>R 0</text:p>
          </table:table-cell>
          <table:table-cell table:style-name="ce68" table:formula="of:=[.$Y$22]*[.U23]" office:value-type="currency" office:currency="ZAR" office:value="0" calcext:value-type="currency">
            <text:p>R 0</text:p>
          </table:table-cell>
          <table:table-cell/>
          <table:table-cell table:style-name="ce68" table:formula="of:=([.A23]-[.AA23])/1" office:value-type="currency" office:currency="ZAR" office:value="0" calcext:value-type="currency">
            <text:p>R 0</text:p>
          </table:table-cell>
          <table:table-cell table:style-name="ce68" table:formula="of:=([.B23]-[.AB23])/2" office:value-type="currency" office:currency="ZAR" office:value="0" calcext:value-type="currency">
            <text:p>R 0</text:p>
          </table:table-cell>
          <table:table-cell table:style-name="ce68" table:formula="of:=([.C23]-[.AC23])/3" office:value-type="currency" office:currency="ZAR" office:value="0" calcext:value-type="currency">
            <text:p>R 0</text:p>
          </table:table-cell>
          <table:table-cell table:style-name="ce68" table:formula="of:=([.D23]-[.AD23])/4" office:value-type="currency" office:currency="ZAR" office:value="0" calcext:value-type="currency">
            <text:p>R 0</text:p>
          </table:table-cell>
          <table:table-cell table:style-name="ce68" table:formula="of:=([.E23]-[.AE23])/5" office:value-type="currency" office:currency="ZAR" office:value="0" calcext:value-type="currency">
            <text:p>R 0</text:p>
          </table:table-cell>
          <table:table-cell table:style-name="ce68" table:formula="of:=([.F23]-[.AF23])/6" office:value-type="currency" office:currency="ZAR" office:value="0" calcext:value-type="currency">
            <text:p>R 0</text:p>
          </table:table-cell>
          <table:table-cell table:style-name="ce68" table:formula="of:=([.G23]-[.AG23])/7" office:value-type="currency" office:currency="ZAR" office:value="0" calcext:value-type="currency">
            <text:p>R 0</text:p>
          </table:table-cell>
          <table:table-cell table:style-name="ce68" table:formula="of:=([.H23]-[.AH23])/8" office:value-type="currency" office:currency="ZAR" office:value="0" calcext:value-type="currency">
            <text:p>R 0</text:p>
          </table:table-cell>
          <table:table-cell table:style-name="ce68" table:formula="of:=([.I23]-[.AI23])/9" office:value-type="currency" office:currency="ZAR" office:value="0" calcext:value-type="currency">
            <text:p>R 0</text:p>
          </table:table-cell>
          <table:table-cell table:style-name="ce6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75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4]*0.9" office:value-type="currency" office:currency="ZAR" office:value="0" calcext:value-type="currency">
            <text:p>R 0</text:p>
          </table:table-cell>
          <table:table-cell table:style-name="ce68" table:formula="of:=[.B24]*0.8" office:value-type="currency" office:currency="ZAR" office:value="0" calcext:value-type="currency">
            <text:p>R 0</text:p>
          </table:table-cell>
          <table:table-cell table:style-name="ce68" table:formula="of:=[.C24]*0.7" office:value-type="currency" office:currency="ZAR" office:value="0" calcext:value-type="currency">
            <text:p>R 0</text:p>
          </table:table-cell>
          <table:table-cell table:style-name="ce68" table:formula="of:=[.D24]*0.6" office:value-type="currency" office:currency="ZAR" office:value="0" calcext:value-type="currency">
            <text:p>R 0</text:p>
          </table:table-cell>
          <table:table-cell table:style-name="ce68" table:formula="of:=[.E24]*0.5" office:value-type="currency" office:currency="ZAR" office:value="0" calcext:value-type="currency">
            <text:p>R 0</text:p>
          </table:table-cell>
          <table:table-cell table:style-name="ce68" table:formula="of:=[.F24]*0.4" office:value-type="currency" office:currency="ZAR" office:value="0" calcext:value-type="currency">
            <text:p>R 0</text:p>
          </table:table-cell>
          <table:table-cell table:style-name="ce68" table:formula="of:=[.G24]*0.3" office:value-type="currency" office:currency="ZAR" office:value="0" calcext:value-type="currency">
            <text:p>R 0</text:p>
          </table:table-cell>
          <table:table-cell table:style-name="ce68" table:formula="of:=[.H24]*0.2" office:value-type="currency" office:currency="ZAR" office:value="0" calcext:value-type="currency">
            <text:p>R 0</text:p>
          </table:table-cell>
          <table:table-cell table:style-name="ce68" table:formula="of:=[.I24]*0.1" office:value-type="currency" office:currency="ZAR" office:value="0" calcext:value-type="currency">
            <text:p>R 0</text:p>
          </table:table-cell>
          <table:table-cell table:style-name="ce68" table:formula="of:=[.J24]*0" office:value-type="currency" office:currency="ZAR" office:value="0" calcext:value-type="currency">
            <text:p>R 0</text:p>
          </table:table-cell>
          <table:table-cell/>
          <table:table-cell table:style-name="ce68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4]" office:value-type="currency" office:currency="ZAR" office:value="0" calcext:value-type="currency">
            <text:p>R 0</text:p>
          </table:table-cell>
          <table:table-cell table:style-name="ce68" table:formula="of:=[.$Y$22]*[.M24]" office:value-type="currency" office:currency="ZAR" office:value="0" calcext:value-type="currency">
            <text:p>R 0</text:p>
          </table:table-cell>
          <table:table-cell table:style-name="ce68" table:formula="of:=[.$Y$22]*[.N24]" office:value-type="currency" office:currency="ZAR" office:value="0" calcext:value-type="currency">
            <text:p>R 0</text:p>
          </table:table-cell>
          <table:table-cell table:style-name="ce68" table:formula="of:=[.$Y$22]*[.O24]" office:value-type="currency" office:currency="ZAR" office:value="0" calcext:value-type="currency">
            <text:p>R 0</text:p>
          </table:table-cell>
          <table:table-cell table:style-name="ce68" table:formula="of:=[.$Y$22]*[.P24]" office:value-type="currency" office:currency="ZAR" office:value="0" calcext:value-type="currency">
            <text:p>R 0</text:p>
          </table:table-cell>
          <table:table-cell table:style-name="ce68" table:formula="of:=[.$Y$22]*[.Q24]" office:value-type="currency" office:currency="ZAR" office:value="0" calcext:value-type="currency">
            <text:p>R 0</text:p>
          </table:table-cell>
          <table:table-cell table:style-name="ce68" table:formula="of:=[.$Y$22]*[.R24]" office:value-type="currency" office:currency="ZAR" office:value="0" calcext:value-type="currency">
            <text:p>R 0</text:p>
          </table:table-cell>
          <table:table-cell table:style-name="ce68" table:formula="of:=[.$Y$22]*[.S24]" office:value-type="currency" office:currency="ZAR" office:value="0" calcext:value-type="currency">
            <text:p>R 0</text:p>
          </table:table-cell>
          <table:table-cell table:style-name="ce68" table:formula="of:=[.$Y$22]*[.T24]" office:value-type="currency" office:currency="ZAR" office:value="0" calcext:value-type="currency">
            <text:p>R 0</text:p>
          </table:table-cell>
          <table:table-cell table:style-name="ce68" table:formula="of:=[.$Y$22]*[.U24]" office:value-type="currency" office:currency="ZAR" office:value="0" calcext:value-type="currency">
            <text:p>R 0</text:p>
          </table:table-cell>
          <table:table-cell/>
          <table:table-cell table:style-name="ce68" table:formula="of:=([.A24]-[.AA24])/1" office:value-type="currency" office:currency="ZAR" office:value="0" calcext:value-type="currency">
            <text:p>R 0</text:p>
          </table:table-cell>
          <table:table-cell table:style-name="ce68" table:formula="of:=([.B24]-[.AB24])/2" office:value-type="currency" office:currency="ZAR" office:value="0" calcext:value-type="currency">
            <text:p>R 0</text:p>
          </table:table-cell>
          <table:table-cell table:style-name="ce68" table:formula="of:=([.C24]-[.AC24])/3" office:value-type="currency" office:currency="ZAR" office:value="0" calcext:value-type="currency">
            <text:p>R 0</text:p>
          </table:table-cell>
          <table:table-cell table:style-name="ce68" table:formula="of:=([.D24]-[.AD24])/4" office:value-type="currency" office:currency="ZAR" office:value="0" calcext:value-type="currency">
            <text:p>R 0</text:p>
          </table:table-cell>
          <table:table-cell table:style-name="ce68" table:formula="of:=([.E24]-[.AE24])/5" office:value-type="currency" office:currency="ZAR" office:value="0" calcext:value-type="currency">
            <text:p>R 0</text:p>
          </table:table-cell>
          <table:table-cell table:style-name="ce68" table:formula="of:=([.F24]-[.AF24])/6" office:value-type="currency" office:currency="ZAR" office:value="0" calcext:value-type="currency">
            <text:p>R 0</text:p>
          </table:table-cell>
          <table:table-cell table:style-name="ce68" table:formula="of:=([.G24]-[.AG24])/7" office:value-type="currency" office:currency="ZAR" office:value="0" calcext:value-type="currency">
            <text:p>R 0</text:p>
          </table:table-cell>
          <table:table-cell table:style-name="ce68" table:formula="of:=([.H24]-[.AH24])/8" office:value-type="currency" office:currency="ZAR" office:value="0" calcext:value-type="currency">
            <text:p>R 0</text:p>
          </table:table-cell>
          <table:table-cell table:style-name="ce68" table:formula="of:=([.I24]-[.AI24])/9" office:value-type="currency" office:currency="ZAR" office:value="0" calcext:value-type="currency">
            <text:p>R 0</text:p>
          </table:table-cell>
          <table:table-cell table:style-name="ce6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75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5]*0.9" office:value-type="currency" office:currency="ZAR" office:value="0" calcext:value-type="currency">
            <text:p>R 0</text:p>
          </table:table-cell>
          <table:table-cell table:style-name="ce68" table:formula="of:=[.B25]*0.8" office:value-type="currency" office:currency="ZAR" office:value="0" calcext:value-type="currency">
            <text:p>R 0</text:p>
          </table:table-cell>
          <table:table-cell table:style-name="ce68" table:formula="of:=[.C25]*0.7" office:value-type="currency" office:currency="ZAR" office:value="0" calcext:value-type="currency">
            <text:p>R 0</text:p>
          </table:table-cell>
          <table:table-cell table:style-name="ce68" table:formula="of:=[.D25]*0.6" office:value-type="currency" office:currency="ZAR" office:value="0" calcext:value-type="currency">
            <text:p>R 0</text:p>
          </table:table-cell>
          <table:table-cell table:style-name="ce68" table:formula="of:=[.E25]*0.5" office:value-type="currency" office:currency="ZAR" office:value="0" calcext:value-type="currency">
            <text:p>R 0</text:p>
          </table:table-cell>
          <table:table-cell table:style-name="ce68" table:formula="of:=[.F25]*0.4" office:value-type="currency" office:currency="ZAR" office:value="0" calcext:value-type="currency">
            <text:p>R 0</text:p>
          </table:table-cell>
          <table:table-cell table:style-name="ce68" table:formula="of:=[.G25]*0.3" office:value-type="currency" office:currency="ZAR" office:value="0" calcext:value-type="currency">
            <text:p>R 0</text:p>
          </table:table-cell>
          <table:table-cell table:style-name="ce68" table:formula="of:=[.H25]*0.2" office:value-type="currency" office:currency="ZAR" office:value="0" calcext:value-type="currency">
            <text:p>R 0</text:p>
          </table:table-cell>
          <table:table-cell table:style-name="ce68" table:formula="of:=[.I25]*0.1" office:value-type="currency" office:currency="ZAR" office:value="0" calcext:value-type="currency">
            <text:p>R 0</text:p>
          </table:table-cell>
          <table:table-cell table:style-name="ce68" table:formula="of:=[.J25]*0" office:value-type="currency" office:currency="ZAR" office:value="0" calcext:value-type="currency">
            <text:p>R 0</text:p>
          </table:table-cell>
          <table:table-cell/>
          <table:table-cell table:style-name="ce68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5]" office:value-type="currency" office:currency="ZAR" office:value="0" calcext:value-type="currency">
            <text:p>R 0</text:p>
          </table:table-cell>
          <table:table-cell table:style-name="ce68" table:formula="of:=[.$Y$22]*[.M25]" office:value-type="currency" office:currency="ZAR" office:value="0" calcext:value-type="currency">
            <text:p>R 0</text:p>
          </table:table-cell>
          <table:table-cell table:style-name="ce68" table:formula="of:=[.$Y$22]*[.N25]" office:value-type="currency" office:currency="ZAR" office:value="0" calcext:value-type="currency">
            <text:p>R 0</text:p>
          </table:table-cell>
          <table:table-cell table:style-name="ce68" table:formula="of:=[.$Y$22]*[.O25]" office:value-type="currency" office:currency="ZAR" office:value="0" calcext:value-type="currency">
            <text:p>R 0</text:p>
          </table:table-cell>
          <table:table-cell table:style-name="ce68" table:formula="of:=[.$Y$22]*[.P25]" office:value-type="currency" office:currency="ZAR" office:value="0" calcext:value-type="currency">
            <text:p>R 0</text:p>
          </table:table-cell>
          <table:table-cell table:style-name="ce68" table:formula="of:=[.$Y$22]*[.Q25]" office:value-type="currency" office:currency="ZAR" office:value="0" calcext:value-type="currency">
            <text:p>R 0</text:p>
          </table:table-cell>
          <table:table-cell table:style-name="ce68" table:formula="of:=[.$Y$22]*[.R25]" office:value-type="currency" office:currency="ZAR" office:value="0" calcext:value-type="currency">
            <text:p>R 0</text:p>
          </table:table-cell>
          <table:table-cell table:style-name="ce68" table:formula="of:=[.$Y$22]*[.S25]" office:value-type="currency" office:currency="ZAR" office:value="0" calcext:value-type="currency">
            <text:p>R 0</text:p>
          </table:table-cell>
          <table:table-cell table:style-name="ce68" table:formula="of:=[.$Y$22]*[.T25]" office:value-type="currency" office:currency="ZAR" office:value="0" calcext:value-type="currency">
            <text:p>R 0</text:p>
          </table:table-cell>
          <table:table-cell table:style-name="ce68" table:formula="of:=[.$Y$22]*[.U25]" office:value-type="currency" office:currency="ZAR" office:value="0" calcext:value-type="currency">
            <text:p>R 0</text:p>
          </table:table-cell>
          <table:table-cell/>
          <table:table-cell table:style-name="ce68" table:formula="of:=([.A25]-[.AA25])/1" office:value-type="currency" office:currency="ZAR" office:value="0" calcext:value-type="currency">
            <text:p>R 0</text:p>
          </table:table-cell>
          <table:table-cell table:style-name="ce68" table:formula="of:=([.B25]-[.AB25])/2" office:value-type="currency" office:currency="ZAR" office:value="0" calcext:value-type="currency">
            <text:p>R 0</text:p>
          </table:table-cell>
          <table:table-cell table:style-name="ce68" table:formula="of:=([.C25]-[.AC25])/3" office:value-type="currency" office:currency="ZAR" office:value="0" calcext:value-type="currency">
            <text:p>R 0</text:p>
          </table:table-cell>
          <table:table-cell table:style-name="ce68" table:formula="of:=([.D25]-[.AD25])/4" office:value-type="currency" office:currency="ZAR" office:value="0" calcext:value-type="currency">
            <text:p>R 0</text:p>
          </table:table-cell>
          <table:table-cell table:style-name="ce68" table:formula="of:=([.E25]-[.AE25])/5" office:value-type="currency" office:currency="ZAR" office:value="0" calcext:value-type="currency">
            <text:p>R 0</text:p>
          </table:table-cell>
          <table:table-cell table:style-name="ce68" table:formula="of:=([.F25]-[.AF25])/6" office:value-type="currency" office:currency="ZAR" office:value="0" calcext:value-type="currency">
            <text:p>R 0</text:p>
          </table:table-cell>
          <table:table-cell table:style-name="ce68" table:formula="of:=([.G25]-[.AG25])/7" office:value-type="currency" office:currency="ZAR" office:value="0" calcext:value-type="currency">
            <text:p>R 0</text:p>
          </table:table-cell>
          <table:table-cell table:style-name="ce68" table:formula="of:=([.H25]-[.AH25])/8" office:value-type="currency" office:currency="ZAR" office:value="0" calcext:value-type="currency">
            <text:p>R 0</text:p>
          </table:table-cell>
          <table:table-cell table:style-name="ce68" table:formula="of:=([.I25]-[.AI25])/9" office:value-type="currency" office:currency="ZAR" office:value="0" calcext:value-type="currency">
            <text:p>R 0</text:p>
          </table:table-cell>
          <table:table-cell table:style-name="ce6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75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6]*0.9" office:value-type="currency" office:currency="ZAR" office:value="0" calcext:value-type="currency">
            <text:p>R 0</text:p>
          </table:table-cell>
          <table:table-cell table:style-name="ce68" table:formula="of:=[.B26]*0.8" office:value-type="currency" office:currency="ZAR" office:value="0" calcext:value-type="currency">
            <text:p>R 0</text:p>
          </table:table-cell>
          <table:table-cell table:style-name="ce68" table:formula="of:=[.C26]*0.7" office:value-type="currency" office:currency="ZAR" office:value="0" calcext:value-type="currency">
            <text:p>R 0</text:p>
          </table:table-cell>
          <table:table-cell table:style-name="ce68" table:formula="of:=[.D26]*0.6" office:value-type="currency" office:currency="ZAR" office:value="0" calcext:value-type="currency">
            <text:p>R 0</text:p>
          </table:table-cell>
          <table:table-cell table:style-name="ce68" table:formula="of:=[.E26]*0.5" office:value-type="currency" office:currency="ZAR" office:value="0" calcext:value-type="currency">
            <text:p>R 0</text:p>
          </table:table-cell>
          <table:table-cell table:style-name="ce68" table:formula="of:=[.F26]*0.4" office:value-type="currency" office:currency="ZAR" office:value="0" calcext:value-type="currency">
            <text:p>R 0</text:p>
          </table:table-cell>
          <table:table-cell table:style-name="ce68" table:formula="of:=[.G26]*0.3" office:value-type="currency" office:currency="ZAR" office:value="0" calcext:value-type="currency">
            <text:p>R 0</text:p>
          </table:table-cell>
          <table:table-cell table:style-name="ce68" table:formula="of:=[.H26]*0.2" office:value-type="currency" office:currency="ZAR" office:value="0" calcext:value-type="currency">
            <text:p>R 0</text:p>
          </table:table-cell>
          <table:table-cell table:style-name="ce68" table:formula="of:=[.I26]*0.1" office:value-type="currency" office:currency="ZAR" office:value="0" calcext:value-type="currency">
            <text:p>R 0</text:p>
          </table:table-cell>
          <table:table-cell table:style-name="ce68" table:formula="of:=[.J26]*0" office:value-type="currency" office:currency="ZAR" office:value="0" calcext:value-type="currency">
            <text:p>R 0</text:p>
          </table:table-cell>
          <table:table-cell/>
          <table:table-cell table:style-name="ce6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6]" office:value-type="currency" office:currency="ZAR" office:value="0" calcext:value-type="currency">
            <text:p>R 0</text:p>
          </table:table-cell>
          <table:table-cell table:style-name="ce68" table:formula="of:=[.$Y$22]*[.M26]" office:value-type="currency" office:currency="ZAR" office:value="0" calcext:value-type="currency">
            <text:p>R 0</text:p>
          </table:table-cell>
          <table:table-cell table:style-name="ce68" table:formula="of:=[.$Y$22]*[.N26]" office:value-type="currency" office:currency="ZAR" office:value="0" calcext:value-type="currency">
            <text:p>R 0</text:p>
          </table:table-cell>
          <table:table-cell table:style-name="ce68" table:formula="of:=[.$Y$22]*[.O26]" office:value-type="currency" office:currency="ZAR" office:value="0" calcext:value-type="currency">
            <text:p>R 0</text:p>
          </table:table-cell>
          <table:table-cell table:style-name="ce68" table:formula="of:=[.$Y$22]*[.P26]" office:value-type="currency" office:currency="ZAR" office:value="0" calcext:value-type="currency">
            <text:p>R 0</text:p>
          </table:table-cell>
          <table:table-cell table:style-name="ce68" table:formula="of:=[.$Y$22]*[.Q26]" office:value-type="currency" office:currency="ZAR" office:value="0" calcext:value-type="currency">
            <text:p>R 0</text:p>
          </table:table-cell>
          <table:table-cell table:style-name="ce68" table:formula="of:=[.$Y$22]*[.R26]" office:value-type="currency" office:currency="ZAR" office:value="0" calcext:value-type="currency">
            <text:p>R 0</text:p>
          </table:table-cell>
          <table:table-cell table:style-name="ce68" table:formula="of:=[.$Y$22]*[.S26]" office:value-type="currency" office:currency="ZAR" office:value="0" calcext:value-type="currency">
            <text:p>R 0</text:p>
          </table:table-cell>
          <table:table-cell table:style-name="ce68" table:formula="of:=[.$Y$22]*[.T26]" office:value-type="currency" office:currency="ZAR" office:value="0" calcext:value-type="currency">
            <text:p>R 0</text:p>
          </table:table-cell>
          <table:table-cell table:style-name="ce68" table:formula="of:=[.$Y$22]*[.U26]" office:value-type="currency" office:currency="ZAR" office:value="0" calcext:value-type="currency">
            <text:p>R 0</text:p>
          </table:table-cell>
          <table:table-cell/>
          <table:table-cell table:style-name="ce68" table:formula="of:=([.A26]-[.AA26])/1" office:value-type="currency" office:currency="ZAR" office:value="0" calcext:value-type="currency">
            <text:p>R 0</text:p>
          </table:table-cell>
          <table:table-cell table:style-name="ce68" table:formula="of:=([.B26]-[.AB26])/2" office:value-type="currency" office:currency="ZAR" office:value="0" calcext:value-type="currency">
            <text:p>R 0</text:p>
          </table:table-cell>
          <table:table-cell table:style-name="ce68" table:formula="of:=([.C26]-[.AC26])/3" office:value-type="currency" office:currency="ZAR" office:value="0" calcext:value-type="currency">
            <text:p>R 0</text:p>
          </table:table-cell>
          <table:table-cell table:style-name="ce68" table:formula="of:=([.D26]-[.AD26])/4" office:value-type="currency" office:currency="ZAR" office:value="0" calcext:value-type="currency">
            <text:p>R 0</text:p>
          </table:table-cell>
          <table:table-cell table:style-name="ce68" table:formula="of:=([.E26]-[.AE26])/5" office:value-type="currency" office:currency="ZAR" office:value="0" calcext:value-type="currency">
            <text:p>R 0</text:p>
          </table:table-cell>
          <table:table-cell table:style-name="ce68" table:formula="of:=([.F26]-[.AF26])/6" office:value-type="currency" office:currency="ZAR" office:value="0" calcext:value-type="currency">
            <text:p>R 0</text:p>
          </table:table-cell>
          <table:table-cell table:style-name="ce68" table:formula="of:=([.G26]-[.AG26])/7" office:value-type="currency" office:currency="ZAR" office:value="0" calcext:value-type="currency">
            <text:p>R 0</text:p>
          </table:table-cell>
          <table:table-cell table:style-name="ce68" table:formula="of:=([.H26]-[.AH26])/8" office:value-type="currency" office:currency="ZAR" office:value="0" calcext:value-type="currency">
            <text:p>R 0</text:p>
          </table:table-cell>
          <table:table-cell table:style-name="ce68" table:formula="of:=([.I26]-[.AI26])/9" office:value-type="currency" office:currency="ZAR" office:value="0" calcext:value-type="currency">
            <text:p>R 0</text:p>
          </table:table-cell>
          <table:table-cell table:style-name="ce6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7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7]*0.9" office:value-type="currency" office:currency="ZAR" office:value="0" calcext:value-type="currency">
            <text:p>R 0</text:p>
          </table:table-cell>
          <table:table-cell table:style-name="ce68" table:formula="of:=[.B27]*0.8" office:value-type="currency" office:currency="ZAR" office:value="0" calcext:value-type="currency">
            <text:p>R 0</text:p>
          </table:table-cell>
          <table:table-cell table:style-name="ce68" table:formula="of:=[.C27]*0.7" office:value-type="currency" office:currency="ZAR" office:value="0" calcext:value-type="currency">
            <text:p>R 0</text:p>
          </table:table-cell>
          <table:table-cell table:style-name="ce68" table:formula="of:=[.D27]*0.6" office:value-type="currency" office:currency="ZAR" office:value="0" calcext:value-type="currency">
            <text:p>R 0</text:p>
          </table:table-cell>
          <table:table-cell table:style-name="ce68" table:formula="of:=[.E27]*0.5" office:value-type="currency" office:currency="ZAR" office:value="0" calcext:value-type="currency">
            <text:p>R 0</text:p>
          </table:table-cell>
          <table:table-cell table:style-name="ce68" table:formula="of:=[.F27]*0.4" office:value-type="currency" office:currency="ZAR" office:value="0" calcext:value-type="currency">
            <text:p>R 0</text:p>
          </table:table-cell>
          <table:table-cell table:style-name="ce68" table:formula="of:=[.G27]*0.3" office:value-type="currency" office:currency="ZAR" office:value="0" calcext:value-type="currency">
            <text:p>R 0</text:p>
          </table:table-cell>
          <table:table-cell table:style-name="ce68" table:formula="of:=[.H27]*0.2" office:value-type="currency" office:currency="ZAR" office:value="0" calcext:value-type="currency">
            <text:p>R 0</text:p>
          </table:table-cell>
          <table:table-cell table:style-name="ce68" table:formula="of:=[.I27]*0.1" office:value-type="currency" office:currency="ZAR" office:value="0" calcext:value-type="currency">
            <text:p>R 0</text:p>
          </table:table-cell>
          <table:table-cell table:style-name="ce68" table:formula="of:=[.J27]*0" office:value-type="currency" office:currency="ZAR" office:value="0" calcext:value-type="currency">
            <text:p>R 0</text:p>
          </table:table-cell>
          <table:table-cell/>
          <table:table-cell table:style-name="ce6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7]" office:value-type="currency" office:currency="ZAR" office:value="0" calcext:value-type="currency">
            <text:p>R 0</text:p>
          </table:table-cell>
          <table:table-cell table:style-name="ce68" table:formula="of:=[.$Y$22]*[.M27]" office:value-type="currency" office:currency="ZAR" office:value="0" calcext:value-type="currency">
            <text:p>R 0</text:p>
          </table:table-cell>
          <table:table-cell table:style-name="ce68" table:formula="of:=[.$Y$22]*[.N27]" office:value-type="currency" office:currency="ZAR" office:value="0" calcext:value-type="currency">
            <text:p>R 0</text:p>
          </table:table-cell>
          <table:table-cell table:style-name="ce68" table:formula="of:=[.$Y$22]*[.O27]" office:value-type="currency" office:currency="ZAR" office:value="0" calcext:value-type="currency">
            <text:p>R 0</text:p>
          </table:table-cell>
          <table:table-cell table:style-name="ce68" table:formula="of:=[.$Y$22]*[.P27]" office:value-type="currency" office:currency="ZAR" office:value="0" calcext:value-type="currency">
            <text:p>R 0</text:p>
          </table:table-cell>
          <table:table-cell table:style-name="ce68" table:formula="of:=[.$Y$22]*[.Q27]" office:value-type="currency" office:currency="ZAR" office:value="0" calcext:value-type="currency">
            <text:p>R 0</text:p>
          </table:table-cell>
          <table:table-cell table:style-name="ce68" table:formula="of:=[.$Y$22]*[.R27]" office:value-type="currency" office:currency="ZAR" office:value="0" calcext:value-type="currency">
            <text:p>R 0</text:p>
          </table:table-cell>
          <table:table-cell table:style-name="ce68" table:formula="of:=[.$Y$22]*[.S27]" office:value-type="currency" office:currency="ZAR" office:value="0" calcext:value-type="currency">
            <text:p>R 0</text:p>
          </table:table-cell>
          <table:table-cell table:style-name="ce68" table:formula="of:=[.$Y$22]*[.T27]" office:value-type="currency" office:currency="ZAR" office:value="0" calcext:value-type="currency">
            <text:p>R 0</text:p>
          </table:table-cell>
          <table:table-cell table:style-name="ce68" table:formula="of:=[.$Y$22]*[.U27]" office:value-type="currency" office:currency="ZAR" office:value="0" calcext:value-type="currency">
            <text:p>R 0</text:p>
          </table:table-cell>
          <table:table-cell/>
          <table:table-cell table:style-name="ce68" table:formula="of:=([.A27]-[.AA27])/1" office:value-type="currency" office:currency="ZAR" office:value="0" calcext:value-type="currency">
            <text:p>R 0</text:p>
          </table:table-cell>
          <table:table-cell table:style-name="ce68" table:formula="of:=([.B27]-[.AB27])/2" office:value-type="currency" office:currency="ZAR" office:value="0" calcext:value-type="currency">
            <text:p>R 0</text:p>
          </table:table-cell>
          <table:table-cell table:style-name="ce68" table:formula="of:=([.C27]-[.AC27])/3" office:value-type="currency" office:currency="ZAR" office:value="0" calcext:value-type="currency">
            <text:p>R 0</text:p>
          </table:table-cell>
          <table:table-cell table:style-name="ce68" table:formula="of:=([.D27]-[.AD27])/4" office:value-type="currency" office:currency="ZAR" office:value="0" calcext:value-type="currency">
            <text:p>R 0</text:p>
          </table:table-cell>
          <table:table-cell table:style-name="ce68" table:formula="of:=([.E27]-[.AE27])/5" office:value-type="currency" office:currency="ZAR" office:value="0" calcext:value-type="currency">
            <text:p>R 0</text:p>
          </table:table-cell>
          <table:table-cell table:style-name="ce68" table:formula="of:=([.F27]-[.AF27])/6" office:value-type="currency" office:currency="ZAR" office:value="0" calcext:value-type="currency">
            <text:p>R 0</text:p>
          </table:table-cell>
          <table:table-cell table:style-name="ce68" table:formula="of:=([.G27]-[.AG27])/7" office:value-type="currency" office:currency="ZAR" office:value="0" calcext:value-type="currency">
            <text:p>R 0</text:p>
          </table:table-cell>
          <table:table-cell table:style-name="ce68" table:formula="of:=([.H27]-[.AH27])/8" office:value-type="currency" office:currency="ZAR" office:value="0" calcext:value-type="currency">
            <text:p>R 0</text:p>
          </table:table-cell>
          <table:table-cell table:style-name="ce68" table:formula="of:=([.I27]-[.AI27])/9" office:value-type="currency" office:currency="ZAR" office:value="0" calcext:value-type="currency">
            <text:p>R 0</text:p>
          </table:table-cell>
          <table:table-cell table:style-name="ce6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7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8]*0.9" office:value-type="currency" office:currency="ZAR" office:value="0" calcext:value-type="currency">
            <text:p>R 0</text:p>
          </table:table-cell>
          <table:table-cell table:style-name="ce68" table:formula="of:=[.B28]*0.8" office:value-type="currency" office:currency="ZAR" office:value="0" calcext:value-type="currency">
            <text:p>R 0</text:p>
          </table:table-cell>
          <table:table-cell table:style-name="ce68" table:formula="of:=[.C28]*0.7" office:value-type="currency" office:currency="ZAR" office:value="0" calcext:value-type="currency">
            <text:p>R 0</text:p>
          </table:table-cell>
          <table:table-cell table:style-name="ce68" table:formula="of:=[.D28]*0.6" office:value-type="currency" office:currency="ZAR" office:value="0" calcext:value-type="currency">
            <text:p>R 0</text:p>
          </table:table-cell>
          <table:table-cell table:style-name="ce68" table:formula="of:=[.E28]*0.5" office:value-type="currency" office:currency="ZAR" office:value="0" calcext:value-type="currency">
            <text:p>R 0</text:p>
          </table:table-cell>
          <table:table-cell table:style-name="ce68" table:formula="of:=[.F28]*0.4" office:value-type="currency" office:currency="ZAR" office:value="0" calcext:value-type="currency">
            <text:p>R 0</text:p>
          </table:table-cell>
          <table:table-cell table:style-name="ce68" table:formula="of:=[.G28]*0.3" office:value-type="currency" office:currency="ZAR" office:value="0" calcext:value-type="currency">
            <text:p>R 0</text:p>
          </table:table-cell>
          <table:table-cell table:style-name="ce68" table:formula="of:=[.H28]*0.2" office:value-type="currency" office:currency="ZAR" office:value="0" calcext:value-type="currency">
            <text:p>R 0</text:p>
          </table:table-cell>
          <table:table-cell table:style-name="ce68" table:formula="of:=[.I28]*0.1" office:value-type="currency" office:currency="ZAR" office:value="0" calcext:value-type="currency">
            <text:p>R 0</text:p>
          </table:table-cell>
          <table:table-cell table:style-name="ce68" table:formula="of:=[.J28]*0" office:value-type="currency" office:currency="ZAR" office:value="0" calcext:value-type="currency">
            <text:p>R 0</text:p>
          </table:table-cell>
          <table:table-cell/>
          <table:table-cell table:style-name="ce6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8]" office:value-type="currency" office:currency="ZAR" office:value="0" calcext:value-type="currency">
            <text:p>R 0</text:p>
          </table:table-cell>
          <table:table-cell table:style-name="ce68" table:formula="of:=[.$Y$22]*[.M28]" office:value-type="currency" office:currency="ZAR" office:value="0" calcext:value-type="currency">
            <text:p>R 0</text:p>
          </table:table-cell>
          <table:table-cell table:style-name="ce68" table:formula="of:=[.$Y$22]*[.N28]" office:value-type="currency" office:currency="ZAR" office:value="0" calcext:value-type="currency">
            <text:p>R 0</text:p>
          </table:table-cell>
          <table:table-cell table:style-name="ce68" table:formula="of:=[.$Y$22]*[.O28]" office:value-type="currency" office:currency="ZAR" office:value="0" calcext:value-type="currency">
            <text:p>R 0</text:p>
          </table:table-cell>
          <table:table-cell table:style-name="ce68" table:formula="of:=[.$Y$22]*[.P28]" office:value-type="currency" office:currency="ZAR" office:value="0" calcext:value-type="currency">
            <text:p>R 0</text:p>
          </table:table-cell>
          <table:table-cell table:style-name="ce68" table:formula="of:=[.$Y$22]*[.Q28]" office:value-type="currency" office:currency="ZAR" office:value="0" calcext:value-type="currency">
            <text:p>R 0</text:p>
          </table:table-cell>
          <table:table-cell table:style-name="ce68" table:formula="of:=[.$Y$22]*[.R28]" office:value-type="currency" office:currency="ZAR" office:value="0" calcext:value-type="currency">
            <text:p>R 0</text:p>
          </table:table-cell>
          <table:table-cell table:style-name="ce68" table:formula="of:=[.$Y$22]*[.S28]" office:value-type="currency" office:currency="ZAR" office:value="0" calcext:value-type="currency">
            <text:p>R 0</text:p>
          </table:table-cell>
          <table:table-cell table:style-name="ce68" table:formula="of:=[.$Y$22]*[.T28]" office:value-type="currency" office:currency="ZAR" office:value="0" calcext:value-type="currency">
            <text:p>R 0</text:p>
          </table:table-cell>
          <table:table-cell table:style-name="ce68" table:formula="of:=[.$Y$22]*[.U28]" office:value-type="currency" office:currency="ZAR" office:value="0" calcext:value-type="currency">
            <text:p>R 0</text:p>
          </table:table-cell>
          <table:table-cell/>
          <table:table-cell table:style-name="ce68" table:formula="of:=([.A28]-[.AA28])/1" office:value-type="currency" office:currency="ZAR" office:value="0" calcext:value-type="currency">
            <text:p>R 0</text:p>
          </table:table-cell>
          <table:table-cell table:style-name="ce68" table:formula="of:=([.B28]-[.AB28])/2" office:value-type="currency" office:currency="ZAR" office:value="0" calcext:value-type="currency">
            <text:p>R 0</text:p>
          </table:table-cell>
          <table:table-cell table:style-name="ce68" table:formula="of:=([.C28]-[.AC28])/3" office:value-type="currency" office:currency="ZAR" office:value="0" calcext:value-type="currency">
            <text:p>R 0</text:p>
          </table:table-cell>
          <table:table-cell table:style-name="ce68" table:formula="of:=([.D28]-[.AD28])/4" office:value-type="currency" office:currency="ZAR" office:value="0" calcext:value-type="currency">
            <text:p>R 0</text:p>
          </table:table-cell>
          <table:table-cell table:style-name="ce68" table:formula="of:=([.E28]-[.AE28])/5" office:value-type="currency" office:currency="ZAR" office:value="0" calcext:value-type="currency">
            <text:p>R 0</text:p>
          </table:table-cell>
          <table:table-cell table:style-name="ce68" table:formula="of:=([.F28]-[.AF28])/6" office:value-type="currency" office:currency="ZAR" office:value="0" calcext:value-type="currency">
            <text:p>R 0</text:p>
          </table:table-cell>
          <table:table-cell table:style-name="ce68" table:formula="of:=([.G28]-[.AG28])/7" office:value-type="currency" office:currency="ZAR" office:value="0" calcext:value-type="currency">
            <text:p>R 0</text:p>
          </table:table-cell>
          <table:table-cell table:style-name="ce68" table:formula="of:=([.H28]-[.AH28])/8" office:value-type="currency" office:currency="ZAR" office:value="0" calcext:value-type="currency">
            <text:p>R 0</text:p>
          </table:table-cell>
          <table:table-cell table:style-name="ce68" table:formula="of:=([.I28]-[.AI28])/9" office:value-type="currency" office:currency="ZAR" office:value="0" calcext:value-type="currency">
            <text:p>R 0</text:p>
          </table:table-cell>
          <table:table-cell table:style-name="ce6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7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3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6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9]*0.9" office:value-type="currency" office:currency="ZAR" office:value="0" calcext:value-type="currency">
            <text:p>R 0</text:p>
          </table:table-cell>
          <table:table-cell table:style-name="ce68" table:formula="of:=[.B29]*0.8" office:value-type="currency" office:currency="ZAR" office:value="0" calcext:value-type="currency">
            <text:p>R 0</text:p>
          </table:table-cell>
          <table:table-cell table:style-name="ce68" table:formula="of:=[.C29]*0.7" office:value-type="currency" office:currency="ZAR" office:value="0" calcext:value-type="currency">
            <text:p>R 0</text:p>
          </table:table-cell>
          <table:table-cell table:style-name="ce68" table:formula="of:=[.D29]*0.6" office:value-type="currency" office:currency="ZAR" office:value="150000" calcext:value-type="currency">
            <text:p>R 150,000</text:p>
          </table:table-cell>
          <table:table-cell table:style-name="ce68" table:formula="of:=[.E29]*0.5" office:value-type="currency" office:currency="ZAR" office:value="0" calcext:value-type="currency">
            <text:p>R 0</text:p>
          </table:table-cell>
          <table:table-cell table:style-name="ce68" table:formula="of:=[.F29]*0.4" office:value-type="currency" office:currency="ZAR" office:value="0" calcext:value-type="currency">
            <text:p>R 0</text:p>
          </table:table-cell>
          <table:table-cell table:style-name="ce68" table:formula="of:=[.G29]*0.3" office:value-type="currency" office:currency="ZAR" office:value="0" calcext:value-type="currency">
            <text:p>R 0</text:p>
          </table:table-cell>
          <table:table-cell table:style-name="ce68" table:formula="of:=[.H29]*0.2" office:value-type="currency" office:currency="ZAR" office:value="0" calcext:value-type="currency">
            <text:p>R 0</text:p>
          </table:table-cell>
          <table:table-cell table:style-name="ce68" table:formula="of:=[.I29]*0.1" office:value-type="currency" office:currency="ZAR" office:value="0" calcext:value-type="currency">
            <text:p>R 0</text:p>
          </table:table-cell>
          <table:table-cell table:style-name="ce68" table:formula="of:=[.J29]*0" office:value-type="currency" office:currency="ZAR" office:value="0" calcext:value-type="currency">
            <text:p>R 0</text:p>
          </table:table-cell>
          <table:table-cell/>
          <table:table-cell table:style-name="ce68" table:formula="of:=SUM([.L29:.U29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68" table:formula="of:=[.$Y$22]*[.L29]" office:value-type="currency" office:currency="ZAR" office:value="0" calcext:value-type="currency">
            <text:p>R 0</text:p>
          </table:table-cell>
          <table:table-cell table:style-name="ce68" table:formula="of:=[.$Y$22]*[.M29]" office:value-type="currency" office:currency="ZAR" office:value="0" calcext:value-type="currency">
            <text:p>R 0</text:p>
          </table:table-cell>
          <table:table-cell table:style-name="ce68" table:formula="of:=[.$Y$22]*[.N29]" office:value-type="currency" office:currency="ZAR" office:value="0" calcext:value-type="currency">
            <text:p>R 0</text:p>
          </table:table-cell>
          <table:table-cell table:style-name="ce68" table:formula="of:=[.$Y$22]*[.O29]" office:value-type="currency" office:currency="ZAR" office:value="68396.6174763721" calcext:value-type="currency">
            <text:p>R 68,397</text:p>
          </table:table-cell>
          <table:table-cell table:style-name="ce68" table:formula="of:=[.$Y$22]*[.P29]" office:value-type="currency" office:currency="ZAR" office:value="0" calcext:value-type="currency">
            <text:p>R 0</text:p>
          </table:table-cell>
          <table:table-cell table:style-name="ce68" table:formula="of:=[.$Y$22]*[.Q29]" office:value-type="currency" office:currency="ZAR" office:value="0" calcext:value-type="currency">
            <text:p>R 0</text:p>
          </table:table-cell>
          <table:table-cell table:style-name="ce68" table:formula="of:=[.$Y$22]*[.R29]" office:value-type="currency" office:currency="ZAR" office:value="0" calcext:value-type="currency">
            <text:p>R 0</text:p>
          </table:table-cell>
          <table:table-cell table:style-name="ce68" table:formula="of:=[.$Y$22]*[.S29]" office:value-type="currency" office:currency="ZAR" office:value="0" calcext:value-type="currency">
            <text:p>R 0</text:p>
          </table:table-cell>
          <table:table-cell table:style-name="ce68" table:formula="of:=[.$Y$22]*[.T29]" office:value-type="currency" office:currency="ZAR" office:value="0" calcext:value-type="currency">
            <text:p>R 0</text:p>
          </table:table-cell>
          <table:table-cell table:style-name="ce68" table:formula="of:=[.$Y$22]*[.U29]" office:value-type="currency" office:currency="ZAR" office:value="0" calcext:value-type="currency">
            <text:p>R 0</text:p>
          </table:table-cell>
          <table:table-cell/>
          <table:table-cell table:style-name="ce68" table:formula="of:=([.A29]-[.AA29])/1" office:value-type="currency" office:currency="ZAR" office:value="0" calcext:value-type="currency">
            <text:p>R 0</text:p>
          </table:table-cell>
          <table:table-cell table:style-name="ce68" table:formula="of:=([.B29]-[.AB29])/2" office:value-type="currency" office:currency="ZAR" office:value="0" calcext:value-type="currency">
            <text:p>R 0</text:p>
          </table:table-cell>
          <table:table-cell table:style-name="ce68" table:formula="of:=([.C29]-[.AC29])/3" office:value-type="currency" office:currency="ZAR" office:value="0" calcext:value-type="currency">
            <text:p>R 0</text:p>
          </table:table-cell>
          <table:table-cell table:style-name="ce68" table:formula="of:=([.D29]-[.AD29])/4" office:value-type="currency" office:currency="ZAR" office:value="45400.845630907" calcext:value-type="currency">
            <text:p>R 45,401</text:p>
          </table:table-cell>
          <table:table-cell table:style-name="ce68" table:formula="of:=([.E29]-[.AE29])/5" office:value-type="currency" office:currency="ZAR" office:value="0" calcext:value-type="currency">
            <text:p>R 0</text:p>
          </table:table-cell>
          <table:table-cell table:style-name="ce68" table:formula="of:=([.F29]-[.AF29])/6" office:value-type="currency" office:currency="ZAR" office:value="0" calcext:value-type="currency">
            <text:p>R 0</text:p>
          </table:table-cell>
          <table:table-cell table:style-name="ce68" table:formula="of:=([.G29]-[.AG29])/7" office:value-type="currency" office:currency="ZAR" office:value="0" calcext:value-type="currency">
            <text:p>R 0</text:p>
          </table:table-cell>
          <table:table-cell table:style-name="ce68" table:formula="of:=([.H29]-[.AH29])/8" office:value-type="currency" office:currency="ZAR" office:value="0" calcext:value-type="currency">
            <text:p>R 0</text:p>
          </table:table-cell>
          <table:table-cell table:style-name="ce68" table:formula="of:=([.I29]-[.AI29])/9" office:value-type="currency" office:currency="ZAR" office:value="0" calcext:value-type="currency">
            <text:p>R 0</text:p>
          </table:table-cell>
          <table:table-cell table:style-name="ce6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75" table:formula="of:=SUM([.AL29:.AU29])" office:value-type="currency" office:currency="ZAR" office:value="45400.845630907" calcext:value-type="currency">
            <text:p>R 45,401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0]*0.9" office:value-type="currency" office:currency="ZAR" office:value="0" calcext:value-type="currency">
            <text:p>R 0</text:p>
          </table:table-cell>
          <table:table-cell table:style-name="ce68" table:formula="of:=[.B30]*0.8" office:value-type="currency" office:currency="ZAR" office:value="0" calcext:value-type="currency">
            <text:p>R 0</text:p>
          </table:table-cell>
          <table:table-cell table:style-name="ce68" table:formula="of:=[.C30]*0.7" office:value-type="currency" office:currency="ZAR" office:value="0" calcext:value-type="currency">
            <text:p>R 0</text:p>
          </table:table-cell>
          <table:table-cell table:style-name="ce68" table:formula="of:=[.D30]*0.6" office:value-type="currency" office:currency="ZAR" office:value="0" calcext:value-type="currency">
            <text:p>R 0</text:p>
          </table:table-cell>
          <table:table-cell table:style-name="ce68" table:formula="of:=[.E30]*0.5" office:value-type="currency" office:currency="ZAR" office:value="0" calcext:value-type="currency">
            <text:p>R 0</text:p>
          </table:table-cell>
          <table:table-cell table:style-name="ce68" table:formula="of:=[.F30]*0.4" office:value-type="currency" office:currency="ZAR" office:value="0" calcext:value-type="currency">
            <text:p>R 0</text:p>
          </table:table-cell>
          <table:table-cell table:style-name="ce68" table:formula="of:=[.G30]*0.3" office:value-type="currency" office:currency="ZAR" office:value="0" calcext:value-type="currency">
            <text:p>R 0</text:p>
          </table:table-cell>
          <table:table-cell table:style-name="ce68" table:formula="of:=[.H30]*0.2" office:value-type="currency" office:currency="ZAR" office:value="16000" calcext:value-type="currency">
            <text:p>R 16,000</text:p>
          </table:table-cell>
          <table:table-cell table:style-name="ce68" table:formula="of:=[.I30]*0.1" office:value-type="currency" office:currency="ZAR" office:value="0" calcext:value-type="currency">
            <text:p>R 0</text:p>
          </table:table-cell>
          <table:table-cell table:style-name="ce68" table:formula="of:=[.J30]*0" office:value-type="currency" office:currency="ZAR" office:value="0" calcext:value-type="currency">
            <text:p>R 0</text:p>
          </table:table-cell>
          <table:table-cell/>
          <table:table-cell table:style-name="ce68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8" table:formula="of:=[.$Y$22]*[.L30]" office:value-type="currency" office:currency="ZAR" office:value="0" calcext:value-type="currency">
            <text:p>R 0</text:p>
          </table:table-cell>
          <table:table-cell table:style-name="ce68" table:formula="of:=[.$Y$22]*[.M30]" office:value-type="currency" office:currency="ZAR" office:value="0" calcext:value-type="currency">
            <text:p>R 0</text:p>
          </table:table-cell>
          <table:table-cell table:style-name="ce68" table:formula="of:=[.$Y$22]*[.N30]" office:value-type="currency" office:currency="ZAR" office:value="0" calcext:value-type="currency">
            <text:p>R 0</text:p>
          </table:table-cell>
          <table:table-cell table:style-name="ce68" table:formula="of:=[.$Y$22]*[.O30]" office:value-type="currency" office:currency="ZAR" office:value="0" calcext:value-type="currency">
            <text:p>R 0</text:p>
          </table:table-cell>
          <table:table-cell table:style-name="ce68" table:formula="of:=[.$Y$22]*[.P30]" office:value-type="currency" office:currency="ZAR" office:value="0" calcext:value-type="currency">
            <text:p>R 0</text:p>
          </table:table-cell>
          <table:table-cell table:style-name="ce68" table:formula="of:=[.$Y$22]*[.Q30]" office:value-type="currency" office:currency="ZAR" office:value="0" calcext:value-type="currency">
            <text:p>R 0</text:p>
          </table:table-cell>
          <table:table-cell table:style-name="ce68" table:formula="of:=[.$Y$22]*[.R30]" office:value-type="currency" office:currency="ZAR" office:value="0" calcext:value-type="currency">
            <text:p>R 0</text:p>
          </table:table-cell>
          <table:table-cell table:style-name="ce68" table:formula="of:=[.$Y$22]*[.S30]" office:value-type="currency" office:currency="ZAR" office:value="7295.63919747969" calcext:value-type="currency">
            <text:p>R 7,296</text:p>
          </table:table-cell>
          <table:table-cell table:style-name="ce68" table:formula="of:=[.$Y$22]*[.T30]" office:value-type="currency" office:currency="ZAR" office:value="0" calcext:value-type="currency">
            <text:p>R 0</text:p>
          </table:table-cell>
          <table:table-cell table:style-name="ce68" table:formula="of:=[.$Y$22]*[.U30]" office:value-type="currency" office:currency="ZAR" office:value="0" calcext:value-type="currency">
            <text:p>R 0</text:p>
          </table:table-cell>
          <table:table-cell/>
          <table:table-cell table:style-name="ce68" table:formula="of:=([.A30]-[.AA30])/1" office:value-type="currency" office:currency="ZAR" office:value="0" calcext:value-type="currency">
            <text:p>R 0</text:p>
          </table:table-cell>
          <table:table-cell table:style-name="ce68" table:formula="of:=([.B30]-[.AB30])/2" office:value-type="currency" office:currency="ZAR" office:value="0" calcext:value-type="currency">
            <text:p>R 0</text:p>
          </table:table-cell>
          <table:table-cell table:style-name="ce68" table:formula="of:=([.C30]-[.AC30])/3" office:value-type="currency" office:currency="ZAR" office:value="0" calcext:value-type="currency">
            <text:p>R 0</text:p>
          </table:table-cell>
          <table:table-cell table:style-name="ce68" table:formula="of:=([.D30]-[.AD30])/4" office:value-type="currency" office:currency="ZAR" office:value="0" calcext:value-type="currency">
            <text:p>R 0</text:p>
          </table:table-cell>
          <table:table-cell table:style-name="ce68" table:formula="of:=([.E30]-[.AE30])/5" office:value-type="currency" office:currency="ZAR" office:value="0" calcext:value-type="currency">
            <text:p>R 0</text:p>
          </table:table-cell>
          <table:table-cell table:style-name="ce68" table:formula="of:=([.F30]-[.AF30])/6" office:value-type="currency" office:currency="ZAR" office:value="0" calcext:value-type="currency">
            <text:p>R 0</text:p>
          </table:table-cell>
          <table:table-cell table:style-name="ce68" table:formula="of:=([.G30]-[.AG30])/7" office:value-type="currency" office:currency="ZAR" office:value="0" calcext:value-type="currency">
            <text:p>R 0</text:p>
          </table:table-cell>
          <table:table-cell table:style-name="ce68" table:formula="of:=([.H30]-[.AH30])/8" office:value-type="currency" office:currency="ZAR" office:value="9088.04510031504" calcext:value-type="currency">
            <text:p>R 9,088</text:p>
          </table:table-cell>
          <table:table-cell table:style-name="ce68" table:formula="of:=([.I30]-[.AI30])/9" office:value-type="currency" office:currency="ZAR" office:value="0" calcext:value-type="currency">
            <text:p>R 0</text:p>
          </table:table-cell>
          <table:table-cell table:style-name="ce6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75" table:formula="of:=SUM([.AL30:.AU30])" office:value-type="currency" office:currency="ZAR" office:value="9088.04510031504" calcext:value-type="currency">
            <text:p>R 9,088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1]*0.9" office:value-type="currency" office:currency="ZAR" office:value="0" calcext:value-type="currency">
            <text:p>R 0</text:p>
          </table:table-cell>
          <table:table-cell table:style-name="ce68" table:formula="of:=[.B31]*0.8" office:value-type="currency" office:currency="ZAR" office:value="0" calcext:value-type="currency">
            <text:p>R 0</text:p>
          </table:table-cell>
          <table:table-cell table:style-name="ce68" table:formula="of:=[.C31]*0.7" office:value-type="currency" office:currency="ZAR" office:value="0" calcext:value-type="currency">
            <text:p>R 0</text:p>
          </table:table-cell>
          <table:table-cell table:style-name="ce68" table:formula="of:=[.D31]*0.6" office:value-type="currency" office:currency="ZAR" office:value="0" calcext:value-type="currency">
            <text:p>R 0</text:p>
          </table:table-cell>
          <table:table-cell table:style-name="ce68" table:formula="of:=[.E31]*0.5" office:value-type="currency" office:currency="ZAR" office:value="0" calcext:value-type="currency">
            <text:p>R 0</text:p>
          </table:table-cell>
          <table:table-cell table:style-name="ce68" table:formula="of:=[.F31]*0.4" office:value-type="currency" office:currency="ZAR" office:value="0" calcext:value-type="currency">
            <text:p>R 0</text:p>
          </table:table-cell>
          <table:table-cell table:style-name="ce68" table:formula="of:=[.G31]*0.3" office:value-type="currency" office:currency="ZAR" office:value="0" calcext:value-type="currency">
            <text:p>R 0</text:p>
          </table:table-cell>
          <table:table-cell table:style-name="ce68" table:formula="of:=[.H31]*0.2" office:value-type="currency" office:currency="ZAR" office:value="0" calcext:value-type="currency">
            <text:p>R 0</text:p>
          </table:table-cell>
          <table:table-cell table:style-name="ce68" table:formula="of:=[.I31]*0.1" office:value-type="currency" office:currency="ZAR" office:value="0" calcext:value-type="currency">
            <text:p>R 0</text:p>
          </table:table-cell>
          <table:table-cell table:style-name="ce68" table:formula="of:=[.J31]*0" office:value-type="currency" office:currency="ZAR" office:value="0" calcext:value-type="currency">
            <text:p>R 0</text:p>
          </table:table-cell>
          <table:table-cell/>
          <table:table-cell table:style-name="ce6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1]" office:value-type="currency" office:currency="ZAR" office:value="0" calcext:value-type="currency">
            <text:p>R 0</text:p>
          </table:table-cell>
          <table:table-cell table:style-name="ce68" table:formula="of:=[.$Y$22]*[.M31]" office:value-type="currency" office:currency="ZAR" office:value="0" calcext:value-type="currency">
            <text:p>R 0</text:p>
          </table:table-cell>
          <table:table-cell table:style-name="ce68" table:formula="of:=[.$Y$22]*[.N31]" office:value-type="currency" office:currency="ZAR" office:value="0" calcext:value-type="currency">
            <text:p>R 0</text:p>
          </table:table-cell>
          <table:table-cell table:style-name="ce68" table:formula="of:=[.$Y$22]*[.O31]" office:value-type="currency" office:currency="ZAR" office:value="0" calcext:value-type="currency">
            <text:p>R 0</text:p>
          </table:table-cell>
          <table:table-cell table:style-name="ce68" table:formula="of:=[.$Y$22]*[.P31]" office:value-type="currency" office:currency="ZAR" office:value="0" calcext:value-type="currency">
            <text:p>R 0</text:p>
          </table:table-cell>
          <table:table-cell table:style-name="ce68" table:formula="of:=[.$Y$22]*[.Q31]" office:value-type="currency" office:currency="ZAR" office:value="0" calcext:value-type="currency">
            <text:p>R 0</text:p>
          </table:table-cell>
          <table:table-cell table:style-name="ce68" table:formula="of:=[.$Y$22]*[.R31]" office:value-type="currency" office:currency="ZAR" office:value="0" calcext:value-type="currency">
            <text:p>R 0</text:p>
          </table:table-cell>
          <table:table-cell table:style-name="ce68" table:formula="of:=[.$Y$22]*[.S31]" office:value-type="currency" office:currency="ZAR" office:value="0" calcext:value-type="currency">
            <text:p>R 0</text:p>
          </table:table-cell>
          <table:table-cell table:style-name="ce68" table:formula="of:=[.$Y$22]*[.T31]" office:value-type="currency" office:currency="ZAR" office:value="0" calcext:value-type="currency">
            <text:p>R 0</text:p>
          </table:table-cell>
          <table:table-cell table:style-name="ce68" table:formula="of:=[.$Y$22]*[.U31]" office:value-type="currency" office:currency="ZAR" office:value="0" calcext:value-type="currency">
            <text:p>R 0</text:p>
          </table:table-cell>
          <table:table-cell/>
          <table:table-cell table:style-name="ce68" table:formula="of:=([.A31]-[.AA31])/1" office:value-type="currency" office:currency="ZAR" office:value="0" calcext:value-type="currency">
            <text:p>R 0</text:p>
          </table:table-cell>
          <table:table-cell table:style-name="ce68" table:formula="of:=([.B31]-[.AB31])/2" office:value-type="currency" office:currency="ZAR" office:value="0" calcext:value-type="currency">
            <text:p>R 0</text:p>
          </table:table-cell>
          <table:table-cell table:style-name="ce68" table:formula="of:=([.C31]-[.AC31])/3" office:value-type="currency" office:currency="ZAR" office:value="0" calcext:value-type="currency">
            <text:p>R 0</text:p>
          </table:table-cell>
          <table:table-cell table:style-name="ce68" table:formula="of:=([.D31]-[.AD31])/4" office:value-type="currency" office:currency="ZAR" office:value="0" calcext:value-type="currency">
            <text:p>R 0</text:p>
          </table:table-cell>
          <table:table-cell table:style-name="ce68" table:formula="of:=([.E31]-[.AE31])/5" office:value-type="currency" office:currency="ZAR" office:value="0" calcext:value-type="currency">
            <text:p>R 0</text:p>
          </table:table-cell>
          <table:table-cell table:style-name="ce68" table:formula="of:=([.F31]-[.AF31])/6" office:value-type="currency" office:currency="ZAR" office:value="0" calcext:value-type="currency">
            <text:p>R 0</text:p>
          </table:table-cell>
          <table:table-cell table:style-name="ce68" table:formula="of:=([.G31]-[.AG31])/7" office:value-type="currency" office:currency="ZAR" office:value="0" calcext:value-type="currency">
            <text:p>R 0</text:p>
          </table:table-cell>
          <table:table-cell table:style-name="ce68" table:formula="of:=([.H31]-[.AH31])/8" office:value-type="currency" office:currency="ZAR" office:value="0" calcext:value-type="currency">
            <text:p>R 0</text:p>
          </table:table-cell>
          <table:table-cell table:style-name="ce68" table:formula="of:=([.I31]-[.AI31])/9" office:value-type="currency" office:currency="ZAR" office:value="0" calcext:value-type="currency">
            <text:p>R 0</text:p>
          </table:table-cell>
          <table:table-cell table:style-name="ce6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7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2]*0.9" office:value-type="currency" office:currency="ZAR" office:value="0" calcext:value-type="currency">
            <text:p>R 0</text:p>
          </table:table-cell>
          <table:table-cell table:style-name="ce68" table:formula="of:=[.B32]*0.8" office:value-type="currency" office:currency="ZAR" office:value="0" calcext:value-type="currency">
            <text:p>R 0</text:p>
          </table:table-cell>
          <table:table-cell table:style-name="ce68" table:formula="of:=[.C32]*0.7" office:value-type="currency" office:currency="ZAR" office:value="0" calcext:value-type="currency">
            <text:p>R 0</text:p>
          </table:table-cell>
          <table:table-cell table:style-name="ce68" table:formula="of:=[.D32]*0.6" office:value-type="currency" office:currency="ZAR" office:value="0" calcext:value-type="currency">
            <text:p>R 0</text:p>
          </table:table-cell>
          <table:table-cell table:style-name="ce68" table:formula="of:=[.E32]*0.5" office:value-type="currency" office:currency="ZAR" office:value="0" calcext:value-type="currency">
            <text:p>R 0</text:p>
          </table:table-cell>
          <table:table-cell table:style-name="ce68" table:formula="of:=[.F32]*0.4" office:value-type="currency" office:currency="ZAR" office:value="0" calcext:value-type="currency">
            <text:p>R 0</text:p>
          </table:table-cell>
          <table:table-cell table:style-name="ce68" table:formula="of:=[.G32]*0.3" office:value-type="currency" office:currency="ZAR" office:value="0" calcext:value-type="currency">
            <text:p>R 0</text:p>
          </table:table-cell>
          <table:table-cell table:style-name="ce68" table:formula="of:=[.H32]*0.2" office:value-type="currency" office:currency="ZAR" office:value="0" calcext:value-type="currency">
            <text:p>R 0</text:p>
          </table:table-cell>
          <table:table-cell table:style-name="ce68" table:formula="of:=[.I32]*0.1" office:value-type="currency" office:currency="ZAR" office:value="0" calcext:value-type="currency">
            <text:p>R 0</text:p>
          </table:table-cell>
          <table:table-cell table:style-name="ce68" table:formula="of:=[.J32]*0" office:value-type="currency" office:currency="ZAR" office:value="0" calcext:value-type="currency">
            <text:p>R 0</text:p>
          </table:table-cell>
          <table:table-cell/>
          <table:table-cell table:style-name="ce6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2]" office:value-type="currency" office:currency="ZAR" office:value="0" calcext:value-type="currency">
            <text:p>R 0</text:p>
          </table:table-cell>
          <table:table-cell table:style-name="ce68" table:formula="of:=[.$Y$22]*[.M32]" office:value-type="currency" office:currency="ZAR" office:value="0" calcext:value-type="currency">
            <text:p>R 0</text:p>
          </table:table-cell>
          <table:table-cell table:style-name="ce68" table:formula="of:=[.$Y$22]*[.N32]" office:value-type="currency" office:currency="ZAR" office:value="0" calcext:value-type="currency">
            <text:p>R 0</text:p>
          </table:table-cell>
          <table:table-cell table:style-name="ce68" table:formula="of:=[.$Y$22]*[.O32]" office:value-type="currency" office:currency="ZAR" office:value="0" calcext:value-type="currency">
            <text:p>R 0</text:p>
          </table:table-cell>
          <table:table-cell table:style-name="ce68" table:formula="of:=[.$Y$22]*[.P32]" office:value-type="currency" office:currency="ZAR" office:value="0" calcext:value-type="currency">
            <text:p>R 0</text:p>
          </table:table-cell>
          <table:table-cell table:style-name="ce68" table:formula="of:=[.$Y$22]*[.Q32]" office:value-type="currency" office:currency="ZAR" office:value="0" calcext:value-type="currency">
            <text:p>R 0</text:p>
          </table:table-cell>
          <table:table-cell table:style-name="ce68" table:formula="of:=[.$Y$22]*[.R32]" office:value-type="currency" office:currency="ZAR" office:value="0" calcext:value-type="currency">
            <text:p>R 0</text:p>
          </table:table-cell>
          <table:table-cell table:style-name="ce68" table:formula="of:=[.$Y$22]*[.S32]" office:value-type="currency" office:currency="ZAR" office:value="0" calcext:value-type="currency">
            <text:p>R 0</text:p>
          </table:table-cell>
          <table:table-cell table:style-name="ce68" table:formula="of:=[.$Y$22]*[.T32]" office:value-type="currency" office:currency="ZAR" office:value="0" calcext:value-type="currency">
            <text:p>R 0</text:p>
          </table:table-cell>
          <table:table-cell table:style-name="ce68" table:formula="of:=[.$Y$22]*[.U32]" office:value-type="currency" office:currency="ZAR" office:value="0" calcext:value-type="currency">
            <text:p>R 0</text:p>
          </table:table-cell>
          <table:table-cell/>
          <table:table-cell table:style-name="ce68" table:formula="of:=([.A32]-[.AA32])/1" office:value-type="currency" office:currency="ZAR" office:value="0" calcext:value-type="currency">
            <text:p>R 0</text:p>
          </table:table-cell>
          <table:table-cell table:style-name="ce68" table:formula="of:=([.B32]-[.AB32])/2" office:value-type="currency" office:currency="ZAR" office:value="0" calcext:value-type="currency">
            <text:p>R 0</text:p>
          </table:table-cell>
          <table:table-cell table:style-name="ce68" table:formula="of:=([.C32]-[.AC32])/3" office:value-type="currency" office:currency="ZAR" office:value="0" calcext:value-type="currency">
            <text:p>R 0</text:p>
          </table:table-cell>
          <table:table-cell table:style-name="ce68" table:formula="of:=([.D32]-[.AD32])/4" office:value-type="currency" office:currency="ZAR" office:value="0" calcext:value-type="currency">
            <text:p>R 0</text:p>
          </table:table-cell>
          <table:table-cell table:style-name="ce68" table:formula="of:=([.E32]-[.AE32])/5" office:value-type="currency" office:currency="ZAR" office:value="0" calcext:value-type="currency">
            <text:p>R 0</text:p>
          </table:table-cell>
          <table:table-cell table:style-name="ce68" table:formula="of:=([.F32]-[.AF32])/6" office:value-type="currency" office:currency="ZAR" office:value="0" calcext:value-type="currency">
            <text:p>R 0</text:p>
          </table:table-cell>
          <table:table-cell table:style-name="ce68" table:formula="of:=([.G32]-[.AG32])/7" office:value-type="currency" office:currency="ZAR" office:value="0" calcext:value-type="currency">
            <text:p>R 0</text:p>
          </table:table-cell>
          <table:table-cell table:style-name="ce68" table:formula="of:=([.H32]-[.AH32])/8" office:value-type="currency" office:currency="ZAR" office:value="0" calcext:value-type="currency">
            <text:p>R 0</text:p>
          </table:table-cell>
          <table:table-cell table:style-name="ce68" table:formula="of:=([.I32]-[.AI32])/9" office:value-type="currency" office:currency="ZAR" office:value="0" calcext:value-type="currency">
            <text:p>R 0</text:p>
          </table:table-cell>
          <table:table-cell table:style-name="ce6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7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3]*0.9" office:value-type="currency" office:currency="ZAR" office:value="0" calcext:value-type="currency">
            <text:p>R 0</text:p>
          </table:table-cell>
          <table:table-cell table:style-name="ce68" table:formula="of:=[.B33]*0.8" office:value-type="currency" office:currency="ZAR" office:value="0" calcext:value-type="currency">
            <text:p>R 0</text:p>
          </table:table-cell>
          <table:table-cell table:style-name="ce68" table:formula="of:=[.C33]*0.7" office:value-type="currency" office:currency="ZAR" office:value="0" calcext:value-type="currency">
            <text:p>R 0</text:p>
          </table:table-cell>
          <table:table-cell table:style-name="ce68" table:formula="of:=[.D33]*0.6" office:value-type="currency" office:currency="ZAR" office:value="0" calcext:value-type="currency">
            <text:p>R 0</text:p>
          </table:table-cell>
          <table:table-cell table:style-name="ce68" table:formula="of:=[.E33]*0.5" office:value-type="currency" office:currency="ZAR" office:value="0" calcext:value-type="currency">
            <text:p>R 0</text:p>
          </table:table-cell>
          <table:table-cell table:style-name="ce68" table:formula="of:=[.F33]*0.4" office:value-type="currency" office:currency="ZAR" office:value="0" calcext:value-type="currency">
            <text:p>R 0</text:p>
          </table:table-cell>
          <table:table-cell table:style-name="ce68" table:formula="of:=[.G33]*0.3" office:value-type="currency" office:currency="ZAR" office:value="0" calcext:value-type="currency">
            <text:p>R 0</text:p>
          </table:table-cell>
          <table:table-cell table:style-name="ce68" table:formula="of:=[.H33]*0.2" office:value-type="currency" office:currency="ZAR" office:value="0" calcext:value-type="currency">
            <text:p>R 0</text:p>
          </table:table-cell>
          <table:table-cell table:style-name="ce68" table:formula="of:=[.I33]*0.1" office:value-type="currency" office:currency="ZAR" office:value="0" calcext:value-type="currency">
            <text:p>R 0</text:p>
          </table:table-cell>
          <table:table-cell table:style-name="ce68" table:formula="of:=[.J33]*0" office:value-type="currency" office:currency="ZAR" office:value="0" calcext:value-type="currency">
            <text:p>R 0</text:p>
          </table:table-cell>
          <table:table-cell/>
          <table:table-cell table:style-name="ce6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3]" office:value-type="currency" office:currency="ZAR" office:value="0" calcext:value-type="currency">
            <text:p>R 0</text:p>
          </table:table-cell>
          <table:table-cell table:style-name="ce68" table:formula="of:=[.$Y$22]*[.M33]" office:value-type="currency" office:currency="ZAR" office:value="0" calcext:value-type="currency">
            <text:p>R 0</text:p>
          </table:table-cell>
          <table:table-cell table:style-name="ce68" table:formula="of:=[.$Y$22]*[.N33]" office:value-type="currency" office:currency="ZAR" office:value="0" calcext:value-type="currency">
            <text:p>R 0</text:p>
          </table:table-cell>
          <table:table-cell table:style-name="ce68" table:formula="of:=[.$Y$22]*[.O33]" office:value-type="currency" office:currency="ZAR" office:value="0" calcext:value-type="currency">
            <text:p>R 0</text:p>
          </table:table-cell>
          <table:table-cell table:style-name="ce68" table:formula="of:=[.$Y$22]*[.P33]" office:value-type="currency" office:currency="ZAR" office:value="0" calcext:value-type="currency">
            <text:p>R 0</text:p>
          </table:table-cell>
          <table:table-cell table:style-name="ce68" table:formula="of:=[.$Y$22]*[.Q33]" office:value-type="currency" office:currency="ZAR" office:value="0" calcext:value-type="currency">
            <text:p>R 0</text:p>
          </table:table-cell>
          <table:table-cell table:style-name="ce68" table:formula="of:=[.$Y$22]*[.R33]" office:value-type="currency" office:currency="ZAR" office:value="0" calcext:value-type="currency">
            <text:p>R 0</text:p>
          </table:table-cell>
          <table:table-cell table:style-name="ce68" table:formula="of:=[.$Y$22]*[.S33]" office:value-type="currency" office:currency="ZAR" office:value="0" calcext:value-type="currency">
            <text:p>R 0</text:p>
          </table:table-cell>
          <table:table-cell table:style-name="ce68" table:formula="of:=[.$Y$22]*[.T33]" office:value-type="currency" office:currency="ZAR" office:value="0" calcext:value-type="currency">
            <text:p>R 0</text:p>
          </table:table-cell>
          <table:table-cell table:style-name="ce68" table:formula="of:=[.$Y$22]*[.U33]" office:value-type="currency" office:currency="ZAR" office:value="0" calcext:value-type="currency">
            <text:p>R 0</text:p>
          </table:table-cell>
          <table:table-cell/>
          <table:table-cell table:style-name="ce68" table:formula="of:=([.A33]-[.AA33])/1" office:value-type="currency" office:currency="ZAR" office:value="0" calcext:value-type="currency">
            <text:p>R 0</text:p>
          </table:table-cell>
          <table:table-cell table:style-name="ce68" table:formula="of:=([.B33]-[.AB33])/2" office:value-type="currency" office:currency="ZAR" office:value="0" calcext:value-type="currency">
            <text:p>R 0</text:p>
          </table:table-cell>
          <table:table-cell table:style-name="ce68" table:formula="of:=([.C33]-[.AC33])/3" office:value-type="currency" office:currency="ZAR" office:value="0" calcext:value-type="currency">
            <text:p>R 0</text:p>
          </table:table-cell>
          <table:table-cell table:style-name="ce68" table:formula="of:=([.D33]-[.AD33])/4" office:value-type="currency" office:currency="ZAR" office:value="0" calcext:value-type="currency">
            <text:p>R 0</text:p>
          </table:table-cell>
          <table:table-cell table:style-name="ce68" table:formula="of:=([.E33]-[.AE33])/5" office:value-type="currency" office:currency="ZAR" office:value="0" calcext:value-type="currency">
            <text:p>R 0</text:p>
          </table:table-cell>
          <table:table-cell table:style-name="ce68" table:formula="of:=([.F33]-[.AF33])/6" office:value-type="currency" office:currency="ZAR" office:value="0" calcext:value-type="currency">
            <text:p>R 0</text:p>
          </table:table-cell>
          <table:table-cell table:style-name="ce68" table:formula="of:=([.G33]-[.AG33])/7" office:value-type="currency" office:currency="ZAR" office:value="0" calcext:value-type="currency">
            <text:p>R 0</text:p>
          </table:table-cell>
          <table:table-cell table:style-name="ce68" table:formula="of:=([.H33]-[.AH33])/8" office:value-type="currency" office:currency="ZAR" office:value="0" calcext:value-type="currency">
            <text:p>R 0</text:p>
          </table:table-cell>
          <table:table-cell table:style-name="ce68" table:formula="of:=([.I33]-[.AI33])/9" office:value-type="currency" office:currency="ZAR" office:value="0" calcext:value-type="currency">
            <text:p>R 0</text:p>
          </table:table-cell>
          <table:table-cell table:style-name="ce6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7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4]*0.9" office:value-type="currency" office:currency="ZAR" office:value="0" calcext:value-type="currency">
            <text:p>R 0</text:p>
          </table:table-cell>
          <table:table-cell table:style-name="ce68" table:formula="of:=[.B34]*0.8" office:value-type="currency" office:currency="ZAR" office:value="0" calcext:value-type="currency">
            <text:p>R 0</text:p>
          </table:table-cell>
          <table:table-cell table:style-name="ce68" table:formula="of:=[.C34]*0.7" office:value-type="currency" office:currency="ZAR" office:value="0" calcext:value-type="currency">
            <text:p>R 0</text:p>
          </table:table-cell>
          <table:table-cell table:style-name="ce68" table:formula="of:=[.D34]*0.6" office:value-type="currency" office:currency="ZAR" office:value="0" calcext:value-type="currency">
            <text:p>R 0</text:p>
          </table:table-cell>
          <table:table-cell table:style-name="ce68" table:formula="of:=[.E34]*0.5" office:value-type="currency" office:currency="ZAR" office:value="0" calcext:value-type="currency">
            <text:p>R 0</text:p>
          </table:table-cell>
          <table:table-cell table:style-name="ce68" table:formula="of:=[.F34]*0.4" office:value-type="currency" office:currency="ZAR" office:value="0" calcext:value-type="currency">
            <text:p>R 0</text:p>
          </table:table-cell>
          <table:table-cell table:style-name="ce68" table:formula="of:=[.G34]*0.3" office:value-type="currency" office:currency="ZAR" office:value="0" calcext:value-type="currency">
            <text:p>R 0</text:p>
          </table:table-cell>
          <table:table-cell table:style-name="ce68" table:formula="of:=[.H34]*0.2" office:value-type="currency" office:currency="ZAR" office:value="0" calcext:value-type="currency">
            <text:p>R 0</text:p>
          </table:table-cell>
          <table:table-cell table:style-name="ce68" table:formula="of:=[.I34]*0.1" office:value-type="currency" office:currency="ZAR" office:value="0" calcext:value-type="currency">
            <text:p>R 0</text:p>
          </table:table-cell>
          <table:table-cell table:style-name="ce68" table:formula="of:=[.J34]*0" office:value-type="currency" office:currency="ZAR" office:value="0" calcext:value-type="currency">
            <text:p>R 0</text:p>
          </table:table-cell>
          <table:table-cell/>
          <table:table-cell table:style-name="ce6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4]" office:value-type="currency" office:currency="ZAR" office:value="0" calcext:value-type="currency">
            <text:p>R 0</text:p>
          </table:table-cell>
          <table:table-cell table:style-name="ce68" table:formula="of:=[.$Y$22]*[.M34]" office:value-type="currency" office:currency="ZAR" office:value="0" calcext:value-type="currency">
            <text:p>R 0</text:p>
          </table:table-cell>
          <table:table-cell table:style-name="ce68" table:formula="of:=[.$Y$22]*[.N34]" office:value-type="currency" office:currency="ZAR" office:value="0" calcext:value-type="currency">
            <text:p>R 0</text:p>
          </table:table-cell>
          <table:table-cell table:style-name="ce68" table:formula="of:=[.$Y$22]*[.O34]" office:value-type="currency" office:currency="ZAR" office:value="0" calcext:value-type="currency">
            <text:p>R 0</text:p>
          </table:table-cell>
          <table:table-cell table:style-name="ce68" table:formula="of:=[.$Y$22]*[.P34]" office:value-type="currency" office:currency="ZAR" office:value="0" calcext:value-type="currency">
            <text:p>R 0</text:p>
          </table:table-cell>
          <table:table-cell table:style-name="ce68" table:formula="of:=[.$Y$22]*[.Q34]" office:value-type="currency" office:currency="ZAR" office:value="0" calcext:value-type="currency">
            <text:p>R 0</text:p>
          </table:table-cell>
          <table:table-cell table:style-name="ce68" table:formula="of:=[.$Y$22]*[.R34]" office:value-type="currency" office:currency="ZAR" office:value="0" calcext:value-type="currency">
            <text:p>R 0</text:p>
          </table:table-cell>
          <table:table-cell table:style-name="ce68" table:formula="of:=[.$Y$22]*[.S34]" office:value-type="currency" office:currency="ZAR" office:value="0" calcext:value-type="currency">
            <text:p>R 0</text:p>
          </table:table-cell>
          <table:table-cell table:style-name="ce68" table:formula="of:=[.$Y$22]*[.T34]" office:value-type="currency" office:currency="ZAR" office:value="0" calcext:value-type="currency">
            <text:p>R 0</text:p>
          </table:table-cell>
          <table:table-cell table:style-name="ce68" table:formula="of:=[.$Y$22]*[.U34]" office:value-type="currency" office:currency="ZAR" office:value="0" calcext:value-type="currency">
            <text:p>R 0</text:p>
          </table:table-cell>
          <table:table-cell/>
          <table:table-cell table:style-name="ce68" table:formula="of:=([.A34]-[.AA34])/1" office:value-type="currency" office:currency="ZAR" office:value="0" calcext:value-type="currency">
            <text:p>R 0</text:p>
          </table:table-cell>
          <table:table-cell table:style-name="ce68" table:formula="of:=([.B34]-[.AB34])/2" office:value-type="currency" office:currency="ZAR" office:value="0" calcext:value-type="currency">
            <text:p>R 0</text:p>
          </table:table-cell>
          <table:table-cell table:style-name="ce68" table:formula="of:=([.C34]-[.AC34])/3" office:value-type="currency" office:currency="ZAR" office:value="0" calcext:value-type="currency">
            <text:p>R 0</text:p>
          </table:table-cell>
          <table:table-cell table:style-name="ce68" table:formula="of:=([.D34]-[.AD34])/4" office:value-type="currency" office:currency="ZAR" office:value="0" calcext:value-type="currency">
            <text:p>R 0</text:p>
          </table:table-cell>
          <table:table-cell table:style-name="ce68" table:formula="of:=([.E34]-[.AE34])/5" office:value-type="currency" office:currency="ZAR" office:value="0" calcext:value-type="currency">
            <text:p>R 0</text:p>
          </table:table-cell>
          <table:table-cell table:style-name="ce68" table:formula="of:=([.F34]-[.AF34])/6" office:value-type="currency" office:currency="ZAR" office:value="0" calcext:value-type="currency">
            <text:p>R 0</text:p>
          </table:table-cell>
          <table:table-cell table:style-name="ce68" table:formula="of:=([.G34]-[.AG34])/7" office:value-type="currency" office:currency="ZAR" office:value="0" calcext:value-type="currency">
            <text:p>R 0</text:p>
          </table:table-cell>
          <table:table-cell table:style-name="ce68" table:formula="of:=([.H34]-[.AH34])/8" office:value-type="currency" office:currency="ZAR" office:value="0" calcext:value-type="currency">
            <text:p>R 0</text:p>
          </table:table-cell>
          <table:table-cell table:style-name="ce68" table:formula="of:=([.I34]-[.AI34])/9" office:value-type="currency" office:currency="ZAR" office:value="0" calcext:value-type="currency">
            <text:p>R 0</text:p>
          </table:table-cell>
          <table:table-cell table:style-name="ce6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7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9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6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9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68" table:formula="of:=[.A35]*0.9" office:value-type="currency" office:currency="ZAR" office:value="0" calcext:value-type="currency">
            <text:p>R 0</text:p>
          </table:table-cell>
          <table:table-cell table:style-name="ce68" table:formula="of:=[.B35]*0.8" office:value-type="currency" office:currency="ZAR" office:value="0" calcext:value-type="currency">
            <text:p>R 0</text:p>
          </table:table-cell>
          <table:table-cell table:style-name="ce68" table:formula="of:=[.C35]*0.7" office:value-type="currency" office:currency="ZAR" office:value="525000" calcext:value-type="currency">
            <text:p>R 525,000</text:p>
          </table:table-cell>
          <table:table-cell table:style-name="ce68" table:formula="of:=[.D35]*0.6" office:value-type="currency" office:currency="ZAR" office:value="0" calcext:value-type="currency">
            <text:p>R 0</text:p>
          </table:table-cell>
          <table:table-cell table:style-name="ce68" table:formula="of:=[.E35]*0.5" office:value-type="currency" office:currency="ZAR" office:value="0" calcext:value-type="currency">
            <text:p>R 0</text:p>
          </table:table-cell>
          <table:table-cell table:style-name="ce68" table:formula="of:=[.F35]*0.4" office:value-type="currency" office:currency="ZAR" office:value="0" calcext:value-type="currency">
            <text:p>R 0</text:p>
          </table:table-cell>
          <table:table-cell table:style-name="ce68" table:formula="of:=[.G35]*0.3" office:value-type="currency" office:currency="ZAR" office:value="0" calcext:value-type="currency">
            <text:p>R 0</text:p>
          </table:table-cell>
          <table:table-cell table:style-name="ce68" table:formula="of:=[.H35]*0.2" office:value-type="currency" office:currency="ZAR" office:value="0" calcext:value-type="currency">
            <text:p>R 0</text:p>
          </table:table-cell>
          <table:table-cell table:style-name="ce68" table:formula="of:=[.I35]*0.1" office:value-type="currency" office:currency="ZAR" office:value="0" calcext:value-type="currency">
            <text:p>R 0</text:p>
          </table:table-cell>
          <table:table-cell table:style-name="ce68" table:formula="of:=[.J35]*0" office:value-type="currency" office:currency="ZAR" office:value="0" calcext:value-type="currency">
            <text:p>R 0</text:p>
          </table:table-cell>
          <table:table-cell/>
          <table:table-cell table:style-name="ce68" table:formula="of:=SUM([.L35:.U35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68" table:formula="of:=[.$Y$22]*[.L35]" office:value-type="currency" office:currency="ZAR" office:value="0" calcext:value-type="currency">
            <text:p>R 0</text:p>
          </table:table-cell>
          <table:table-cell table:style-name="ce68" table:formula="of:=[.$Y$22]*[.M35]" office:value-type="currency" office:currency="ZAR" office:value="0" calcext:value-type="currency">
            <text:p>R 0</text:p>
          </table:table-cell>
          <table:table-cell table:style-name="ce68" table:formula="of:=[.$Y$22]*[.N35]" office:value-type="currency" office:currency="ZAR" office:value="239388.161167302" calcext:value-type="currency">
            <text:p>R 239,388</text:p>
          </table:table-cell>
          <table:table-cell table:style-name="ce68" table:formula="of:=[.$Y$22]*[.O35]" office:value-type="currency" office:currency="ZAR" office:value="0" calcext:value-type="currency">
            <text:p>R 0</text:p>
          </table:table-cell>
          <table:table-cell table:style-name="ce68" table:formula="of:=[.$Y$22]*[.P35]" office:value-type="currency" office:currency="ZAR" office:value="0" calcext:value-type="currency">
            <text:p>R 0</text:p>
          </table:table-cell>
          <table:table-cell table:style-name="ce68" table:formula="of:=[.$Y$22]*[.Q35]" office:value-type="currency" office:currency="ZAR" office:value="0" calcext:value-type="currency">
            <text:p>R 0</text:p>
          </table:table-cell>
          <table:table-cell table:style-name="ce68" table:formula="of:=[.$Y$22]*[.R35]" office:value-type="currency" office:currency="ZAR" office:value="0" calcext:value-type="currency">
            <text:p>R 0</text:p>
          </table:table-cell>
          <table:table-cell table:style-name="ce68" table:formula="of:=[.$Y$22]*[.S35]" office:value-type="currency" office:currency="ZAR" office:value="0" calcext:value-type="currency">
            <text:p>R 0</text:p>
          </table:table-cell>
          <table:table-cell table:style-name="ce68" table:formula="of:=[.$Y$22]*[.T35]" office:value-type="currency" office:currency="ZAR" office:value="0" calcext:value-type="currency">
            <text:p>R 0</text:p>
          </table:table-cell>
          <table:table-cell table:style-name="ce68" table:formula="of:=[.$Y$22]*[.U35]" office:value-type="currency" office:currency="ZAR" office:value="0" calcext:value-type="currency">
            <text:p>R 0</text:p>
          </table:table-cell>
          <table:table-cell/>
          <table:table-cell table:style-name="ce68" table:formula="of:=([.A35]-[.AA35])/1" office:value-type="currency" office:currency="ZAR" office:value="0" calcext:value-type="currency">
            <text:p>R 0</text:p>
          </table:table-cell>
          <table:table-cell table:style-name="ce68" table:formula="of:=([.B35]-[.AB35])/2" office:value-type="currency" office:currency="ZAR" office:value="0" calcext:value-type="currency">
            <text:p>R 0</text:p>
          </table:table-cell>
          <table:table-cell table:style-name="ce68" table:formula="of:=([.C35]-[.AC35])/3" office:value-type="currency" office:currency="ZAR" office:value="170203.946277566" calcext:value-type="currency">
            <text:p>R 170,204</text:p>
          </table:table-cell>
          <table:table-cell table:style-name="ce68" table:formula="of:=([.D35]-[.AD35])/4" office:value-type="currency" office:currency="ZAR" office:value="0" calcext:value-type="currency">
            <text:p>R 0</text:p>
          </table:table-cell>
          <table:table-cell table:style-name="ce68" table:formula="of:=([.E35]-[.AE35])/5" office:value-type="currency" office:currency="ZAR" office:value="0" calcext:value-type="currency">
            <text:p>R 0</text:p>
          </table:table-cell>
          <table:table-cell table:style-name="ce68" table:formula="of:=([.F35]-[.AF35])/6" office:value-type="currency" office:currency="ZAR" office:value="0" calcext:value-type="currency">
            <text:p>R 0</text:p>
          </table:table-cell>
          <table:table-cell table:style-name="ce68" table:formula="of:=([.G35]-[.AG35])/7" office:value-type="currency" office:currency="ZAR" office:value="0" calcext:value-type="currency">
            <text:p>R 0</text:p>
          </table:table-cell>
          <table:table-cell table:style-name="ce68" table:formula="of:=([.H35]-[.AH35])/8" office:value-type="currency" office:currency="ZAR" office:value="0" calcext:value-type="currency">
            <text:p>R 0</text:p>
          </table:table-cell>
          <table:table-cell table:style-name="ce68" table:formula="of:=([.I35]-[.AI35])/9" office:value-type="currency" office:currency="ZAR" office:value="0" calcext:value-type="currency">
            <text:p>R 0</text:p>
          </table:table-cell>
          <table:table-cell table:style-name="ce68" table:formula="of:=([.J35]-[.AJ35])/10" office:value-type="currency" office:currency="ZAR" office:value="75000" calcext:value-type="currency">
            <text:p>R 75,000</text:p>
          </table:table-cell>
          <table:table-cell/>
          <table:table-cell table:style-name="ce75" table:formula="of:=SUM([.AL35:.AU35])" office:value-type="currency" office:currency="ZAR" office:value="245203.946277566" calcext:value-type="currency">
            <text:p>R 245,204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6]*0.9" office:value-type="currency" office:currency="ZAR" office:value="252000" calcext:value-type="currency">
            <text:p>R 252,000</text:p>
          </table:table-cell>
          <table:table-cell table:style-name="ce68" table:formula="of:=[.B36]*0.8" office:value-type="currency" office:currency="ZAR" office:value="0" calcext:value-type="currency">
            <text:p>R 0</text:p>
          </table:table-cell>
          <table:table-cell table:style-name="ce68" table:formula="of:=[.C36]*0.7" office:value-type="currency" office:currency="ZAR" office:value="0" calcext:value-type="currency">
            <text:p>R 0</text:p>
          </table:table-cell>
          <table:table-cell table:style-name="ce68" table:formula="of:=[.D36]*0.6" office:value-type="currency" office:currency="ZAR" office:value="0" calcext:value-type="currency">
            <text:p>R 0</text:p>
          </table:table-cell>
          <table:table-cell table:style-name="ce68" table:formula="of:=[.E36]*0.5" office:value-type="currency" office:currency="ZAR" office:value="140000" calcext:value-type="currency">
            <text:p>R 140,000</text:p>
          </table:table-cell>
          <table:table-cell table:style-name="ce68" table:formula="of:=[.F36]*0.4" office:value-type="currency" office:currency="ZAR" office:value="0" calcext:value-type="currency">
            <text:p>R 0</text:p>
          </table:table-cell>
          <table:table-cell table:style-name="ce68" table:formula="of:=[.G36]*0.3" office:value-type="currency" office:currency="ZAR" office:value="0" calcext:value-type="currency">
            <text:p>R 0</text:p>
          </table:table-cell>
          <table:table-cell table:style-name="ce68" table:formula="of:=[.H36]*0.2" office:value-type="currency" office:currency="ZAR" office:value="0" calcext:value-type="currency">
            <text:p>R 0</text:p>
          </table:table-cell>
          <table:table-cell table:style-name="ce68" table:formula="of:=[.I36]*0.1" office:value-type="currency" office:currency="ZAR" office:value="28000" calcext:value-type="currency">
            <text:p>R 28,000</text:p>
          </table:table-cell>
          <table:table-cell table:style-name="ce68" table:formula="of:=[.J36]*0" office:value-type="currency" office:currency="ZAR" office:value="0" calcext:value-type="currency">
            <text:p>R 0</text:p>
          </table:table-cell>
          <table:table-cell/>
          <table:table-cell table:style-name="ce68" table:formula="of:=SUM([.L36:.U3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8" table:formula="of:=[.$Y$22]*[.L36]" office:value-type="currency" office:currency="ZAR" office:value="114906.317360305" calcext:value-type="currency">
            <text:p>R 114,906</text:p>
          </table:table-cell>
          <table:table-cell table:style-name="ce68" table:formula="of:=[.$Y$22]*[.M36]" office:value-type="currency" office:currency="ZAR" office:value="0" calcext:value-type="currency">
            <text:p>R 0</text:p>
          </table:table-cell>
          <table:table-cell table:style-name="ce68" table:formula="of:=[.$Y$22]*[.N36]" office:value-type="currency" office:currency="ZAR" office:value="0" calcext:value-type="currency">
            <text:p>R 0</text:p>
          </table:table-cell>
          <table:table-cell table:style-name="ce68" table:formula="of:=[.$Y$22]*[.O36]" office:value-type="currency" office:currency="ZAR" office:value="0" calcext:value-type="currency">
            <text:p>R 0</text:p>
          </table:table-cell>
          <table:table-cell table:style-name="ce68" table:formula="of:=[.$Y$22]*[.P36]" office:value-type="currency" office:currency="ZAR" office:value="63836.8429779473" calcext:value-type="currency">
            <text:p>R 63,837</text:p>
          </table:table-cell>
          <table:table-cell table:style-name="ce68" table:formula="of:=[.$Y$22]*[.Q36]" office:value-type="currency" office:currency="ZAR" office:value="0" calcext:value-type="currency">
            <text:p>R 0</text:p>
          </table:table-cell>
          <table:table-cell table:style-name="ce68" table:formula="of:=[.$Y$22]*[.R36]" office:value-type="currency" office:currency="ZAR" office:value="0" calcext:value-type="currency">
            <text:p>R 0</text:p>
          </table:table-cell>
          <table:table-cell table:style-name="ce68" table:formula="of:=[.$Y$22]*[.S36]" office:value-type="currency" office:currency="ZAR" office:value="0" calcext:value-type="currency">
            <text:p>R 0</text:p>
          </table:table-cell>
          <table:table-cell table:style-name="ce68" table:formula="of:=[.$Y$22]*[.T36]" office:value-type="currency" office:currency="ZAR" office:value="12767.3685955895" calcext:value-type="currency">
            <text:p>R 12,767</text:p>
          </table:table-cell>
          <table:table-cell table:style-name="ce68" table:formula="of:=[.$Y$22]*[.U36]" office:value-type="currency" office:currency="ZAR" office:value="0" calcext:value-type="currency">
            <text:p>R 0</text:p>
          </table:table-cell>
          <table:table-cell/>
          <table:table-cell table:style-name="ce68" table:formula="of:=([.A36]-[.AA36])/1" office:value-type="currency" office:currency="ZAR" office:value="165093.682639695" calcext:value-type="currency">
            <text:p>R 165,094</text:p>
          </table:table-cell>
          <table:table-cell table:style-name="ce68" table:formula="of:=([.B36]-[.AB36])/2" office:value-type="currency" office:currency="ZAR" office:value="0" calcext:value-type="currency">
            <text:p>R 0</text:p>
          </table:table-cell>
          <table:table-cell table:style-name="ce68" table:formula="of:=([.C36]-[.AC36])/3" office:value-type="currency" office:currency="ZAR" office:value="0" calcext:value-type="currency">
            <text:p>R 0</text:p>
          </table:table-cell>
          <table:table-cell table:style-name="ce68" table:formula="of:=([.D36]-[.AD36])/4" office:value-type="currency" office:currency="ZAR" office:value="0" calcext:value-type="currency">
            <text:p>R 0</text:p>
          </table:table-cell>
          <table:table-cell table:style-name="ce68" table:formula="of:=([.E36]-[.AE36])/5" office:value-type="currency" office:currency="ZAR" office:value="43232.6314044105" calcext:value-type="currency">
            <text:p>R 43,233</text:p>
          </table:table-cell>
          <table:table-cell table:style-name="ce68" table:formula="of:=([.F36]-[.AF36])/6" office:value-type="currency" office:currency="ZAR" office:value="0" calcext:value-type="currency">
            <text:p>R 0</text:p>
          </table:table-cell>
          <table:table-cell table:style-name="ce68" table:formula="of:=([.G36]-[.AG36])/7" office:value-type="currency" office:currency="ZAR" office:value="0" calcext:value-type="currency">
            <text:p>R 0</text:p>
          </table:table-cell>
          <table:table-cell table:style-name="ce68" table:formula="of:=([.H36]-[.AH36])/8" office:value-type="currency" office:currency="ZAR" office:value="0" calcext:value-type="currency">
            <text:p>R 0</text:p>
          </table:table-cell>
          <table:table-cell table:style-name="ce68" table:formula="of:=([.I36]-[.AI36])/9" office:value-type="currency" office:currency="ZAR" office:value="29692.5146004901" calcext:value-type="currency">
            <text:p>R 29,693</text:p>
          </table:table-cell>
          <table:table-cell table:style-name="ce68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75" table:formula="of:=SUM([.AL36:.AU36])" office:value-type="currency" office:currency="ZAR" office:value="238018.828644596" calcext:value-type="currency">
            <text:p>R 238,019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7]*0.9" office:value-type="currency" office:currency="ZAR" office:value="0" calcext:value-type="currency">
            <text:p>R 0</text:p>
          </table:table-cell>
          <table:table-cell table:style-name="ce68" table:formula="of:=[.B37]*0.8" office:value-type="currency" office:currency="ZAR" office:value="0" calcext:value-type="currency">
            <text:p>R 0</text:p>
          </table:table-cell>
          <table:table-cell table:style-name="ce68" table:formula="of:=[.C37]*0.7" office:value-type="currency" office:currency="ZAR" office:value="0" calcext:value-type="currency">
            <text:p>R 0</text:p>
          </table:table-cell>
          <table:table-cell table:style-name="ce68" table:formula="of:=[.D37]*0.6" office:value-type="currency" office:currency="ZAR" office:value="0" calcext:value-type="currency">
            <text:p>R 0</text:p>
          </table:table-cell>
          <table:table-cell table:style-name="ce68" table:formula="of:=[.E37]*0.5" office:value-type="currency" office:currency="ZAR" office:value="0" calcext:value-type="currency">
            <text:p>R 0</text:p>
          </table:table-cell>
          <table:table-cell table:style-name="ce68" table:formula="of:=[.F37]*0.4" office:value-type="currency" office:currency="ZAR" office:value="0" calcext:value-type="currency">
            <text:p>R 0</text:p>
          </table:table-cell>
          <table:table-cell table:style-name="ce68" table:formula="of:=[.G37]*0.3" office:value-type="currency" office:currency="ZAR" office:value="0" calcext:value-type="currency">
            <text:p>R 0</text:p>
          </table:table-cell>
          <table:table-cell table:style-name="ce68" table:formula="of:=[.H37]*0.2" office:value-type="currency" office:currency="ZAR" office:value="0" calcext:value-type="currency">
            <text:p>R 0</text:p>
          </table:table-cell>
          <table:table-cell table:style-name="ce68" table:formula="of:=[.I37]*0.1" office:value-type="currency" office:currency="ZAR" office:value="0" calcext:value-type="currency">
            <text:p>R 0</text:p>
          </table:table-cell>
          <table:table-cell table:style-name="ce68" table:formula="of:=[.J37]*0" office:value-type="currency" office:currency="ZAR" office:value="0" calcext:value-type="currency">
            <text:p>R 0</text:p>
          </table:table-cell>
          <table:table-cell/>
          <table:table-cell table:style-name="ce68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7]" office:value-type="currency" office:currency="ZAR" office:value="0" calcext:value-type="currency">
            <text:p>R 0</text:p>
          </table:table-cell>
          <table:table-cell table:style-name="ce68" table:formula="of:=[.$Y$22]*[.M37]" office:value-type="currency" office:currency="ZAR" office:value="0" calcext:value-type="currency">
            <text:p>R 0</text:p>
          </table:table-cell>
          <table:table-cell table:style-name="ce68" table:formula="of:=[.$Y$22]*[.N37]" office:value-type="currency" office:currency="ZAR" office:value="0" calcext:value-type="currency">
            <text:p>R 0</text:p>
          </table:table-cell>
          <table:table-cell table:style-name="ce68" table:formula="of:=[.$Y$22]*[.O37]" office:value-type="currency" office:currency="ZAR" office:value="0" calcext:value-type="currency">
            <text:p>R 0</text:p>
          </table:table-cell>
          <table:table-cell table:style-name="ce68" table:formula="of:=[.$Y$22]*[.P37]" office:value-type="currency" office:currency="ZAR" office:value="0" calcext:value-type="currency">
            <text:p>R 0</text:p>
          </table:table-cell>
          <table:table-cell table:style-name="ce68" table:formula="of:=[.$Y$22]*[.Q37]" office:value-type="currency" office:currency="ZAR" office:value="0" calcext:value-type="currency">
            <text:p>R 0</text:p>
          </table:table-cell>
          <table:table-cell table:style-name="ce68" table:formula="of:=[.$Y$22]*[.R37]" office:value-type="currency" office:currency="ZAR" office:value="0" calcext:value-type="currency">
            <text:p>R 0</text:p>
          </table:table-cell>
          <table:table-cell table:style-name="ce68" table:formula="of:=[.$Y$22]*[.S37]" office:value-type="currency" office:currency="ZAR" office:value="0" calcext:value-type="currency">
            <text:p>R 0</text:p>
          </table:table-cell>
          <table:table-cell table:style-name="ce68" table:formula="of:=[.$Y$22]*[.T37]" office:value-type="currency" office:currency="ZAR" office:value="0" calcext:value-type="currency">
            <text:p>R 0</text:p>
          </table:table-cell>
          <table:table-cell table:style-name="ce68" table:formula="of:=[.$Y$22]*[.U37]" office:value-type="currency" office:currency="ZAR" office:value="0" calcext:value-type="currency">
            <text:p>R 0</text:p>
          </table:table-cell>
          <table:table-cell/>
          <table:table-cell table:style-name="ce68" table:formula="of:=([.A37]-[.AA37])/1" office:value-type="currency" office:currency="ZAR" office:value="0" calcext:value-type="currency">
            <text:p>R 0</text:p>
          </table:table-cell>
          <table:table-cell table:style-name="ce68" table:formula="of:=([.B37]-[.AB37])/2" office:value-type="currency" office:currency="ZAR" office:value="0" calcext:value-type="currency">
            <text:p>R 0</text:p>
          </table:table-cell>
          <table:table-cell table:style-name="ce68" table:formula="of:=([.C37]-[.AC37])/3" office:value-type="currency" office:currency="ZAR" office:value="0" calcext:value-type="currency">
            <text:p>R 0</text:p>
          </table:table-cell>
          <table:table-cell table:style-name="ce68" table:formula="of:=([.D37]-[.AD37])/4" office:value-type="currency" office:currency="ZAR" office:value="0" calcext:value-type="currency">
            <text:p>R 0</text:p>
          </table:table-cell>
          <table:table-cell table:style-name="ce68" table:formula="of:=([.E37]-[.AE37])/5" office:value-type="currency" office:currency="ZAR" office:value="0" calcext:value-type="currency">
            <text:p>R 0</text:p>
          </table:table-cell>
          <table:table-cell table:style-name="ce68" table:formula="of:=([.F37]-[.AF37])/6" office:value-type="currency" office:currency="ZAR" office:value="0" calcext:value-type="currency">
            <text:p>R 0</text:p>
          </table:table-cell>
          <table:table-cell table:style-name="ce68" table:formula="of:=([.G37]-[.AG37])/7" office:value-type="currency" office:currency="ZAR" office:value="0" calcext:value-type="currency">
            <text:p>R 0</text:p>
          </table:table-cell>
          <table:table-cell table:style-name="ce68" table:formula="of:=([.H37]-[.AH37])/8" office:value-type="currency" office:currency="ZAR" office:value="0" calcext:value-type="currency">
            <text:p>R 0</text:p>
          </table:table-cell>
          <table:table-cell table:style-name="ce68" table:formula="of:=([.I37]-[.AI37])/9" office:value-type="currency" office:currency="ZAR" office:value="0" calcext:value-type="currency">
            <text:p>R 0</text:p>
          </table:table-cell>
          <table:table-cell table:style-name="ce6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75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8]*0.9" office:value-type="currency" office:currency="ZAR" office:value="0" calcext:value-type="currency">
            <text:p>R 0</text:p>
          </table:table-cell>
          <table:table-cell table:style-name="ce68" table:formula="of:=[.B38]*0.8" office:value-type="currency" office:currency="ZAR" office:value="0" calcext:value-type="currency">
            <text:p>R 0</text:p>
          </table:table-cell>
          <table:table-cell table:style-name="ce68" table:formula="of:=[.C38]*0.7" office:value-type="currency" office:currency="ZAR" office:value="0" calcext:value-type="currency">
            <text:p>R 0</text:p>
          </table:table-cell>
          <table:table-cell table:style-name="ce68" table:formula="of:=[.D38]*0.6" office:value-type="currency" office:currency="ZAR" office:value="0" calcext:value-type="currency">
            <text:p>R 0</text:p>
          </table:table-cell>
          <table:table-cell table:style-name="ce68" table:formula="of:=[.E38]*0.5" office:value-type="currency" office:currency="ZAR" office:value="0" calcext:value-type="currency">
            <text:p>R 0</text:p>
          </table:table-cell>
          <table:table-cell table:style-name="ce68" table:formula="of:=[.F38]*0.4" office:value-type="currency" office:currency="ZAR" office:value="0" calcext:value-type="currency">
            <text:p>R 0</text:p>
          </table:table-cell>
          <table:table-cell table:style-name="ce68" table:formula="of:=[.G38]*0.3" office:value-type="currency" office:currency="ZAR" office:value="0" calcext:value-type="currency">
            <text:p>R 0</text:p>
          </table:table-cell>
          <table:table-cell table:style-name="ce68" table:formula="of:=[.H38]*0.2" office:value-type="currency" office:currency="ZAR" office:value="0" calcext:value-type="currency">
            <text:p>R 0</text:p>
          </table:table-cell>
          <table:table-cell table:style-name="ce68" table:formula="of:=[.I38]*0.1" office:value-type="currency" office:currency="ZAR" office:value="0" calcext:value-type="currency">
            <text:p>R 0</text:p>
          </table:table-cell>
          <table:table-cell table:style-name="ce68" table:formula="of:=[.J38]*0" office:value-type="currency" office:currency="ZAR" office:value="0" calcext:value-type="currency">
            <text:p>R 0</text:p>
          </table:table-cell>
          <table:table-cell/>
          <table:table-cell table:style-name="ce68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8]" office:value-type="currency" office:currency="ZAR" office:value="0" calcext:value-type="currency">
            <text:p>R 0</text:p>
          </table:table-cell>
          <table:table-cell table:style-name="ce68" table:formula="of:=[.$Y$22]*[.M38]" office:value-type="currency" office:currency="ZAR" office:value="0" calcext:value-type="currency">
            <text:p>R 0</text:p>
          </table:table-cell>
          <table:table-cell table:style-name="ce68" table:formula="of:=[.$Y$22]*[.N38]" office:value-type="currency" office:currency="ZAR" office:value="0" calcext:value-type="currency">
            <text:p>R 0</text:p>
          </table:table-cell>
          <table:table-cell table:style-name="ce68" table:formula="of:=[.$Y$22]*[.O38]" office:value-type="currency" office:currency="ZAR" office:value="0" calcext:value-type="currency">
            <text:p>R 0</text:p>
          </table:table-cell>
          <table:table-cell table:style-name="ce68" table:formula="of:=[.$Y$22]*[.P38]" office:value-type="currency" office:currency="ZAR" office:value="0" calcext:value-type="currency">
            <text:p>R 0</text:p>
          </table:table-cell>
          <table:table-cell table:style-name="ce68" table:formula="of:=[.$Y$22]*[.Q38]" office:value-type="currency" office:currency="ZAR" office:value="0" calcext:value-type="currency">
            <text:p>R 0</text:p>
          </table:table-cell>
          <table:table-cell table:style-name="ce68" table:formula="of:=[.$Y$22]*[.R38]" office:value-type="currency" office:currency="ZAR" office:value="0" calcext:value-type="currency">
            <text:p>R 0</text:p>
          </table:table-cell>
          <table:table-cell table:style-name="ce68" table:formula="of:=[.$Y$22]*[.S38]" office:value-type="currency" office:currency="ZAR" office:value="0" calcext:value-type="currency">
            <text:p>R 0</text:p>
          </table:table-cell>
          <table:table-cell table:style-name="ce68" table:formula="of:=[.$Y$22]*[.T38]" office:value-type="currency" office:currency="ZAR" office:value="0" calcext:value-type="currency">
            <text:p>R 0</text:p>
          </table:table-cell>
          <table:table-cell table:style-name="ce68" table:formula="of:=[.$Y$22]*[.U38]" office:value-type="currency" office:currency="ZAR" office:value="0" calcext:value-type="currency">
            <text:p>R 0</text:p>
          </table:table-cell>
          <table:table-cell/>
          <table:table-cell table:style-name="ce68" table:formula="of:=([.A38]-[.AA38])/1" office:value-type="currency" office:currency="ZAR" office:value="0" calcext:value-type="currency">
            <text:p>R 0</text:p>
          </table:table-cell>
          <table:table-cell table:style-name="ce68" table:formula="of:=([.B38]-[.AB38])/2" office:value-type="currency" office:currency="ZAR" office:value="0" calcext:value-type="currency">
            <text:p>R 0</text:p>
          </table:table-cell>
          <table:table-cell table:style-name="ce68" table:formula="of:=([.C38]-[.AC38])/3" office:value-type="currency" office:currency="ZAR" office:value="0" calcext:value-type="currency">
            <text:p>R 0</text:p>
          </table:table-cell>
          <table:table-cell table:style-name="ce68" table:formula="of:=([.D38]-[.AD38])/4" office:value-type="currency" office:currency="ZAR" office:value="0" calcext:value-type="currency">
            <text:p>R 0</text:p>
          </table:table-cell>
          <table:table-cell table:style-name="ce68" table:formula="of:=([.E38]-[.AE38])/5" office:value-type="currency" office:currency="ZAR" office:value="0" calcext:value-type="currency">
            <text:p>R 0</text:p>
          </table:table-cell>
          <table:table-cell table:style-name="ce68" table:formula="of:=([.F38]-[.AF38])/6" office:value-type="currency" office:currency="ZAR" office:value="0" calcext:value-type="currency">
            <text:p>R 0</text:p>
          </table:table-cell>
          <table:table-cell table:style-name="ce68" table:formula="of:=([.G38]-[.AG38])/7" office:value-type="currency" office:currency="ZAR" office:value="0" calcext:value-type="currency">
            <text:p>R 0</text:p>
          </table:table-cell>
          <table:table-cell table:style-name="ce68" table:formula="of:=([.H38]-[.AH38])/8" office:value-type="currency" office:currency="ZAR" office:value="0" calcext:value-type="currency">
            <text:p>R 0</text:p>
          </table:table-cell>
          <table:table-cell table:style-name="ce68" table:formula="of:=([.I38]-[.AI38])/9" office:value-type="currency" office:currency="ZAR" office:value="0" calcext:value-type="currency">
            <text:p>R 0</text:p>
          </table:table-cell>
          <table:table-cell table:style-name="ce6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75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9]*0.9" office:value-type="currency" office:currency="ZAR" office:value="0" calcext:value-type="currency">
            <text:p>R 0</text:p>
          </table:table-cell>
          <table:table-cell table:style-name="ce68" table:formula="of:=[.B39]*0.8" office:value-type="currency" office:currency="ZAR" office:value="0" calcext:value-type="currency">
            <text:p>R 0</text:p>
          </table:table-cell>
          <table:table-cell table:style-name="ce68" table:formula="of:=[.C39]*0.7" office:value-type="currency" office:currency="ZAR" office:value="0" calcext:value-type="currency">
            <text:p>R 0</text:p>
          </table:table-cell>
          <table:table-cell table:style-name="ce68" table:formula="of:=[.D39]*0.6" office:value-type="currency" office:currency="ZAR" office:value="0" calcext:value-type="currency">
            <text:p>R 0</text:p>
          </table:table-cell>
          <table:table-cell table:style-name="ce68" table:formula="of:=[.E39]*0.5" office:value-type="currency" office:currency="ZAR" office:value="0" calcext:value-type="currency">
            <text:p>R 0</text:p>
          </table:table-cell>
          <table:table-cell table:style-name="ce68" table:formula="of:=[.F39]*0.4" office:value-type="currency" office:currency="ZAR" office:value="0" calcext:value-type="currency">
            <text:p>R 0</text:p>
          </table:table-cell>
          <table:table-cell table:style-name="ce68" table:formula="of:=[.G39]*0.3" office:value-type="currency" office:currency="ZAR" office:value="0" calcext:value-type="currency">
            <text:p>R 0</text:p>
          </table:table-cell>
          <table:table-cell table:style-name="ce68" table:formula="of:=[.H39]*0.2" office:value-type="currency" office:currency="ZAR" office:value="0" calcext:value-type="currency">
            <text:p>R 0</text:p>
          </table:table-cell>
          <table:table-cell table:style-name="ce68" table:formula="of:=[.I39]*0.1" office:value-type="currency" office:currency="ZAR" office:value="0" calcext:value-type="currency">
            <text:p>R 0</text:p>
          </table:table-cell>
          <table:table-cell table:style-name="ce68" table:formula="of:=[.J39]*0" office:value-type="currency" office:currency="ZAR" office:value="0" calcext:value-type="currency">
            <text:p>R 0</text:p>
          </table:table-cell>
          <table:table-cell/>
          <table:table-cell table:style-name="ce68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9]" office:value-type="currency" office:currency="ZAR" office:value="0" calcext:value-type="currency">
            <text:p>R 0</text:p>
          </table:table-cell>
          <table:table-cell table:style-name="ce68" table:formula="of:=[.$Y$22]*[.M39]" office:value-type="currency" office:currency="ZAR" office:value="0" calcext:value-type="currency">
            <text:p>R 0</text:p>
          </table:table-cell>
          <table:table-cell table:style-name="ce68" table:formula="of:=[.$Y$22]*[.N39]" office:value-type="currency" office:currency="ZAR" office:value="0" calcext:value-type="currency">
            <text:p>R 0</text:p>
          </table:table-cell>
          <table:table-cell table:style-name="ce68" table:formula="of:=[.$Y$22]*[.O39]" office:value-type="currency" office:currency="ZAR" office:value="0" calcext:value-type="currency">
            <text:p>R 0</text:p>
          </table:table-cell>
          <table:table-cell table:style-name="ce68" table:formula="of:=[.$Y$22]*[.P39]" office:value-type="currency" office:currency="ZAR" office:value="0" calcext:value-type="currency">
            <text:p>R 0</text:p>
          </table:table-cell>
          <table:table-cell table:style-name="ce68" table:formula="of:=[.$Y$22]*[.Q39]" office:value-type="currency" office:currency="ZAR" office:value="0" calcext:value-type="currency">
            <text:p>R 0</text:p>
          </table:table-cell>
          <table:table-cell table:style-name="ce68" table:formula="of:=[.$Y$22]*[.R39]" office:value-type="currency" office:currency="ZAR" office:value="0" calcext:value-type="currency">
            <text:p>R 0</text:p>
          </table:table-cell>
          <table:table-cell table:style-name="ce68" table:formula="of:=[.$Y$22]*[.S39]" office:value-type="currency" office:currency="ZAR" office:value="0" calcext:value-type="currency">
            <text:p>R 0</text:p>
          </table:table-cell>
          <table:table-cell table:style-name="ce68" table:formula="of:=[.$Y$22]*[.T39]" office:value-type="currency" office:currency="ZAR" office:value="0" calcext:value-type="currency">
            <text:p>R 0</text:p>
          </table:table-cell>
          <table:table-cell table:style-name="ce68" table:formula="of:=[.$Y$22]*[.U39]" office:value-type="currency" office:currency="ZAR" office:value="0" calcext:value-type="currency">
            <text:p>R 0</text:p>
          </table:table-cell>
          <table:table-cell/>
          <table:table-cell table:style-name="ce68" table:formula="of:=([.A39]-[.AA39])/1" office:value-type="currency" office:currency="ZAR" office:value="0" calcext:value-type="currency">
            <text:p>R 0</text:p>
          </table:table-cell>
          <table:table-cell table:style-name="ce68" table:formula="of:=([.B39]-[.AB39])/2" office:value-type="currency" office:currency="ZAR" office:value="0" calcext:value-type="currency">
            <text:p>R 0</text:p>
          </table:table-cell>
          <table:table-cell table:style-name="ce68" table:formula="of:=([.C39]-[.AC39])/3" office:value-type="currency" office:currency="ZAR" office:value="0" calcext:value-type="currency">
            <text:p>R 0</text:p>
          </table:table-cell>
          <table:table-cell table:style-name="ce68" table:formula="of:=([.D39]-[.AD39])/4" office:value-type="currency" office:currency="ZAR" office:value="0" calcext:value-type="currency">
            <text:p>R 0</text:p>
          </table:table-cell>
          <table:table-cell table:style-name="ce68" table:formula="of:=([.E39]-[.AE39])/5" office:value-type="currency" office:currency="ZAR" office:value="0" calcext:value-type="currency">
            <text:p>R 0</text:p>
          </table:table-cell>
          <table:table-cell table:style-name="ce68" table:formula="of:=([.F39]-[.AF39])/6" office:value-type="currency" office:currency="ZAR" office:value="0" calcext:value-type="currency">
            <text:p>R 0</text:p>
          </table:table-cell>
          <table:table-cell table:style-name="ce68" table:formula="of:=([.G39]-[.AG39])/7" office:value-type="currency" office:currency="ZAR" office:value="0" calcext:value-type="currency">
            <text:p>R 0</text:p>
          </table:table-cell>
          <table:table-cell table:style-name="ce68" table:formula="of:=([.H39]-[.AH39])/8" office:value-type="currency" office:currency="ZAR" office:value="0" calcext:value-type="currency">
            <text:p>R 0</text:p>
          </table:table-cell>
          <table:table-cell table:style-name="ce68" table:formula="of:=([.I39]-[.AI39])/9" office:value-type="currency" office:currency="ZAR" office:value="0" calcext:value-type="currency">
            <text:p>R 0</text:p>
          </table:table-cell>
          <table:table-cell table:style-name="ce6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75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0]*0.9" office:value-type="currency" office:currency="ZAR" office:value="0" calcext:value-type="currency">
            <text:p>R 0</text:p>
          </table:table-cell>
          <table:table-cell table:style-name="ce68" table:formula="of:=[.B40]*0.8" office:value-type="currency" office:currency="ZAR" office:value="0" calcext:value-type="currency">
            <text:p>R 0</text:p>
          </table:table-cell>
          <table:table-cell table:style-name="ce68" table:formula="of:=[.C40]*0.7" office:value-type="currency" office:currency="ZAR" office:value="0" calcext:value-type="currency">
            <text:p>R 0</text:p>
          </table:table-cell>
          <table:table-cell table:style-name="ce68" table:formula="of:=[.D40]*0.6" office:value-type="currency" office:currency="ZAR" office:value="0" calcext:value-type="currency">
            <text:p>R 0</text:p>
          </table:table-cell>
          <table:table-cell table:style-name="ce68" table:formula="of:=[.E40]*0.5" office:value-type="currency" office:currency="ZAR" office:value="0" calcext:value-type="currency">
            <text:p>R 0</text:p>
          </table:table-cell>
          <table:table-cell table:style-name="ce68" table:formula="of:=[.F40]*0.4" office:value-type="currency" office:currency="ZAR" office:value="0" calcext:value-type="currency">
            <text:p>R 0</text:p>
          </table:table-cell>
          <table:table-cell table:style-name="ce68" table:formula="of:=[.G40]*0.3" office:value-type="currency" office:currency="ZAR" office:value="0" calcext:value-type="currency">
            <text:p>R 0</text:p>
          </table:table-cell>
          <table:table-cell table:style-name="ce68" table:formula="of:=[.H40]*0.2" office:value-type="currency" office:currency="ZAR" office:value="0" calcext:value-type="currency">
            <text:p>R 0</text:p>
          </table:table-cell>
          <table:table-cell table:style-name="ce68" table:formula="of:=[.I40]*0.1" office:value-type="currency" office:currency="ZAR" office:value="0" calcext:value-type="currency">
            <text:p>R 0</text:p>
          </table:table-cell>
          <table:table-cell table:style-name="ce68" table:formula="of:=[.J40]*0" office:value-type="currency" office:currency="ZAR" office:value="0" calcext:value-type="currency">
            <text:p>R 0</text:p>
          </table:table-cell>
          <table:table-cell/>
          <table:table-cell table:style-name="ce6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0]" office:value-type="currency" office:currency="ZAR" office:value="0" calcext:value-type="currency">
            <text:p>R 0</text:p>
          </table:table-cell>
          <table:table-cell table:style-name="ce68" table:formula="of:=[.$Y$22]*[.M40]" office:value-type="currency" office:currency="ZAR" office:value="0" calcext:value-type="currency">
            <text:p>R 0</text:p>
          </table:table-cell>
          <table:table-cell table:style-name="ce68" table:formula="of:=[.$Y$22]*[.N40]" office:value-type="currency" office:currency="ZAR" office:value="0" calcext:value-type="currency">
            <text:p>R 0</text:p>
          </table:table-cell>
          <table:table-cell table:style-name="ce68" table:formula="of:=[.$Y$22]*[.O40]" office:value-type="currency" office:currency="ZAR" office:value="0" calcext:value-type="currency">
            <text:p>R 0</text:p>
          </table:table-cell>
          <table:table-cell table:style-name="ce68" table:formula="of:=[.$Y$22]*[.P40]" office:value-type="currency" office:currency="ZAR" office:value="0" calcext:value-type="currency">
            <text:p>R 0</text:p>
          </table:table-cell>
          <table:table-cell table:style-name="ce68" table:formula="of:=[.$Y$22]*[.Q40]" office:value-type="currency" office:currency="ZAR" office:value="0" calcext:value-type="currency">
            <text:p>R 0</text:p>
          </table:table-cell>
          <table:table-cell table:style-name="ce68" table:formula="of:=[.$Y$22]*[.R40]" office:value-type="currency" office:currency="ZAR" office:value="0" calcext:value-type="currency">
            <text:p>R 0</text:p>
          </table:table-cell>
          <table:table-cell table:style-name="ce68" table:formula="of:=[.$Y$22]*[.S40]" office:value-type="currency" office:currency="ZAR" office:value="0" calcext:value-type="currency">
            <text:p>R 0</text:p>
          </table:table-cell>
          <table:table-cell table:style-name="ce68" table:formula="of:=[.$Y$22]*[.T40]" office:value-type="currency" office:currency="ZAR" office:value="0" calcext:value-type="currency">
            <text:p>R 0</text:p>
          </table:table-cell>
          <table:table-cell table:style-name="ce68" table:formula="of:=[.$Y$22]*[.U40]" office:value-type="currency" office:currency="ZAR" office:value="0" calcext:value-type="currency">
            <text:p>R 0</text:p>
          </table:table-cell>
          <table:table-cell/>
          <table:table-cell table:style-name="ce68" table:formula="of:=([.A40]-[.AA40])/1" office:value-type="currency" office:currency="ZAR" office:value="0" calcext:value-type="currency">
            <text:p>R 0</text:p>
          </table:table-cell>
          <table:table-cell table:style-name="ce68" table:formula="of:=([.B40]-[.AB40])/2" office:value-type="currency" office:currency="ZAR" office:value="0" calcext:value-type="currency">
            <text:p>R 0</text:p>
          </table:table-cell>
          <table:table-cell table:style-name="ce68" table:formula="of:=([.C40]-[.AC40])/3" office:value-type="currency" office:currency="ZAR" office:value="0" calcext:value-type="currency">
            <text:p>R 0</text:p>
          </table:table-cell>
          <table:table-cell table:style-name="ce68" table:formula="of:=([.D40]-[.AD40])/4" office:value-type="currency" office:currency="ZAR" office:value="0" calcext:value-type="currency">
            <text:p>R 0</text:p>
          </table:table-cell>
          <table:table-cell table:style-name="ce68" table:formula="of:=([.E40]-[.AE40])/5" office:value-type="currency" office:currency="ZAR" office:value="0" calcext:value-type="currency">
            <text:p>R 0</text:p>
          </table:table-cell>
          <table:table-cell table:style-name="ce68" table:formula="of:=([.F40]-[.AF40])/6" office:value-type="currency" office:currency="ZAR" office:value="0" calcext:value-type="currency">
            <text:p>R 0</text:p>
          </table:table-cell>
          <table:table-cell table:style-name="ce68" table:formula="of:=([.G40]-[.AG40])/7" office:value-type="currency" office:currency="ZAR" office:value="0" calcext:value-type="currency">
            <text:p>R 0</text:p>
          </table:table-cell>
          <table:table-cell table:style-name="ce68" table:formula="of:=([.H40]-[.AH40])/8" office:value-type="currency" office:currency="ZAR" office:value="0" calcext:value-type="currency">
            <text:p>R 0</text:p>
          </table:table-cell>
          <table:table-cell table:style-name="ce68" table:formula="of:=([.I40]-[.AI40])/9" office:value-type="currency" office:currency="ZAR" office:value="0" calcext:value-type="currency">
            <text:p>R 0</text:p>
          </table:table-cell>
          <table:table-cell table:style-name="ce6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7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5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1]*0.9" office:value-type="currency" office:currency="ZAR" office:value="0" calcext:value-type="currency">
            <text:p>R 0</text:p>
          </table:table-cell>
          <table:table-cell table:style-name="ce68" table:formula="of:=[.B41]*0.8" office:value-type="currency" office:currency="ZAR" office:value="56000" calcext:value-type="currency">
            <text:p>R 56,000</text:p>
          </table:table-cell>
          <table:table-cell table:style-name="ce68" table:formula="of:=[.C41]*0.7" office:value-type="currency" office:currency="ZAR" office:value="0" calcext:value-type="currency">
            <text:p>R 0</text:p>
          </table:table-cell>
          <table:table-cell table:style-name="ce68" table:formula="of:=[.D41]*0.6" office:value-type="currency" office:currency="ZAR" office:value="0" calcext:value-type="currency">
            <text:p>R 0</text:p>
          </table:table-cell>
          <table:table-cell table:style-name="ce68" table:formula="of:=[.E41]*0.5" office:value-type="currency" office:currency="ZAR" office:value="0" calcext:value-type="currency">
            <text:p>R 0</text:p>
          </table:table-cell>
          <table:table-cell table:style-name="ce68" table:formula="of:=[.F41]*0.4" office:value-type="currency" office:currency="ZAR" office:value="0" calcext:value-type="currency">
            <text:p>R 0</text:p>
          </table:table-cell>
          <table:table-cell table:style-name="ce68" table:formula="of:=[.G41]*0.3" office:value-type="currency" office:currency="ZAR" office:value="0" calcext:value-type="currency">
            <text:p>R 0</text:p>
          </table:table-cell>
          <table:table-cell table:style-name="ce68" table:formula="of:=[.H41]*0.2" office:value-type="currency" office:currency="ZAR" office:value="0" calcext:value-type="currency">
            <text:p>R 0</text:p>
          </table:table-cell>
          <table:table-cell table:style-name="ce68" table:formula="of:=[.I41]*0.1" office:value-type="currency" office:currency="ZAR" office:value="0" calcext:value-type="currency">
            <text:p>R 0</text:p>
          </table:table-cell>
          <table:table-cell table:style-name="ce68" table:formula="of:=[.J41]*0" office:value-type="currency" office:currency="ZAR" office:value="0" calcext:value-type="currency">
            <text:p>R 0</text:p>
          </table:table-cell>
          <table:table-cell/>
          <table:table-cell table:style-name="ce68" table:formula="of:=SUM([.L41:.U41])" office:value-type="currency" office:currency="ZAR" office:value="56000" calcext:value-type="currency">
            <text:p>R 56,000</text:p>
          </table:table-cell>
          <table:table-cell table:number-columns-repeated="3"/>
          <table:table-cell table:style-name="ce68" table:formula="of:=[.$Y$22]*[.L41]" office:value-type="currency" office:currency="ZAR" office:value="0" calcext:value-type="currency">
            <text:p>R 0</text:p>
          </table:table-cell>
          <table:table-cell table:style-name="ce68" table:formula="of:=[.$Y$22]*[.M41]" office:value-type="currency" office:currency="ZAR" office:value="25534.7371911789" calcext:value-type="currency">
            <text:p>R 25,535</text:p>
          </table:table-cell>
          <table:table-cell table:style-name="ce68" table:formula="of:=[.$Y$22]*[.N41]" office:value-type="currency" office:currency="ZAR" office:value="0" calcext:value-type="currency">
            <text:p>R 0</text:p>
          </table:table-cell>
          <table:table-cell table:style-name="ce68" table:formula="of:=[.$Y$22]*[.O41]" office:value-type="currency" office:currency="ZAR" office:value="0" calcext:value-type="currency">
            <text:p>R 0</text:p>
          </table:table-cell>
          <table:table-cell table:style-name="ce68" table:formula="of:=[.$Y$22]*[.P41]" office:value-type="currency" office:currency="ZAR" office:value="0" calcext:value-type="currency">
            <text:p>R 0</text:p>
          </table:table-cell>
          <table:table-cell table:style-name="ce68" table:formula="of:=[.$Y$22]*[.Q41]" office:value-type="currency" office:currency="ZAR" office:value="0" calcext:value-type="currency">
            <text:p>R 0</text:p>
          </table:table-cell>
          <table:table-cell table:style-name="ce68" table:formula="of:=[.$Y$22]*[.R41]" office:value-type="currency" office:currency="ZAR" office:value="0" calcext:value-type="currency">
            <text:p>R 0</text:p>
          </table:table-cell>
          <table:table-cell table:style-name="ce68" table:formula="of:=[.$Y$22]*[.S41]" office:value-type="currency" office:currency="ZAR" office:value="0" calcext:value-type="currency">
            <text:p>R 0</text:p>
          </table:table-cell>
          <table:table-cell table:style-name="ce68" table:formula="of:=[.$Y$22]*[.T41]" office:value-type="currency" office:currency="ZAR" office:value="0" calcext:value-type="currency">
            <text:p>R 0</text:p>
          </table:table-cell>
          <table:table-cell table:style-name="ce68" table:formula="of:=[.$Y$22]*[.U41]" office:value-type="currency" office:currency="ZAR" office:value="0" calcext:value-type="currency">
            <text:p>R 0</text:p>
          </table:table-cell>
          <table:table-cell/>
          <table:table-cell table:style-name="ce68" table:formula="of:=([.A41]-[.AA41])/1" office:value-type="currency" office:currency="ZAR" office:value="0" calcext:value-type="currency">
            <text:p>R 0</text:p>
          </table:table-cell>
          <table:table-cell table:style-name="ce68" table:formula="of:=([.B41]-[.AB41])/2" office:value-type="currency" office:currency="ZAR" office:value="22232.6314044105" calcext:value-type="currency">
            <text:p>R 22,233</text:p>
          </table:table-cell>
          <table:table-cell table:style-name="ce68" table:formula="of:=([.C41]-[.AC41])/3" office:value-type="currency" office:currency="ZAR" office:value="0" calcext:value-type="currency">
            <text:p>R 0</text:p>
          </table:table-cell>
          <table:table-cell table:style-name="ce68" table:formula="of:=([.D41]-[.AD41])/4" office:value-type="currency" office:currency="ZAR" office:value="0" calcext:value-type="currency">
            <text:p>R 0</text:p>
          </table:table-cell>
          <table:table-cell table:style-name="ce68" table:formula="of:=([.E41]-[.AE41])/5" office:value-type="currency" office:currency="ZAR" office:value="0" calcext:value-type="currency">
            <text:p>R 0</text:p>
          </table:table-cell>
          <table:table-cell table:style-name="ce68" table:formula="of:=([.F41]-[.AF41])/6" office:value-type="currency" office:currency="ZAR" office:value="0" calcext:value-type="currency">
            <text:p>R 0</text:p>
          </table:table-cell>
          <table:table-cell table:style-name="ce68" table:formula="of:=([.G41]-[.AG41])/7" office:value-type="currency" office:currency="ZAR" office:value="0" calcext:value-type="currency">
            <text:p>R 0</text:p>
          </table:table-cell>
          <table:table-cell table:style-name="ce68" table:formula="of:=([.H41]-[.AH41])/8" office:value-type="currency" office:currency="ZAR" office:value="0" calcext:value-type="currency">
            <text:p>R 0</text:p>
          </table:table-cell>
          <table:table-cell table:style-name="ce68" table:formula="of:=([.I41]-[.AI41])/9" office:value-type="currency" office:currency="ZAR" office:value="0" calcext:value-type="currency">
            <text:p>R 0</text:p>
          </table:table-cell>
          <table:table-cell table:style-name="ce6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75" table:formula="of:=SUM([.AL41:.AU41])" office:value-type="currency" office:currency="ZAR" office:value="22232.6314044105" calcext:value-type="currency">
            <text:p>R 22,233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2]*0.9" office:value-type="currency" office:currency="ZAR" office:value="0" calcext:value-type="currency">
            <text:p>R 0</text:p>
          </table:table-cell>
          <table:table-cell table:style-name="ce68" table:formula="of:=[.B42]*0.8" office:value-type="currency" office:currency="ZAR" office:value="0" calcext:value-type="currency">
            <text:p>R 0</text:p>
          </table:table-cell>
          <table:table-cell table:style-name="ce68" table:formula="of:=[.C42]*0.7" office:value-type="currency" office:currency="ZAR" office:value="0" calcext:value-type="currency">
            <text:p>R 0</text:p>
          </table:table-cell>
          <table:table-cell table:style-name="ce68" table:formula="of:=[.D42]*0.6" office:value-type="currency" office:currency="ZAR" office:value="0" calcext:value-type="currency">
            <text:p>R 0</text:p>
          </table:table-cell>
          <table:table-cell table:style-name="ce68" table:formula="of:=[.E42]*0.5" office:value-type="currency" office:currency="ZAR" office:value="0" calcext:value-type="currency">
            <text:p>R 0</text:p>
          </table:table-cell>
          <table:table-cell table:style-name="ce68" table:formula="of:=[.F42]*0.4" office:value-type="currency" office:currency="ZAR" office:value="0" calcext:value-type="currency">
            <text:p>R 0</text:p>
          </table:table-cell>
          <table:table-cell table:style-name="ce68" table:formula="of:=[.G42]*0.3" office:value-type="currency" office:currency="ZAR" office:value="0" calcext:value-type="currency">
            <text:p>R 0</text:p>
          </table:table-cell>
          <table:table-cell table:style-name="ce68" table:formula="of:=[.H42]*0.2" office:value-type="currency" office:currency="ZAR" office:value="0" calcext:value-type="currency">
            <text:p>R 0</text:p>
          </table:table-cell>
          <table:table-cell table:style-name="ce68" table:formula="of:=[.I42]*0.1" office:value-type="currency" office:currency="ZAR" office:value="0" calcext:value-type="currency">
            <text:p>R 0</text:p>
          </table:table-cell>
          <table:table-cell table:style-name="ce68" table:formula="of:=[.J42]*0" office:value-type="currency" office:currency="ZAR" office:value="0" calcext:value-type="currency">
            <text:p>R 0</text:p>
          </table:table-cell>
          <table:table-cell/>
          <table:table-cell table:style-name="ce6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2]" office:value-type="currency" office:currency="ZAR" office:value="0" calcext:value-type="currency">
            <text:p>R 0</text:p>
          </table:table-cell>
          <table:table-cell table:style-name="ce68" table:formula="of:=[.$Y$22]*[.M42]" office:value-type="currency" office:currency="ZAR" office:value="0" calcext:value-type="currency">
            <text:p>R 0</text:p>
          </table:table-cell>
          <table:table-cell table:style-name="ce68" table:formula="of:=[.$Y$22]*[.N42]" office:value-type="currency" office:currency="ZAR" office:value="0" calcext:value-type="currency">
            <text:p>R 0</text:p>
          </table:table-cell>
          <table:table-cell table:style-name="ce68" table:formula="of:=[.$Y$22]*[.O42]" office:value-type="currency" office:currency="ZAR" office:value="0" calcext:value-type="currency">
            <text:p>R 0</text:p>
          </table:table-cell>
          <table:table-cell table:style-name="ce68" table:formula="of:=[.$Y$22]*[.P42]" office:value-type="currency" office:currency="ZAR" office:value="0" calcext:value-type="currency">
            <text:p>R 0</text:p>
          </table:table-cell>
          <table:table-cell table:style-name="ce68" table:formula="of:=[.$Y$22]*[.Q42]" office:value-type="currency" office:currency="ZAR" office:value="0" calcext:value-type="currency">
            <text:p>R 0</text:p>
          </table:table-cell>
          <table:table-cell table:style-name="ce68" table:formula="of:=[.$Y$22]*[.R42]" office:value-type="currency" office:currency="ZAR" office:value="0" calcext:value-type="currency">
            <text:p>R 0</text:p>
          </table:table-cell>
          <table:table-cell table:style-name="ce68" table:formula="of:=[.$Y$22]*[.S42]" office:value-type="currency" office:currency="ZAR" office:value="0" calcext:value-type="currency">
            <text:p>R 0</text:p>
          </table:table-cell>
          <table:table-cell table:style-name="ce68" table:formula="of:=[.$Y$22]*[.T42]" office:value-type="currency" office:currency="ZAR" office:value="0" calcext:value-type="currency">
            <text:p>R 0</text:p>
          </table:table-cell>
          <table:table-cell table:style-name="ce68" table:formula="of:=[.$Y$22]*[.U42]" office:value-type="currency" office:currency="ZAR" office:value="0" calcext:value-type="currency">
            <text:p>R 0</text:p>
          </table:table-cell>
          <table:table-cell/>
          <table:table-cell table:style-name="ce68" table:formula="of:=([.A42]-[.AA42])/1" office:value-type="currency" office:currency="ZAR" office:value="0" calcext:value-type="currency">
            <text:p>R 0</text:p>
          </table:table-cell>
          <table:table-cell table:style-name="ce68" table:formula="of:=([.B42]-[.AB42])/2" office:value-type="currency" office:currency="ZAR" office:value="0" calcext:value-type="currency">
            <text:p>R 0</text:p>
          </table:table-cell>
          <table:table-cell table:style-name="ce68" table:formula="of:=([.C42]-[.AC42])/3" office:value-type="currency" office:currency="ZAR" office:value="0" calcext:value-type="currency">
            <text:p>R 0</text:p>
          </table:table-cell>
          <table:table-cell table:style-name="ce68" table:formula="of:=([.D42]-[.AD42])/4" office:value-type="currency" office:currency="ZAR" office:value="0" calcext:value-type="currency">
            <text:p>R 0</text:p>
          </table:table-cell>
          <table:table-cell table:style-name="ce68" table:formula="of:=([.E42]-[.AE42])/5" office:value-type="currency" office:currency="ZAR" office:value="0" calcext:value-type="currency">
            <text:p>R 0</text:p>
          </table:table-cell>
          <table:table-cell table:style-name="ce68" table:formula="of:=([.F42]-[.AF42])/6" office:value-type="currency" office:currency="ZAR" office:value="0" calcext:value-type="currency">
            <text:p>R 0</text:p>
          </table:table-cell>
          <table:table-cell table:style-name="ce68" table:formula="of:=([.G42]-[.AG42])/7" office:value-type="currency" office:currency="ZAR" office:value="0" calcext:value-type="currency">
            <text:p>R 0</text:p>
          </table:table-cell>
          <table:table-cell table:style-name="ce68" table:formula="of:=([.H42]-[.AH42])/8" office:value-type="currency" office:currency="ZAR" office:value="0" calcext:value-type="currency">
            <text:p>R 0</text:p>
          </table:table-cell>
          <table:table-cell table:style-name="ce68" table:formula="of:=([.I42]-[.AI42])/9" office:value-type="currency" office:currency="ZAR" office:value="0" calcext:value-type="currency">
            <text:p>R 0</text:p>
          </table:table-cell>
          <table:table-cell table:style-name="ce68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75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3]*0.9" office:value-type="currency" office:currency="ZAR" office:value="0" calcext:value-type="currency">
            <text:p>R 0</text:p>
          </table:table-cell>
          <table:table-cell table:style-name="ce68" table:formula="of:=[.B43]*0.8" office:value-type="currency" office:currency="ZAR" office:value="0" calcext:value-type="currency">
            <text:p>R 0</text:p>
          </table:table-cell>
          <table:table-cell table:style-name="ce68" table:formula="of:=[.C43]*0.7" office:value-type="currency" office:currency="ZAR" office:value="0" calcext:value-type="currency">
            <text:p>R 0</text:p>
          </table:table-cell>
          <table:table-cell table:style-name="ce68" table:formula="of:=[.D43]*0.6" office:value-type="currency" office:currency="ZAR" office:value="0" calcext:value-type="currency">
            <text:p>R 0</text:p>
          </table:table-cell>
          <table:table-cell table:style-name="ce68" table:formula="of:=[.E43]*0.5" office:value-type="currency" office:currency="ZAR" office:value="0" calcext:value-type="currency">
            <text:p>R 0</text:p>
          </table:table-cell>
          <table:table-cell table:style-name="ce68" table:formula="of:=[.F43]*0.4" office:value-type="currency" office:currency="ZAR" office:value="0" calcext:value-type="currency">
            <text:p>R 0</text:p>
          </table:table-cell>
          <table:table-cell table:style-name="ce68" table:formula="of:=[.G43]*0.3" office:value-type="currency" office:currency="ZAR" office:value="0" calcext:value-type="currency">
            <text:p>R 0</text:p>
          </table:table-cell>
          <table:table-cell table:style-name="ce68" table:formula="of:=[.H43]*0.2" office:value-type="currency" office:currency="ZAR" office:value="0" calcext:value-type="currency">
            <text:p>R 0</text:p>
          </table:table-cell>
          <table:table-cell table:style-name="ce68" table:formula="of:=[.I43]*0.1" office:value-type="currency" office:currency="ZAR" office:value="0" calcext:value-type="currency">
            <text:p>R 0</text:p>
          </table:table-cell>
          <table:table-cell table:style-name="ce68" table:formula="of:=[.J43]*0" office:value-type="currency" office:currency="ZAR" office:value="0" calcext:value-type="currency">
            <text:p>R 0</text:p>
          </table:table-cell>
          <table:table-cell/>
          <table:table-cell table:style-name="ce68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3]" office:value-type="currency" office:currency="ZAR" office:value="0" calcext:value-type="currency">
            <text:p>R 0</text:p>
          </table:table-cell>
          <table:table-cell table:style-name="ce68" table:formula="of:=[.$Y$22]*[.M43]" office:value-type="currency" office:currency="ZAR" office:value="0" calcext:value-type="currency">
            <text:p>R 0</text:p>
          </table:table-cell>
          <table:table-cell table:style-name="ce68" table:formula="of:=[.$Y$22]*[.N43]" office:value-type="currency" office:currency="ZAR" office:value="0" calcext:value-type="currency">
            <text:p>R 0</text:p>
          </table:table-cell>
          <table:table-cell table:style-name="ce68" table:formula="of:=[.$Y$22]*[.O43]" office:value-type="currency" office:currency="ZAR" office:value="0" calcext:value-type="currency">
            <text:p>R 0</text:p>
          </table:table-cell>
          <table:table-cell table:style-name="ce68" table:formula="of:=[.$Y$22]*[.P43]" office:value-type="currency" office:currency="ZAR" office:value="0" calcext:value-type="currency">
            <text:p>R 0</text:p>
          </table:table-cell>
          <table:table-cell table:style-name="ce68" table:formula="of:=[.$Y$22]*[.Q43]" office:value-type="currency" office:currency="ZAR" office:value="0" calcext:value-type="currency">
            <text:p>R 0</text:p>
          </table:table-cell>
          <table:table-cell table:style-name="ce68" table:formula="of:=[.$Y$22]*[.R43]" office:value-type="currency" office:currency="ZAR" office:value="0" calcext:value-type="currency">
            <text:p>R 0</text:p>
          </table:table-cell>
          <table:table-cell table:style-name="ce68" table:formula="of:=[.$Y$22]*[.S43]" office:value-type="currency" office:currency="ZAR" office:value="0" calcext:value-type="currency">
            <text:p>R 0</text:p>
          </table:table-cell>
          <table:table-cell table:style-name="ce68" table:formula="of:=[.$Y$22]*[.T43]" office:value-type="currency" office:currency="ZAR" office:value="0" calcext:value-type="currency">
            <text:p>R 0</text:p>
          </table:table-cell>
          <table:table-cell table:style-name="ce68" table:formula="of:=[.$Y$22]*[.U43]" office:value-type="currency" office:currency="ZAR" office:value="0" calcext:value-type="currency">
            <text:p>R 0</text:p>
          </table:table-cell>
          <table:table-cell/>
          <table:table-cell table:style-name="ce68" table:formula="of:=([.A43]-[.AA43])/1" office:value-type="currency" office:currency="ZAR" office:value="0" calcext:value-type="currency">
            <text:p>R 0</text:p>
          </table:table-cell>
          <table:table-cell table:style-name="ce68" table:formula="of:=([.B43]-[.AB43])/2" office:value-type="currency" office:currency="ZAR" office:value="0" calcext:value-type="currency">
            <text:p>R 0</text:p>
          </table:table-cell>
          <table:table-cell table:style-name="ce68" table:formula="of:=([.C43]-[.AC43])/3" office:value-type="currency" office:currency="ZAR" office:value="0" calcext:value-type="currency">
            <text:p>R 0</text:p>
          </table:table-cell>
          <table:table-cell table:style-name="ce68" table:formula="of:=([.D43]-[.AD43])/4" office:value-type="currency" office:currency="ZAR" office:value="0" calcext:value-type="currency">
            <text:p>R 0</text:p>
          </table:table-cell>
          <table:table-cell table:style-name="ce68" table:formula="of:=([.E43]-[.AE43])/5" office:value-type="currency" office:currency="ZAR" office:value="0" calcext:value-type="currency">
            <text:p>R 0</text:p>
          </table:table-cell>
          <table:table-cell table:style-name="ce68" table:formula="of:=([.F43]-[.AF43])/6" office:value-type="currency" office:currency="ZAR" office:value="0" calcext:value-type="currency">
            <text:p>R 0</text:p>
          </table:table-cell>
          <table:table-cell table:style-name="ce68" table:formula="of:=([.G43]-[.AG43])/7" office:value-type="currency" office:currency="ZAR" office:value="0" calcext:value-type="currency">
            <text:p>R 0</text:p>
          </table:table-cell>
          <table:table-cell table:style-name="ce68" table:formula="of:=([.H43]-[.AH43])/8" office:value-type="currency" office:currency="ZAR" office:value="0" calcext:value-type="currency">
            <text:p>R 0</text:p>
          </table:table-cell>
          <table:table-cell table:style-name="ce68" table:formula="of:=([.I43]-[.AI43])/9" office:value-type="currency" office:currency="ZAR" office:value="0" calcext:value-type="currency">
            <text:p>R 0</text:p>
          </table:table-cell>
          <table:table-cell table:style-name="ce6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75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4]*0.9" office:value-type="currency" office:currency="ZAR" office:value="0" calcext:value-type="currency">
            <text:p>R 0</text:p>
          </table:table-cell>
          <table:table-cell table:style-name="ce68" table:formula="of:=[.B44]*0.8" office:value-type="currency" office:currency="ZAR" office:value="0" calcext:value-type="currency">
            <text:p>R 0</text:p>
          </table:table-cell>
          <table:table-cell table:style-name="ce68" table:formula="of:=[.C44]*0.7" office:value-type="currency" office:currency="ZAR" office:value="0" calcext:value-type="currency">
            <text:p>R 0</text:p>
          </table:table-cell>
          <table:table-cell table:style-name="ce68" table:formula="of:=[.D44]*0.6" office:value-type="currency" office:currency="ZAR" office:value="0" calcext:value-type="currency">
            <text:p>R 0</text:p>
          </table:table-cell>
          <table:table-cell table:style-name="ce68" table:formula="of:=[.E44]*0.5" office:value-type="currency" office:currency="ZAR" office:value="0" calcext:value-type="currency">
            <text:p>R 0</text:p>
          </table:table-cell>
          <table:table-cell table:style-name="ce68" table:formula="of:=[.F44]*0.4" office:value-type="currency" office:currency="ZAR" office:value="0" calcext:value-type="currency">
            <text:p>R 0</text:p>
          </table:table-cell>
          <table:table-cell table:style-name="ce68" table:formula="of:=[.G44]*0.3" office:value-type="currency" office:currency="ZAR" office:value="0" calcext:value-type="currency">
            <text:p>R 0</text:p>
          </table:table-cell>
          <table:table-cell table:style-name="ce68" table:formula="of:=[.H44]*0.2" office:value-type="currency" office:currency="ZAR" office:value="0" calcext:value-type="currency">
            <text:p>R 0</text:p>
          </table:table-cell>
          <table:table-cell table:style-name="ce68" table:formula="of:=[.I44]*0.1" office:value-type="currency" office:currency="ZAR" office:value="0" calcext:value-type="currency">
            <text:p>R 0</text:p>
          </table:table-cell>
          <table:table-cell table:style-name="ce68" table:formula="of:=[.J44]*0" office:value-type="currency" office:currency="ZAR" office:value="0" calcext:value-type="currency">
            <text:p>R 0</text:p>
          </table:table-cell>
          <table:table-cell/>
          <table:table-cell table:style-name="ce68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4]" office:value-type="currency" office:currency="ZAR" office:value="0" calcext:value-type="currency">
            <text:p>R 0</text:p>
          </table:table-cell>
          <table:table-cell table:style-name="ce68" table:formula="of:=[.$Y$22]*[.M44]" office:value-type="currency" office:currency="ZAR" office:value="0" calcext:value-type="currency">
            <text:p>R 0</text:p>
          </table:table-cell>
          <table:table-cell table:style-name="ce68" table:formula="of:=[.$Y$22]*[.N44]" office:value-type="currency" office:currency="ZAR" office:value="0" calcext:value-type="currency">
            <text:p>R 0</text:p>
          </table:table-cell>
          <table:table-cell table:style-name="ce68" table:formula="of:=[.$Y$22]*[.O44]" office:value-type="currency" office:currency="ZAR" office:value="0" calcext:value-type="currency">
            <text:p>R 0</text:p>
          </table:table-cell>
          <table:table-cell table:style-name="ce68" table:formula="of:=[.$Y$22]*[.P44]" office:value-type="currency" office:currency="ZAR" office:value="0" calcext:value-type="currency">
            <text:p>R 0</text:p>
          </table:table-cell>
          <table:table-cell table:style-name="ce68" table:formula="of:=[.$Y$22]*[.Q44]" office:value-type="currency" office:currency="ZAR" office:value="0" calcext:value-type="currency">
            <text:p>R 0</text:p>
          </table:table-cell>
          <table:table-cell table:style-name="ce68" table:formula="of:=[.$Y$22]*[.R44]" office:value-type="currency" office:currency="ZAR" office:value="0" calcext:value-type="currency">
            <text:p>R 0</text:p>
          </table:table-cell>
          <table:table-cell table:style-name="ce68" table:formula="of:=[.$Y$22]*[.S44]" office:value-type="currency" office:currency="ZAR" office:value="0" calcext:value-type="currency">
            <text:p>R 0</text:p>
          </table:table-cell>
          <table:table-cell table:style-name="ce68" table:formula="of:=[.$Y$22]*[.T44]" office:value-type="currency" office:currency="ZAR" office:value="0" calcext:value-type="currency">
            <text:p>R 0</text:p>
          </table:table-cell>
          <table:table-cell table:style-name="ce68" table:formula="of:=[.$Y$22]*[.U44]" office:value-type="currency" office:currency="ZAR" office:value="0" calcext:value-type="currency">
            <text:p>R 0</text:p>
          </table:table-cell>
          <table:table-cell/>
          <table:table-cell table:style-name="ce68" table:formula="of:=([.A44]-[.AA44])/1" office:value-type="currency" office:currency="ZAR" office:value="0" calcext:value-type="currency">
            <text:p>R 0</text:p>
          </table:table-cell>
          <table:table-cell table:style-name="ce68" table:formula="of:=([.B44]-[.AB44])/2" office:value-type="currency" office:currency="ZAR" office:value="0" calcext:value-type="currency">
            <text:p>R 0</text:p>
          </table:table-cell>
          <table:table-cell table:style-name="ce68" table:formula="of:=([.C44]-[.AC44])/3" office:value-type="currency" office:currency="ZAR" office:value="0" calcext:value-type="currency">
            <text:p>R 0</text:p>
          </table:table-cell>
          <table:table-cell table:style-name="ce68" table:formula="of:=([.D44]-[.AD44])/4" office:value-type="currency" office:currency="ZAR" office:value="0" calcext:value-type="currency">
            <text:p>R 0</text:p>
          </table:table-cell>
          <table:table-cell table:style-name="ce68" table:formula="of:=([.E44]-[.AE44])/5" office:value-type="currency" office:currency="ZAR" office:value="0" calcext:value-type="currency">
            <text:p>R 0</text:p>
          </table:table-cell>
          <table:table-cell table:style-name="ce68" table:formula="of:=([.F44]-[.AF44])/6" office:value-type="currency" office:currency="ZAR" office:value="0" calcext:value-type="currency">
            <text:p>R 0</text:p>
          </table:table-cell>
          <table:table-cell table:style-name="ce68" table:formula="of:=([.G44]-[.AG44])/7" office:value-type="currency" office:currency="ZAR" office:value="0" calcext:value-type="currency">
            <text:p>R 0</text:p>
          </table:table-cell>
          <table:table-cell table:style-name="ce68" table:formula="of:=([.H44]-[.AH44])/8" office:value-type="currency" office:currency="ZAR" office:value="0" calcext:value-type="currency">
            <text:p>R 0</text:p>
          </table:table-cell>
          <table:table-cell table:style-name="ce68" table:formula="of:=([.I44]-[.AI44])/9" office:value-type="currency" office:currency="ZAR" office:value="0" calcext:value-type="currency">
            <text:p>R 0</text:p>
          </table:table-cell>
          <table:table-cell table:style-name="ce6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7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5]*0.9" office:value-type="currency" office:currency="ZAR" office:value="0" calcext:value-type="currency">
            <text:p>R 0</text:p>
          </table:table-cell>
          <table:table-cell table:style-name="ce68" table:formula="of:=[.B45]*0.8" office:value-type="currency" office:currency="ZAR" office:value="0" calcext:value-type="currency">
            <text:p>R 0</text:p>
          </table:table-cell>
          <table:table-cell table:style-name="ce68" table:formula="of:=[.C45]*0.7" office:value-type="currency" office:currency="ZAR" office:value="0" calcext:value-type="currency">
            <text:p>R 0</text:p>
          </table:table-cell>
          <table:table-cell table:style-name="ce68" table:formula="of:=[.D45]*0.6" office:value-type="currency" office:currency="ZAR" office:value="0" calcext:value-type="currency">
            <text:p>R 0</text:p>
          </table:table-cell>
          <table:table-cell table:style-name="ce68" table:formula="of:=[.E45]*0.5" office:value-type="currency" office:currency="ZAR" office:value="0" calcext:value-type="currency">
            <text:p>R 0</text:p>
          </table:table-cell>
          <table:table-cell table:style-name="ce68" table:formula="of:=[.F45]*0.4" office:value-type="currency" office:currency="ZAR" office:value="0" calcext:value-type="currency">
            <text:p>R 0</text:p>
          </table:table-cell>
          <table:table-cell table:style-name="ce68" table:formula="of:=[.G45]*0.3" office:value-type="currency" office:currency="ZAR" office:value="0" calcext:value-type="currency">
            <text:p>R 0</text:p>
          </table:table-cell>
          <table:table-cell table:style-name="ce68" table:formula="of:=[.H45]*0.2" office:value-type="currency" office:currency="ZAR" office:value="0" calcext:value-type="currency">
            <text:p>R 0</text:p>
          </table:table-cell>
          <table:table-cell table:style-name="ce68" table:formula="of:=[.I45]*0.1" office:value-type="currency" office:currency="ZAR" office:value="0" calcext:value-type="currency">
            <text:p>R 0</text:p>
          </table:table-cell>
          <table:table-cell table:style-name="ce68" table:formula="of:=[.J45]*0" office:value-type="currency" office:currency="ZAR" office:value="0" calcext:value-type="currency">
            <text:p>R 0</text:p>
          </table:table-cell>
          <table:table-cell/>
          <table:table-cell table:style-name="ce6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5]" office:value-type="currency" office:currency="ZAR" office:value="0" calcext:value-type="currency">
            <text:p>R 0</text:p>
          </table:table-cell>
          <table:table-cell table:style-name="ce68" table:formula="of:=[.$Y$22]*[.M45]" office:value-type="currency" office:currency="ZAR" office:value="0" calcext:value-type="currency">
            <text:p>R 0</text:p>
          </table:table-cell>
          <table:table-cell table:style-name="ce68" table:formula="of:=[.$Y$22]*[.N45]" office:value-type="currency" office:currency="ZAR" office:value="0" calcext:value-type="currency">
            <text:p>R 0</text:p>
          </table:table-cell>
          <table:table-cell table:style-name="ce68" table:formula="of:=[.$Y$22]*[.O45]" office:value-type="currency" office:currency="ZAR" office:value="0" calcext:value-type="currency">
            <text:p>R 0</text:p>
          </table:table-cell>
          <table:table-cell table:style-name="ce68" table:formula="of:=[.$Y$22]*[.P45]" office:value-type="currency" office:currency="ZAR" office:value="0" calcext:value-type="currency">
            <text:p>R 0</text:p>
          </table:table-cell>
          <table:table-cell table:style-name="ce68" table:formula="of:=[.$Y$22]*[.Q45]" office:value-type="currency" office:currency="ZAR" office:value="0" calcext:value-type="currency">
            <text:p>R 0</text:p>
          </table:table-cell>
          <table:table-cell table:style-name="ce68" table:formula="of:=[.$Y$22]*[.R45]" office:value-type="currency" office:currency="ZAR" office:value="0" calcext:value-type="currency">
            <text:p>R 0</text:p>
          </table:table-cell>
          <table:table-cell table:style-name="ce68" table:formula="of:=[.$Y$22]*[.S45]" office:value-type="currency" office:currency="ZAR" office:value="0" calcext:value-type="currency">
            <text:p>R 0</text:p>
          </table:table-cell>
          <table:table-cell table:style-name="ce68" table:formula="of:=[.$Y$22]*[.T45]" office:value-type="currency" office:currency="ZAR" office:value="0" calcext:value-type="currency">
            <text:p>R 0</text:p>
          </table:table-cell>
          <table:table-cell table:style-name="ce68" table:formula="of:=[.$Y$22]*[.U45]" office:value-type="currency" office:currency="ZAR" office:value="0" calcext:value-type="currency">
            <text:p>R 0</text:p>
          </table:table-cell>
          <table:table-cell/>
          <table:table-cell table:style-name="ce68" table:formula="of:=([.A45]-[.AA45])/1" office:value-type="currency" office:currency="ZAR" office:value="0" calcext:value-type="currency">
            <text:p>R 0</text:p>
          </table:table-cell>
          <table:table-cell table:style-name="ce68" table:formula="of:=([.B45]-[.AB45])/2" office:value-type="currency" office:currency="ZAR" office:value="0" calcext:value-type="currency">
            <text:p>R 0</text:p>
          </table:table-cell>
          <table:table-cell table:style-name="ce68" table:formula="of:=([.C45]-[.AC45])/3" office:value-type="currency" office:currency="ZAR" office:value="0" calcext:value-type="currency">
            <text:p>R 0</text:p>
          </table:table-cell>
          <table:table-cell table:style-name="ce68" table:formula="of:=([.D45]-[.AD45])/4" office:value-type="currency" office:currency="ZAR" office:value="0" calcext:value-type="currency">
            <text:p>R 0</text:p>
          </table:table-cell>
          <table:table-cell table:style-name="ce68" table:formula="of:=([.E45]-[.AE45])/5" office:value-type="currency" office:currency="ZAR" office:value="0" calcext:value-type="currency">
            <text:p>R 0</text:p>
          </table:table-cell>
          <table:table-cell table:style-name="ce68" table:formula="of:=([.F45]-[.AF45])/6" office:value-type="currency" office:currency="ZAR" office:value="0" calcext:value-type="currency">
            <text:p>R 0</text:p>
          </table:table-cell>
          <table:table-cell table:style-name="ce68" table:formula="of:=([.G45]-[.AG45])/7" office:value-type="currency" office:currency="ZAR" office:value="0" calcext:value-type="currency">
            <text:p>R 0</text:p>
          </table:table-cell>
          <table:table-cell table:style-name="ce68" table:formula="of:=([.H45]-[.AH45])/8" office:value-type="currency" office:currency="ZAR" office:value="0" calcext:value-type="currency">
            <text:p>R 0</text:p>
          </table:table-cell>
          <table:table-cell table:style-name="ce68" table:formula="of:=([.I45]-[.AI45])/9" office:value-type="currency" office:currency="ZAR" office:value="0" calcext:value-type="currency">
            <text:p>R 0</text:p>
          </table:table-cell>
          <table:table-cell table:style-name="ce6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7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6]*0.9" office:value-type="currency" office:currency="ZAR" office:value="0" calcext:value-type="currency">
            <text:p>R 0</text:p>
          </table:table-cell>
          <table:table-cell table:style-name="ce68" table:formula="of:=[.B46]*0.8" office:value-type="currency" office:currency="ZAR" office:value="0" calcext:value-type="currency">
            <text:p>R 0</text:p>
          </table:table-cell>
          <table:table-cell table:style-name="ce68" table:formula="of:=[.C46]*0.7" office:value-type="currency" office:currency="ZAR" office:value="0" calcext:value-type="currency">
            <text:p>R 0</text:p>
          </table:table-cell>
          <table:table-cell table:style-name="ce68" table:formula="of:=[.D46]*0.6" office:value-type="currency" office:currency="ZAR" office:value="0" calcext:value-type="currency">
            <text:p>R 0</text:p>
          </table:table-cell>
          <table:table-cell table:style-name="ce68" table:formula="of:=[.E46]*0.5" office:value-type="currency" office:currency="ZAR" office:value="0" calcext:value-type="currency">
            <text:p>R 0</text:p>
          </table:table-cell>
          <table:table-cell table:style-name="ce68" table:formula="of:=[.F46]*0.4" office:value-type="currency" office:currency="ZAR" office:value="0" calcext:value-type="currency">
            <text:p>R 0</text:p>
          </table:table-cell>
          <table:table-cell table:style-name="ce68" table:formula="of:=[.G46]*0.3" office:value-type="currency" office:currency="ZAR" office:value="0" calcext:value-type="currency">
            <text:p>R 0</text:p>
          </table:table-cell>
          <table:table-cell table:style-name="ce68" table:formula="of:=[.H46]*0.2" office:value-type="currency" office:currency="ZAR" office:value="0" calcext:value-type="currency">
            <text:p>R 0</text:p>
          </table:table-cell>
          <table:table-cell table:style-name="ce68" table:formula="of:=[.I46]*0.1" office:value-type="currency" office:currency="ZAR" office:value="0" calcext:value-type="currency">
            <text:p>R 0</text:p>
          </table:table-cell>
          <table:table-cell table:style-name="ce68" table:formula="of:=[.J46]*0" office:value-type="currency" office:currency="ZAR" office:value="0" calcext:value-type="currency">
            <text:p>R 0</text:p>
          </table:table-cell>
          <table:table-cell/>
          <table:table-cell table:style-name="ce6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6]" office:value-type="currency" office:currency="ZAR" office:value="0" calcext:value-type="currency">
            <text:p>R 0</text:p>
          </table:table-cell>
          <table:table-cell table:style-name="ce68" table:formula="of:=[.$Y$22]*[.M46]" office:value-type="currency" office:currency="ZAR" office:value="0" calcext:value-type="currency">
            <text:p>R 0</text:p>
          </table:table-cell>
          <table:table-cell table:style-name="ce68" table:formula="of:=[.$Y$22]*[.N46]" office:value-type="currency" office:currency="ZAR" office:value="0" calcext:value-type="currency">
            <text:p>R 0</text:p>
          </table:table-cell>
          <table:table-cell table:style-name="ce68" table:formula="of:=[.$Y$22]*[.O46]" office:value-type="currency" office:currency="ZAR" office:value="0" calcext:value-type="currency">
            <text:p>R 0</text:p>
          </table:table-cell>
          <table:table-cell table:style-name="ce68" table:formula="of:=[.$Y$22]*[.P46]" office:value-type="currency" office:currency="ZAR" office:value="0" calcext:value-type="currency">
            <text:p>R 0</text:p>
          </table:table-cell>
          <table:table-cell table:style-name="ce68" table:formula="of:=[.$Y$22]*[.Q46]" office:value-type="currency" office:currency="ZAR" office:value="0" calcext:value-type="currency">
            <text:p>R 0</text:p>
          </table:table-cell>
          <table:table-cell table:style-name="ce68" table:formula="of:=[.$Y$22]*[.R46]" office:value-type="currency" office:currency="ZAR" office:value="0" calcext:value-type="currency">
            <text:p>R 0</text:p>
          </table:table-cell>
          <table:table-cell table:style-name="ce68" table:formula="of:=[.$Y$22]*[.S46]" office:value-type="currency" office:currency="ZAR" office:value="0" calcext:value-type="currency">
            <text:p>R 0</text:p>
          </table:table-cell>
          <table:table-cell table:style-name="ce68" table:formula="of:=[.$Y$22]*[.T46]" office:value-type="currency" office:currency="ZAR" office:value="0" calcext:value-type="currency">
            <text:p>R 0</text:p>
          </table:table-cell>
          <table:table-cell table:style-name="ce68" table:formula="of:=[.$Y$22]*[.U46]" office:value-type="currency" office:currency="ZAR" office:value="0" calcext:value-type="currency">
            <text:p>R 0</text:p>
          </table:table-cell>
          <table:table-cell/>
          <table:table-cell table:style-name="ce68" table:formula="of:=([.A46]-[.AA46])/1" office:value-type="currency" office:currency="ZAR" office:value="0" calcext:value-type="currency">
            <text:p>R 0</text:p>
          </table:table-cell>
          <table:table-cell table:style-name="ce68" table:formula="of:=([.B46]-[.AB46])/2" office:value-type="currency" office:currency="ZAR" office:value="0" calcext:value-type="currency">
            <text:p>R 0</text:p>
          </table:table-cell>
          <table:table-cell table:style-name="ce68" table:formula="of:=([.C46]-[.AC46])/3" office:value-type="currency" office:currency="ZAR" office:value="0" calcext:value-type="currency">
            <text:p>R 0</text:p>
          </table:table-cell>
          <table:table-cell table:style-name="ce68" table:formula="of:=([.D46]-[.AD46])/4" office:value-type="currency" office:currency="ZAR" office:value="0" calcext:value-type="currency">
            <text:p>R 0</text:p>
          </table:table-cell>
          <table:table-cell table:style-name="ce68" table:formula="of:=([.E46]-[.AE46])/5" office:value-type="currency" office:currency="ZAR" office:value="0" calcext:value-type="currency">
            <text:p>R 0</text:p>
          </table:table-cell>
          <table:table-cell table:style-name="ce68" table:formula="of:=([.F46]-[.AF46])/6" office:value-type="currency" office:currency="ZAR" office:value="0" calcext:value-type="currency">
            <text:p>R 0</text:p>
          </table:table-cell>
          <table:table-cell table:style-name="ce68" table:formula="of:=([.G46]-[.AG46])/7" office:value-type="currency" office:currency="ZAR" office:value="0" calcext:value-type="currency">
            <text:p>R 0</text:p>
          </table:table-cell>
          <table:table-cell table:style-name="ce68" table:formula="of:=([.H46]-[.AH46])/8" office:value-type="currency" office:currency="ZAR" office:value="0" calcext:value-type="currency">
            <text:p>R 0</text:p>
          </table:table-cell>
          <table:table-cell table:style-name="ce68" table:formula="of:=([.I46]-[.AI46])/9" office:value-type="currency" office:currency="ZAR" office:value="0" calcext:value-type="currency">
            <text:p>R 0</text:p>
          </table:table-cell>
          <table:table-cell table:style-name="ce6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7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1]/((1+['Current Financials'.$B$18])^([.B$21]-['Current Financials'.$B$12]))" office:value-type="currency" office:currency="ZAR" office:value="49000" calcext:value-type="currency">
            <text:p>R 49,000</text:p>
          </table:table-cell>
          <table:table-cell table:style-name="ce6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7]*0.9" office:value-type="currency" office:currency="ZAR" office:value="0" calcext:value-type="currency">
            <text:p>R 0</text:p>
          </table:table-cell>
          <table:table-cell table:style-name="ce68" table:formula="of:=[.B47]*0.8" office:value-type="currency" office:currency="ZAR" office:value="39200" calcext:value-type="currency">
            <text:p>R 39,200</text:p>
          </table:table-cell>
          <table:table-cell table:style-name="ce68" table:formula="of:=[.C47]*0.7" office:value-type="currency" office:currency="ZAR" office:value="0" calcext:value-type="currency">
            <text:p>R 0</text:p>
          </table:table-cell>
          <table:table-cell table:style-name="ce68" table:formula="of:=[.D47]*0.6" office:value-type="currency" office:currency="ZAR" office:value="0" calcext:value-type="currency">
            <text:p>R 0</text:p>
          </table:table-cell>
          <table:table-cell table:style-name="ce68" table:formula="of:=[.E47]*0.5" office:value-type="currency" office:currency="ZAR" office:value="0" calcext:value-type="currency">
            <text:p>R 0</text:p>
          </table:table-cell>
          <table:table-cell table:style-name="ce68" table:formula="of:=[.F47]*0.4" office:value-type="currency" office:currency="ZAR" office:value="0" calcext:value-type="currency">
            <text:p>R 0</text:p>
          </table:table-cell>
          <table:table-cell table:style-name="ce68" table:formula="of:=[.G47]*0.3" office:value-type="currency" office:currency="ZAR" office:value="0" calcext:value-type="currency">
            <text:p>R 0</text:p>
          </table:table-cell>
          <table:table-cell table:style-name="ce68" table:formula="of:=[.H47]*0.2" office:value-type="currency" office:currency="ZAR" office:value="0" calcext:value-type="currency">
            <text:p>R 0</text:p>
          </table:table-cell>
          <table:table-cell table:style-name="ce68" table:formula="of:=[.I47]*0.1" office:value-type="currency" office:currency="ZAR" office:value="0" calcext:value-type="currency">
            <text:p>R 0</text:p>
          </table:table-cell>
          <table:table-cell table:style-name="ce68" table:formula="of:=[.J47]*0" office:value-type="currency" office:currency="ZAR" office:value="0" calcext:value-type="currency">
            <text:p>R 0</text:p>
          </table:table-cell>
          <table:table-cell/>
          <table:table-cell table:style-name="ce68" table:formula="of:=SUM([.L47:.U47])" office:value-type="currency" office:currency="ZAR" office:value="39200" calcext:value-type="currency">
            <text:p>R 39,200</text:p>
          </table:table-cell>
          <table:table-cell table:number-columns-repeated="3"/>
          <table:table-cell table:style-name="ce68" table:formula="of:=[.$Y$22]*[.L47]" office:value-type="currency" office:currency="ZAR" office:value="0" calcext:value-type="currency">
            <text:p>R 0</text:p>
          </table:table-cell>
          <table:table-cell table:style-name="ce68" table:formula="of:=[.$Y$22]*[.M47]" office:value-type="currency" office:currency="ZAR" office:value="17874.3160338252" calcext:value-type="currency">
            <text:p>R 17,874</text:p>
          </table:table-cell>
          <table:table-cell table:style-name="ce68" table:formula="of:=[.$Y$22]*[.N47]" office:value-type="currency" office:currency="ZAR" office:value="0" calcext:value-type="currency">
            <text:p>R 0</text:p>
          </table:table-cell>
          <table:table-cell table:style-name="ce68" table:formula="of:=[.$Y$22]*[.O47]" office:value-type="currency" office:currency="ZAR" office:value="0" calcext:value-type="currency">
            <text:p>R 0</text:p>
          </table:table-cell>
          <table:table-cell table:style-name="ce68" table:formula="of:=[.$Y$22]*[.P47]" office:value-type="currency" office:currency="ZAR" office:value="0" calcext:value-type="currency">
            <text:p>R 0</text:p>
          </table:table-cell>
          <table:table-cell table:style-name="ce68" table:formula="of:=[.$Y$22]*[.Q47]" office:value-type="currency" office:currency="ZAR" office:value="0" calcext:value-type="currency">
            <text:p>R 0</text:p>
          </table:table-cell>
          <table:table-cell table:style-name="ce68" table:formula="of:=[.$Y$22]*[.R47]" office:value-type="currency" office:currency="ZAR" office:value="0" calcext:value-type="currency">
            <text:p>R 0</text:p>
          </table:table-cell>
          <table:table-cell table:style-name="ce68" table:formula="of:=[.$Y$22]*[.S47]" office:value-type="currency" office:currency="ZAR" office:value="0" calcext:value-type="currency">
            <text:p>R 0</text:p>
          </table:table-cell>
          <table:table-cell table:style-name="ce68" table:formula="of:=[.$Y$22]*[.T47]" office:value-type="currency" office:currency="ZAR" office:value="0" calcext:value-type="currency">
            <text:p>R 0</text:p>
          </table:table-cell>
          <table:table-cell table:style-name="ce68" table:formula="of:=[.$Y$22]*[.U47]" office:value-type="currency" office:currency="ZAR" office:value="0" calcext:value-type="currency">
            <text:p>R 0</text:p>
          </table:table-cell>
          <table:table-cell/>
          <table:table-cell table:style-name="ce68" table:formula="of:=([.A47]-[.AA47])/1" office:value-type="currency" office:currency="ZAR" office:value="0" calcext:value-type="currency">
            <text:p>R 0</text:p>
          </table:table-cell>
          <table:table-cell table:style-name="ce68" table:formula="of:=([.B47]-[.AB47])/2" office:value-type="currency" office:currency="ZAR" office:value="15562.8419830874" calcext:value-type="currency">
            <text:p>R 15,563</text:p>
          </table:table-cell>
          <table:table-cell table:style-name="ce68" table:formula="of:=([.C47]-[.AC47])/3" office:value-type="currency" office:currency="ZAR" office:value="0" calcext:value-type="currency">
            <text:p>R 0</text:p>
          </table:table-cell>
          <table:table-cell table:style-name="ce68" table:formula="of:=([.D47]-[.AD47])/4" office:value-type="currency" office:currency="ZAR" office:value="0" calcext:value-type="currency">
            <text:p>R 0</text:p>
          </table:table-cell>
          <table:table-cell table:style-name="ce68" table:formula="of:=([.E47]-[.AE47])/5" office:value-type="currency" office:currency="ZAR" office:value="0" calcext:value-type="currency">
            <text:p>R 0</text:p>
          </table:table-cell>
          <table:table-cell table:style-name="ce68" table:formula="of:=([.F47]-[.AF47])/6" office:value-type="currency" office:currency="ZAR" office:value="0" calcext:value-type="currency">
            <text:p>R 0</text:p>
          </table:table-cell>
          <table:table-cell table:style-name="ce68" table:formula="of:=([.G47]-[.AG47])/7" office:value-type="currency" office:currency="ZAR" office:value="0" calcext:value-type="currency">
            <text:p>R 0</text:p>
          </table:table-cell>
          <table:table-cell table:style-name="ce68" table:formula="of:=([.H47]-[.AH47])/8" office:value-type="currency" office:currency="ZAR" office:value="0" calcext:value-type="currency">
            <text:p>R 0</text:p>
          </table:table-cell>
          <table:table-cell table:style-name="ce68" table:formula="of:=([.I47]-[.AI47])/9" office:value-type="currency" office:currency="ZAR" office:value="0" calcext:value-type="currency">
            <text:p>R 0</text:p>
          </table:table-cell>
          <table:table-cell table:style-name="ce6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75" table:formula="of:=SUM([.AL47:.AU47])" office:value-type="currency" office:currency="ZAR" office:value="15562.8419830874" calcext:value-type="currency">
            <text:p>R 15,563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8]*0.9" office:value-type="currency" office:currency="ZAR" office:value="0" calcext:value-type="currency">
            <text:p>R 0</text:p>
          </table:table-cell>
          <table:table-cell table:style-name="ce68" table:formula="of:=[.B48]*0.8" office:value-type="currency" office:currency="ZAR" office:value="0" calcext:value-type="currency">
            <text:p>R 0</text:p>
          </table:table-cell>
          <table:table-cell table:style-name="ce68" table:formula="of:=[.C48]*0.7" office:value-type="currency" office:currency="ZAR" office:value="0" calcext:value-type="currency">
            <text:p>R 0</text:p>
          </table:table-cell>
          <table:table-cell table:style-name="ce68" table:formula="of:=[.D48]*0.6" office:value-type="currency" office:currency="ZAR" office:value="0" calcext:value-type="currency">
            <text:p>R 0</text:p>
          </table:table-cell>
          <table:table-cell table:style-name="ce68" table:formula="of:=[.E48]*0.5" office:value-type="currency" office:currency="ZAR" office:value="0" calcext:value-type="currency">
            <text:p>R 0</text:p>
          </table:table-cell>
          <table:table-cell table:style-name="ce68" table:formula="of:=[.F48]*0.4" office:value-type="currency" office:currency="ZAR" office:value="0" calcext:value-type="currency">
            <text:p>R 0</text:p>
          </table:table-cell>
          <table:table-cell table:style-name="ce68" table:formula="of:=[.G48]*0.3" office:value-type="currency" office:currency="ZAR" office:value="0" calcext:value-type="currency">
            <text:p>R 0</text:p>
          </table:table-cell>
          <table:table-cell table:style-name="ce68" table:formula="of:=[.H48]*0.2" office:value-type="currency" office:currency="ZAR" office:value="0" calcext:value-type="currency">
            <text:p>R 0</text:p>
          </table:table-cell>
          <table:table-cell table:style-name="ce68" table:formula="of:=[.I48]*0.1" office:value-type="currency" office:currency="ZAR" office:value="0" calcext:value-type="currency">
            <text:p>R 0</text:p>
          </table:table-cell>
          <table:table-cell table:style-name="ce68" table:formula="of:=[.J48]*0" office:value-type="currency" office:currency="ZAR" office:value="0" calcext:value-type="currency">
            <text:p>R 0</text:p>
          </table:table-cell>
          <table:table-cell/>
          <table:table-cell table:style-name="ce68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8]" office:value-type="currency" office:currency="ZAR" office:value="0" calcext:value-type="currency">
            <text:p>R 0</text:p>
          </table:table-cell>
          <table:table-cell table:style-name="ce68" table:formula="of:=[.$Y$22]*[.M48]" office:value-type="currency" office:currency="ZAR" office:value="0" calcext:value-type="currency">
            <text:p>R 0</text:p>
          </table:table-cell>
          <table:table-cell table:style-name="ce68" table:formula="of:=[.$Y$22]*[.N48]" office:value-type="currency" office:currency="ZAR" office:value="0" calcext:value-type="currency">
            <text:p>R 0</text:p>
          </table:table-cell>
          <table:table-cell table:style-name="ce68" table:formula="of:=[.$Y$22]*[.O48]" office:value-type="currency" office:currency="ZAR" office:value="0" calcext:value-type="currency">
            <text:p>R 0</text:p>
          </table:table-cell>
          <table:table-cell table:style-name="ce68" table:formula="of:=[.$Y$22]*[.P48]" office:value-type="currency" office:currency="ZAR" office:value="0" calcext:value-type="currency">
            <text:p>R 0</text:p>
          </table:table-cell>
          <table:table-cell table:style-name="ce68" table:formula="of:=[.$Y$22]*[.Q48]" office:value-type="currency" office:currency="ZAR" office:value="0" calcext:value-type="currency">
            <text:p>R 0</text:p>
          </table:table-cell>
          <table:table-cell table:style-name="ce68" table:formula="of:=[.$Y$22]*[.R48]" office:value-type="currency" office:currency="ZAR" office:value="0" calcext:value-type="currency">
            <text:p>R 0</text:p>
          </table:table-cell>
          <table:table-cell table:style-name="ce68" table:formula="of:=[.$Y$22]*[.S48]" office:value-type="currency" office:currency="ZAR" office:value="0" calcext:value-type="currency">
            <text:p>R 0</text:p>
          </table:table-cell>
          <table:table-cell table:style-name="ce68" table:formula="of:=[.$Y$22]*[.T48]" office:value-type="currency" office:currency="ZAR" office:value="0" calcext:value-type="currency">
            <text:p>R 0</text:p>
          </table:table-cell>
          <table:table-cell table:style-name="ce68" table:formula="of:=[.$Y$22]*[.U48]" office:value-type="currency" office:currency="ZAR" office:value="0" calcext:value-type="currency">
            <text:p>R 0</text:p>
          </table:table-cell>
          <table:table-cell/>
          <table:table-cell table:style-name="ce68" table:formula="of:=([.A48]-[.AA48])/1" office:value-type="currency" office:currency="ZAR" office:value="0" calcext:value-type="currency">
            <text:p>R 0</text:p>
          </table:table-cell>
          <table:table-cell table:style-name="ce68" table:formula="of:=([.B48]-[.AB48])/2" office:value-type="currency" office:currency="ZAR" office:value="0" calcext:value-type="currency">
            <text:p>R 0</text:p>
          </table:table-cell>
          <table:table-cell table:style-name="ce68" table:formula="of:=([.C48]-[.AC48])/3" office:value-type="currency" office:currency="ZAR" office:value="0" calcext:value-type="currency">
            <text:p>R 0</text:p>
          </table:table-cell>
          <table:table-cell table:style-name="ce68" table:formula="of:=([.D48]-[.AD48])/4" office:value-type="currency" office:currency="ZAR" office:value="0" calcext:value-type="currency">
            <text:p>R 0</text:p>
          </table:table-cell>
          <table:table-cell table:style-name="ce68" table:formula="of:=([.E48]-[.AE48])/5" office:value-type="currency" office:currency="ZAR" office:value="0" calcext:value-type="currency">
            <text:p>R 0</text:p>
          </table:table-cell>
          <table:table-cell table:style-name="ce68" table:formula="of:=([.F48]-[.AF48])/6" office:value-type="currency" office:currency="ZAR" office:value="0" calcext:value-type="currency">
            <text:p>R 0</text:p>
          </table:table-cell>
          <table:table-cell table:style-name="ce68" table:formula="of:=([.G48]-[.AG48])/7" office:value-type="currency" office:currency="ZAR" office:value="0" calcext:value-type="currency">
            <text:p>R 0</text:p>
          </table:table-cell>
          <table:table-cell table:style-name="ce68" table:formula="of:=([.H48]-[.AH48])/8" office:value-type="currency" office:currency="ZAR" office:value="0" calcext:value-type="currency">
            <text:p>R 0</text:p>
          </table:table-cell>
          <table:table-cell table:style-name="ce68" table:formula="of:=([.I48]-[.AI48])/9" office:value-type="currency" office:currency="ZAR" office:value="0" calcext:value-type="currency">
            <text:p>R 0</text:p>
          </table:table-cell>
          <table:table-cell table:style-name="ce6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75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9]*0.9" office:value-type="currency" office:currency="ZAR" office:value="0" calcext:value-type="currency">
            <text:p>R 0</text:p>
          </table:table-cell>
          <table:table-cell table:style-name="ce68" table:formula="of:=[.B49]*0.8" office:value-type="currency" office:currency="ZAR" office:value="0" calcext:value-type="currency">
            <text:p>R 0</text:p>
          </table:table-cell>
          <table:table-cell table:style-name="ce68" table:formula="of:=[.C49]*0.7" office:value-type="currency" office:currency="ZAR" office:value="0" calcext:value-type="currency">
            <text:p>R 0</text:p>
          </table:table-cell>
          <table:table-cell table:style-name="ce68" table:formula="of:=[.D49]*0.6" office:value-type="currency" office:currency="ZAR" office:value="0" calcext:value-type="currency">
            <text:p>R 0</text:p>
          </table:table-cell>
          <table:table-cell table:style-name="ce68" table:formula="of:=[.E49]*0.5" office:value-type="currency" office:currency="ZAR" office:value="0" calcext:value-type="currency">
            <text:p>R 0</text:p>
          </table:table-cell>
          <table:table-cell table:style-name="ce68" table:formula="of:=[.F49]*0.4" office:value-type="currency" office:currency="ZAR" office:value="0" calcext:value-type="currency">
            <text:p>R 0</text:p>
          </table:table-cell>
          <table:table-cell table:style-name="ce68" table:formula="of:=[.G49]*0.3" office:value-type="currency" office:currency="ZAR" office:value="0" calcext:value-type="currency">
            <text:p>R 0</text:p>
          </table:table-cell>
          <table:table-cell table:style-name="ce68" table:formula="of:=[.H49]*0.2" office:value-type="currency" office:currency="ZAR" office:value="0" calcext:value-type="currency">
            <text:p>R 0</text:p>
          </table:table-cell>
          <table:table-cell table:style-name="ce68" table:formula="of:=[.I49]*0.1" office:value-type="currency" office:currency="ZAR" office:value="0" calcext:value-type="currency">
            <text:p>R 0</text:p>
          </table:table-cell>
          <table:table-cell table:style-name="ce68" table:formula="of:=[.J49]*0" office:value-type="currency" office:currency="ZAR" office:value="0" calcext:value-type="currency">
            <text:p>R 0</text:p>
          </table:table-cell>
          <table:table-cell/>
          <table:table-cell table:style-name="ce68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9]" office:value-type="currency" office:currency="ZAR" office:value="0" calcext:value-type="currency">
            <text:p>R 0</text:p>
          </table:table-cell>
          <table:table-cell table:style-name="ce68" table:formula="of:=[.$Y$22]*[.M49]" office:value-type="currency" office:currency="ZAR" office:value="0" calcext:value-type="currency">
            <text:p>R 0</text:p>
          </table:table-cell>
          <table:table-cell table:style-name="ce68" table:formula="of:=[.$Y$22]*[.N49]" office:value-type="currency" office:currency="ZAR" office:value="0" calcext:value-type="currency">
            <text:p>R 0</text:p>
          </table:table-cell>
          <table:table-cell table:style-name="ce68" table:formula="of:=[.$Y$22]*[.O49]" office:value-type="currency" office:currency="ZAR" office:value="0" calcext:value-type="currency">
            <text:p>R 0</text:p>
          </table:table-cell>
          <table:table-cell table:style-name="ce68" table:formula="of:=[.$Y$22]*[.P49]" office:value-type="currency" office:currency="ZAR" office:value="0" calcext:value-type="currency">
            <text:p>R 0</text:p>
          </table:table-cell>
          <table:table-cell table:style-name="ce68" table:formula="of:=[.$Y$22]*[.Q49]" office:value-type="currency" office:currency="ZAR" office:value="0" calcext:value-type="currency">
            <text:p>R 0</text:p>
          </table:table-cell>
          <table:table-cell table:style-name="ce68" table:formula="of:=[.$Y$22]*[.R49]" office:value-type="currency" office:currency="ZAR" office:value="0" calcext:value-type="currency">
            <text:p>R 0</text:p>
          </table:table-cell>
          <table:table-cell table:style-name="ce68" table:formula="of:=[.$Y$22]*[.S49]" office:value-type="currency" office:currency="ZAR" office:value="0" calcext:value-type="currency">
            <text:p>R 0</text:p>
          </table:table-cell>
          <table:table-cell table:style-name="ce68" table:formula="of:=[.$Y$22]*[.T49]" office:value-type="currency" office:currency="ZAR" office:value="0" calcext:value-type="currency">
            <text:p>R 0</text:p>
          </table:table-cell>
          <table:table-cell table:style-name="ce68" table:formula="of:=[.$Y$22]*[.U49]" office:value-type="currency" office:currency="ZAR" office:value="0" calcext:value-type="currency">
            <text:p>R 0</text:p>
          </table:table-cell>
          <table:table-cell/>
          <table:table-cell table:style-name="ce68" table:formula="of:=([.A49]-[.AA49])/1" office:value-type="currency" office:currency="ZAR" office:value="0" calcext:value-type="currency">
            <text:p>R 0</text:p>
          </table:table-cell>
          <table:table-cell table:style-name="ce68" table:formula="of:=([.B49]-[.AB49])/2" office:value-type="currency" office:currency="ZAR" office:value="0" calcext:value-type="currency">
            <text:p>R 0</text:p>
          </table:table-cell>
          <table:table-cell table:style-name="ce68" table:formula="of:=([.C49]-[.AC49])/3" office:value-type="currency" office:currency="ZAR" office:value="0" calcext:value-type="currency">
            <text:p>R 0</text:p>
          </table:table-cell>
          <table:table-cell table:style-name="ce68" table:formula="of:=([.D49]-[.AD49])/4" office:value-type="currency" office:currency="ZAR" office:value="0" calcext:value-type="currency">
            <text:p>R 0</text:p>
          </table:table-cell>
          <table:table-cell table:style-name="ce68" table:formula="of:=([.E49]-[.AE49])/5" office:value-type="currency" office:currency="ZAR" office:value="0" calcext:value-type="currency">
            <text:p>R 0</text:p>
          </table:table-cell>
          <table:table-cell table:style-name="ce68" table:formula="of:=([.F49]-[.AF49])/6" office:value-type="currency" office:currency="ZAR" office:value="0" calcext:value-type="currency">
            <text:p>R 0</text:p>
          </table:table-cell>
          <table:table-cell table:style-name="ce68" table:formula="of:=([.G49]-[.AG49])/7" office:value-type="currency" office:currency="ZAR" office:value="0" calcext:value-type="currency">
            <text:p>R 0</text:p>
          </table:table-cell>
          <table:table-cell table:style-name="ce68" table:formula="of:=([.H49]-[.AH49])/8" office:value-type="currency" office:currency="ZAR" office:value="0" calcext:value-type="currency">
            <text:p>R 0</text:p>
          </table:table-cell>
          <table:table-cell table:style-name="ce68" table:formula="of:=([.I49]-[.AI49])/9" office:value-type="currency" office:currency="ZAR" office:value="0" calcext:value-type="currency">
            <text:p>R 0</text:p>
          </table:table-cell>
          <table:table-cell table:style-name="ce6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75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0]*0.9" office:value-type="currency" office:currency="ZAR" office:value="0" calcext:value-type="currency">
            <text:p>R 0</text:p>
          </table:table-cell>
          <table:table-cell table:style-name="ce68" table:formula="of:=[.B50]*0.8" office:value-type="currency" office:currency="ZAR" office:value="0" calcext:value-type="currency">
            <text:p>R 0</text:p>
          </table:table-cell>
          <table:table-cell table:style-name="ce68" table:formula="of:=[.C50]*0.7" office:value-type="currency" office:currency="ZAR" office:value="0" calcext:value-type="currency">
            <text:p>R 0</text:p>
          </table:table-cell>
          <table:table-cell table:style-name="ce68" table:formula="of:=[.D50]*0.6" office:value-type="currency" office:currency="ZAR" office:value="0" calcext:value-type="currency">
            <text:p>R 0</text:p>
          </table:table-cell>
          <table:table-cell table:style-name="ce68" table:formula="of:=[.E50]*0.5" office:value-type="currency" office:currency="ZAR" office:value="0" calcext:value-type="currency">
            <text:p>R 0</text:p>
          </table:table-cell>
          <table:table-cell table:style-name="ce68" table:formula="of:=[.F50]*0.4" office:value-type="currency" office:currency="ZAR" office:value="0" calcext:value-type="currency">
            <text:p>R 0</text:p>
          </table:table-cell>
          <table:table-cell table:style-name="ce68" table:formula="of:=[.G50]*0.3" office:value-type="currency" office:currency="ZAR" office:value="0" calcext:value-type="currency">
            <text:p>R 0</text:p>
          </table:table-cell>
          <table:table-cell table:style-name="ce68" table:formula="of:=[.H50]*0.2" office:value-type="currency" office:currency="ZAR" office:value="0" calcext:value-type="currency">
            <text:p>R 0</text:p>
          </table:table-cell>
          <table:table-cell table:style-name="ce68" table:formula="of:=[.I50]*0.1" office:value-type="currency" office:currency="ZAR" office:value="0" calcext:value-type="currency">
            <text:p>R 0</text:p>
          </table:table-cell>
          <table:table-cell table:style-name="ce68" table:formula="of:=[.J50]*0" office:value-type="currency" office:currency="ZAR" office:value="0" calcext:value-type="currency">
            <text:p>R 0</text:p>
          </table:table-cell>
          <table:table-cell/>
          <table:table-cell table:style-name="ce6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0]" office:value-type="currency" office:currency="ZAR" office:value="0" calcext:value-type="currency">
            <text:p>R 0</text:p>
          </table:table-cell>
          <table:table-cell table:style-name="ce68" table:formula="of:=[.$Y$22]*[.M50]" office:value-type="currency" office:currency="ZAR" office:value="0" calcext:value-type="currency">
            <text:p>R 0</text:p>
          </table:table-cell>
          <table:table-cell table:style-name="ce68" table:formula="of:=[.$Y$22]*[.N50]" office:value-type="currency" office:currency="ZAR" office:value="0" calcext:value-type="currency">
            <text:p>R 0</text:p>
          </table:table-cell>
          <table:table-cell table:style-name="ce68" table:formula="of:=[.$Y$22]*[.O50]" office:value-type="currency" office:currency="ZAR" office:value="0" calcext:value-type="currency">
            <text:p>R 0</text:p>
          </table:table-cell>
          <table:table-cell table:style-name="ce68" table:formula="of:=[.$Y$22]*[.P50]" office:value-type="currency" office:currency="ZAR" office:value="0" calcext:value-type="currency">
            <text:p>R 0</text:p>
          </table:table-cell>
          <table:table-cell table:style-name="ce68" table:formula="of:=[.$Y$22]*[.Q50]" office:value-type="currency" office:currency="ZAR" office:value="0" calcext:value-type="currency">
            <text:p>R 0</text:p>
          </table:table-cell>
          <table:table-cell table:style-name="ce68" table:formula="of:=[.$Y$22]*[.R50]" office:value-type="currency" office:currency="ZAR" office:value="0" calcext:value-type="currency">
            <text:p>R 0</text:p>
          </table:table-cell>
          <table:table-cell table:style-name="ce68" table:formula="of:=[.$Y$22]*[.S50]" office:value-type="currency" office:currency="ZAR" office:value="0" calcext:value-type="currency">
            <text:p>R 0</text:p>
          </table:table-cell>
          <table:table-cell table:style-name="ce68" table:formula="of:=[.$Y$22]*[.T50]" office:value-type="currency" office:currency="ZAR" office:value="0" calcext:value-type="currency">
            <text:p>R 0</text:p>
          </table:table-cell>
          <table:table-cell table:style-name="ce68" table:formula="of:=[.$Y$22]*[.U50]" office:value-type="currency" office:currency="ZAR" office:value="0" calcext:value-type="currency">
            <text:p>R 0</text:p>
          </table:table-cell>
          <table:table-cell/>
          <table:table-cell table:style-name="ce68" table:formula="of:=([.A50]-[.AA50])/1" office:value-type="currency" office:currency="ZAR" office:value="0" calcext:value-type="currency">
            <text:p>R 0</text:p>
          </table:table-cell>
          <table:table-cell table:style-name="ce68" table:formula="of:=([.B50]-[.AB50])/2" office:value-type="currency" office:currency="ZAR" office:value="0" calcext:value-type="currency">
            <text:p>R 0</text:p>
          </table:table-cell>
          <table:table-cell table:style-name="ce68" table:formula="of:=([.C50]-[.AC50])/3" office:value-type="currency" office:currency="ZAR" office:value="0" calcext:value-type="currency">
            <text:p>R 0</text:p>
          </table:table-cell>
          <table:table-cell table:style-name="ce68" table:formula="of:=([.D50]-[.AD50])/4" office:value-type="currency" office:currency="ZAR" office:value="0" calcext:value-type="currency">
            <text:p>R 0</text:p>
          </table:table-cell>
          <table:table-cell table:style-name="ce68" table:formula="of:=([.E50]-[.AE50])/5" office:value-type="currency" office:currency="ZAR" office:value="0" calcext:value-type="currency">
            <text:p>R 0</text:p>
          </table:table-cell>
          <table:table-cell table:style-name="ce68" table:formula="of:=([.F50]-[.AF50])/6" office:value-type="currency" office:currency="ZAR" office:value="0" calcext:value-type="currency">
            <text:p>R 0</text:p>
          </table:table-cell>
          <table:table-cell table:style-name="ce68" table:formula="of:=([.G50]-[.AG50])/7" office:value-type="currency" office:currency="ZAR" office:value="0" calcext:value-type="currency">
            <text:p>R 0</text:p>
          </table:table-cell>
          <table:table-cell table:style-name="ce68" table:formula="of:=([.H50]-[.AH50])/8" office:value-type="currency" office:currency="ZAR" office:value="0" calcext:value-type="currency">
            <text:p>R 0</text:p>
          </table:table-cell>
          <table:table-cell table:style-name="ce68" table:formula="of:=([.I50]-[.AI50])/9" office:value-type="currency" office:currency="ZAR" office:value="0" calcext:value-type="currency">
            <text:p>R 0</text:p>
          </table:table-cell>
          <table:table-cell table:style-name="ce6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7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1]*0.9" office:value-type="currency" office:currency="ZAR" office:value="0" calcext:value-type="currency">
            <text:p>R 0</text:p>
          </table:table-cell>
          <table:table-cell table:style-name="ce68" table:formula="of:=[.B51]*0.8" office:value-type="currency" office:currency="ZAR" office:value="0" calcext:value-type="currency">
            <text:p>R 0</text:p>
          </table:table-cell>
          <table:table-cell table:style-name="ce68" table:formula="of:=[.C51]*0.7" office:value-type="currency" office:currency="ZAR" office:value="0" calcext:value-type="currency">
            <text:p>R 0</text:p>
          </table:table-cell>
          <table:table-cell table:style-name="ce68" table:formula="of:=[.D51]*0.6" office:value-type="currency" office:currency="ZAR" office:value="0" calcext:value-type="currency">
            <text:p>R 0</text:p>
          </table:table-cell>
          <table:table-cell table:style-name="ce68" table:formula="of:=[.E51]*0.5" office:value-type="currency" office:currency="ZAR" office:value="0" calcext:value-type="currency">
            <text:p>R 0</text:p>
          </table:table-cell>
          <table:table-cell table:style-name="ce68" table:formula="of:=[.F51]*0.4" office:value-type="currency" office:currency="ZAR" office:value="0" calcext:value-type="currency">
            <text:p>R 0</text:p>
          </table:table-cell>
          <table:table-cell table:style-name="ce68" table:formula="of:=[.G51]*0.3" office:value-type="currency" office:currency="ZAR" office:value="0" calcext:value-type="currency">
            <text:p>R 0</text:p>
          </table:table-cell>
          <table:table-cell table:style-name="ce68" table:formula="of:=[.H51]*0.2" office:value-type="currency" office:currency="ZAR" office:value="0" calcext:value-type="currency">
            <text:p>R 0</text:p>
          </table:table-cell>
          <table:table-cell table:style-name="ce68" table:formula="of:=[.I51]*0.1" office:value-type="currency" office:currency="ZAR" office:value="0" calcext:value-type="currency">
            <text:p>R 0</text:p>
          </table:table-cell>
          <table:table-cell table:style-name="ce68" table:formula="of:=[.J51]*0" office:value-type="currency" office:currency="ZAR" office:value="0" calcext:value-type="currency">
            <text:p>R 0</text:p>
          </table:table-cell>
          <table:table-cell/>
          <table:table-cell table:style-name="ce6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1]" office:value-type="currency" office:currency="ZAR" office:value="0" calcext:value-type="currency">
            <text:p>R 0</text:p>
          </table:table-cell>
          <table:table-cell table:style-name="ce68" table:formula="of:=[.$Y$22]*[.M51]" office:value-type="currency" office:currency="ZAR" office:value="0" calcext:value-type="currency">
            <text:p>R 0</text:p>
          </table:table-cell>
          <table:table-cell table:style-name="ce68" table:formula="of:=[.$Y$22]*[.N51]" office:value-type="currency" office:currency="ZAR" office:value="0" calcext:value-type="currency">
            <text:p>R 0</text:p>
          </table:table-cell>
          <table:table-cell table:style-name="ce68" table:formula="of:=[.$Y$22]*[.O51]" office:value-type="currency" office:currency="ZAR" office:value="0" calcext:value-type="currency">
            <text:p>R 0</text:p>
          </table:table-cell>
          <table:table-cell table:style-name="ce68" table:formula="of:=[.$Y$22]*[.P51]" office:value-type="currency" office:currency="ZAR" office:value="0" calcext:value-type="currency">
            <text:p>R 0</text:p>
          </table:table-cell>
          <table:table-cell table:style-name="ce68" table:formula="of:=[.$Y$22]*[.Q51]" office:value-type="currency" office:currency="ZAR" office:value="0" calcext:value-type="currency">
            <text:p>R 0</text:p>
          </table:table-cell>
          <table:table-cell table:style-name="ce68" table:formula="of:=[.$Y$22]*[.R51]" office:value-type="currency" office:currency="ZAR" office:value="0" calcext:value-type="currency">
            <text:p>R 0</text:p>
          </table:table-cell>
          <table:table-cell table:style-name="ce68" table:formula="of:=[.$Y$22]*[.S51]" office:value-type="currency" office:currency="ZAR" office:value="0" calcext:value-type="currency">
            <text:p>R 0</text:p>
          </table:table-cell>
          <table:table-cell table:style-name="ce68" table:formula="of:=[.$Y$22]*[.T51]" office:value-type="currency" office:currency="ZAR" office:value="0" calcext:value-type="currency">
            <text:p>R 0</text:p>
          </table:table-cell>
          <table:table-cell table:style-name="ce68" table:formula="of:=[.$Y$22]*[.U51]" office:value-type="currency" office:currency="ZAR" office:value="0" calcext:value-type="currency">
            <text:p>R 0</text:p>
          </table:table-cell>
          <table:table-cell/>
          <table:table-cell table:style-name="ce68" table:formula="of:=([.A51]-[.AA51])/1" office:value-type="currency" office:currency="ZAR" office:value="0" calcext:value-type="currency">
            <text:p>R 0</text:p>
          </table:table-cell>
          <table:table-cell table:style-name="ce68" table:formula="of:=([.B51]-[.AB51])/2" office:value-type="currency" office:currency="ZAR" office:value="0" calcext:value-type="currency">
            <text:p>R 0</text:p>
          </table:table-cell>
          <table:table-cell table:style-name="ce68" table:formula="of:=([.C51]-[.AC51])/3" office:value-type="currency" office:currency="ZAR" office:value="0" calcext:value-type="currency">
            <text:p>R 0</text:p>
          </table:table-cell>
          <table:table-cell table:style-name="ce68" table:formula="of:=([.D51]-[.AD51])/4" office:value-type="currency" office:currency="ZAR" office:value="0" calcext:value-type="currency">
            <text:p>R 0</text:p>
          </table:table-cell>
          <table:table-cell table:style-name="ce68" table:formula="of:=([.E51]-[.AE51])/5" office:value-type="currency" office:currency="ZAR" office:value="0" calcext:value-type="currency">
            <text:p>R 0</text:p>
          </table:table-cell>
          <table:table-cell table:style-name="ce68" table:formula="of:=([.F51]-[.AF51])/6" office:value-type="currency" office:currency="ZAR" office:value="0" calcext:value-type="currency">
            <text:p>R 0</text:p>
          </table:table-cell>
          <table:table-cell table:style-name="ce68" table:formula="of:=([.G51]-[.AG51])/7" office:value-type="currency" office:currency="ZAR" office:value="0" calcext:value-type="currency">
            <text:p>R 0</text:p>
          </table:table-cell>
          <table:table-cell table:style-name="ce68" table:formula="of:=([.H51]-[.AH51])/8" office:value-type="currency" office:currency="ZAR" office:value="0" calcext:value-type="currency">
            <text:p>R 0</text:p>
          </table:table-cell>
          <table:table-cell table:style-name="ce68" table:formula="of:=([.I51]-[.AI51])/9" office:value-type="currency" office:currency="ZAR" office:value="0" calcext:value-type="currency">
            <text:p>R 0</text:p>
          </table:table-cell>
          <table:table-cell table:style-name="ce6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7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2]*0.9" office:value-type="currency" office:currency="ZAR" office:value="0" calcext:value-type="currency">
            <text:p>R 0</text:p>
          </table:table-cell>
          <table:table-cell table:style-name="ce68" table:formula="of:=[.B52]*0.8" office:value-type="currency" office:currency="ZAR" office:value="0" calcext:value-type="currency">
            <text:p>R 0</text:p>
          </table:table-cell>
          <table:table-cell table:style-name="ce68" table:formula="of:=[.C52]*0.7" office:value-type="currency" office:currency="ZAR" office:value="0" calcext:value-type="currency">
            <text:p>R 0</text:p>
          </table:table-cell>
          <table:table-cell table:style-name="ce68" table:formula="of:=[.D52]*0.6" office:value-type="currency" office:currency="ZAR" office:value="0" calcext:value-type="currency">
            <text:p>R 0</text:p>
          </table:table-cell>
          <table:table-cell table:style-name="ce68" table:formula="of:=[.E52]*0.5" office:value-type="currency" office:currency="ZAR" office:value="0" calcext:value-type="currency">
            <text:p>R 0</text:p>
          </table:table-cell>
          <table:table-cell table:style-name="ce68" table:formula="of:=[.F52]*0.4" office:value-type="currency" office:currency="ZAR" office:value="0" calcext:value-type="currency">
            <text:p>R 0</text:p>
          </table:table-cell>
          <table:table-cell table:style-name="ce68" table:formula="of:=[.G52]*0.3" office:value-type="currency" office:currency="ZAR" office:value="0" calcext:value-type="currency">
            <text:p>R 0</text:p>
          </table:table-cell>
          <table:table-cell table:style-name="ce68" table:formula="of:=[.H52]*0.2" office:value-type="currency" office:currency="ZAR" office:value="0" calcext:value-type="currency">
            <text:p>R 0</text:p>
          </table:table-cell>
          <table:table-cell table:style-name="ce68" table:formula="of:=[.I52]*0.1" office:value-type="currency" office:currency="ZAR" office:value="0" calcext:value-type="currency">
            <text:p>R 0</text:p>
          </table:table-cell>
          <table:table-cell table:style-name="ce68" table:formula="of:=[.J52]*0" office:value-type="currency" office:currency="ZAR" office:value="0" calcext:value-type="currency">
            <text:p>R 0</text:p>
          </table:table-cell>
          <table:table-cell/>
          <table:table-cell table:style-name="ce6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2]" office:value-type="currency" office:currency="ZAR" office:value="0" calcext:value-type="currency">
            <text:p>R 0</text:p>
          </table:table-cell>
          <table:table-cell table:style-name="ce68" table:formula="of:=[.$Y$22]*[.M52]" office:value-type="currency" office:currency="ZAR" office:value="0" calcext:value-type="currency">
            <text:p>R 0</text:p>
          </table:table-cell>
          <table:table-cell table:style-name="ce68" table:formula="of:=[.$Y$22]*[.N52]" office:value-type="currency" office:currency="ZAR" office:value="0" calcext:value-type="currency">
            <text:p>R 0</text:p>
          </table:table-cell>
          <table:table-cell table:style-name="ce68" table:formula="of:=[.$Y$22]*[.O52]" office:value-type="currency" office:currency="ZAR" office:value="0" calcext:value-type="currency">
            <text:p>R 0</text:p>
          </table:table-cell>
          <table:table-cell table:style-name="ce68" table:formula="of:=[.$Y$22]*[.P52]" office:value-type="currency" office:currency="ZAR" office:value="0" calcext:value-type="currency">
            <text:p>R 0</text:p>
          </table:table-cell>
          <table:table-cell table:style-name="ce68" table:formula="of:=[.$Y$22]*[.Q52]" office:value-type="currency" office:currency="ZAR" office:value="0" calcext:value-type="currency">
            <text:p>R 0</text:p>
          </table:table-cell>
          <table:table-cell table:style-name="ce68" table:formula="of:=[.$Y$22]*[.R52]" office:value-type="currency" office:currency="ZAR" office:value="0" calcext:value-type="currency">
            <text:p>R 0</text:p>
          </table:table-cell>
          <table:table-cell table:style-name="ce68" table:formula="of:=[.$Y$22]*[.S52]" office:value-type="currency" office:currency="ZAR" office:value="0" calcext:value-type="currency">
            <text:p>R 0</text:p>
          </table:table-cell>
          <table:table-cell table:style-name="ce68" table:formula="of:=[.$Y$22]*[.T52]" office:value-type="currency" office:currency="ZAR" office:value="0" calcext:value-type="currency">
            <text:p>R 0</text:p>
          </table:table-cell>
          <table:table-cell table:style-name="ce68" table:formula="of:=[.$Y$22]*[.U52]" office:value-type="currency" office:currency="ZAR" office:value="0" calcext:value-type="currency">
            <text:p>R 0</text:p>
          </table:table-cell>
          <table:table-cell/>
          <table:table-cell table:style-name="ce68" table:formula="of:=([.A52]-[.AA52])/1" office:value-type="currency" office:currency="ZAR" office:value="0" calcext:value-type="currency">
            <text:p>R 0</text:p>
          </table:table-cell>
          <table:table-cell table:style-name="ce68" table:formula="of:=([.B52]-[.AB52])/2" office:value-type="currency" office:currency="ZAR" office:value="0" calcext:value-type="currency">
            <text:p>R 0</text:p>
          </table:table-cell>
          <table:table-cell table:style-name="ce68" table:formula="of:=([.C52]-[.AC52])/3" office:value-type="currency" office:currency="ZAR" office:value="0" calcext:value-type="currency">
            <text:p>R 0</text:p>
          </table:table-cell>
          <table:table-cell table:style-name="ce68" table:formula="of:=([.D52]-[.AD52])/4" office:value-type="currency" office:currency="ZAR" office:value="0" calcext:value-type="currency">
            <text:p>R 0</text:p>
          </table:table-cell>
          <table:table-cell table:style-name="ce68" table:formula="of:=([.E52]-[.AE52])/5" office:value-type="currency" office:currency="ZAR" office:value="0" calcext:value-type="currency">
            <text:p>R 0</text:p>
          </table:table-cell>
          <table:table-cell table:style-name="ce68" table:formula="of:=([.F52]-[.AF52])/6" office:value-type="currency" office:currency="ZAR" office:value="0" calcext:value-type="currency">
            <text:p>R 0</text:p>
          </table:table-cell>
          <table:table-cell table:style-name="ce68" table:formula="of:=([.G52]-[.AG52])/7" office:value-type="currency" office:currency="ZAR" office:value="0" calcext:value-type="currency">
            <text:p>R 0</text:p>
          </table:table-cell>
          <table:table-cell table:style-name="ce68" table:formula="of:=([.H52]-[.AH52])/8" office:value-type="currency" office:currency="ZAR" office:value="0" calcext:value-type="currency">
            <text:p>R 0</text:p>
          </table:table-cell>
          <table:table-cell table:style-name="ce68" table:formula="of:=([.I52]-[.AI52])/9" office:value-type="currency" office:currency="ZAR" office:value="0" calcext:value-type="currency">
            <text:p>R 0</text:p>
          </table:table-cell>
          <table:table-cell table:style-name="ce6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7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3]*0.9" office:value-type="currency" office:currency="ZAR" office:value="0" calcext:value-type="currency">
            <text:p>R 0</text:p>
          </table:table-cell>
          <table:table-cell table:style-name="ce68" table:formula="of:=[.B53]*0.8" office:value-type="currency" office:currency="ZAR" office:value="0" calcext:value-type="currency">
            <text:p>R 0</text:p>
          </table:table-cell>
          <table:table-cell table:style-name="ce68" table:formula="of:=[.C53]*0.7" office:value-type="currency" office:currency="ZAR" office:value="0" calcext:value-type="currency">
            <text:p>R 0</text:p>
          </table:table-cell>
          <table:table-cell table:style-name="ce68" table:formula="of:=[.D53]*0.6" office:value-type="currency" office:currency="ZAR" office:value="0" calcext:value-type="currency">
            <text:p>R 0</text:p>
          </table:table-cell>
          <table:table-cell table:style-name="ce68" table:formula="of:=[.E53]*0.5" office:value-type="currency" office:currency="ZAR" office:value="0" calcext:value-type="currency">
            <text:p>R 0</text:p>
          </table:table-cell>
          <table:table-cell table:style-name="ce68" table:formula="of:=[.F53]*0.4" office:value-type="currency" office:currency="ZAR" office:value="0" calcext:value-type="currency">
            <text:p>R 0</text:p>
          </table:table-cell>
          <table:table-cell table:style-name="ce68" table:formula="of:=[.G53]*0.3" office:value-type="currency" office:currency="ZAR" office:value="0" calcext:value-type="currency">
            <text:p>R 0</text:p>
          </table:table-cell>
          <table:table-cell table:style-name="ce68" table:formula="of:=[.H53]*0.2" office:value-type="currency" office:currency="ZAR" office:value="0" calcext:value-type="currency">
            <text:p>R 0</text:p>
          </table:table-cell>
          <table:table-cell table:style-name="ce68" table:formula="of:=[.I53]*0.1" office:value-type="currency" office:currency="ZAR" office:value="0" calcext:value-type="currency">
            <text:p>R 0</text:p>
          </table:table-cell>
          <table:table-cell table:style-name="ce68" table:formula="of:=[.J53]*0" office:value-type="currency" office:currency="ZAR" office:value="0" calcext:value-type="currency">
            <text:p>R 0</text:p>
          </table:table-cell>
          <table:table-cell/>
          <table:table-cell table:style-name="ce68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3]" office:value-type="currency" office:currency="ZAR" office:value="0" calcext:value-type="currency">
            <text:p>R 0</text:p>
          </table:table-cell>
          <table:table-cell table:style-name="ce68" table:formula="of:=[.$Y$22]*[.M53]" office:value-type="currency" office:currency="ZAR" office:value="0" calcext:value-type="currency">
            <text:p>R 0</text:p>
          </table:table-cell>
          <table:table-cell table:style-name="ce68" table:formula="of:=[.$Y$22]*[.N53]" office:value-type="currency" office:currency="ZAR" office:value="0" calcext:value-type="currency">
            <text:p>R 0</text:p>
          </table:table-cell>
          <table:table-cell table:style-name="ce68" table:formula="of:=[.$Y$22]*[.O53]" office:value-type="currency" office:currency="ZAR" office:value="0" calcext:value-type="currency">
            <text:p>R 0</text:p>
          </table:table-cell>
          <table:table-cell table:style-name="ce68" table:formula="of:=[.$Y$22]*[.P53]" office:value-type="currency" office:currency="ZAR" office:value="0" calcext:value-type="currency">
            <text:p>R 0</text:p>
          </table:table-cell>
          <table:table-cell table:style-name="ce68" table:formula="of:=[.$Y$22]*[.Q53]" office:value-type="currency" office:currency="ZAR" office:value="0" calcext:value-type="currency">
            <text:p>R 0</text:p>
          </table:table-cell>
          <table:table-cell table:style-name="ce68" table:formula="of:=[.$Y$22]*[.R53]" office:value-type="currency" office:currency="ZAR" office:value="0" calcext:value-type="currency">
            <text:p>R 0</text:p>
          </table:table-cell>
          <table:table-cell table:style-name="ce68" table:formula="of:=[.$Y$22]*[.S53]" office:value-type="currency" office:currency="ZAR" office:value="0" calcext:value-type="currency">
            <text:p>R 0</text:p>
          </table:table-cell>
          <table:table-cell table:style-name="ce68" table:formula="of:=[.$Y$22]*[.T53]" office:value-type="currency" office:currency="ZAR" office:value="0" calcext:value-type="currency">
            <text:p>R 0</text:p>
          </table:table-cell>
          <table:table-cell table:style-name="ce68" table:formula="of:=[.$Y$22]*[.U53]" office:value-type="currency" office:currency="ZAR" office:value="0" calcext:value-type="currency">
            <text:p>R 0</text:p>
          </table:table-cell>
          <table:table-cell/>
          <table:table-cell table:style-name="ce68" table:formula="of:=([.A53]-[.AA53])/1" office:value-type="currency" office:currency="ZAR" office:value="0" calcext:value-type="currency">
            <text:p>R 0</text:p>
          </table:table-cell>
          <table:table-cell table:style-name="ce68" table:formula="of:=([.B53]-[.AB53])/2" office:value-type="currency" office:currency="ZAR" office:value="0" calcext:value-type="currency">
            <text:p>R 0</text:p>
          </table:table-cell>
          <table:table-cell table:style-name="ce68" table:formula="of:=([.C53]-[.AC53])/3" office:value-type="currency" office:currency="ZAR" office:value="0" calcext:value-type="currency">
            <text:p>R 0</text:p>
          </table:table-cell>
          <table:table-cell table:style-name="ce68" table:formula="of:=([.D53]-[.AD53])/4" office:value-type="currency" office:currency="ZAR" office:value="0" calcext:value-type="currency">
            <text:p>R 0</text:p>
          </table:table-cell>
          <table:table-cell table:style-name="ce68" table:formula="of:=([.E53]-[.AE53])/5" office:value-type="currency" office:currency="ZAR" office:value="0" calcext:value-type="currency">
            <text:p>R 0</text:p>
          </table:table-cell>
          <table:table-cell table:style-name="ce68" table:formula="of:=([.F53]-[.AF53])/6" office:value-type="currency" office:currency="ZAR" office:value="0" calcext:value-type="currency">
            <text:p>R 0</text:p>
          </table:table-cell>
          <table:table-cell table:style-name="ce68" table:formula="of:=([.G53]-[.AG53])/7" office:value-type="currency" office:currency="ZAR" office:value="0" calcext:value-type="currency">
            <text:p>R 0</text:p>
          </table:table-cell>
          <table:table-cell table:style-name="ce68" table:formula="of:=([.H53]-[.AH53])/8" office:value-type="currency" office:currency="ZAR" office:value="0" calcext:value-type="currency">
            <text:p>R 0</text:p>
          </table:table-cell>
          <table:table-cell table:style-name="ce68" table:formula="of:=([.I53]-[.AI53])/9" office:value-type="currency" office:currency="ZAR" office:value="0" calcext:value-type="currency">
            <text:p>R 0</text:p>
          </table:table-cell>
          <table:table-cell table:style-name="ce6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75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4]*0.9" office:value-type="currency" office:currency="ZAR" office:value="0" calcext:value-type="currency">
            <text:p>R 0</text:p>
          </table:table-cell>
          <table:table-cell table:style-name="ce68" table:formula="of:=[.B54]*0.8" office:value-type="currency" office:currency="ZAR" office:value="0" calcext:value-type="currency">
            <text:p>R 0</text:p>
          </table:table-cell>
          <table:table-cell table:style-name="ce68" table:formula="of:=[.C54]*0.7" office:value-type="currency" office:currency="ZAR" office:value="0" calcext:value-type="currency">
            <text:p>R 0</text:p>
          </table:table-cell>
          <table:table-cell table:style-name="ce68" table:formula="of:=[.D54]*0.6" office:value-type="currency" office:currency="ZAR" office:value="0" calcext:value-type="currency">
            <text:p>R 0</text:p>
          </table:table-cell>
          <table:table-cell table:style-name="ce68" table:formula="of:=[.E54]*0.5" office:value-type="currency" office:currency="ZAR" office:value="0" calcext:value-type="currency">
            <text:p>R 0</text:p>
          </table:table-cell>
          <table:table-cell table:style-name="ce68" table:formula="of:=[.F54]*0.4" office:value-type="currency" office:currency="ZAR" office:value="0" calcext:value-type="currency">
            <text:p>R 0</text:p>
          </table:table-cell>
          <table:table-cell table:style-name="ce68" table:formula="of:=[.G54]*0.3" office:value-type="currency" office:currency="ZAR" office:value="0" calcext:value-type="currency">
            <text:p>R 0</text:p>
          </table:table-cell>
          <table:table-cell table:style-name="ce68" table:formula="of:=[.H54]*0.2" office:value-type="currency" office:currency="ZAR" office:value="0" calcext:value-type="currency">
            <text:p>R 0</text:p>
          </table:table-cell>
          <table:table-cell table:style-name="ce68" table:formula="of:=[.I54]*0.1" office:value-type="currency" office:currency="ZAR" office:value="0" calcext:value-type="currency">
            <text:p>R 0</text:p>
          </table:table-cell>
          <table:table-cell table:style-name="ce68" table:formula="of:=[.J54]*0" office:value-type="currency" office:currency="ZAR" office:value="0" calcext:value-type="currency">
            <text:p>R 0</text:p>
          </table:table-cell>
          <table:table-cell/>
          <table:table-cell table:style-name="ce6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4]" office:value-type="currency" office:currency="ZAR" office:value="0" calcext:value-type="currency">
            <text:p>R 0</text:p>
          </table:table-cell>
          <table:table-cell table:style-name="ce68" table:formula="of:=[.$Y$22]*[.M54]" office:value-type="currency" office:currency="ZAR" office:value="0" calcext:value-type="currency">
            <text:p>R 0</text:p>
          </table:table-cell>
          <table:table-cell table:style-name="ce68" table:formula="of:=[.$Y$22]*[.N54]" office:value-type="currency" office:currency="ZAR" office:value="0" calcext:value-type="currency">
            <text:p>R 0</text:p>
          </table:table-cell>
          <table:table-cell table:style-name="ce68" table:formula="of:=[.$Y$22]*[.O54]" office:value-type="currency" office:currency="ZAR" office:value="0" calcext:value-type="currency">
            <text:p>R 0</text:p>
          </table:table-cell>
          <table:table-cell table:style-name="ce68" table:formula="of:=[.$Y$22]*[.P54]" office:value-type="currency" office:currency="ZAR" office:value="0" calcext:value-type="currency">
            <text:p>R 0</text:p>
          </table:table-cell>
          <table:table-cell table:style-name="ce68" table:formula="of:=[.$Y$22]*[.Q54]" office:value-type="currency" office:currency="ZAR" office:value="0" calcext:value-type="currency">
            <text:p>R 0</text:p>
          </table:table-cell>
          <table:table-cell table:style-name="ce68" table:formula="of:=[.$Y$22]*[.R54]" office:value-type="currency" office:currency="ZAR" office:value="0" calcext:value-type="currency">
            <text:p>R 0</text:p>
          </table:table-cell>
          <table:table-cell table:style-name="ce68" table:formula="of:=[.$Y$22]*[.S54]" office:value-type="currency" office:currency="ZAR" office:value="0" calcext:value-type="currency">
            <text:p>R 0</text:p>
          </table:table-cell>
          <table:table-cell table:style-name="ce68" table:formula="of:=[.$Y$22]*[.T54]" office:value-type="currency" office:currency="ZAR" office:value="0" calcext:value-type="currency">
            <text:p>R 0</text:p>
          </table:table-cell>
          <table:table-cell table:style-name="ce68" table:formula="of:=[.$Y$22]*[.U54]" office:value-type="currency" office:currency="ZAR" office:value="0" calcext:value-type="currency">
            <text:p>R 0</text:p>
          </table:table-cell>
          <table:table-cell/>
          <table:table-cell table:style-name="ce68" table:formula="of:=([.A54]-[.AA54])/1" office:value-type="currency" office:currency="ZAR" office:value="0" calcext:value-type="currency">
            <text:p>R 0</text:p>
          </table:table-cell>
          <table:table-cell table:style-name="ce68" table:formula="of:=([.B54]-[.AB54])/2" office:value-type="currency" office:currency="ZAR" office:value="0" calcext:value-type="currency">
            <text:p>R 0</text:p>
          </table:table-cell>
          <table:table-cell table:style-name="ce68" table:formula="of:=([.C54]-[.AC54])/3" office:value-type="currency" office:currency="ZAR" office:value="0" calcext:value-type="currency">
            <text:p>R 0</text:p>
          </table:table-cell>
          <table:table-cell table:style-name="ce68" table:formula="of:=([.D54]-[.AD54])/4" office:value-type="currency" office:currency="ZAR" office:value="0" calcext:value-type="currency">
            <text:p>R 0</text:p>
          </table:table-cell>
          <table:table-cell table:style-name="ce68" table:formula="of:=([.E54]-[.AE54])/5" office:value-type="currency" office:currency="ZAR" office:value="0" calcext:value-type="currency">
            <text:p>R 0</text:p>
          </table:table-cell>
          <table:table-cell table:style-name="ce68" table:formula="of:=([.F54]-[.AF54])/6" office:value-type="currency" office:currency="ZAR" office:value="0" calcext:value-type="currency">
            <text:p>R 0</text:p>
          </table:table-cell>
          <table:table-cell table:style-name="ce68" table:formula="of:=([.G54]-[.AG54])/7" office:value-type="currency" office:currency="ZAR" office:value="0" calcext:value-type="currency">
            <text:p>R 0</text:p>
          </table:table-cell>
          <table:table-cell table:style-name="ce68" table:formula="of:=([.H54]-[.AH54])/8" office:value-type="currency" office:currency="ZAR" office:value="0" calcext:value-type="currency">
            <text:p>R 0</text:p>
          </table:table-cell>
          <table:table-cell table:style-name="ce68" table:formula="of:=([.I54]-[.AI54])/9" office:value-type="currency" office:currency="ZAR" office:value="0" calcext:value-type="currency">
            <text:p>R 0</text:p>
          </table:table-cell>
          <table:table-cell table:style-name="ce6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7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5]*0.9" office:value-type="currency" office:currency="ZAR" office:value="0" calcext:value-type="currency">
            <text:p>R 0</text:p>
          </table:table-cell>
          <table:table-cell table:style-name="ce68" table:formula="of:=[.B55]*0.8" office:value-type="currency" office:currency="ZAR" office:value="0" calcext:value-type="currency">
            <text:p>R 0</text:p>
          </table:table-cell>
          <table:table-cell table:style-name="ce68" table:formula="of:=[.C55]*0.7" office:value-type="currency" office:currency="ZAR" office:value="0" calcext:value-type="currency">
            <text:p>R 0</text:p>
          </table:table-cell>
          <table:table-cell table:style-name="ce68" table:formula="of:=[.D55]*0.6" office:value-type="currency" office:currency="ZAR" office:value="0" calcext:value-type="currency">
            <text:p>R 0</text:p>
          </table:table-cell>
          <table:table-cell table:style-name="ce68" table:formula="of:=[.E55]*0.5" office:value-type="currency" office:currency="ZAR" office:value="0" calcext:value-type="currency">
            <text:p>R 0</text:p>
          </table:table-cell>
          <table:table-cell table:style-name="ce68" table:formula="of:=[.F55]*0.4" office:value-type="currency" office:currency="ZAR" office:value="0" calcext:value-type="currency">
            <text:p>R 0</text:p>
          </table:table-cell>
          <table:table-cell table:style-name="ce68" table:formula="of:=[.G55]*0.3" office:value-type="currency" office:currency="ZAR" office:value="0" calcext:value-type="currency">
            <text:p>R 0</text:p>
          </table:table-cell>
          <table:table-cell table:style-name="ce68" table:formula="of:=[.H55]*0.2" office:value-type="currency" office:currency="ZAR" office:value="0" calcext:value-type="currency">
            <text:p>R 0</text:p>
          </table:table-cell>
          <table:table-cell table:style-name="ce68" table:formula="of:=[.I55]*0.1" office:value-type="currency" office:currency="ZAR" office:value="0" calcext:value-type="currency">
            <text:p>R 0</text:p>
          </table:table-cell>
          <table:table-cell table:style-name="ce68" table:formula="of:=[.J55]*0" office:value-type="currency" office:currency="ZAR" office:value="0" calcext:value-type="currency">
            <text:p>R 0</text:p>
          </table:table-cell>
          <table:table-cell/>
          <table:table-cell table:style-name="ce6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5]" office:value-type="currency" office:currency="ZAR" office:value="0" calcext:value-type="currency">
            <text:p>R 0</text:p>
          </table:table-cell>
          <table:table-cell table:style-name="ce68" table:formula="of:=[.$Y$22]*[.M55]" office:value-type="currency" office:currency="ZAR" office:value="0" calcext:value-type="currency">
            <text:p>R 0</text:p>
          </table:table-cell>
          <table:table-cell table:style-name="ce68" table:formula="of:=[.$Y$22]*[.N55]" office:value-type="currency" office:currency="ZAR" office:value="0" calcext:value-type="currency">
            <text:p>R 0</text:p>
          </table:table-cell>
          <table:table-cell table:style-name="ce68" table:formula="of:=[.$Y$22]*[.O55]" office:value-type="currency" office:currency="ZAR" office:value="0" calcext:value-type="currency">
            <text:p>R 0</text:p>
          </table:table-cell>
          <table:table-cell table:style-name="ce68" table:formula="of:=[.$Y$22]*[.P55]" office:value-type="currency" office:currency="ZAR" office:value="0" calcext:value-type="currency">
            <text:p>R 0</text:p>
          </table:table-cell>
          <table:table-cell table:style-name="ce68" table:formula="of:=[.$Y$22]*[.Q55]" office:value-type="currency" office:currency="ZAR" office:value="0" calcext:value-type="currency">
            <text:p>R 0</text:p>
          </table:table-cell>
          <table:table-cell table:style-name="ce68" table:formula="of:=[.$Y$22]*[.R55]" office:value-type="currency" office:currency="ZAR" office:value="0" calcext:value-type="currency">
            <text:p>R 0</text:p>
          </table:table-cell>
          <table:table-cell table:style-name="ce68" table:formula="of:=[.$Y$22]*[.S55]" office:value-type="currency" office:currency="ZAR" office:value="0" calcext:value-type="currency">
            <text:p>R 0</text:p>
          </table:table-cell>
          <table:table-cell table:style-name="ce68" table:formula="of:=[.$Y$22]*[.T55]" office:value-type="currency" office:currency="ZAR" office:value="0" calcext:value-type="currency">
            <text:p>R 0</text:p>
          </table:table-cell>
          <table:table-cell table:style-name="ce68" table:formula="of:=[.$Y$22]*[.U55]" office:value-type="currency" office:currency="ZAR" office:value="0" calcext:value-type="currency">
            <text:p>R 0</text:p>
          </table:table-cell>
          <table:table-cell/>
          <table:table-cell table:style-name="ce68" table:formula="of:=([.A55]-[.AA55])/1" office:value-type="currency" office:currency="ZAR" office:value="0" calcext:value-type="currency">
            <text:p>R 0</text:p>
          </table:table-cell>
          <table:table-cell table:style-name="ce68" table:formula="of:=([.B55]-[.AB55])/2" office:value-type="currency" office:currency="ZAR" office:value="0" calcext:value-type="currency">
            <text:p>R 0</text:p>
          </table:table-cell>
          <table:table-cell table:style-name="ce68" table:formula="of:=([.C55]-[.AC55])/3" office:value-type="currency" office:currency="ZAR" office:value="0" calcext:value-type="currency">
            <text:p>R 0</text:p>
          </table:table-cell>
          <table:table-cell table:style-name="ce68" table:formula="of:=([.D55]-[.AD55])/4" office:value-type="currency" office:currency="ZAR" office:value="0" calcext:value-type="currency">
            <text:p>R 0</text:p>
          </table:table-cell>
          <table:table-cell table:style-name="ce68" table:formula="of:=([.E55]-[.AE55])/5" office:value-type="currency" office:currency="ZAR" office:value="0" calcext:value-type="currency">
            <text:p>R 0</text:p>
          </table:table-cell>
          <table:table-cell table:style-name="ce68" table:formula="of:=([.F55]-[.AF55])/6" office:value-type="currency" office:currency="ZAR" office:value="0" calcext:value-type="currency">
            <text:p>R 0</text:p>
          </table:table-cell>
          <table:table-cell table:style-name="ce68" table:formula="of:=([.G55]-[.AG55])/7" office:value-type="currency" office:currency="ZAR" office:value="0" calcext:value-type="currency">
            <text:p>R 0</text:p>
          </table:table-cell>
          <table:table-cell table:style-name="ce68" table:formula="of:=([.H55]-[.AH55])/8" office:value-type="currency" office:currency="ZAR" office:value="0" calcext:value-type="currency">
            <text:p>R 0</text:p>
          </table:table-cell>
          <table:table-cell table:style-name="ce68" table:formula="of:=([.I55]-[.AI55])/9" office:value-type="currency" office:currency="ZAR" office:value="0" calcext:value-type="currency">
            <text:p>R 0</text:p>
          </table:table-cell>
          <table:table-cell table:style-name="ce6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7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6]*0.9" office:value-type="currency" office:currency="ZAR" office:value="0" calcext:value-type="currency">
            <text:p>R 0</text:p>
          </table:table-cell>
          <table:table-cell table:style-name="ce68" table:formula="of:=[.B56]*0.8" office:value-type="currency" office:currency="ZAR" office:value="0" calcext:value-type="currency">
            <text:p>R 0</text:p>
          </table:table-cell>
          <table:table-cell table:style-name="ce68" table:formula="of:=[.C56]*0.7" office:value-type="currency" office:currency="ZAR" office:value="0" calcext:value-type="currency">
            <text:p>R 0</text:p>
          </table:table-cell>
          <table:table-cell table:style-name="ce68" table:formula="of:=[.D56]*0.6" office:value-type="currency" office:currency="ZAR" office:value="0" calcext:value-type="currency">
            <text:p>R 0</text:p>
          </table:table-cell>
          <table:table-cell table:style-name="ce68" table:formula="of:=[.E56]*0.5" office:value-type="currency" office:currency="ZAR" office:value="0" calcext:value-type="currency">
            <text:p>R 0</text:p>
          </table:table-cell>
          <table:table-cell table:style-name="ce68" table:formula="of:=[.F56]*0.4" office:value-type="currency" office:currency="ZAR" office:value="0" calcext:value-type="currency">
            <text:p>R 0</text:p>
          </table:table-cell>
          <table:table-cell table:style-name="ce68" table:formula="of:=[.G56]*0.3" office:value-type="currency" office:currency="ZAR" office:value="0" calcext:value-type="currency">
            <text:p>R 0</text:p>
          </table:table-cell>
          <table:table-cell table:style-name="ce68" table:formula="of:=[.H56]*0.2" office:value-type="currency" office:currency="ZAR" office:value="0" calcext:value-type="currency">
            <text:p>R 0</text:p>
          </table:table-cell>
          <table:table-cell table:style-name="ce68" table:formula="of:=[.I56]*0.1" office:value-type="currency" office:currency="ZAR" office:value="0" calcext:value-type="currency">
            <text:p>R 0</text:p>
          </table:table-cell>
          <table:table-cell table:style-name="ce68" table:formula="of:=[.J56]*0" office:value-type="currency" office:currency="ZAR" office:value="0" calcext:value-type="currency">
            <text:p>R 0</text:p>
          </table:table-cell>
          <table:table-cell/>
          <table:table-cell table:style-name="ce6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6]" office:value-type="currency" office:currency="ZAR" office:value="0" calcext:value-type="currency">
            <text:p>R 0</text:p>
          </table:table-cell>
          <table:table-cell table:style-name="ce68" table:formula="of:=[.$Y$22]*[.M56]" office:value-type="currency" office:currency="ZAR" office:value="0" calcext:value-type="currency">
            <text:p>R 0</text:p>
          </table:table-cell>
          <table:table-cell table:style-name="ce68" table:formula="of:=[.$Y$22]*[.N56]" office:value-type="currency" office:currency="ZAR" office:value="0" calcext:value-type="currency">
            <text:p>R 0</text:p>
          </table:table-cell>
          <table:table-cell table:style-name="ce68" table:formula="of:=[.$Y$22]*[.O56]" office:value-type="currency" office:currency="ZAR" office:value="0" calcext:value-type="currency">
            <text:p>R 0</text:p>
          </table:table-cell>
          <table:table-cell table:style-name="ce68" table:formula="of:=[.$Y$22]*[.P56]" office:value-type="currency" office:currency="ZAR" office:value="0" calcext:value-type="currency">
            <text:p>R 0</text:p>
          </table:table-cell>
          <table:table-cell table:style-name="ce68" table:formula="of:=[.$Y$22]*[.Q56]" office:value-type="currency" office:currency="ZAR" office:value="0" calcext:value-type="currency">
            <text:p>R 0</text:p>
          </table:table-cell>
          <table:table-cell table:style-name="ce68" table:formula="of:=[.$Y$22]*[.R56]" office:value-type="currency" office:currency="ZAR" office:value="0" calcext:value-type="currency">
            <text:p>R 0</text:p>
          </table:table-cell>
          <table:table-cell table:style-name="ce68" table:formula="of:=[.$Y$22]*[.S56]" office:value-type="currency" office:currency="ZAR" office:value="0" calcext:value-type="currency">
            <text:p>R 0</text:p>
          </table:table-cell>
          <table:table-cell table:style-name="ce68" table:formula="of:=[.$Y$22]*[.T56]" office:value-type="currency" office:currency="ZAR" office:value="0" calcext:value-type="currency">
            <text:p>R 0</text:p>
          </table:table-cell>
          <table:table-cell table:style-name="ce68" table:formula="of:=[.$Y$22]*[.U56]" office:value-type="currency" office:currency="ZAR" office:value="0" calcext:value-type="currency">
            <text:p>R 0</text:p>
          </table:table-cell>
          <table:table-cell/>
          <table:table-cell table:style-name="ce68" table:formula="of:=([.A56]-[.AA56])/1" office:value-type="currency" office:currency="ZAR" office:value="0" calcext:value-type="currency">
            <text:p>R 0</text:p>
          </table:table-cell>
          <table:table-cell table:style-name="ce68" table:formula="of:=([.B56]-[.AB56])/2" office:value-type="currency" office:currency="ZAR" office:value="0" calcext:value-type="currency">
            <text:p>R 0</text:p>
          </table:table-cell>
          <table:table-cell table:style-name="ce68" table:formula="of:=([.C56]-[.AC56])/3" office:value-type="currency" office:currency="ZAR" office:value="0" calcext:value-type="currency">
            <text:p>R 0</text:p>
          </table:table-cell>
          <table:table-cell table:style-name="ce68" table:formula="of:=([.D56]-[.AD56])/4" office:value-type="currency" office:currency="ZAR" office:value="0" calcext:value-type="currency">
            <text:p>R 0</text:p>
          </table:table-cell>
          <table:table-cell table:style-name="ce68" table:formula="of:=([.E56]-[.AE56])/5" office:value-type="currency" office:currency="ZAR" office:value="0" calcext:value-type="currency">
            <text:p>R 0</text:p>
          </table:table-cell>
          <table:table-cell table:style-name="ce68" table:formula="of:=([.F56]-[.AF56])/6" office:value-type="currency" office:currency="ZAR" office:value="0" calcext:value-type="currency">
            <text:p>R 0</text:p>
          </table:table-cell>
          <table:table-cell table:style-name="ce68" table:formula="of:=([.G56]-[.AG56])/7" office:value-type="currency" office:currency="ZAR" office:value="0" calcext:value-type="currency">
            <text:p>R 0</text:p>
          </table:table-cell>
          <table:table-cell table:style-name="ce68" table:formula="of:=([.H56]-[.AH56])/8" office:value-type="currency" office:currency="ZAR" office:value="0" calcext:value-type="currency">
            <text:p>R 0</text:p>
          </table:table-cell>
          <table:table-cell table:style-name="ce68" table:formula="of:=([.I56]-[.AI56])/9" office:value-type="currency" office:currency="ZAR" office:value="0" calcext:value-type="currency">
            <text:p>R 0</text:p>
          </table:table-cell>
          <table:table-cell table:style-name="ce6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7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7]*0.9" office:value-type="currency" office:currency="ZAR" office:value="0" calcext:value-type="currency">
            <text:p>R 0</text:p>
          </table:table-cell>
          <table:table-cell table:style-name="ce68" table:formula="of:=[.B57]*0.8" office:value-type="currency" office:currency="ZAR" office:value="0" calcext:value-type="currency">
            <text:p>R 0</text:p>
          </table:table-cell>
          <table:table-cell table:style-name="ce68" table:formula="of:=[.C57]*0.7" office:value-type="currency" office:currency="ZAR" office:value="0" calcext:value-type="currency">
            <text:p>R 0</text:p>
          </table:table-cell>
          <table:table-cell table:style-name="ce68" table:formula="of:=[.D57]*0.6" office:value-type="currency" office:currency="ZAR" office:value="0" calcext:value-type="currency">
            <text:p>R 0</text:p>
          </table:table-cell>
          <table:table-cell table:style-name="ce68" table:formula="of:=[.E57]*0.5" office:value-type="currency" office:currency="ZAR" office:value="0" calcext:value-type="currency">
            <text:p>R 0</text:p>
          </table:table-cell>
          <table:table-cell table:style-name="ce68" table:formula="of:=[.F57]*0.4" office:value-type="currency" office:currency="ZAR" office:value="0" calcext:value-type="currency">
            <text:p>R 0</text:p>
          </table:table-cell>
          <table:table-cell table:style-name="ce68" table:formula="of:=[.G57]*0.3" office:value-type="currency" office:currency="ZAR" office:value="0" calcext:value-type="currency">
            <text:p>R 0</text:p>
          </table:table-cell>
          <table:table-cell table:style-name="ce68" table:formula="of:=[.H57]*0.2" office:value-type="currency" office:currency="ZAR" office:value="0" calcext:value-type="currency">
            <text:p>R 0</text:p>
          </table:table-cell>
          <table:table-cell table:style-name="ce68" table:formula="of:=[.I57]*0.1" office:value-type="currency" office:currency="ZAR" office:value="0" calcext:value-type="currency">
            <text:p>R 0</text:p>
          </table:table-cell>
          <table:table-cell table:style-name="ce68" table:formula="of:=[.J57]*0" office:value-type="currency" office:currency="ZAR" office:value="0" calcext:value-type="currency">
            <text:p>R 0</text:p>
          </table:table-cell>
          <table:table-cell/>
          <table:table-cell table:style-name="ce6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7]" office:value-type="currency" office:currency="ZAR" office:value="0" calcext:value-type="currency">
            <text:p>R 0</text:p>
          </table:table-cell>
          <table:table-cell table:style-name="ce68" table:formula="of:=[.$Y$22]*[.M57]" office:value-type="currency" office:currency="ZAR" office:value="0" calcext:value-type="currency">
            <text:p>R 0</text:p>
          </table:table-cell>
          <table:table-cell table:style-name="ce68" table:formula="of:=[.$Y$22]*[.N57]" office:value-type="currency" office:currency="ZAR" office:value="0" calcext:value-type="currency">
            <text:p>R 0</text:p>
          </table:table-cell>
          <table:table-cell table:style-name="ce68" table:formula="of:=[.$Y$22]*[.O57]" office:value-type="currency" office:currency="ZAR" office:value="0" calcext:value-type="currency">
            <text:p>R 0</text:p>
          </table:table-cell>
          <table:table-cell table:style-name="ce68" table:formula="of:=[.$Y$22]*[.P57]" office:value-type="currency" office:currency="ZAR" office:value="0" calcext:value-type="currency">
            <text:p>R 0</text:p>
          </table:table-cell>
          <table:table-cell table:style-name="ce68" table:formula="of:=[.$Y$22]*[.Q57]" office:value-type="currency" office:currency="ZAR" office:value="0" calcext:value-type="currency">
            <text:p>R 0</text:p>
          </table:table-cell>
          <table:table-cell table:style-name="ce68" table:formula="of:=[.$Y$22]*[.R57]" office:value-type="currency" office:currency="ZAR" office:value="0" calcext:value-type="currency">
            <text:p>R 0</text:p>
          </table:table-cell>
          <table:table-cell table:style-name="ce68" table:formula="of:=[.$Y$22]*[.S57]" office:value-type="currency" office:currency="ZAR" office:value="0" calcext:value-type="currency">
            <text:p>R 0</text:p>
          </table:table-cell>
          <table:table-cell table:style-name="ce68" table:formula="of:=[.$Y$22]*[.T57]" office:value-type="currency" office:currency="ZAR" office:value="0" calcext:value-type="currency">
            <text:p>R 0</text:p>
          </table:table-cell>
          <table:table-cell table:style-name="ce68" table:formula="of:=[.$Y$22]*[.U57]" office:value-type="currency" office:currency="ZAR" office:value="0" calcext:value-type="currency">
            <text:p>R 0</text:p>
          </table:table-cell>
          <table:table-cell/>
          <table:table-cell table:style-name="ce68" table:formula="of:=([.A57]-[.AA57])/1" office:value-type="currency" office:currency="ZAR" office:value="0" calcext:value-type="currency">
            <text:p>R 0</text:p>
          </table:table-cell>
          <table:table-cell table:style-name="ce68" table:formula="of:=([.B57]-[.AB57])/2" office:value-type="currency" office:currency="ZAR" office:value="0" calcext:value-type="currency">
            <text:p>R 0</text:p>
          </table:table-cell>
          <table:table-cell table:style-name="ce68" table:formula="of:=([.C57]-[.AC57])/3" office:value-type="currency" office:currency="ZAR" office:value="0" calcext:value-type="currency">
            <text:p>R 0</text:p>
          </table:table-cell>
          <table:table-cell table:style-name="ce68" table:formula="of:=([.D57]-[.AD57])/4" office:value-type="currency" office:currency="ZAR" office:value="0" calcext:value-type="currency">
            <text:p>R 0</text:p>
          </table:table-cell>
          <table:table-cell table:style-name="ce68" table:formula="of:=([.E57]-[.AE57])/5" office:value-type="currency" office:currency="ZAR" office:value="0" calcext:value-type="currency">
            <text:p>R 0</text:p>
          </table:table-cell>
          <table:table-cell table:style-name="ce68" table:formula="of:=([.F57]-[.AF57])/6" office:value-type="currency" office:currency="ZAR" office:value="0" calcext:value-type="currency">
            <text:p>R 0</text:p>
          </table:table-cell>
          <table:table-cell table:style-name="ce68" table:formula="of:=([.G57]-[.AG57])/7" office:value-type="currency" office:currency="ZAR" office:value="0" calcext:value-type="currency">
            <text:p>R 0</text:p>
          </table:table-cell>
          <table:table-cell table:style-name="ce68" table:formula="of:=([.H57]-[.AH57])/8" office:value-type="currency" office:currency="ZAR" office:value="0" calcext:value-type="currency">
            <text:p>R 0</text:p>
          </table:table-cell>
          <table:table-cell table:style-name="ce68" table:formula="of:=([.I57]-[.AI57])/9" office:value-type="currency" office:currency="ZAR" office:value="0" calcext:value-type="currency">
            <text:p>R 0</text:p>
          </table:table-cell>
          <table:table-cell table:style-name="ce6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7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8]*0.9" office:value-type="currency" office:currency="ZAR" office:value="0" calcext:value-type="currency">
            <text:p>R 0</text:p>
          </table:table-cell>
          <table:table-cell table:style-name="ce68" table:formula="of:=[.B58]*0.8" office:value-type="currency" office:currency="ZAR" office:value="0" calcext:value-type="currency">
            <text:p>R 0</text:p>
          </table:table-cell>
          <table:table-cell table:style-name="ce68" table:formula="of:=[.C58]*0.7" office:value-type="currency" office:currency="ZAR" office:value="0" calcext:value-type="currency">
            <text:p>R 0</text:p>
          </table:table-cell>
          <table:table-cell table:style-name="ce68" table:formula="of:=[.D58]*0.6" office:value-type="currency" office:currency="ZAR" office:value="0" calcext:value-type="currency">
            <text:p>R 0</text:p>
          </table:table-cell>
          <table:table-cell table:style-name="ce68" table:formula="of:=[.E58]*0.5" office:value-type="currency" office:currency="ZAR" office:value="0" calcext:value-type="currency">
            <text:p>R 0</text:p>
          </table:table-cell>
          <table:table-cell table:style-name="ce68" table:formula="of:=[.F58]*0.4" office:value-type="currency" office:currency="ZAR" office:value="0" calcext:value-type="currency">
            <text:p>R 0</text:p>
          </table:table-cell>
          <table:table-cell table:style-name="ce68" table:formula="of:=[.G58]*0.3" office:value-type="currency" office:currency="ZAR" office:value="0" calcext:value-type="currency">
            <text:p>R 0</text:p>
          </table:table-cell>
          <table:table-cell table:style-name="ce68" table:formula="of:=[.H58]*0.2" office:value-type="currency" office:currency="ZAR" office:value="0" calcext:value-type="currency">
            <text:p>R 0</text:p>
          </table:table-cell>
          <table:table-cell table:style-name="ce68" table:formula="of:=[.I58]*0.1" office:value-type="currency" office:currency="ZAR" office:value="0" calcext:value-type="currency">
            <text:p>R 0</text:p>
          </table:table-cell>
          <table:table-cell table:style-name="ce68" table:formula="of:=[.J58]*0" office:value-type="currency" office:currency="ZAR" office:value="0" calcext:value-type="currency">
            <text:p>R 0</text:p>
          </table:table-cell>
          <table:table-cell/>
          <table:table-cell table:style-name="ce6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8]" office:value-type="currency" office:currency="ZAR" office:value="0" calcext:value-type="currency">
            <text:p>R 0</text:p>
          </table:table-cell>
          <table:table-cell table:style-name="ce68" table:formula="of:=[.$Y$22]*[.M58]" office:value-type="currency" office:currency="ZAR" office:value="0" calcext:value-type="currency">
            <text:p>R 0</text:p>
          </table:table-cell>
          <table:table-cell table:style-name="ce68" table:formula="of:=[.$Y$22]*[.N58]" office:value-type="currency" office:currency="ZAR" office:value="0" calcext:value-type="currency">
            <text:p>R 0</text:p>
          </table:table-cell>
          <table:table-cell table:style-name="ce68" table:formula="of:=[.$Y$22]*[.O58]" office:value-type="currency" office:currency="ZAR" office:value="0" calcext:value-type="currency">
            <text:p>R 0</text:p>
          </table:table-cell>
          <table:table-cell table:style-name="ce68" table:formula="of:=[.$Y$22]*[.P58]" office:value-type="currency" office:currency="ZAR" office:value="0" calcext:value-type="currency">
            <text:p>R 0</text:p>
          </table:table-cell>
          <table:table-cell table:style-name="ce68" table:formula="of:=[.$Y$22]*[.Q58]" office:value-type="currency" office:currency="ZAR" office:value="0" calcext:value-type="currency">
            <text:p>R 0</text:p>
          </table:table-cell>
          <table:table-cell table:style-name="ce68" table:formula="of:=[.$Y$22]*[.R58]" office:value-type="currency" office:currency="ZAR" office:value="0" calcext:value-type="currency">
            <text:p>R 0</text:p>
          </table:table-cell>
          <table:table-cell table:style-name="ce68" table:formula="of:=[.$Y$22]*[.S58]" office:value-type="currency" office:currency="ZAR" office:value="0" calcext:value-type="currency">
            <text:p>R 0</text:p>
          </table:table-cell>
          <table:table-cell table:style-name="ce68" table:formula="of:=[.$Y$22]*[.T58]" office:value-type="currency" office:currency="ZAR" office:value="0" calcext:value-type="currency">
            <text:p>R 0</text:p>
          </table:table-cell>
          <table:table-cell table:style-name="ce68" table:formula="of:=[.$Y$22]*[.U58]" office:value-type="currency" office:currency="ZAR" office:value="0" calcext:value-type="currency">
            <text:p>R 0</text:p>
          </table:table-cell>
          <table:table-cell/>
          <table:table-cell table:style-name="ce68" table:formula="of:=([.A58]-[.AA58])/1" office:value-type="currency" office:currency="ZAR" office:value="0" calcext:value-type="currency">
            <text:p>R 0</text:p>
          </table:table-cell>
          <table:table-cell table:style-name="ce68" table:formula="of:=([.B58]-[.AB58])/2" office:value-type="currency" office:currency="ZAR" office:value="0" calcext:value-type="currency">
            <text:p>R 0</text:p>
          </table:table-cell>
          <table:table-cell table:style-name="ce68" table:formula="of:=([.C58]-[.AC58])/3" office:value-type="currency" office:currency="ZAR" office:value="0" calcext:value-type="currency">
            <text:p>R 0</text:p>
          </table:table-cell>
          <table:table-cell table:style-name="ce68" table:formula="of:=([.D58]-[.AD58])/4" office:value-type="currency" office:currency="ZAR" office:value="0" calcext:value-type="currency">
            <text:p>R 0</text:p>
          </table:table-cell>
          <table:table-cell table:style-name="ce68" table:formula="of:=([.E58]-[.AE58])/5" office:value-type="currency" office:currency="ZAR" office:value="0" calcext:value-type="currency">
            <text:p>R 0</text:p>
          </table:table-cell>
          <table:table-cell table:style-name="ce68" table:formula="of:=([.F58]-[.AF58])/6" office:value-type="currency" office:currency="ZAR" office:value="0" calcext:value-type="currency">
            <text:p>R 0</text:p>
          </table:table-cell>
          <table:table-cell table:style-name="ce68" table:formula="of:=([.G58]-[.AG58])/7" office:value-type="currency" office:currency="ZAR" office:value="0" calcext:value-type="currency">
            <text:p>R 0</text:p>
          </table:table-cell>
          <table:table-cell table:style-name="ce68" table:formula="of:=([.H58]-[.AH58])/8" office:value-type="currency" office:currency="ZAR" office:value="0" calcext:value-type="currency">
            <text:p>R 0</text:p>
          </table:table-cell>
          <table:table-cell table:style-name="ce68" table:formula="of:=([.I58]-[.AI58])/9" office:value-type="currency" office:currency="ZAR" office:value="0" calcext:value-type="currency">
            <text:p>R 0</text:p>
          </table:table-cell>
          <table:table-cell table:style-name="ce6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7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9]*0.9" office:value-type="currency" office:currency="ZAR" office:value="0" calcext:value-type="currency">
            <text:p>R 0</text:p>
          </table:table-cell>
          <table:table-cell table:style-name="ce68" table:formula="of:=[.B59]*0.8" office:value-type="currency" office:currency="ZAR" office:value="0" calcext:value-type="currency">
            <text:p>R 0</text:p>
          </table:table-cell>
          <table:table-cell table:style-name="ce68" table:formula="of:=[.C59]*0.7" office:value-type="currency" office:currency="ZAR" office:value="0" calcext:value-type="currency">
            <text:p>R 0</text:p>
          </table:table-cell>
          <table:table-cell table:style-name="ce68" table:formula="of:=[.D59]*0.6" office:value-type="currency" office:currency="ZAR" office:value="0" calcext:value-type="currency">
            <text:p>R 0</text:p>
          </table:table-cell>
          <table:table-cell table:style-name="ce68" table:formula="of:=[.E59]*0.5" office:value-type="currency" office:currency="ZAR" office:value="0" calcext:value-type="currency">
            <text:p>R 0</text:p>
          </table:table-cell>
          <table:table-cell table:style-name="ce68" table:formula="of:=[.F59]*0.4" office:value-type="currency" office:currency="ZAR" office:value="0" calcext:value-type="currency">
            <text:p>R 0</text:p>
          </table:table-cell>
          <table:table-cell table:style-name="ce68" table:formula="of:=[.G59]*0.3" office:value-type="currency" office:currency="ZAR" office:value="0" calcext:value-type="currency">
            <text:p>R 0</text:p>
          </table:table-cell>
          <table:table-cell table:style-name="ce68" table:formula="of:=[.H59]*0.2" office:value-type="currency" office:currency="ZAR" office:value="0" calcext:value-type="currency">
            <text:p>R 0</text:p>
          </table:table-cell>
          <table:table-cell table:style-name="ce68" table:formula="of:=[.I59]*0.1" office:value-type="currency" office:currency="ZAR" office:value="0" calcext:value-type="currency">
            <text:p>R 0</text:p>
          </table:table-cell>
          <table:table-cell table:style-name="ce68" table:formula="of:=[.J59]*0" office:value-type="currency" office:currency="ZAR" office:value="0" calcext:value-type="currency">
            <text:p>R 0</text:p>
          </table:table-cell>
          <table:table-cell/>
          <table:table-cell table:style-name="ce6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9]" office:value-type="currency" office:currency="ZAR" office:value="0" calcext:value-type="currency">
            <text:p>R 0</text:p>
          </table:table-cell>
          <table:table-cell table:style-name="ce68" table:formula="of:=[.$Y$22]*[.M59]" office:value-type="currency" office:currency="ZAR" office:value="0" calcext:value-type="currency">
            <text:p>R 0</text:p>
          </table:table-cell>
          <table:table-cell table:style-name="ce68" table:formula="of:=[.$Y$22]*[.N59]" office:value-type="currency" office:currency="ZAR" office:value="0" calcext:value-type="currency">
            <text:p>R 0</text:p>
          </table:table-cell>
          <table:table-cell table:style-name="ce68" table:formula="of:=[.$Y$22]*[.O59]" office:value-type="currency" office:currency="ZAR" office:value="0" calcext:value-type="currency">
            <text:p>R 0</text:p>
          </table:table-cell>
          <table:table-cell table:style-name="ce68" table:formula="of:=[.$Y$22]*[.P59]" office:value-type="currency" office:currency="ZAR" office:value="0" calcext:value-type="currency">
            <text:p>R 0</text:p>
          </table:table-cell>
          <table:table-cell table:style-name="ce68" table:formula="of:=[.$Y$22]*[.Q59]" office:value-type="currency" office:currency="ZAR" office:value="0" calcext:value-type="currency">
            <text:p>R 0</text:p>
          </table:table-cell>
          <table:table-cell table:style-name="ce68" table:formula="of:=[.$Y$22]*[.R59]" office:value-type="currency" office:currency="ZAR" office:value="0" calcext:value-type="currency">
            <text:p>R 0</text:p>
          </table:table-cell>
          <table:table-cell table:style-name="ce68" table:formula="of:=[.$Y$22]*[.S59]" office:value-type="currency" office:currency="ZAR" office:value="0" calcext:value-type="currency">
            <text:p>R 0</text:p>
          </table:table-cell>
          <table:table-cell table:style-name="ce68" table:formula="of:=[.$Y$22]*[.T59]" office:value-type="currency" office:currency="ZAR" office:value="0" calcext:value-type="currency">
            <text:p>R 0</text:p>
          </table:table-cell>
          <table:table-cell table:style-name="ce68" table:formula="of:=[.$Y$22]*[.U59]" office:value-type="currency" office:currency="ZAR" office:value="0" calcext:value-type="currency">
            <text:p>R 0</text:p>
          </table:table-cell>
          <table:table-cell/>
          <table:table-cell table:style-name="ce68" table:formula="of:=([.A59]-[.AA59])/1" office:value-type="currency" office:currency="ZAR" office:value="0" calcext:value-type="currency">
            <text:p>R 0</text:p>
          </table:table-cell>
          <table:table-cell table:style-name="ce68" table:formula="of:=([.B59]-[.AB59])/2" office:value-type="currency" office:currency="ZAR" office:value="0" calcext:value-type="currency">
            <text:p>R 0</text:p>
          </table:table-cell>
          <table:table-cell table:style-name="ce68" table:formula="of:=([.C59]-[.AC59])/3" office:value-type="currency" office:currency="ZAR" office:value="0" calcext:value-type="currency">
            <text:p>R 0</text:p>
          </table:table-cell>
          <table:table-cell table:style-name="ce68" table:formula="of:=([.D59]-[.AD59])/4" office:value-type="currency" office:currency="ZAR" office:value="0" calcext:value-type="currency">
            <text:p>R 0</text:p>
          </table:table-cell>
          <table:table-cell table:style-name="ce68" table:formula="of:=([.E59]-[.AE59])/5" office:value-type="currency" office:currency="ZAR" office:value="0" calcext:value-type="currency">
            <text:p>R 0</text:p>
          </table:table-cell>
          <table:table-cell table:style-name="ce68" table:formula="of:=([.F59]-[.AF59])/6" office:value-type="currency" office:currency="ZAR" office:value="0" calcext:value-type="currency">
            <text:p>R 0</text:p>
          </table:table-cell>
          <table:table-cell table:style-name="ce68" table:formula="of:=([.G59]-[.AG59])/7" office:value-type="currency" office:currency="ZAR" office:value="0" calcext:value-type="currency">
            <text:p>R 0</text:p>
          </table:table-cell>
          <table:table-cell table:style-name="ce68" table:formula="of:=([.H59]-[.AH59])/8" office:value-type="currency" office:currency="ZAR" office:value="0" calcext:value-type="currency">
            <text:p>R 0</text:p>
          </table:table-cell>
          <table:table-cell table:style-name="ce68" table:formula="of:=([.I59]-[.AI59])/9" office:value-type="currency" office:currency="ZAR" office:value="0" calcext:value-type="currency">
            <text:p>R 0</text:p>
          </table:table-cell>
          <table:table-cell table:style-name="ce6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7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0]*0.9" office:value-type="currency" office:currency="ZAR" office:value="0" calcext:value-type="currency">
            <text:p>R 0</text:p>
          </table:table-cell>
          <table:table-cell table:style-name="ce68" table:formula="of:=[.B60]*0.8" office:value-type="currency" office:currency="ZAR" office:value="0" calcext:value-type="currency">
            <text:p>R 0</text:p>
          </table:table-cell>
          <table:table-cell table:style-name="ce68" table:formula="of:=[.C60]*0.7" office:value-type="currency" office:currency="ZAR" office:value="0" calcext:value-type="currency">
            <text:p>R 0</text:p>
          </table:table-cell>
          <table:table-cell table:style-name="ce68" table:formula="of:=[.D60]*0.6" office:value-type="currency" office:currency="ZAR" office:value="0" calcext:value-type="currency">
            <text:p>R 0</text:p>
          </table:table-cell>
          <table:table-cell table:style-name="ce68" table:formula="of:=[.E60]*0.5" office:value-type="currency" office:currency="ZAR" office:value="0" calcext:value-type="currency">
            <text:p>R 0</text:p>
          </table:table-cell>
          <table:table-cell table:style-name="ce68" table:formula="of:=[.F60]*0.4" office:value-type="currency" office:currency="ZAR" office:value="0" calcext:value-type="currency">
            <text:p>R 0</text:p>
          </table:table-cell>
          <table:table-cell table:style-name="ce68" table:formula="of:=[.G60]*0.3" office:value-type="currency" office:currency="ZAR" office:value="0" calcext:value-type="currency">
            <text:p>R 0</text:p>
          </table:table-cell>
          <table:table-cell table:style-name="ce68" table:formula="of:=[.H60]*0.2" office:value-type="currency" office:currency="ZAR" office:value="0" calcext:value-type="currency">
            <text:p>R 0</text:p>
          </table:table-cell>
          <table:table-cell table:style-name="ce68" table:formula="of:=[.I60]*0.1" office:value-type="currency" office:currency="ZAR" office:value="0" calcext:value-type="currency">
            <text:p>R 0</text:p>
          </table:table-cell>
          <table:table-cell table:style-name="ce68" table:formula="of:=[.J60]*0" office:value-type="currency" office:currency="ZAR" office:value="0" calcext:value-type="currency">
            <text:p>R 0</text:p>
          </table:table-cell>
          <table:table-cell/>
          <table:table-cell table:style-name="ce6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0]" office:value-type="currency" office:currency="ZAR" office:value="0" calcext:value-type="currency">
            <text:p>R 0</text:p>
          </table:table-cell>
          <table:table-cell table:style-name="ce68" table:formula="of:=[.$Y$22]*[.M60]" office:value-type="currency" office:currency="ZAR" office:value="0" calcext:value-type="currency">
            <text:p>R 0</text:p>
          </table:table-cell>
          <table:table-cell table:style-name="ce68" table:formula="of:=[.$Y$22]*[.N60]" office:value-type="currency" office:currency="ZAR" office:value="0" calcext:value-type="currency">
            <text:p>R 0</text:p>
          </table:table-cell>
          <table:table-cell table:style-name="ce68" table:formula="of:=[.$Y$22]*[.O60]" office:value-type="currency" office:currency="ZAR" office:value="0" calcext:value-type="currency">
            <text:p>R 0</text:p>
          </table:table-cell>
          <table:table-cell table:style-name="ce68" table:formula="of:=[.$Y$22]*[.P60]" office:value-type="currency" office:currency="ZAR" office:value="0" calcext:value-type="currency">
            <text:p>R 0</text:p>
          </table:table-cell>
          <table:table-cell table:style-name="ce68" table:formula="of:=[.$Y$22]*[.Q60]" office:value-type="currency" office:currency="ZAR" office:value="0" calcext:value-type="currency">
            <text:p>R 0</text:p>
          </table:table-cell>
          <table:table-cell table:style-name="ce68" table:formula="of:=[.$Y$22]*[.R60]" office:value-type="currency" office:currency="ZAR" office:value="0" calcext:value-type="currency">
            <text:p>R 0</text:p>
          </table:table-cell>
          <table:table-cell table:style-name="ce68" table:formula="of:=[.$Y$22]*[.S60]" office:value-type="currency" office:currency="ZAR" office:value="0" calcext:value-type="currency">
            <text:p>R 0</text:p>
          </table:table-cell>
          <table:table-cell table:style-name="ce68" table:formula="of:=[.$Y$22]*[.T60]" office:value-type="currency" office:currency="ZAR" office:value="0" calcext:value-type="currency">
            <text:p>R 0</text:p>
          </table:table-cell>
          <table:table-cell table:style-name="ce68" table:formula="of:=[.$Y$22]*[.U60]" office:value-type="currency" office:currency="ZAR" office:value="0" calcext:value-type="currency">
            <text:p>R 0</text:p>
          </table:table-cell>
          <table:table-cell/>
          <table:table-cell table:style-name="ce68" table:formula="of:=([.A60]-[.AA60])/1" office:value-type="currency" office:currency="ZAR" office:value="0" calcext:value-type="currency">
            <text:p>R 0</text:p>
          </table:table-cell>
          <table:table-cell table:style-name="ce68" table:formula="of:=([.B60]-[.AB60])/2" office:value-type="currency" office:currency="ZAR" office:value="0" calcext:value-type="currency">
            <text:p>R 0</text:p>
          </table:table-cell>
          <table:table-cell table:style-name="ce68" table:formula="of:=([.C60]-[.AC60])/3" office:value-type="currency" office:currency="ZAR" office:value="0" calcext:value-type="currency">
            <text:p>R 0</text:p>
          </table:table-cell>
          <table:table-cell table:style-name="ce68" table:formula="of:=([.D60]-[.AD60])/4" office:value-type="currency" office:currency="ZAR" office:value="0" calcext:value-type="currency">
            <text:p>R 0</text:p>
          </table:table-cell>
          <table:table-cell table:style-name="ce68" table:formula="of:=([.E60]-[.AE60])/5" office:value-type="currency" office:currency="ZAR" office:value="0" calcext:value-type="currency">
            <text:p>R 0</text:p>
          </table:table-cell>
          <table:table-cell table:style-name="ce68" table:formula="of:=([.F60]-[.AF60])/6" office:value-type="currency" office:currency="ZAR" office:value="0" calcext:value-type="currency">
            <text:p>R 0</text:p>
          </table:table-cell>
          <table:table-cell table:style-name="ce68" table:formula="of:=([.G60]-[.AG60])/7" office:value-type="currency" office:currency="ZAR" office:value="0" calcext:value-type="currency">
            <text:p>R 0</text:p>
          </table:table-cell>
          <table:table-cell table:style-name="ce68" table:formula="of:=([.H60]-[.AH60])/8" office:value-type="currency" office:currency="ZAR" office:value="0" calcext:value-type="currency">
            <text:p>R 0</text:p>
          </table:table-cell>
          <table:table-cell table:style-name="ce68" table:formula="of:=([.I60]-[.AI60])/9" office:value-type="currency" office:currency="ZAR" office:value="0" calcext:value-type="currency">
            <text:p>R 0</text:p>
          </table:table-cell>
          <table:table-cell table:style-name="ce6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7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1]*0.9" office:value-type="currency" office:currency="ZAR" office:value="0" calcext:value-type="currency">
            <text:p>R 0</text:p>
          </table:table-cell>
          <table:table-cell table:style-name="ce68" table:formula="of:=[.B61]*0.8" office:value-type="currency" office:currency="ZAR" office:value="0" calcext:value-type="currency">
            <text:p>R 0</text:p>
          </table:table-cell>
          <table:table-cell table:style-name="ce68" table:formula="of:=[.C61]*0.7" office:value-type="currency" office:currency="ZAR" office:value="0" calcext:value-type="currency">
            <text:p>R 0</text:p>
          </table:table-cell>
          <table:table-cell table:style-name="ce68" table:formula="of:=[.D61]*0.6" office:value-type="currency" office:currency="ZAR" office:value="0" calcext:value-type="currency">
            <text:p>R 0</text:p>
          </table:table-cell>
          <table:table-cell table:style-name="ce68" table:formula="of:=[.E61]*0.5" office:value-type="currency" office:currency="ZAR" office:value="0" calcext:value-type="currency">
            <text:p>R 0</text:p>
          </table:table-cell>
          <table:table-cell table:style-name="ce68" table:formula="of:=[.F61]*0.4" office:value-type="currency" office:currency="ZAR" office:value="0" calcext:value-type="currency">
            <text:p>R 0</text:p>
          </table:table-cell>
          <table:table-cell table:style-name="ce68" table:formula="of:=[.G61]*0.3" office:value-type="currency" office:currency="ZAR" office:value="0" calcext:value-type="currency">
            <text:p>R 0</text:p>
          </table:table-cell>
          <table:table-cell table:style-name="ce68" table:formula="of:=[.H61]*0.2" office:value-type="currency" office:currency="ZAR" office:value="0" calcext:value-type="currency">
            <text:p>R 0</text:p>
          </table:table-cell>
          <table:table-cell table:style-name="ce68" table:formula="of:=[.I61]*0.1" office:value-type="currency" office:currency="ZAR" office:value="0" calcext:value-type="currency">
            <text:p>R 0</text:p>
          </table:table-cell>
          <table:table-cell table:style-name="ce68" table:formula="of:=[.J61]*0" office:value-type="currency" office:currency="ZAR" office:value="0" calcext:value-type="currency">
            <text:p>R 0</text:p>
          </table:table-cell>
          <table:table-cell/>
          <table:table-cell table:style-name="ce6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1]" office:value-type="currency" office:currency="ZAR" office:value="0" calcext:value-type="currency">
            <text:p>R 0</text:p>
          </table:table-cell>
          <table:table-cell table:style-name="ce68" table:formula="of:=[.$Y$22]*[.M61]" office:value-type="currency" office:currency="ZAR" office:value="0" calcext:value-type="currency">
            <text:p>R 0</text:p>
          </table:table-cell>
          <table:table-cell table:style-name="ce68" table:formula="of:=[.$Y$22]*[.N61]" office:value-type="currency" office:currency="ZAR" office:value="0" calcext:value-type="currency">
            <text:p>R 0</text:p>
          </table:table-cell>
          <table:table-cell table:style-name="ce68" table:formula="of:=[.$Y$22]*[.O61]" office:value-type="currency" office:currency="ZAR" office:value="0" calcext:value-type="currency">
            <text:p>R 0</text:p>
          </table:table-cell>
          <table:table-cell table:style-name="ce68" table:formula="of:=[.$Y$22]*[.P61]" office:value-type="currency" office:currency="ZAR" office:value="0" calcext:value-type="currency">
            <text:p>R 0</text:p>
          </table:table-cell>
          <table:table-cell table:style-name="ce68" table:formula="of:=[.$Y$22]*[.Q61]" office:value-type="currency" office:currency="ZAR" office:value="0" calcext:value-type="currency">
            <text:p>R 0</text:p>
          </table:table-cell>
          <table:table-cell table:style-name="ce68" table:formula="of:=[.$Y$22]*[.R61]" office:value-type="currency" office:currency="ZAR" office:value="0" calcext:value-type="currency">
            <text:p>R 0</text:p>
          </table:table-cell>
          <table:table-cell table:style-name="ce68" table:formula="of:=[.$Y$22]*[.S61]" office:value-type="currency" office:currency="ZAR" office:value="0" calcext:value-type="currency">
            <text:p>R 0</text:p>
          </table:table-cell>
          <table:table-cell table:style-name="ce68" table:formula="of:=[.$Y$22]*[.T61]" office:value-type="currency" office:currency="ZAR" office:value="0" calcext:value-type="currency">
            <text:p>R 0</text:p>
          </table:table-cell>
          <table:table-cell table:style-name="ce68" table:formula="of:=[.$Y$22]*[.U61]" office:value-type="currency" office:currency="ZAR" office:value="0" calcext:value-type="currency">
            <text:p>R 0</text:p>
          </table:table-cell>
          <table:table-cell/>
          <table:table-cell table:style-name="ce68" table:formula="of:=([.A61]-[.AA61])/1" office:value-type="currency" office:currency="ZAR" office:value="0" calcext:value-type="currency">
            <text:p>R 0</text:p>
          </table:table-cell>
          <table:table-cell table:style-name="ce68" table:formula="of:=([.B61]-[.AB61])/2" office:value-type="currency" office:currency="ZAR" office:value="0" calcext:value-type="currency">
            <text:p>R 0</text:p>
          </table:table-cell>
          <table:table-cell table:style-name="ce68" table:formula="of:=([.C61]-[.AC61])/3" office:value-type="currency" office:currency="ZAR" office:value="0" calcext:value-type="currency">
            <text:p>R 0</text:p>
          </table:table-cell>
          <table:table-cell table:style-name="ce68" table:formula="of:=([.D61]-[.AD61])/4" office:value-type="currency" office:currency="ZAR" office:value="0" calcext:value-type="currency">
            <text:p>R 0</text:p>
          </table:table-cell>
          <table:table-cell table:style-name="ce68" table:formula="of:=([.E61]-[.AE61])/5" office:value-type="currency" office:currency="ZAR" office:value="0" calcext:value-type="currency">
            <text:p>R 0</text:p>
          </table:table-cell>
          <table:table-cell table:style-name="ce68" table:formula="of:=([.F61]-[.AF61])/6" office:value-type="currency" office:currency="ZAR" office:value="0" calcext:value-type="currency">
            <text:p>R 0</text:p>
          </table:table-cell>
          <table:table-cell table:style-name="ce68" table:formula="of:=([.G61]-[.AG61])/7" office:value-type="currency" office:currency="ZAR" office:value="0" calcext:value-type="currency">
            <text:p>R 0</text:p>
          </table:table-cell>
          <table:table-cell table:style-name="ce68" table:formula="of:=([.H61]-[.AH61])/8" office:value-type="currency" office:currency="ZAR" office:value="0" calcext:value-type="currency">
            <text:p>R 0</text:p>
          </table:table-cell>
          <table:table-cell table:style-name="ce68" table:formula="of:=([.I61]-[.AI61])/9" office:value-type="currency" office:currency="ZAR" office:value="0" calcext:value-type="currency">
            <text:p>R 0</text:p>
          </table:table-cell>
          <table:table-cell table:style-name="ce6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7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2]*0.9" office:value-type="currency" office:currency="ZAR" office:value="0" calcext:value-type="currency">
            <text:p>R 0</text:p>
          </table:table-cell>
          <table:table-cell table:style-name="ce68" table:formula="of:=[.B62]*0.8" office:value-type="currency" office:currency="ZAR" office:value="0" calcext:value-type="currency">
            <text:p>R 0</text:p>
          </table:table-cell>
          <table:table-cell table:style-name="ce68" table:formula="of:=[.C62]*0.7" office:value-type="currency" office:currency="ZAR" office:value="0" calcext:value-type="currency">
            <text:p>R 0</text:p>
          </table:table-cell>
          <table:table-cell table:style-name="ce68" table:formula="of:=[.D62]*0.6" office:value-type="currency" office:currency="ZAR" office:value="0" calcext:value-type="currency">
            <text:p>R 0</text:p>
          </table:table-cell>
          <table:table-cell table:style-name="ce68" table:formula="of:=[.E62]*0.5" office:value-type="currency" office:currency="ZAR" office:value="0" calcext:value-type="currency">
            <text:p>R 0</text:p>
          </table:table-cell>
          <table:table-cell table:style-name="ce68" table:formula="of:=[.F62]*0.4" office:value-type="currency" office:currency="ZAR" office:value="0" calcext:value-type="currency">
            <text:p>R 0</text:p>
          </table:table-cell>
          <table:table-cell table:style-name="ce68" table:formula="of:=[.G62]*0.3" office:value-type="currency" office:currency="ZAR" office:value="0" calcext:value-type="currency">
            <text:p>R 0</text:p>
          </table:table-cell>
          <table:table-cell table:style-name="ce68" table:formula="of:=[.H62]*0.2" office:value-type="currency" office:currency="ZAR" office:value="0" calcext:value-type="currency">
            <text:p>R 0</text:p>
          </table:table-cell>
          <table:table-cell table:style-name="ce68" table:formula="of:=[.I62]*0.1" office:value-type="currency" office:currency="ZAR" office:value="0" calcext:value-type="currency">
            <text:p>R 0</text:p>
          </table:table-cell>
          <table:table-cell table:style-name="ce68" table:formula="of:=[.J62]*0" office:value-type="currency" office:currency="ZAR" office:value="0" calcext:value-type="currency">
            <text:p>R 0</text:p>
          </table:table-cell>
          <table:table-cell/>
          <table:table-cell table:style-name="ce6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2]" office:value-type="currency" office:currency="ZAR" office:value="0" calcext:value-type="currency">
            <text:p>R 0</text:p>
          </table:table-cell>
          <table:table-cell table:style-name="ce68" table:formula="of:=[.$Y$22]*[.M62]" office:value-type="currency" office:currency="ZAR" office:value="0" calcext:value-type="currency">
            <text:p>R 0</text:p>
          </table:table-cell>
          <table:table-cell table:style-name="ce68" table:formula="of:=[.$Y$22]*[.N62]" office:value-type="currency" office:currency="ZAR" office:value="0" calcext:value-type="currency">
            <text:p>R 0</text:p>
          </table:table-cell>
          <table:table-cell table:style-name="ce68" table:formula="of:=[.$Y$22]*[.O62]" office:value-type="currency" office:currency="ZAR" office:value="0" calcext:value-type="currency">
            <text:p>R 0</text:p>
          </table:table-cell>
          <table:table-cell table:style-name="ce68" table:formula="of:=[.$Y$22]*[.P62]" office:value-type="currency" office:currency="ZAR" office:value="0" calcext:value-type="currency">
            <text:p>R 0</text:p>
          </table:table-cell>
          <table:table-cell table:style-name="ce68" table:formula="of:=[.$Y$22]*[.Q62]" office:value-type="currency" office:currency="ZAR" office:value="0" calcext:value-type="currency">
            <text:p>R 0</text:p>
          </table:table-cell>
          <table:table-cell table:style-name="ce68" table:formula="of:=[.$Y$22]*[.R62]" office:value-type="currency" office:currency="ZAR" office:value="0" calcext:value-type="currency">
            <text:p>R 0</text:p>
          </table:table-cell>
          <table:table-cell table:style-name="ce68" table:formula="of:=[.$Y$22]*[.S62]" office:value-type="currency" office:currency="ZAR" office:value="0" calcext:value-type="currency">
            <text:p>R 0</text:p>
          </table:table-cell>
          <table:table-cell table:style-name="ce68" table:formula="of:=[.$Y$22]*[.T62]" office:value-type="currency" office:currency="ZAR" office:value="0" calcext:value-type="currency">
            <text:p>R 0</text:p>
          </table:table-cell>
          <table:table-cell table:style-name="ce68" table:formula="of:=[.$Y$22]*[.U62]" office:value-type="currency" office:currency="ZAR" office:value="0" calcext:value-type="currency">
            <text:p>R 0</text:p>
          </table:table-cell>
          <table:table-cell/>
          <table:table-cell table:style-name="ce68" table:formula="of:=([.A62]-[.AA62])/1" office:value-type="currency" office:currency="ZAR" office:value="0" calcext:value-type="currency">
            <text:p>R 0</text:p>
          </table:table-cell>
          <table:table-cell table:style-name="ce68" table:formula="of:=([.B62]-[.AB62])/2" office:value-type="currency" office:currency="ZAR" office:value="0" calcext:value-type="currency">
            <text:p>R 0</text:p>
          </table:table-cell>
          <table:table-cell table:style-name="ce68" table:formula="of:=([.C62]-[.AC62])/3" office:value-type="currency" office:currency="ZAR" office:value="0" calcext:value-type="currency">
            <text:p>R 0</text:p>
          </table:table-cell>
          <table:table-cell table:style-name="ce68" table:formula="of:=([.D62]-[.AD62])/4" office:value-type="currency" office:currency="ZAR" office:value="0" calcext:value-type="currency">
            <text:p>R 0</text:p>
          </table:table-cell>
          <table:table-cell table:style-name="ce68" table:formula="of:=([.E62]-[.AE62])/5" office:value-type="currency" office:currency="ZAR" office:value="0" calcext:value-type="currency">
            <text:p>R 0</text:p>
          </table:table-cell>
          <table:table-cell table:style-name="ce68" table:formula="of:=([.F62]-[.AF62])/6" office:value-type="currency" office:currency="ZAR" office:value="0" calcext:value-type="currency">
            <text:p>R 0</text:p>
          </table:table-cell>
          <table:table-cell table:style-name="ce68" table:formula="of:=([.G62]-[.AG62])/7" office:value-type="currency" office:currency="ZAR" office:value="0" calcext:value-type="currency">
            <text:p>R 0</text:p>
          </table:table-cell>
          <table:table-cell table:style-name="ce68" table:formula="of:=([.H62]-[.AH62])/8" office:value-type="currency" office:currency="ZAR" office:value="0" calcext:value-type="currency">
            <text:p>R 0</text:p>
          </table:table-cell>
          <table:table-cell table:style-name="ce68" table:formula="of:=([.I62]-[.AI62])/9" office:value-type="currency" office:currency="ZAR" office:value="0" calcext:value-type="currency">
            <text:p>R 0</text:p>
          </table:table-cell>
          <table:table-cell table:style-name="ce6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7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3]*0.9" office:value-type="currency" office:currency="ZAR" office:value="0" calcext:value-type="currency">
            <text:p>R 0</text:p>
          </table:table-cell>
          <table:table-cell table:style-name="ce68" table:formula="of:=[.B63]*0.8" office:value-type="currency" office:currency="ZAR" office:value="0" calcext:value-type="currency">
            <text:p>R 0</text:p>
          </table:table-cell>
          <table:table-cell table:style-name="ce68" table:formula="of:=[.C63]*0.7" office:value-type="currency" office:currency="ZAR" office:value="0" calcext:value-type="currency">
            <text:p>R 0</text:p>
          </table:table-cell>
          <table:table-cell table:style-name="ce68" table:formula="of:=[.D63]*0.6" office:value-type="currency" office:currency="ZAR" office:value="0" calcext:value-type="currency">
            <text:p>R 0</text:p>
          </table:table-cell>
          <table:table-cell table:style-name="ce68" table:formula="of:=[.E63]*0.5" office:value-type="currency" office:currency="ZAR" office:value="0" calcext:value-type="currency">
            <text:p>R 0</text:p>
          </table:table-cell>
          <table:table-cell table:style-name="ce68" table:formula="of:=[.F63]*0.4" office:value-type="currency" office:currency="ZAR" office:value="0" calcext:value-type="currency">
            <text:p>R 0</text:p>
          </table:table-cell>
          <table:table-cell table:style-name="ce68" table:formula="of:=[.G63]*0.3" office:value-type="currency" office:currency="ZAR" office:value="0" calcext:value-type="currency">
            <text:p>R 0</text:p>
          </table:table-cell>
          <table:table-cell table:style-name="ce68" table:formula="of:=[.H63]*0.2" office:value-type="currency" office:currency="ZAR" office:value="0" calcext:value-type="currency">
            <text:p>R 0</text:p>
          </table:table-cell>
          <table:table-cell table:style-name="ce68" table:formula="of:=[.I63]*0.1" office:value-type="currency" office:currency="ZAR" office:value="0" calcext:value-type="currency">
            <text:p>R 0</text:p>
          </table:table-cell>
          <table:table-cell table:style-name="ce68" table:formula="of:=[.J63]*0" office:value-type="currency" office:currency="ZAR" office:value="0" calcext:value-type="currency">
            <text:p>R 0</text:p>
          </table:table-cell>
          <table:table-cell/>
          <table:table-cell table:style-name="ce6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3]" office:value-type="currency" office:currency="ZAR" office:value="0" calcext:value-type="currency">
            <text:p>R 0</text:p>
          </table:table-cell>
          <table:table-cell table:style-name="ce68" table:formula="of:=[.$Y$22]*[.M63]" office:value-type="currency" office:currency="ZAR" office:value="0" calcext:value-type="currency">
            <text:p>R 0</text:p>
          </table:table-cell>
          <table:table-cell table:style-name="ce68" table:formula="of:=[.$Y$22]*[.N63]" office:value-type="currency" office:currency="ZAR" office:value="0" calcext:value-type="currency">
            <text:p>R 0</text:p>
          </table:table-cell>
          <table:table-cell table:style-name="ce68" table:formula="of:=[.$Y$22]*[.O63]" office:value-type="currency" office:currency="ZAR" office:value="0" calcext:value-type="currency">
            <text:p>R 0</text:p>
          </table:table-cell>
          <table:table-cell table:style-name="ce68" table:formula="of:=[.$Y$22]*[.P63]" office:value-type="currency" office:currency="ZAR" office:value="0" calcext:value-type="currency">
            <text:p>R 0</text:p>
          </table:table-cell>
          <table:table-cell table:style-name="ce68" table:formula="of:=[.$Y$22]*[.Q63]" office:value-type="currency" office:currency="ZAR" office:value="0" calcext:value-type="currency">
            <text:p>R 0</text:p>
          </table:table-cell>
          <table:table-cell table:style-name="ce68" table:formula="of:=[.$Y$22]*[.R63]" office:value-type="currency" office:currency="ZAR" office:value="0" calcext:value-type="currency">
            <text:p>R 0</text:p>
          </table:table-cell>
          <table:table-cell table:style-name="ce68" table:formula="of:=[.$Y$22]*[.S63]" office:value-type="currency" office:currency="ZAR" office:value="0" calcext:value-type="currency">
            <text:p>R 0</text:p>
          </table:table-cell>
          <table:table-cell table:style-name="ce68" table:formula="of:=[.$Y$22]*[.T63]" office:value-type="currency" office:currency="ZAR" office:value="0" calcext:value-type="currency">
            <text:p>R 0</text:p>
          </table:table-cell>
          <table:table-cell table:style-name="ce68" table:formula="of:=[.$Y$22]*[.U63]" office:value-type="currency" office:currency="ZAR" office:value="0" calcext:value-type="currency">
            <text:p>R 0</text:p>
          </table:table-cell>
          <table:table-cell/>
          <table:table-cell table:style-name="ce68" table:formula="of:=([.A63]-[.AA63])/1" office:value-type="currency" office:currency="ZAR" office:value="0" calcext:value-type="currency">
            <text:p>R 0</text:p>
          </table:table-cell>
          <table:table-cell table:style-name="ce68" table:formula="of:=([.B63]-[.AB63])/2" office:value-type="currency" office:currency="ZAR" office:value="0" calcext:value-type="currency">
            <text:p>R 0</text:p>
          </table:table-cell>
          <table:table-cell table:style-name="ce68" table:formula="of:=([.C63]-[.AC63])/3" office:value-type="currency" office:currency="ZAR" office:value="0" calcext:value-type="currency">
            <text:p>R 0</text:p>
          </table:table-cell>
          <table:table-cell table:style-name="ce68" table:formula="of:=([.D63]-[.AD63])/4" office:value-type="currency" office:currency="ZAR" office:value="0" calcext:value-type="currency">
            <text:p>R 0</text:p>
          </table:table-cell>
          <table:table-cell table:style-name="ce68" table:formula="of:=([.E63]-[.AE63])/5" office:value-type="currency" office:currency="ZAR" office:value="0" calcext:value-type="currency">
            <text:p>R 0</text:p>
          </table:table-cell>
          <table:table-cell table:style-name="ce68" table:formula="of:=([.F63]-[.AF63])/6" office:value-type="currency" office:currency="ZAR" office:value="0" calcext:value-type="currency">
            <text:p>R 0</text:p>
          </table:table-cell>
          <table:table-cell table:style-name="ce68" table:formula="of:=([.G63]-[.AG63])/7" office:value-type="currency" office:currency="ZAR" office:value="0" calcext:value-type="currency">
            <text:p>R 0</text:p>
          </table:table-cell>
          <table:table-cell table:style-name="ce68" table:formula="of:=([.H63]-[.AH63])/8" office:value-type="currency" office:currency="ZAR" office:value="0" calcext:value-type="currency">
            <text:p>R 0</text:p>
          </table:table-cell>
          <table:table-cell table:style-name="ce68" table:formula="of:=([.I63]-[.AI63])/9" office:value-type="currency" office:currency="ZAR" office:value="0" calcext:value-type="currency">
            <text:p>R 0</text:p>
          </table:table-cell>
          <table:table-cell table:style-name="ce6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7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4]*0.9" office:value-type="currency" office:currency="ZAR" office:value="0" calcext:value-type="currency">
            <text:p>R 0</text:p>
          </table:table-cell>
          <table:table-cell table:style-name="ce68" table:formula="of:=[.B64]*0.8" office:value-type="currency" office:currency="ZAR" office:value="0" calcext:value-type="currency">
            <text:p>R 0</text:p>
          </table:table-cell>
          <table:table-cell table:style-name="ce68" table:formula="of:=[.C64]*0.7" office:value-type="currency" office:currency="ZAR" office:value="0" calcext:value-type="currency">
            <text:p>R 0</text:p>
          </table:table-cell>
          <table:table-cell table:style-name="ce68" table:formula="of:=[.D64]*0.6" office:value-type="currency" office:currency="ZAR" office:value="0" calcext:value-type="currency">
            <text:p>R 0</text:p>
          </table:table-cell>
          <table:table-cell table:style-name="ce68" table:formula="of:=[.E64]*0.5" office:value-type="currency" office:currency="ZAR" office:value="0" calcext:value-type="currency">
            <text:p>R 0</text:p>
          </table:table-cell>
          <table:table-cell table:style-name="ce68" table:formula="of:=[.F64]*0.4" office:value-type="currency" office:currency="ZAR" office:value="0" calcext:value-type="currency">
            <text:p>R 0</text:p>
          </table:table-cell>
          <table:table-cell table:style-name="ce68" table:formula="of:=[.G64]*0.3" office:value-type="currency" office:currency="ZAR" office:value="0" calcext:value-type="currency">
            <text:p>R 0</text:p>
          </table:table-cell>
          <table:table-cell table:style-name="ce68" table:formula="of:=[.H64]*0.2" office:value-type="currency" office:currency="ZAR" office:value="0" calcext:value-type="currency">
            <text:p>R 0</text:p>
          </table:table-cell>
          <table:table-cell table:style-name="ce68" table:formula="of:=[.I64]*0.1" office:value-type="currency" office:currency="ZAR" office:value="0" calcext:value-type="currency">
            <text:p>R 0</text:p>
          </table:table-cell>
          <table:table-cell table:style-name="ce68" table:formula="of:=[.J64]*0" office:value-type="currency" office:currency="ZAR" office:value="0" calcext:value-type="currency">
            <text:p>R 0</text:p>
          </table:table-cell>
          <table:table-cell/>
          <table:table-cell table:style-name="ce6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4]" office:value-type="currency" office:currency="ZAR" office:value="0" calcext:value-type="currency">
            <text:p>R 0</text:p>
          </table:table-cell>
          <table:table-cell table:style-name="ce68" table:formula="of:=[.$Y$22]*[.M64]" office:value-type="currency" office:currency="ZAR" office:value="0" calcext:value-type="currency">
            <text:p>R 0</text:p>
          </table:table-cell>
          <table:table-cell table:style-name="ce68" table:formula="of:=[.$Y$22]*[.N64]" office:value-type="currency" office:currency="ZAR" office:value="0" calcext:value-type="currency">
            <text:p>R 0</text:p>
          </table:table-cell>
          <table:table-cell table:style-name="ce68" table:formula="of:=[.$Y$22]*[.O64]" office:value-type="currency" office:currency="ZAR" office:value="0" calcext:value-type="currency">
            <text:p>R 0</text:p>
          </table:table-cell>
          <table:table-cell table:style-name="ce68" table:formula="of:=[.$Y$22]*[.P64]" office:value-type="currency" office:currency="ZAR" office:value="0" calcext:value-type="currency">
            <text:p>R 0</text:p>
          </table:table-cell>
          <table:table-cell table:style-name="ce68" table:formula="of:=[.$Y$22]*[.Q64]" office:value-type="currency" office:currency="ZAR" office:value="0" calcext:value-type="currency">
            <text:p>R 0</text:p>
          </table:table-cell>
          <table:table-cell table:style-name="ce68" table:formula="of:=[.$Y$22]*[.R64]" office:value-type="currency" office:currency="ZAR" office:value="0" calcext:value-type="currency">
            <text:p>R 0</text:p>
          </table:table-cell>
          <table:table-cell table:style-name="ce68" table:formula="of:=[.$Y$22]*[.S64]" office:value-type="currency" office:currency="ZAR" office:value="0" calcext:value-type="currency">
            <text:p>R 0</text:p>
          </table:table-cell>
          <table:table-cell table:style-name="ce68" table:formula="of:=[.$Y$22]*[.T64]" office:value-type="currency" office:currency="ZAR" office:value="0" calcext:value-type="currency">
            <text:p>R 0</text:p>
          </table:table-cell>
          <table:table-cell table:style-name="ce68" table:formula="of:=[.$Y$22]*[.U64]" office:value-type="currency" office:currency="ZAR" office:value="0" calcext:value-type="currency">
            <text:p>R 0</text:p>
          </table:table-cell>
          <table:table-cell/>
          <table:table-cell table:style-name="ce68" table:formula="of:=([.A64]-[.AA64])/1" office:value-type="currency" office:currency="ZAR" office:value="0" calcext:value-type="currency">
            <text:p>R 0</text:p>
          </table:table-cell>
          <table:table-cell table:style-name="ce68" table:formula="of:=([.B64]-[.AB64])/2" office:value-type="currency" office:currency="ZAR" office:value="0" calcext:value-type="currency">
            <text:p>R 0</text:p>
          </table:table-cell>
          <table:table-cell table:style-name="ce68" table:formula="of:=([.C64]-[.AC64])/3" office:value-type="currency" office:currency="ZAR" office:value="0" calcext:value-type="currency">
            <text:p>R 0</text:p>
          </table:table-cell>
          <table:table-cell table:style-name="ce68" table:formula="of:=([.D64]-[.AD64])/4" office:value-type="currency" office:currency="ZAR" office:value="0" calcext:value-type="currency">
            <text:p>R 0</text:p>
          </table:table-cell>
          <table:table-cell table:style-name="ce68" table:formula="of:=([.E64]-[.AE64])/5" office:value-type="currency" office:currency="ZAR" office:value="0" calcext:value-type="currency">
            <text:p>R 0</text:p>
          </table:table-cell>
          <table:table-cell table:style-name="ce68" table:formula="of:=([.F64]-[.AF64])/6" office:value-type="currency" office:currency="ZAR" office:value="0" calcext:value-type="currency">
            <text:p>R 0</text:p>
          </table:table-cell>
          <table:table-cell table:style-name="ce68" table:formula="of:=([.G64]-[.AG64])/7" office:value-type="currency" office:currency="ZAR" office:value="0" calcext:value-type="currency">
            <text:p>R 0</text:p>
          </table:table-cell>
          <table:table-cell table:style-name="ce68" table:formula="of:=([.H64]-[.AH64])/8" office:value-type="currency" office:currency="ZAR" office:value="0" calcext:value-type="currency">
            <text:p>R 0</text:p>
          </table:table-cell>
          <table:table-cell table:style-name="ce68" table:formula="of:=([.I64]-[.AI64])/9" office:value-type="currency" office:currency="ZAR" office:value="0" calcext:value-type="currency">
            <text:p>R 0</text:p>
          </table:table-cell>
          <table:table-cell table:style-name="ce6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7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5]*0.9" office:value-type="currency" office:currency="ZAR" office:value="0" calcext:value-type="currency">
            <text:p>R 0</text:p>
          </table:table-cell>
          <table:table-cell table:style-name="ce68" table:formula="of:=[.B65]*0.8" office:value-type="currency" office:currency="ZAR" office:value="0" calcext:value-type="currency">
            <text:p>R 0</text:p>
          </table:table-cell>
          <table:table-cell table:style-name="ce68" table:formula="of:=[.C65]*0.7" office:value-type="currency" office:currency="ZAR" office:value="0" calcext:value-type="currency">
            <text:p>R 0</text:p>
          </table:table-cell>
          <table:table-cell table:style-name="ce68" table:formula="of:=[.D65]*0.6" office:value-type="currency" office:currency="ZAR" office:value="0" calcext:value-type="currency">
            <text:p>R 0</text:p>
          </table:table-cell>
          <table:table-cell table:style-name="ce68" table:formula="of:=[.E65]*0.5" office:value-type="currency" office:currency="ZAR" office:value="0" calcext:value-type="currency">
            <text:p>R 0</text:p>
          </table:table-cell>
          <table:table-cell table:style-name="ce68" table:formula="of:=[.F65]*0.4" office:value-type="currency" office:currency="ZAR" office:value="0" calcext:value-type="currency">
            <text:p>R 0</text:p>
          </table:table-cell>
          <table:table-cell table:style-name="ce68" table:formula="of:=[.G65]*0.3" office:value-type="currency" office:currency="ZAR" office:value="0" calcext:value-type="currency">
            <text:p>R 0</text:p>
          </table:table-cell>
          <table:table-cell table:style-name="ce68" table:formula="of:=[.H65]*0.2" office:value-type="currency" office:currency="ZAR" office:value="0" calcext:value-type="currency">
            <text:p>R 0</text:p>
          </table:table-cell>
          <table:table-cell table:style-name="ce68" table:formula="of:=[.I65]*0.1" office:value-type="currency" office:currency="ZAR" office:value="0" calcext:value-type="currency">
            <text:p>R 0</text:p>
          </table:table-cell>
          <table:table-cell table:style-name="ce68" table:formula="of:=[.J65]*0" office:value-type="currency" office:currency="ZAR" office:value="0" calcext:value-type="currency">
            <text:p>R 0</text:p>
          </table:table-cell>
          <table:table-cell/>
          <table:table-cell table:style-name="ce6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5]" office:value-type="currency" office:currency="ZAR" office:value="0" calcext:value-type="currency">
            <text:p>R 0</text:p>
          </table:table-cell>
          <table:table-cell table:style-name="ce68" table:formula="of:=[.$Y$22]*[.M65]" office:value-type="currency" office:currency="ZAR" office:value="0" calcext:value-type="currency">
            <text:p>R 0</text:p>
          </table:table-cell>
          <table:table-cell table:style-name="ce68" table:formula="of:=[.$Y$22]*[.N65]" office:value-type="currency" office:currency="ZAR" office:value="0" calcext:value-type="currency">
            <text:p>R 0</text:p>
          </table:table-cell>
          <table:table-cell table:style-name="ce68" table:formula="of:=[.$Y$22]*[.O65]" office:value-type="currency" office:currency="ZAR" office:value="0" calcext:value-type="currency">
            <text:p>R 0</text:p>
          </table:table-cell>
          <table:table-cell table:style-name="ce68" table:formula="of:=[.$Y$22]*[.P65]" office:value-type="currency" office:currency="ZAR" office:value="0" calcext:value-type="currency">
            <text:p>R 0</text:p>
          </table:table-cell>
          <table:table-cell table:style-name="ce68" table:formula="of:=[.$Y$22]*[.Q65]" office:value-type="currency" office:currency="ZAR" office:value="0" calcext:value-type="currency">
            <text:p>R 0</text:p>
          </table:table-cell>
          <table:table-cell table:style-name="ce68" table:formula="of:=[.$Y$22]*[.R65]" office:value-type="currency" office:currency="ZAR" office:value="0" calcext:value-type="currency">
            <text:p>R 0</text:p>
          </table:table-cell>
          <table:table-cell table:style-name="ce68" table:formula="of:=[.$Y$22]*[.S65]" office:value-type="currency" office:currency="ZAR" office:value="0" calcext:value-type="currency">
            <text:p>R 0</text:p>
          </table:table-cell>
          <table:table-cell table:style-name="ce68" table:formula="of:=[.$Y$22]*[.T65]" office:value-type="currency" office:currency="ZAR" office:value="0" calcext:value-type="currency">
            <text:p>R 0</text:p>
          </table:table-cell>
          <table:table-cell table:style-name="ce68" table:formula="of:=[.$Y$22]*[.U65]" office:value-type="currency" office:currency="ZAR" office:value="0" calcext:value-type="currency">
            <text:p>R 0</text:p>
          </table:table-cell>
          <table:table-cell/>
          <table:table-cell table:style-name="ce68" table:formula="of:=([.A65]-[.AA65])/1" office:value-type="currency" office:currency="ZAR" office:value="0" calcext:value-type="currency">
            <text:p>R 0</text:p>
          </table:table-cell>
          <table:table-cell table:style-name="ce68" table:formula="of:=([.B65]-[.AB65])/2" office:value-type="currency" office:currency="ZAR" office:value="0" calcext:value-type="currency">
            <text:p>R 0</text:p>
          </table:table-cell>
          <table:table-cell table:style-name="ce68" table:formula="of:=([.C65]-[.AC65])/3" office:value-type="currency" office:currency="ZAR" office:value="0" calcext:value-type="currency">
            <text:p>R 0</text:p>
          </table:table-cell>
          <table:table-cell table:style-name="ce68" table:formula="of:=([.D65]-[.AD65])/4" office:value-type="currency" office:currency="ZAR" office:value="0" calcext:value-type="currency">
            <text:p>R 0</text:p>
          </table:table-cell>
          <table:table-cell table:style-name="ce68" table:formula="of:=([.E65]-[.AE65])/5" office:value-type="currency" office:currency="ZAR" office:value="0" calcext:value-type="currency">
            <text:p>R 0</text:p>
          </table:table-cell>
          <table:table-cell table:style-name="ce68" table:formula="of:=([.F65]-[.AF65])/6" office:value-type="currency" office:currency="ZAR" office:value="0" calcext:value-type="currency">
            <text:p>R 0</text:p>
          </table:table-cell>
          <table:table-cell table:style-name="ce68" table:formula="of:=([.G65]-[.AG65])/7" office:value-type="currency" office:currency="ZAR" office:value="0" calcext:value-type="currency">
            <text:p>R 0</text:p>
          </table:table-cell>
          <table:table-cell table:style-name="ce68" table:formula="of:=([.H65]-[.AH65])/8" office:value-type="currency" office:currency="ZAR" office:value="0" calcext:value-type="currency">
            <text:p>R 0</text:p>
          </table:table-cell>
          <table:table-cell table:style-name="ce68" table:formula="of:=([.I65]-[.AI65])/9" office:value-type="currency" office:currency="ZAR" office:value="0" calcext:value-type="currency">
            <text:p>R 0</text:p>
          </table:table-cell>
          <table:table-cell table:style-name="ce6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7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6]*0.9" office:value-type="currency" office:currency="ZAR" office:value="0" calcext:value-type="currency">
            <text:p>R 0</text:p>
          </table:table-cell>
          <table:table-cell table:style-name="ce68" table:formula="of:=[.B66]*0.8" office:value-type="currency" office:currency="ZAR" office:value="0" calcext:value-type="currency">
            <text:p>R 0</text:p>
          </table:table-cell>
          <table:table-cell table:style-name="ce68" table:formula="of:=[.C66]*0.7" office:value-type="currency" office:currency="ZAR" office:value="0" calcext:value-type="currency">
            <text:p>R 0</text:p>
          </table:table-cell>
          <table:table-cell table:style-name="ce68" table:formula="of:=[.D66]*0.6" office:value-type="currency" office:currency="ZAR" office:value="0" calcext:value-type="currency">
            <text:p>R 0</text:p>
          </table:table-cell>
          <table:table-cell table:style-name="ce68" table:formula="of:=[.E66]*0.5" office:value-type="currency" office:currency="ZAR" office:value="0" calcext:value-type="currency">
            <text:p>R 0</text:p>
          </table:table-cell>
          <table:table-cell table:style-name="ce68" table:formula="of:=[.F66]*0.4" office:value-type="currency" office:currency="ZAR" office:value="0" calcext:value-type="currency">
            <text:p>R 0</text:p>
          </table:table-cell>
          <table:table-cell table:style-name="ce68" table:formula="of:=[.G66]*0.3" office:value-type="currency" office:currency="ZAR" office:value="0" calcext:value-type="currency">
            <text:p>R 0</text:p>
          </table:table-cell>
          <table:table-cell table:style-name="ce68" table:formula="of:=[.H66]*0.2" office:value-type="currency" office:currency="ZAR" office:value="0" calcext:value-type="currency">
            <text:p>R 0</text:p>
          </table:table-cell>
          <table:table-cell table:style-name="ce68" table:formula="of:=[.I66]*0.1" office:value-type="currency" office:currency="ZAR" office:value="0" calcext:value-type="currency">
            <text:p>R 0</text:p>
          </table:table-cell>
          <table:table-cell table:style-name="ce68" table:formula="of:=[.J66]*0" office:value-type="currency" office:currency="ZAR" office:value="0" calcext:value-type="currency">
            <text:p>R 0</text:p>
          </table:table-cell>
          <table:table-cell/>
          <table:table-cell table:style-name="ce6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6]" office:value-type="currency" office:currency="ZAR" office:value="0" calcext:value-type="currency">
            <text:p>R 0</text:p>
          </table:table-cell>
          <table:table-cell table:style-name="ce68" table:formula="of:=[.$Y$22]*[.M66]" office:value-type="currency" office:currency="ZAR" office:value="0" calcext:value-type="currency">
            <text:p>R 0</text:p>
          </table:table-cell>
          <table:table-cell table:style-name="ce68" table:formula="of:=[.$Y$22]*[.N66]" office:value-type="currency" office:currency="ZAR" office:value="0" calcext:value-type="currency">
            <text:p>R 0</text:p>
          </table:table-cell>
          <table:table-cell table:style-name="ce68" table:formula="of:=[.$Y$22]*[.O66]" office:value-type="currency" office:currency="ZAR" office:value="0" calcext:value-type="currency">
            <text:p>R 0</text:p>
          </table:table-cell>
          <table:table-cell table:style-name="ce68" table:formula="of:=[.$Y$22]*[.P66]" office:value-type="currency" office:currency="ZAR" office:value="0" calcext:value-type="currency">
            <text:p>R 0</text:p>
          </table:table-cell>
          <table:table-cell table:style-name="ce68" table:formula="of:=[.$Y$22]*[.Q66]" office:value-type="currency" office:currency="ZAR" office:value="0" calcext:value-type="currency">
            <text:p>R 0</text:p>
          </table:table-cell>
          <table:table-cell table:style-name="ce68" table:formula="of:=[.$Y$22]*[.R66]" office:value-type="currency" office:currency="ZAR" office:value="0" calcext:value-type="currency">
            <text:p>R 0</text:p>
          </table:table-cell>
          <table:table-cell table:style-name="ce68" table:formula="of:=[.$Y$22]*[.S66]" office:value-type="currency" office:currency="ZAR" office:value="0" calcext:value-type="currency">
            <text:p>R 0</text:p>
          </table:table-cell>
          <table:table-cell table:style-name="ce68" table:formula="of:=[.$Y$22]*[.T66]" office:value-type="currency" office:currency="ZAR" office:value="0" calcext:value-type="currency">
            <text:p>R 0</text:p>
          </table:table-cell>
          <table:table-cell table:style-name="ce68" table:formula="of:=[.$Y$22]*[.U66]" office:value-type="currency" office:currency="ZAR" office:value="0" calcext:value-type="currency">
            <text:p>R 0</text:p>
          </table:table-cell>
          <table:table-cell/>
          <table:table-cell table:style-name="ce68" table:formula="of:=([.A66]-[.AA66])/1" office:value-type="currency" office:currency="ZAR" office:value="0" calcext:value-type="currency">
            <text:p>R 0</text:p>
          </table:table-cell>
          <table:table-cell table:style-name="ce68" table:formula="of:=([.B66]-[.AB66])/2" office:value-type="currency" office:currency="ZAR" office:value="0" calcext:value-type="currency">
            <text:p>R 0</text:p>
          </table:table-cell>
          <table:table-cell table:style-name="ce68" table:formula="of:=([.C66]-[.AC66])/3" office:value-type="currency" office:currency="ZAR" office:value="0" calcext:value-type="currency">
            <text:p>R 0</text:p>
          </table:table-cell>
          <table:table-cell table:style-name="ce68" table:formula="of:=([.D66]-[.AD66])/4" office:value-type="currency" office:currency="ZAR" office:value="0" calcext:value-type="currency">
            <text:p>R 0</text:p>
          </table:table-cell>
          <table:table-cell table:style-name="ce68" table:formula="of:=([.E66]-[.AE66])/5" office:value-type="currency" office:currency="ZAR" office:value="0" calcext:value-type="currency">
            <text:p>R 0</text:p>
          </table:table-cell>
          <table:table-cell table:style-name="ce68" table:formula="of:=([.F66]-[.AF66])/6" office:value-type="currency" office:currency="ZAR" office:value="0" calcext:value-type="currency">
            <text:p>R 0</text:p>
          </table:table-cell>
          <table:table-cell table:style-name="ce68" table:formula="of:=([.G66]-[.AG66])/7" office:value-type="currency" office:currency="ZAR" office:value="0" calcext:value-type="currency">
            <text:p>R 0</text:p>
          </table:table-cell>
          <table:table-cell table:style-name="ce68" table:formula="of:=([.H66]-[.AH66])/8" office:value-type="currency" office:currency="ZAR" office:value="0" calcext:value-type="currency">
            <text:p>R 0</text:p>
          </table:table-cell>
          <table:table-cell table:style-name="ce68" table:formula="of:=([.I66]-[.AI66])/9" office:value-type="currency" office:currency="ZAR" office:value="0" calcext:value-type="currency">
            <text:p>R 0</text:p>
          </table:table-cell>
          <table:table-cell table:style-name="ce6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7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7]*0.9" office:value-type="currency" office:currency="ZAR" office:value="0" calcext:value-type="currency">
            <text:p>R 0</text:p>
          </table:table-cell>
          <table:table-cell table:style-name="ce68" table:formula="of:=[.B67]*0.8" office:value-type="currency" office:currency="ZAR" office:value="0" calcext:value-type="currency">
            <text:p>R 0</text:p>
          </table:table-cell>
          <table:table-cell table:style-name="ce68" table:formula="of:=[.C67]*0.7" office:value-type="currency" office:currency="ZAR" office:value="0" calcext:value-type="currency">
            <text:p>R 0</text:p>
          </table:table-cell>
          <table:table-cell table:style-name="ce68" table:formula="of:=[.D67]*0.6" office:value-type="currency" office:currency="ZAR" office:value="0" calcext:value-type="currency">
            <text:p>R 0</text:p>
          </table:table-cell>
          <table:table-cell table:style-name="ce68" table:formula="of:=[.E67]*0.5" office:value-type="currency" office:currency="ZAR" office:value="0" calcext:value-type="currency">
            <text:p>R 0</text:p>
          </table:table-cell>
          <table:table-cell table:style-name="ce68" table:formula="of:=[.F67]*0.4" office:value-type="currency" office:currency="ZAR" office:value="0" calcext:value-type="currency">
            <text:p>R 0</text:p>
          </table:table-cell>
          <table:table-cell table:style-name="ce68" table:formula="of:=[.G67]*0.3" office:value-type="currency" office:currency="ZAR" office:value="0" calcext:value-type="currency">
            <text:p>R 0</text:p>
          </table:table-cell>
          <table:table-cell table:style-name="ce68" table:formula="of:=[.H67]*0.2" office:value-type="currency" office:currency="ZAR" office:value="0" calcext:value-type="currency">
            <text:p>R 0</text:p>
          </table:table-cell>
          <table:table-cell table:style-name="ce68" table:formula="of:=[.I67]*0.1" office:value-type="currency" office:currency="ZAR" office:value="0" calcext:value-type="currency">
            <text:p>R 0</text:p>
          </table:table-cell>
          <table:table-cell table:style-name="ce68" table:formula="of:=[.J67]*0" office:value-type="currency" office:currency="ZAR" office:value="0" calcext:value-type="currency">
            <text:p>R 0</text:p>
          </table:table-cell>
          <table:table-cell/>
          <table:table-cell table:style-name="ce6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7]" office:value-type="currency" office:currency="ZAR" office:value="0" calcext:value-type="currency">
            <text:p>R 0</text:p>
          </table:table-cell>
          <table:table-cell table:style-name="ce68" table:formula="of:=[.$Y$22]*[.M67]" office:value-type="currency" office:currency="ZAR" office:value="0" calcext:value-type="currency">
            <text:p>R 0</text:p>
          </table:table-cell>
          <table:table-cell table:style-name="ce68" table:formula="of:=[.$Y$22]*[.N67]" office:value-type="currency" office:currency="ZAR" office:value="0" calcext:value-type="currency">
            <text:p>R 0</text:p>
          </table:table-cell>
          <table:table-cell table:style-name="ce68" table:formula="of:=[.$Y$22]*[.O67]" office:value-type="currency" office:currency="ZAR" office:value="0" calcext:value-type="currency">
            <text:p>R 0</text:p>
          </table:table-cell>
          <table:table-cell table:style-name="ce68" table:formula="of:=[.$Y$22]*[.P67]" office:value-type="currency" office:currency="ZAR" office:value="0" calcext:value-type="currency">
            <text:p>R 0</text:p>
          </table:table-cell>
          <table:table-cell table:style-name="ce68" table:formula="of:=[.$Y$22]*[.Q67]" office:value-type="currency" office:currency="ZAR" office:value="0" calcext:value-type="currency">
            <text:p>R 0</text:p>
          </table:table-cell>
          <table:table-cell table:style-name="ce68" table:formula="of:=[.$Y$22]*[.R67]" office:value-type="currency" office:currency="ZAR" office:value="0" calcext:value-type="currency">
            <text:p>R 0</text:p>
          </table:table-cell>
          <table:table-cell table:style-name="ce68" table:formula="of:=[.$Y$22]*[.S67]" office:value-type="currency" office:currency="ZAR" office:value="0" calcext:value-type="currency">
            <text:p>R 0</text:p>
          </table:table-cell>
          <table:table-cell table:style-name="ce68" table:formula="of:=[.$Y$22]*[.T67]" office:value-type="currency" office:currency="ZAR" office:value="0" calcext:value-type="currency">
            <text:p>R 0</text:p>
          </table:table-cell>
          <table:table-cell table:style-name="ce68" table:formula="of:=[.$Y$22]*[.U67]" office:value-type="currency" office:currency="ZAR" office:value="0" calcext:value-type="currency">
            <text:p>R 0</text:p>
          </table:table-cell>
          <table:table-cell/>
          <table:table-cell table:style-name="ce68" table:formula="of:=([.A67]-[.AA67])/1" office:value-type="currency" office:currency="ZAR" office:value="0" calcext:value-type="currency">
            <text:p>R 0</text:p>
          </table:table-cell>
          <table:table-cell table:style-name="ce68" table:formula="of:=([.B67]-[.AB67])/2" office:value-type="currency" office:currency="ZAR" office:value="0" calcext:value-type="currency">
            <text:p>R 0</text:p>
          </table:table-cell>
          <table:table-cell table:style-name="ce68" table:formula="of:=([.C67]-[.AC67])/3" office:value-type="currency" office:currency="ZAR" office:value="0" calcext:value-type="currency">
            <text:p>R 0</text:p>
          </table:table-cell>
          <table:table-cell table:style-name="ce68" table:formula="of:=([.D67]-[.AD67])/4" office:value-type="currency" office:currency="ZAR" office:value="0" calcext:value-type="currency">
            <text:p>R 0</text:p>
          </table:table-cell>
          <table:table-cell table:style-name="ce68" table:formula="of:=([.E67]-[.AE67])/5" office:value-type="currency" office:currency="ZAR" office:value="0" calcext:value-type="currency">
            <text:p>R 0</text:p>
          </table:table-cell>
          <table:table-cell table:style-name="ce68" table:formula="of:=([.F67]-[.AF67])/6" office:value-type="currency" office:currency="ZAR" office:value="0" calcext:value-type="currency">
            <text:p>R 0</text:p>
          </table:table-cell>
          <table:table-cell table:style-name="ce68" table:formula="of:=([.G67]-[.AG67])/7" office:value-type="currency" office:currency="ZAR" office:value="0" calcext:value-type="currency">
            <text:p>R 0</text:p>
          </table:table-cell>
          <table:table-cell table:style-name="ce68" table:formula="of:=([.H67]-[.AH67])/8" office:value-type="currency" office:currency="ZAR" office:value="0" calcext:value-type="currency">
            <text:p>R 0</text:p>
          </table:table-cell>
          <table:table-cell table:style-name="ce68" table:formula="of:=([.I67]-[.AI67])/9" office:value-type="currency" office:currency="ZAR" office:value="0" calcext:value-type="currency">
            <text:p>R 0</text:p>
          </table:table-cell>
          <table:table-cell table:style-name="ce6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7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8]*0.9" office:value-type="currency" office:currency="ZAR" office:value="0" calcext:value-type="currency">
            <text:p>R 0</text:p>
          </table:table-cell>
          <table:table-cell table:style-name="ce68" table:formula="of:=[.B68]*0.8" office:value-type="currency" office:currency="ZAR" office:value="0" calcext:value-type="currency">
            <text:p>R 0</text:p>
          </table:table-cell>
          <table:table-cell table:style-name="ce68" table:formula="of:=[.C68]*0.7" office:value-type="currency" office:currency="ZAR" office:value="0" calcext:value-type="currency">
            <text:p>R 0</text:p>
          </table:table-cell>
          <table:table-cell table:style-name="ce68" table:formula="of:=[.D68]*0.6" office:value-type="currency" office:currency="ZAR" office:value="0" calcext:value-type="currency">
            <text:p>R 0</text:p>
          </table:table-cell>
          <table:table-cell table:style-name="ce68" table:formula="of:=[.E68]*0.5" office:value-type="currency" office:currency="ZAR" office:value="0" calcext:value-type="currency">
            <text:p>R 0</text:p>
          </table:table-cell>
          <table:table-cell table:style-name="ce68" table:formula="of:=[.F68]*0.4" office:value-type="currency" office:currency="ZAR" office:value="0" calcext:value-type="currency">
            <text:p>R 0</text:p>
          </table:table-cell>
          <table:table-cell table:style-name="ce68" table:formula="of:=[.G68]*0.3" office:value-type="currency" office:currency="ZAR" office:value="0" calcext:value-type="currency">
            <text:p>R 0</text:p>
          </table:table-cell>
          <table:table-cell table:style-name="ce68" table:formula="of:=[.H68]*0.2" office:value-type="currency" office:currency="ZAR" office:value="0" calcext:value-type="currency">
            <text:p>R 0</text:p>
          </table:table-cell>
          <table:table-cell table:style-name="ce68" table:formula="of:=[.I68]*0.1" office:value-type="currency" office:currency="ZAR" office:value="0" calcext:value-type="currency">
            <text:p>R 0</text:p>
          </table:table-cell>
          <table:table-cell table:style-name="ce68" table:formula="of:=[.J68]*0" office:value-type="currency" office:currency="ZAR" office:value="0" calcext:value-type="currency">
            <text:p>R 0</text:p>
          </table:table-cell>
          <table:table-cell/>
          <table:table-cell table:style-name="ce6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8]" office:value-type="currency" office:currency="ZAR" office:value="0" calcext:value-type="currency">
            <text:p>R 0</text:p>
          </table:table-cell>
          <table:table-cell table:style-name="ce68" table:formula="of:=[.$Y$22]*[.M68]" office:value-type="currency" office:currency="ZAR" office:value="0" calcext:value-type="currency">
            <text:p>R 0</text:p>
          </table:table-cell>
          <table:table-cell table:style-name="ce68" table:formula="of:=[.$Y$22]*[.N68]" office:value-type="currency" office:currency="ZAR" office:value="0" calcext:value-type="currency">
            <text:p>R 0</text:p>
          </table:table-cell>
          <table:table-cell table:style-name="ce68" table:formula="of:=[.$Y$22]*[.O68]" office:value-type="currency" office:currency="ZAR" office:value="0" calcext:value-type="currency">
            <text:p>R 0</text:p>
          </table:table-cell>
          <table:table-cell table:style-name="ce68" table:formula="of:=[.$Y$22]*[.P68]" office:value-type="currency" office:currency="ZAR" office:value="0" calcext:value-type="currency">
            <text:p>R 0</text:p>
          </table:table-cell>
          <table:table-cell table:style-name="ce68" table:formula="of:=[.$Y$22]*[.Q68]" office:value-type="currency" office:currency="ZAR" office:value="0" calcext:value-type="currency">
            <text:p>R 0</text:p>
          </table:table-cell>
          <table:table-cell table:style-name="ce68" table:formula="of:=[.$Y$22]*[.R68]" office:value-type="currency" office:currency="ZAR" office:value="0" calcext:value-type="currency">
            <text:p>R 0</text:p>
          </table:table-cell>
          <table:table-cell table:style-name="ce68" table:formula="of:=[.$Y$22]*[.S68]" office:value-type="currency" office:currency="ZAR" office:value="0" calcext:value-type="currency">
            <text:p>R 0</text:p>
          </table:table-cell>
          <table:table-cell table:style-name="ce68" table:formula="of:=[.$Y$22]*[.T68]" office:value-type="currency" office:currency="ZAR" office:value="0" calcext:value-type="currency">
            <text:p>R 0</text:p>
          </table:table-cell>
          <table:table-cell table:style-name="ce68" table:formula="of:=[.$Y$22]*[.U68]" office:value-type="currency" office:currency="ZAR" office:value="0" calcext:value-type="currency">
            <text:p>R 0</text:p>
          </table:table-cell>
          <table:table-cell/>
          <table:table-cell table:style-name="ce68" table:formula="of:=([.A68]-[.AA68])/1" office:value-type="currency" office:currency="ZAR" office:value="0" calcext:value-type="currency">
            <text:p>R 0</text:p>
          </table:table-cell>
          <table:table-cell table:style-name="ce68" table:formula="of:=([.B68]-[.AB68])/2" office:value-type="currency" office:currency="ZAR" office:value="0" calcext:value-type="currency">
            <text:p>R 0</text:p>
          </table:table-cell>
          <table:table-cell table:style-name="ce68" table:formula="of:=([.C68]-[.AC68])/3" office:value-type="currency" office:currency="ZAR" office:value="0" calcext:value-type="currency">
            <text:p>R 0</text:p>
          </table:table-cell>
          <table:table-cell table:style-name="ce68" table:formula="of:=([.D68]-[.AD68])/4" office:value-type="currency" office:currency="ZAR" office:value="0" calcext:value-type="currency">
            <text:p>R 0</text:p>
          </table:table-cell>
          <table:table-cell table:style-name="ce68" table:formula="of:=([.E68]-[.AE68])/5" office:value-type="currency" office:currency="ZAR" office:value="0" calcext:value-type="currency">
            <text:p>R 0</text:p>
          </table:table-cell>
          <table:table-cell table:style-name="ce68" table:formula="of:=([.F68]-[.AF68])/6" office:value-type="currency" office:currency="ZAR" office:value="0" calcext:value-type="currency">
            <text:p>R 0</text:p>
          </table:table-cell>
          <table:table-cell table:style-name="ce68" table:formula="of:=([.G68]-[.AG68])/7" office:value-type="currency" office:currency="ZAR" office:value="0" calcext:value-type="currency">
            <text:p>R 0</text:p>
          </table:table-cell>
          <table:table-cell table:style-name="ce68" table:formula="of:=([.H68]-[.AH68])/8" office:value-type="currency" office:currency="ZAR" office:value="0" calcext:value-type="currency">
            <text:p>R 0</text:p>
          </table:table-cell>
          <table:table-cell table:style-name="ce68" table:formula="of:=([.I68]-[.AI68])/9" office:value-type="currency" office:currency="ZAR" office:value="0" calcext:value-type="currency">
            <text:p>R 0</text:p>
          </table:table-cell>
          <table:table-cell table:style-name="ce6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7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9]*0.9" office:value-type="currency" office:currency="ZAR" office:value="0" calcext:value-type="currency">
            <text:p>R 0</text:p>
          </table:table-cell>
          <table:table-cell table:style-name="ce68" table:formula="of:=[.B69]*0.8" office:value-type="currency" office:currency="ZAR" office:value="0" calcext:value-type="currency">
            <text:p>R 0</text:p>
          </table:table-cell>
          <table:table-cell table:style-name="ce68" table:formula="of:=[.C69]*0.7" office:value-type="currency" office:currency="ZAR" office:value="0" calcext:value-type="currency">
            <text:p>R 0</text:p>
          </table:table-cell>
          <table:table-cell table:style-name="ce68" table:formula="of:=[.D69]*0.6" office:value-type="currency" office:currency="ZAR" office:value="0" calcext:value-type="currency">
            <text:p>R 0</text:p>
          </table:table-cell>
          <table:table-cell table:style-name="ce68" table:formula="of:=[.E69]*0.5" office:value-type="currency" office:currency="ZAR" office:value="0" calcext:value-type="currency">
            <text:p>R 0</text:p>
          </table:table-cell>
          <table:table-cell table:style-name="ce68" table:formula="of:=[.F69]*0.4" office:value-type="currency" office:currency="ZAR" office:value="0" calcext:value-type="currency">
            <text:p>R 0</text:p>
          </table:table-cell>
          <table:table-cell table:style-name="ce68" table:formula="of:=[.G69]*0.3" office:value-type="currency" office:currency="ZAR" office:value="0" calcext:value-type="currency">
            <text:p>R 0</text:p>
          </table:table-cell>
          <table:table-cell table:style-name="ce68" table:formula="of:=[.H69]*0.2" office:value-type="currency" office:currency="ZAR" office:value="0" calcext:value-type="currency">
            <text:p>R 0</text:p>
          </table:table-cell>
          <table:table-cell table:style-name="ce68" table:formula="of:=[.I69]*0.1" office:value-type="currency" office:currency="ZAR" office:value="0" calcext:value-type="currency">
            <text:p>R 0</text:p>
          </table:table-cell>
          <table:table-cell table:style-name="ce68" table:formula="of:=[.J69]*0" office:value-type="currency" office:currency="ZAR" office:value="0" calcext:value-type="currency">
            <text:p>R 0</text:p>
          </table:table-cell>
          <table:table-cell/>
          <table:table-cell table:style-name="ce6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9]" office:value-type="currency" office:currency="ZAR" office:value="0" calcext:value-type="currency">
            <text:p>R 0</text:p>
          </table:table-cell>
          <table:table-cell table:style-name="ce68" table:formula="of:=[.$Y$22]*[.M69]" office:value-type="currency" office:currency="ZAR" office:value="0" calcext:value-type="currency">
            <text:p>R 0</text:p>
          </table:table-cell>
          <table:table-cell table:style-name="ce68" table:formula="of:=[.$Y$22]*[.N69]" office:value-type="currency" office:currency="ZAR" office:value="0" calcext:value-type="currency">
            <text:p>R 0</text:p>
          </table:table-cell>
          <table:table-cell table:style-name="ce68" table:formula="of:=[.$Y$22]*[.O69]" office:value-type="currency" office:currency="ZAR" office:value="0" calcext:value-type="currency">
            <text:p>R 0</text:p>
          </table:table-cell>
          <table:table-cell table:style-name="ce68" table:formula="of:=[.$Y$22]*[.P69]" office:value-type="currency" office:currency="ZAR" office:value="0" calcext:value-type="currency">
            <text:p>R 0</text:p>
          </table:table-cell>
          <table:table-cell table:style-name="ce68" table:formula="of:=[.$Y$22]*[.Q69]" office:value-type="currency" office:currency="ZAR" office:value="0" calcext:value-type="currency">
            <text:p>R 0</text:p>
          </table:table-cell>
          <table:table-cell table:style-name="ce68" table:formula="of:=[.$Y$22]*[.R69]" office:value-type="currency" office:currency="ZAR" office:value="0" calcext:value-type="currency">
            <text:p>R 0</text:p>
          </table:table-cell>
          <table:table-cell table:style-name="ce68" table:formula="of:=[.$Y$22]*[.S69]" office:value-type="currency" office:currency="ZAR" office:value="0" calcext:value-type="currency">
            <text:p>R 0</text:p>
          </table:table-cell>
          <table:table-cell table:style-name="ce68" table:formula="of:=[.$Y$22]*[.T69]" office:value-type="currency" office:currency="ZAR" office:value="0" calcext:value-type="currency">
            <text:p>R 0</text:p>
          </table:table-cell>
          <table:table-cell table:style-name="ce68" table:formula="of:=[.$Y$22]*[.U69]" office:value-type="currency" office:currency="ZAR" office:value="0" calcext:value-type="currency">
            <text:p>R 0</text:p>
          </table:table-cell>
          <table:table-cell/>
          <table:table-cell table:style-name="ce68" table:formula="of:=([.A69]-[.AA69])/1" office:value-type="currency" office:currency="ZAR" office:value="0" calcext:value-type="currency">
            <text:p>R 0</text:p>
          </table:table-cell>
          <table:table-cell table:style-name="ce68" table:formula="of:=([.B69]-[.AB69])/2" office:value-type="currency" office:currency="ZAR" office:value="0" calcext:value-type="currency">
            <text:p>R 0</text:p>
          </table:table-cell>
          <table:table-cell table:style-name="ce68" table:formula="of:=([.C69]-[.AC69])/3" office:value-type="currency" office:currency="ZAR" office:value="0" calcext:value-type="currency">
            <text:p>R 0</text:p>
          </table:table-cell>
          <table:table-cell table:style-name="ce68" table:formula="of:=([.D69]-[.AD69])/4" office:value-type="currency" office:currency="ZAR" office:value="0" calcext:value-type="currency">
            <text:p>R 0</text:p>
          </table:table-cell>
          <table:table-cell table:style-name="ce68" table:formula="of:=([.E69]-[.AE69])/5" office:value-type="currency" office:currency="ZAR" office:value="0" calcext:value-type="currency">
            <text:p>R 0</text:p>
          </table:table-cell>
          <table:table-cell table:style-name="ce68" table:formula="of:=([.F69]-[.AF69])/6" office:value-type="currency" office:currency="ZAR" office:value="0" calcext:value-type="currency">
            <text:p>R 0</text:p>
          </table:table-cell>
          <table:table-cell table:style-name="ce68" table:formula="of:=([.G69]-[.AG69])/7" office:value-type="currency" office:currency="ZAR" office:value="0" calcext:value-type="currency">
            <text:p>R 0</text:p>
          </table:table-cell>
          <table:table-cell table:style-name="ce68" table:formula="of:=([.H69]-[.AH69])/8" office:value-type="currency" office:currency="ZAR" office:value="0" calcext:value-type="currency">
            <text:p>R 0</text:p>
          </table:table-cell>
          <table:table-cell table:style-name="ce68" table:formula="of:=([.I69]-[.AI69])/9" office:value-type="currency" office:currency="ZAR" office:value="0" calcext:value-type="currency">
            <text:p>R 0</text:p>
          </table:table-cell>
          <table:table-cell table:style-name="ce6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7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0]*0.9" office:value-type="currency" office:currency="ZAR" office:value="0" calcext:value-type="currency">
            <text:p>R 0</text:p>
          </table:table-cell>
          <table:table-cell table:style-name="ce68" table:formula="of:=[.B70]*0.8" office:value-type="currency" office:currency="ZAR" office:value="0" calcext:value-type="currency">
            <text:p>R 0</text:p>
          </table:table-cell>
          <table:table-cell table:style-name="ce68" table:formula="of:=[.C70]*0.7" office:value-type="currency" office:currency="ZAR" office:value="0" calcext:value-type="currency">
            <text:p>R 0</text:p>
          </table:table-cell>
          <table:table-cell table:style-name="ce68" table:formula="of:=[.D70]*0.6" office:value-type="currency" office:currency="ZAR" office:value="0" calcext:value-type="currency">
            <text:p>R 0</text:p>
          </table:table-cell>
          <table:table-cell table:style-name="ce68" table:formula="of:=[.E70]*0.5" office:value-type="currency" office:currency="ZAR" office:value="0" calcext:value-type="currency">
            <text:p>R 0</text:p>
          </table:table-cell>
          <table:table-cell table:style-name="ce68" table:formula="of:=[.F70]*0.4" office:value-type="currency" office:currency="ZAR" office:value="0" calcext:value-type="currency">
            <text:p>R 0</text:p>
          </table:table-cell>
          <table:table-cell table:style-name="ce68" table:formula="of:=[.G70]*0.3" office:value-type="currency" office:currency="ZAR" office:value="0" calcext:value-type="currency">
            <text:p>R 0</text:p>
          </table:table-cell>
          <table:table-cell table:style-name="ce68" table:formula="of:=[.H70]*0.2" office:value-type="currency" office:currency="ZAR" office:value="0" calcext:value-type="currency">
            <text:p>R 0</text:p>
          </table:table-cell>
          <table:table-cell table:style-name="ce68" table:formula="of:=[.I70]*0.1" office:value-type="currency" office:currency="ZAR" office:value="0" calcext:value-type="currency">
            <text:p>R 0</text:p>
          </table:table-cell>
          <table:table-cell table:style-name="ce68" table:formula="of:=[.J70]*0" office:value-type="currency" office:currency="ZAR" office:value="0" calcext:value-type="currency">
            <text:p>R 0</text:p>
          </table:table-cell>
          <table:table-cell/>
          <table:table-cell table:style-name="ce6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0]" office:value-type="currency" office:currency="ZAR" office:value="0" calcext:value-type="currency">
            <text:p>R 0</text:p>
          </table:table-cell>
          <table:table-cell table:style-name="ce68" table:formula="of:=[.$Y$22]*[.M70]" office:value-type="currency" office:currency="ZAR" office:value="0" calcext:value-type="currency">
            <text:p>R 0</text:p>
          </table:table-cell>
          <table:table-cell table:style-name="ce68" table:formula="of:=[.$Y$22]*[.N70]" office:value-type="currency" office:currency="ZAR" office:value="0" calcext:value-type="currency">
            <text:p>R 0</text:p>
          </table:table-cell>
          <table:table-cell table:style-name="ce68" table:formula="of:=[.$Y$22]*[.O70]" office:value-type="currency" office:currency="ZAR" office:value="0" calcext:value-type="currency">
            <text:p>R 0</text:p>
          </table:table-cell>
          <table:table-cell table:style-name="ce68" table:formula="of:=[.$Y$22]*[.P70]" office:value-type="currency" office:currency="ZAR" office:value="0" calcext:value-type="currency">
            <text:p>R 0</text:p>
          </table:table-cell>
          <table:table-cell table:style-name="ce68" table:formula="of:=[.$Y$22]*[.Q70]" office:value-type="currency" office:currency="ZAR" office:value="0" calcext:value-type="currency">
            <text:p>R 0</text:p>
          </table:table-cell>
          <table:table-cell table:style-name="ce68" table:formula="of:=[.$Y$22]*[.R70]" office:value-type="currency" office:currency="ZAR" office:value="0" calcext:value-type="currency">
            <text:p>R 0</text:p>
          </table:table-cell>
          <table:table-cell table:style-name="ce68" table:formula="of:=[.$Y$22]*[.S70]" office:value-type="currency" office:currency="ZAR" office:value="0" calcext:value-type="currency">
            <text:p>R 0</text:p>
          </table:table-cell>
          <table:table-cell table:style-name="ce68" table:formula="of:=[.$Y$22]*[.T70]" office:value-type="currency" office:currency="ZAR" office:value="0" calcext:value-type="currency">
            <text:p>R 0</text:p>
          </table:table-cell>
          <table:table-cell table:style-name="ce68" table:formula="of:=[.$Y$22]*[.U70]" office:value-type="currency" office:currency="ZAR" office:value="0" calcext:value-type="currency">
            <text:p>R 0</text:p>
          </table:table-cell>
          <table:table-cell/>
          <table:table-cell table:style-name="ce68" table:formula="of:=([.A70]-[.AA70])/1" office:value-type="currency" office:currency="ZAR" office:value="0" calcext:value-type="currency">
            <text:p>R 0</text:p>
          </table:table-cell>
          <table:table-cell table:style-name="ce68" table:formula="of:=([.B70]-[.AB70])/2" office:value-type="currency" office:currency="ZAR" office:value="0" calcext:value-type="currency">
            <text:p>R 0</text:p>
          </table:table-cell>
          <table:table-cell table:style-name="ce68" table:formula="of:=([.C70]-[.AC70])/3" office:value-type="currency" office:currency="ZAR" office:value="0" calcext:value-type="currency">
            <text:p>R 0</text:p>
          </table:table-cell>
          <table:table-cell table:style-name="ce68" table:formula="of:=([.D70]-[.AD70])/4" office:value-type="currency" office:currency="ZAR" office:value="0" calcext:value-type="currency">
            <text:p>R 0</text:p>
          </table:table-cell>
          <table:table-cell table:style-name="ce68" table:formula="of:=([.E70]-[.AE70])/5" office:value-type="currency" office:currency="ZAR" office:value="0" calcext:value-type="currency">
            <text:p>R 0</text:p>
          </table:table-cell>
          <table:table-cell table:style-name="ce68" table:formula="of:=([.F70]-[.AF70])/6" office:value-type="currency" office:currency="ZAR" office:value="0" calcext:value-type="currency">
            <text:p>R 0</text:p>
          </table:table-cell>
          <table:table-cell table:style-name="ce68" table:formula="of:=([.G70]-[.AG70])/7" office:value-type="currency" office:currency="ZAR" office:value="0" calcext:value-type="currency">
            <text:p>R 0</text:p>
          </table:table-cell>
          <table:table-cell table:style-name="ce68" table:formula="of:=([.H70]-[.AH70])/8" office:value-type="currency" office:currency="ZAR" office:value="0" calcext:value-type="currency">
            <text:p>R 0</text:p>
          </table:table-cell>
          <table:table-cell table:style-name="ce68" table:formula="of:=([.I70]-[.AI70])/9" office:value-type="currency" office:currency="ZAR" office:value="0" calcext:value-type="currency">
            <text:p>R 0</text:p>
          </table:table-cell>
          <table:table-cell table:style-name="ce6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7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1]*0.9" office:value-type="currency" office:currency="ZAR" office:value="0" calcext:value-type="currency">
            <text:p>R 0</text:p>
          </table:table-cell>
          <table:table-cell table:style-name="ce68" table:formula="of:=[.B71]*0.8" office:value-type="currency" office:currency="ZAR" office:value="0" calcext:value-type="currency">
            <text:p>R 0</text:p>
          </table:table-cell>
          <table:table-cell table:style-name="ce68" table:formula="of:=[.C71]*0.7" office:value-type="currency" office:currency="ZAR" office:value="0" calcext:value-type="currency">
            <text:p>R 0</text:p>
          </table:table-cell>
          <table:table-cell table:style-name="ce68" table:formula="of:=[.D71]*0.6" office:value-type="currency" office:currency="ZAR" office:value="0" calcext:value-type="currency">
            <text:p>R 0</text:p>
          </table:table-cell>
          <table:table-cell table:style-name="ce68" table:formula="of:=[.E71]*0.5" office:value-type="currency" office:currency="ZAR" office:value="0" calcext:value-type="currency">
            <text:p>R 0</text:p>
          </table:table-cell>
          <table:table-cell table:style-name="ce68" table:formula="of:=[.F71]*0.4" office:value-type="currency" office:currency="ZAR" office:value="0" calcext:value-type="currency">
            <text:p>R 0</text:p>
          </table:table-cell>
          <table:table-cell table:style-name="ce68" table:formula="of:=[.G71]*0.3" office:value-type="currency" office:currency="ZAR" office:value="0" calcext:value-type="currency">
            <text:p>R 0</text:p>
          </table:table-cell>
          <table:table-cell table:style-name="ce68" table:formula="of:=[.H71]*0.2" office:value-type="currency" office:currency="ZAR" office:value="0" calcext:value-type="currency">
            <text:p>R 0</text:p>
          </table:table-cell>
          <table:table-cell table:style-name="ce68" table:formula="of:=[.I71]*0.1" office:value-type="currency" office:currency="ZAR" office:value="0" calcext:value-type="currency">
            <text:p>R 0</text:p>
          </table:table-cell>
          <table:table-cell table:style-name="ce68" table:formula="of:=[.J71]*0" office:value-type="currency" office:currency="ZAR" office:value="0" calcext:value-type="currency">
            <text:p>R 0</text:p>
          </table:table-cell>
          <table:table-cell/>
          <table:table-cell table:style-name="ce6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1]" office:value-type="currency" office:currency="ZAR" office:value="0" calcext:value-type="currency">
            <text:p>R 0</text:p>
          </table:table-cell>
          <table:table-cell table:style-name="ce68" table:formula="of:=[.$Y$22]*[.M71]" office:value-type="currency" office:currency="ZAR" office:value="0" calcext:value-type="currency">
            <text:p>R 0</text:p>
          </table:table-cell>
          <table:table-cell table:style-name="ce68" table:formula="of:=[.$Y$22]*[.N71]" office:value-type="currency" office:currency="ZAR" office:value="0" calcext:value-type="currency">
            <text:p>R 0</text:p>
          </table:table-cell>
          <table:table-cell table:style-name="ce68" table:formula="of:=[.$Y$22]*[.O71]" office:value-type="currency" office:currency="ZAR" office:value="0" calcext:value-type="currency">
            <text:p>R 0</text:p>
          </table:table-cell>
          <table:table-cell table:style-name="ce68" table:formula="of:=[.$Y$22]*[.P71]" office:value-type="currency" office:currency="ZAR" office:value="0" calcext:value-type="currency">
            <text:p>R 0</text:p>
          </table:table-cell>
          <table:table-cell table:style-name="ce68" table:formula="of:=[.$Y$22]*[.Q71]" office:value-type="currency" office:currency="ZAR" office:value="0" calcext:value-type="currency">
            <text:p>R 0</text:p>
          </table:table-cell>
          <table:table-cell table:style-name="ce68" table:formula="of:=[.$Y$22]*[.R71]" office:value-type="currency" office:currency="ZAR" office:value="0" calcext:value-type="currency">
            <text:p>R 0</text:p>
          </table:table-cell>
          <table:table-cell table:style-name="ce68" table:formula="of:=[.$Y$22]*[.S71]" office:value-type="currency" office:currency="ZAR" office:value="0" calcext:value-type="currency">
            <text:p>R 0</text:p>
          </table:table-cell>
          <table:table-cell table:style-name="ce68" table:formula="of:=[.$Y$22]*[.T71]" office:value-type="currency" office:currency="ZAR" office:value="0" calcext:value-type="currency">
            <text:p>R 0</text:p>
          </table:table-cell>
          <table:table-cell table:style-name="ce68" table:formula="of:=[.$Y$22]*[.U71]" office:value-type="currency" office:currency="ZAR" office:value="0" calcext:value-type="currency">
            <text:p>R 0</text:p>
          </table:table-cell>
          <table:table-cell/>
          <table:table-cell table:style-name="ce68" table:formula="of:=([.A71]-[.AA71])/1" office:value-type="currency" office:currency="ZAR" office:value="0" calcext:value-type="currency">
            <text:p>R 0</text:p>
          </table:table-cell>
          <table:table-cell table:style-name="ce68" table:formula="of:=([.B71]-[.AB71])/2" office:value-type="currency" office:currency="ZAR" office:value="0" calcext:value-type="currency">
            <text:p>R 0</text:p>
          </table:table-cell>
          <table:table-cell table:style-name="ce68" table:formula="of:=([.C71]-[.AC71])/3" office:value-type="currency" office:currency="ZAR" office:value="0" calcext:value-type="currency">
            <text:p>R 0</text:p>
          </table:table-cell>
          <table:table-cell table:style-name="ce68" table:formula="of:=([.D71]-[.AD71])/4" office:value-type="currency" office:currency="ZAR" office:value="0" calcext:value-type="currency">
            <text:p>R 0</text:p>
          </table:table-cell>
          <table:table-cell table:style-name="ce68" table:formula="of:=([.E71]-[.AE71])/5" office:value-type="currency" office:currency="ZAR" office:value="0" calcext:value-type="currency">
            <text:p>R 0</text:p>
          </table:table-cell>
          <table:table-cell table:style-name="ce68" table:formula="of:=([.F71]-[.AF71])/6" office:value-type="currency" office:currency="ZAR" office:value="0" calcext:value-type="currency">
            <text:p>R 0</text:p>
          </table:table-cell>
          <table:table-cell table:style-name="ce68" table:formula="of:=([.G71]-[.AG71])/7" office:value-type="currency" office:currency="ZAR" office:value="0" calcext:value-type="currency">
            <text:p>R 0</text:p>
          </table:table-cell>
          <table:table-cell table:style-name="ce68" table:formula="of:=([.H71]-[.AH71])/8" office:value-type="currency" office:currency="ZAR" office:value="0" calcext:value-type="currency">
            <text:p>R 0</text:p>
          </table:table-cell>
          <table:table-cell table:style-name="ce68" table:formula="of:=([.I71]-[.AI71])/9" office:value-type="currency" office:currency="ZAR" office:value="0" calcext:value-type="currency">
            <text:p>R 0</text:p>
          </table:table-cell>
          <table:table-cell table:style-name="ce6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7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2]*0.9" office:value-type="currency" office:currency="ZAR" office:value="0" calcext:value-type="currency">
            <text:p>R 0</text:p>
          </table:table-cell>
          <table:table-cell table:style-name="ce68" table:formula="of:=[.B72]*0.8" office:value-type="currency" office:currency="ZAR" office:value="0" calcext:value-type="currency">
            <text:p>R 0</text:p>
          </table:table-cell>
          <table:table-cell table:style-name="ce68" table:formula="of:=[.C72]*0.7" office:value-type="currency" office:currency="ZAR" office:value="0" calcext:value-type="currency">
            <text:p>R 0</text:p>
          </table:table-cell>
          <table:table-cell table:style-name="ce68" table:formula="of:=[.D72]*0.6" office:value-type="currency" office:currency="ZAR" office:value="0" calcext:value-type="currency">
            <text:p>R 0</text:p>
          </table:table-cell>
          <table:table-cell table:style-name="ce68" table:formula="of:=[.E72]*0.5" office:value-type="currency" office:currency="ZAR" office:value="0" calcext:value-type="currency">
            <text:p>R 0</text:p>
          </table:table-cell>
          <table:table-cell table:style-name="ce68" table:formula="of:=[.F72]*0.4" office:value-type="currency" office:currency="ZAR" office:value="0" calcext:value-type="currency">
            <text:p>R 0</text:p>
          </table:table-cell>
          <table:table-cell table:style-name="ce68" table:formula="of:=[.G72]*0.3" office:value-type="currency" office:currency="ZAR" office:value="0" calcext:value-type="currency">
            <text:p>R 0</text:p>
          </table:table-cell>
          <table:table-cell table:style-name="ce68" table:formula="of:=[.H72]*0.2" office:value-type="currency" office:currency="ZAR" office:value="0" calcext:value-type="currency">
            <text:p>R 0</text:p>
          </table:table-cell>
          <table:table-cell table:style-name="ce68" table:formula="of:=[.I72]*0.1" office:value-type="currency" office:currency="ZAR" office:value="0" calcext:value-type="currency">
            <text:p>R 0</text:p>
          </table:table-cell>
          <table:table-cell table:style-name="ce68" table:formula="of:=[.J72]*0" office:value-type="currency" office:currency="ZAR" office:value="0" calcext:value-type="currency">
            <text:p>R 0</text:p>
          </table:table-cell>
          <table:table-cell/>
          <table:table-cell table:style-name="ce6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2]" office:value-type="currency" office:currency="ZAR" office:value="0" calcext:value-type="currency">
            <text:p>R 0</text:p>
          </table:table-cell>
          <table:table-cell table:style-name="ce68" table:formula="of:=[.$Y$22]*[.M72]" office:value-type="currency" office:currency="ZAR" office:value="0" calcext:value-type="currency">
            <text:p>R 0</text:p>
          </table:table-cell>
          <table:table-cell table:style-name="ce68" table:formula="of:=[.$Y$22]*[.N72]" office:value-type="currency" office:currency="ZAR" office:value="0" calcext:value-type="currency">
            <text:p>R 0</text:p>
          </table:table-cell>
          <table:table-cell table:style-name="ce68" table:formula="of:=[.$Y$22]*[.O72]" office:value-type="currency" office:currency="ZAR" office:value="0" calcext:value-type="currency">
            <text:p>R 0</text:p>
          </table:table-cell>
          <table:table-cell table:style-name="ce68" table:formula="of:=[.$Y$22]*[.P72]" office:value-type="currency" office:currency="ZAR" office:value="0" calcext:value-type="currency">
            <text:p>R 0</text:p>
          </table:table-cell>
          <table:table-cell table:style-name="ce68" table:formula="of:=[.$Y$22]*[.Q72]" office:value-type="currency" office:currency="ZAR" office:value="0" calcext:value-type="currency">
            <text:p>R 0</text:p>
          </table:table-cell>
          <table:table-cell table:style-name="ce68" table:formula="of:=[.$Y$22]*[.R72]" office:value-type="currency" office:currency="ZAR" office:value="0" calcext:value-type="currency">
            <text:p>R 0</text:p>
          </table:table-cell>
          <table:table-cell table:style-name="ce68" table:formula="of:=[.$Y$22]*[.S72]" office:value-type="currency" office:currency="ZAR" office:value="0" calcext:value-type="currency">
            <text:p>R 0</text:p>
          </table:table-cell>
          <table:table-cell table:style-name="ce68" table:formula="of:=[.$Y$22]*[.T72]" office:value-type="currency" office:currency="ZAR" office:value="0" calcext:value-type="currency">
            <text:p>R 0</text:p>
          </table:table-cell>
          <table:table-cell table:style-name="ce68" table:formula="of:=[.$Y$22]*[.U72]" office:value-type="currency" office:currency="ZAR" office:value="0" calcext:value-type="currency">
            <text:p>R 0</text:p>
          </table:table-cell>
          <table:table-cell/>
          <table:table-cell table:style-name="ce68" table:formula="of:=([.A72]-[.AA72])/1" office:value-type="currency" office:currency="ZAR" office:value="0" calcext:value-type="currency">
            <text:p>R 0</text:p>
          </table:table-cell>
          <table:table-cell table:style-name="ce68" table:formula="of:=([.B72]-[.AB72])/2" office:value-type="currency" office:currency="ZAR" office:value="0" calcext:value-type="currency">
            <text:p>R 0</text:p>
          </table:table-cell>
          <table:table-cell table:style-name="ce68" table:formula="of:=([.C72]-[.AC72])/3" office:value-type="currency" office:currency="ZAR" office:value="0" calcext:value-type="currency">
            <text:p>R 0</text:p>
          </table:table-cell>
          <table:table-cell table:style-name="ce68" table:formula="of:=([.D72]-[.AD72])/4" office:value-type="currency" office:currency="ZAR" office:value="0" calcext:value-type="currency">
            <text:p>R 0</text:p>
          </table:table-cell>
          <table:table-cell table:style-name="ce68" table:formula="of:=([.E72]-[.AE72])/5" office:value-type="currency" office:currency="ZAR" office:value="0" calcext:value-type="currency">
            <text:p>R 0</text:p>
          </table:table-cell>
          <table:table-cell table:style-name="ce68" table:formula="of:=([.F72]-[.AF72])/6" office:value-type="currency" office:currency="ZAR" office:value="0" calcext:value-type="currency">
            <text:p>R 0</text:p>
          </table:table-cell>
          <table:table-cell table:style-name="ce68" table:formula="of:=([.G72]-[.AG72])/7" office:value-type="currency" office:currency="ZAR" office:value="0" calcext:value-type="currency">
            <text:p>R 0</text:p>
          </table:table-cell>
          <table:table-cell table:style-name="ce68" table:formula="of:=([.H72]-[.AH72])/8" office:value-type="currency" office:currency="ZAR" office:value="0" calcext:value-type="currency">
            <text:p>R 0</text:p>
          </table:table-cell>
          <table:table-cell table:style-name="ce68" table:formula="of:=([.I72]-[.AI72])/9" office:value-type="currency" office:currency="ZAR" office:value="0" calcext:value-type="currency">
            <text:p>R 0</text:p>
          </table:table-cell>
          <table:table-cell table:style-name="ce6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7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3]*0.9" office:value-type="currency" office:currency="ZAR" office:value="0" calcext:value-type="currency">
            <text:p>R 0</text:p>
          </table:table-cell>
          <table:table-cell table:style-name="ce68" table:formula="of:=[.B73]*0.8" office:value-type="currency" office:currency="ZAR" office:value="0" calcext:value-type="currency">
            <text:p>R 0</text:p>
          </table:table-cell>
          <table:table-cell table:style-name="ce68" table:formula="of:=[.C73]*0.7" office:value-type="currency" office:currency="ZAR" office:value="0" calcext:value-type="currency">
            <text:p>R 0</text:p>
          </table:table-cell>
          <table:table-cell table:style-name="ce68" table:formula="of:=[.D73]*0.6" office:value-type="currency" office:currency="ZAR" office:value="0" calcext:value-type="currency">
            <text:p>R 0</text:p>
          </table:table-cell>
          <table:table-cell table:style-name="ce68" table:formula="of:=[.E73]*0.5" office:value-type="currency" office:currency="ZAR" office:value="0" calcext:value-type="currency">
            <text:p>R 0</text:p>
          </table:table-cell>
          <table:table-cell table:style-name="ce68" table:formula="of:=[.F73]*0.4" office:value-type="currency" office:currency="ZAR" office:value="0" calcext:value-type="currency">
            <text:p>R 0</text:p>
          </table:table-cell>
          <table:table-cell table:style-name="ce68" table:formula="of:=[.G73]*0.3" office:value-type="currency" office:currency="ZAR" office:value="0" calcext:value-type="currency">
            <text:p>R 0</text:p>
          </table:table-cell>
          <table:table-cell table:style-name="ce68" table:formula="of:=[.H73]*0.2" office:value-type="currency" office:currency="ZAR" office:value="0" calcext:value-type="currency">
            <text:p>R 0</text:p>
          </table:table-cell>
          <table:table-cell table:style-name="ce68" table:formula="of:=[.I73]*0.1" office:value-type="currency" office:currency="ZAR" office:value="0" calcext:value-type="currency">
            <text:p>R 0</text:p>
          </table:table-cell>
          <table:table-cell table:style-name="ce68" table:formula="of:=[.J73]*0" office:value-type="currency" office:currency="ZAR" office:value="0" calcext:value-type="currency">
            <text:p>R 0</text:p>
          </table:table-cell>
          <table:table-cell/>
          <table:table-cell table:style-name="ce6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3]" office:value-type="currency" office:currency="ZAR" office:value="0" calcext:value-type="currency">
            <text:p>R 0</text:p>
          </table:table-cell>
          <table:table-cell table:style-name="ce68" table:formula="of:=[.$Y$22]*[.M73]" office:value-type="currency" office:currency="ZAR" office:value="0" calcext:value-type="currency">
            <text:p>R 0</text:p>
          </table:table-cell>
          <table:table-cell table:style-name="ce68" table:formula="of:=[.$Y$22]*[.N73]" office:value-type="currency" office:currency="ZAR" office:value="0" calcext:value-type="currency">
            <text:p>R 0</text:p>
          </table:table-cell>
          <table:table-cell table:style-name="ce68" table:formula="of:=[.$Y$22]*[.O73]" office:value-type="currency" office:currency="ZAR" office:value="0" calcext:value-type="currency">
            <text:p>R 0</text:p>
          </table:table-cell>
          <table:table-cell table:style-name="ce68" table:formula="of:=[.$Y$22]*[.P73]" office:value-type="currency" office:currency="ZAR" office:value="0" calcext:value-type="currency">
            <text:p>R 0</text:p>
          </table:table-cell>
          <table:table-cell table:style-name="ce68" table:formula="of:=[.$Y$22]*[.Q73]" office:value-type="currency" office:currency="ZAR" office:value="0" calcext:value-type="currency">
            <text:p>R 0</text:p>
          </table:table-cell>
          <table:table-cell table:style-name="ce68" table:formula="of:=[.$Y$22]*[.R73]" office:value-type="currency" office:currency="ZAR" office:value="0" calcext:value-type="currency">
            <text:p>R 0</text:p>
          </table:table-cell>
          <table:table-cell table:style-name="ce68" table:formula="of:=[.$Y$22]*[.S73]" office:value-type="currency" office:currency="ZAR" office:value="0" calcext:value-type="currency">
            <text:p>R 0</text:p>
          </table:table-cell>
          <table:table-cell table:style-name="ce68" table:formula="of:=[.$Y$22]*[.T73]" office:value-type="currency" office:currency="ZAR" office:value="0" calcext:value-type="currency">
            <text:p>R 0</text:p>
          </table:table-cell>
          <table:table-cell table:style-name="ce68" table:formula="of:=[.$Y$22]*[.U73]" office:value-type="currency" office:currency="ZAR" office:value="0" calcext:value-type="currency">
            <text:p>R 0</text:p>
          </table:table-cell>
          <table:table-cell/>
          <table:table-cell table:style-name="ce68" table:formula="of:=([.A73]-[.AA73])/1" office:value-type="currency" office:currency="ZAR" office:value="0" calcext:value-type="currency">
            <text:p>R 0</text:p>
          </table:table-cell>
          <table:table-cell table:style-name="ce68" table:formula="of:=([.B73]-[.AB73])/2" office:value-type="currency" office:currency="ZAR" office:value="0" calcext:value-type="currency">
            <text:p>R 0</text:p>
          </table:table-cell>
          <table:table-cell table:style-name="ce68" table:formula="of:=([.C73]-[.AC73])/3" office:value-type="currency" office:currency="ZAR" office:value="0" calcext:value-type="currency">
            <text:p>R 0</text:p>
          </table:table-cell>
          <table:table-cell table:style-name="ce68" table:formula="of:=([.D73]-[.AD73])/4" office:value-type="currency" office:currency="ZAR" office:value="0" calcext:value-type="currency">
            <text:p>R 0</text:p>
          </table:table-cell>
          <table:table-cell table:style-name="ce68" table:formula="of:=([.E73]-[.AE73])/5" office:value-type="currency" office:currency="ZAR" office:value="0" calcext:value-type="currency">
            <text:p>R 0</text:p>
          </table:table-cell>
          <table:table-cell table:style-name="ce68" table:formula="of:=([.F73]-[.AF73])/6" office:value-type="currency" office:currency="ZAR" office:value="0" calcext:value-type="currency">
            <text:p>R 0</text:p>
          </table:table-cell>
          <table:table-cell table:style-name="ce68" table:formula="of:=([.G73]-[.AG73])/7" office:value-type="currency" office:currency="ZAR" office:value="0" calcext:value-type="currency">
            <text:p>R 0</text:p>
          </table:table-cell>
          <table:table-cell table:style-name="ce68" table:formula="of:=([.H73]-[.AH73])/8" office:value-type="currency" office:currency="ZAR" office:value="0" calcext:value-type="currency">
            <text:p>R 0</text:p>
          </table:table-cell>
          <table:table-cell table:style-name="ce68" table:formula="of:=([.I73]-[.AI73])/9" office:value-type="currency" office:currency="ZAR" office:value="0" calcext:value-type="currency">
            <text:p>R 0</text:p>
          </table:table-cell>
          <table:table-cell table:style-name="ce6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7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4]*0.9" office:value-type="currency" office:currency="ZAR" office:value="0" calcext:value-type="currency">
            <text:p>R 0</text:p>
          </table:table-cell>
          <table:table-cell table:style-name="ce68" table:formula="of:=[.B74]*0.8" office:value-type="currency" office:currency="ZAR" office:value="0" calcext:value-type="currency">
            <text:p>R 0</text:p>
          </table:table-cell>
          <table:table-cell table:style-name="ce68" table:formula="of:=[.C74]*0.7" office:value-type="currency" office:currency="ZAR" office:value="0" calcext:value-type="currency">
            <text:p>R 0</text:p>
          </table:table-cell>
          <table:table-cell table:style-name="ce68" table:formula="of:=[.D74]*0.6" office:value-type="currency" office:currency="ZAR" office:value="0" calcext:value-type="currency">
            <text:p>R 0</text:p>
          </table:table-cell>
          <table:table-cell table:style-name="ce68" table:formula="of:=[.E74]*0.5" office:value-type="currency" office:currency="ZAR" office:value="0" calcext:value-type="currency">
            <text:p>R 0</text:p>
          </table:table-cell>
          <table:table-cell table:style-name="ce68" table:formula="of:=[.F74]*0.4" office:value-type="currency" office:currency="ZAR" office:value="0" calcext:value-type="currency">
            <text:p>R 0</text:p>
          </table:table-cell>
          <table:table-cell table:style-name="ce68" table:formula="of:=[.G74]*0.3" office:value-type="currency" office:currency="ZAR" office:value="0" calcext:value-type="currency">
            <text:p>R 0</text:p>
          </table:table-cell>
          <table:table-cell table:style-name="ce68" table:formula="of:=[.H74]*0.2" office:value-type="currency" office:currency="ZAR" office:value="0" calcext:value-type="currency">
            <text:p>R 0</text:p>
          </table:table-cell>
          <table:table-cell table:style-name="ce68" table:formula="of:=[.I74]*0.1" office:value-type="currency" office:currency="ZAR" office:value="0" calcext:value-type="currency">
            <text:p>R 0</text:p>
          </table:table-cell>
          <table:table-cell table:style-name="ce68" table:formula="of:=[.J74]*0" office:value-type="currency" office:currency="ZAR" office:value="0" calcext:value-type="currency">
            <text:p>R 0</text:p>
          </table:table-cell>
          <table:table-cell/>
          <table:table-cell table:style-name="ce6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4]" office:value-type="currency" office:currency="ZAR" office:value="0" calcext:value-type="currency">
            <text:p>R 0</text:p>
          </table:table-cell>
          <table:table-cell table:style-name="ce68" table:formula="of:=[.$Y$22]*[.M74]" office:value-type="currency" office:currency="ZAR" office:value="0" calcext:value-type="currency">
            <text:p>R 0</text:p>
          </table:table-cell>
          <table:table-cell table:style-name="ce68" table:formula="of:=[.$Y$22]*[.N74]" office:value-type="currency" office:currency="ZAR" office:value="0" calcext:value-type="currency">
            <text:p>R 0</text:p>
          </table:table-cell>
          <table:table-cell table:style-name="ce68" table:formula="of:=[.$Y$22]*[.O74]" office:value-type="currency" office:currency="ZAR" office:value="0" calcext:value-type="currency">
            <text:p>R 0</text:p>
          </table:table-cell>
          <table:table-cell table:style-name="ce68" table:formula="of:=[.$Y$22]*[.P74]" office:value-type="currency" office:currency="ZAR" office:value="0" calcext:value-type="currency">
            <text:p>R 0</text:p>
          </table:table-cell>
          <table:table-cell table:style-name="ce68" table:formula="of:=[.$Y$22]*[.Q74]" office:value-type="currency" office:currency="ZAR" office:value="0" calcext:value-type="currency">
            <text:p>R 0</text:p>
          </table:table-cell>
          <table:table-cell table:style-name="ce68" table:formula="of:=[.$Y$22]*[.R74]" office:value-type="currency" office:currency="ZAR" office:value="0" calcext:value-type="currency">
            <text:p>R 0</text:p>
          </table:table-cell>
          <table:table-cell table:style-name="ce68" table:formula="of:=[.$Y$22]*[.S74]" office:value-type="currency" office:currency="ZAR" office:value="0" calcext:value-type="currency">
            <text:p>R 0</text:p>
          </table:table-cell>
          <table:table-cell table:style-name="ce68" table:formula="of:=[.$Y$22]*[.T74]" office:value-type="currency" office:currency="ZAR" office:value="0" calcext:value-type="currency">
            <text:p>R 0</text:p>
          </table:table-cell>
          <table:table-cell table:style-name="ce68" table:formula="of:=[.$Y$22]*[.U74]" office:value-type="currency" office:currency="ZAR" office:value="0" calcext:value-type="currency">
            <text:p>R 0</text:p>
          </table:table-cell>
          <table:table-cell/>
          <table:table-cell table:style-name="ce68" table:formula="of:=([.A74]-[.AA74])/1" office:value-type="currency" office:currency="ZAR" office:value="0" calcext:value-type="currency">
            <text:p>R 0</text:p>
          </table:table-cell>
          <table:table-cell table:style-name="ce68" table:formula="of:=([.B74]-[.AB74])/2" office:value-type="currency" office:currency="ZAR" office:value="0" calcext:value-type="currency">
            <text:p>R 0</text:p>
          </table:table-cell>
          <table:table-cell table:style-name="ce68" table:formula="of:=([.C74]-[.AC74])/3" office:value-type="currency" office:currency="ZAR" office:value="0" calcext:value-type="currency">
            <text:p>R 0</text:p>
          </table:table-cell>
          <table:table-cell table:style-name="ce68" table:formula="of:=([.D74]-[.AD74])/4" office:value-type="currency" office:currency="ZAR" office:value="0" calcext:value-type="currency">
            <text:p>R 0</text:p>
          </table:table-cell>
          <table:table-cell table:style-name="ce68" table:formula="of:=([.E74]-[.AE74])/5" office:value-type="currency" office:currency="ZAR" office:value="0" calcext:value-type="currency">
            <text:p>R 0</text:p>
          </table:table-cell>
          <table:table-cell table:style-name="ce68" table:formula="of:=([.F74]-[.AF74])/6" office:value-type="currency" office:currency="ZAR" office:value="0" calcext:value-type="currency">
            <text:p>R 0</text:p>
          </table:table-cell>
          <table:table-cell table:style-name="ce68" table:formula="of:=([.G74]-[.AG74])/7" office:value-type="currency" office:currency="ZAR" office:value="0" calcext:value-type="currency">
            <text:p>R 0</text:p>
          </table:table-cell>
          <table:table-cell table:style-name="ce68" table:formula="of:=([.H74]-[.AH74])/8" office:value-type="currency" office:currency="ZAR" office:value="0" calcext:value-type="currency">
            <text:p>R 0</text:p>
          </table:table-cell>
          <table:table-cell table:style-name="ce68" table:formula="of:=([.I74]-[.AI74])/9" office:value-type="currency" office:currency="ZAR" office:value="0" calcext:value-type="currency">
            <text:p>R 0</text:p>
          </table:table-cell>
          <table:table-cell table:style-name="ce6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7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5]*0.9" office:value-type="currency" office:currency="ZAR" office:value="0" calcext:value-type="currency">
            <text:p>R 0</text:p>
          </table:table-cell>
          <table:table-cell table:style-name="ce68" table:formula="of:=[.B75]*0.8" office:value-type="currency" office:currency="ZAR" office:value="0" calcext:value-type="currency">
            <text:p>R 0</text:p>
          </table:table-cell>
          <table:table-cell table:style-name="ce68" table:formula="of:=[.C75]*0.7" office:value-type="currency" office:currency="ZAR" office:value="0" calcext:value-type="currency">
            <text:p>R 0</text:p>
          </table:table-cell>
          <table:table-cell table:style-name="ce68" table:formula="of:=[.D75]*0.6" office:value-type="currency" office:currency="ZAR" office:value="0" calcext:value-type="currency">
            <text:p>R 0</text:p>
          </table:table-cell>
          <table:table-cell table:style-name="ce68" table:formula="of:=[.E75]*0.5" office:value-type="currency" office:currency="ZAR" office:value="0" calcext:value-type="currency">
            <text:p>R 0</text:p>
          </table:table-cell>
          <table:table-cell table:style-name="ce68" table:formula="of:=[.F75]*0.4" office:value-type="currency" office:currency="ZAR" office:value="0" calcext:value-type="currency">
            <text:p>R 0</text:p>
          </table:table-cell>
          <table:table-cell table:style-name="ce68" table:formula="of:=[.G75]*0.3" office:value-type="currency" office:currency="ZAR" office:value="0" calcext:value-type="currency">
            <text:p>R 0</text:p>
          </table:table-cell>
          <table:table-cell table:style-name="ce68" table:formula="of:=[.H75]*0.2" office:value-type="currency" office:currency="ZAR" office:value="0" calcext:value-type="currency">
            <text:p>R 0</text:p>
          </table:table-cell>
          <table:table-cell table:style-name="ce68" table:formula="of:=[.I75]*0.1" office:value-type="currency" office:currency="ZAR" office:value="0" calcext:value-type="currency">
            <text:p>R 0</text:p>
          </table:table-cell>
          <table:table-cell table:style-name="ce68" table:formula="of:=[.J75]*0" office:value-type="currency" office:currency="ZAR" office:value="0" calcext:value-type="currency">
            <text:p>R 0</text:p>
          </table:table-cell>
          <table:table-cell/>
          <table:table-cell table:style-name="ce6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5]" office:value-type="currency" office:currency="ZAR" office:value="0" calcext:value-type="currency">
            <text:p>R 0</text:p>
          </table:table-cell>
          <table:table-cell table:style-name="ce68" table:formula="of:=[.$Y$22]*[.M75]" office:value-type="currency" office:currency="ZAR" office:value="0" calcext:value-type="currency">
            <text:p>R 0</text:p>
          </table:table-cell>
          <table:table-cell table:style-name="ce68" table:formula="of:=[.$Y$22]*[.N75]" office:value-type="currency" office:currency="ZAR" office:value="0" calcext:value-type="currency">
            <text:p>R 0</text:p>
          </table:table-cell>
          <table:table-cell table:style-name="ce68" table:formula="of:=[.$Y$22]*[.O75]" office:value-type="currency" office:currency="ZAR" office:value="0" calcext:value-type="currency">
            <text:p>R 0</text:p>
          </table:table-cell>
          <table:table-cell table:style-name="ce68" table:formula="of:=[.$Y$22]*[.P75]" office:value-type="currency" office:currency="ZAR" office:value="0" calcext:value-type="currency">
            <text:p>R 0</text:p>
          </table:table-cell>
          <table:table-cell table:style-name="ce68" table:formula="of:=[.$Y$22]*[.Q75]" office:value-type="currency" office:currency="ZAR" office:value="0" calcext:value-type="currency">
            <text:p>R 0</text:p>
          </table:table-cell>
          <table:table-cell table:style-name="ce68" table:formula="of:=[.$Y$22]*[.R75]" office:value-type="currency" office:currency="ZAR" office:value="0" calcext:value-type="currency">
            <text:p>R 0</text:p>
          </table:table-cell>
          <table:table-cell table:style-name="ce68" table:formula="of:=[.$Y$22]*[.S75]" office:value-type="currency" office:currency="ZAR" office:value="0" calcext:value-type="currency">
            <text:p>R 0</text:p>
          </table:table-cell>
          <table:table-cell table:style-name="ce68" table:formula="of:=[.$Y$22]*[.T75]" office:value-type="currency" office:currency="ZAR" office:value="0" calcext:value-type="currency">
            <text:p>R 0</text:p>
          </table:table-cell>
          <table:table-cell table:style-name="ce68" table:formula="of:=[.$Y$22]*[.U75]" office:value-type="currency" office:currency="ZAR" office:value="0" calcext:value-type="currency">
            <text:p>R 0</text:p>
          </table:table-cell>
          <table:table-cell/>
          <table:table-cell table:style-name="ce68" table:formula="of:=([.A75]-[.AA75])/1" office:value-type="currency" office:currency="ZAR" office:value="0" calcext:value-type="currency">
            <text:p>R 0</text:p>
          </table:table-cell>
          <table:table-cell table:style-name="ce68" table:formula="of:=([.B75]-[.AB75])/2" office:value-type="currency" office:currency="ZAR" office:value="0" calcext:value-type="currency">
            <text:p>R 0</text:p>
          </table:table-cell>
          <table:table-cell table:style-name="ce68" table:formula="of:=([.C75]-[.AC75])/3" office:value-type="currency" office:currency="ZAR" office:value="0" calcext:value-type="currency">
            <text:p>R 0</text:p>
          </table:table-cell>
          <table:table-cell table:style-name="ce68" table:formula="of:=([.D75]-[.AD75])/4" office:value-type="currency" office:currency="ZAR" office:value="0" calcext:value-type="currency">
            <text:p>R 0</text:p>
          </table:table-cell>
          <table:table-cell table:style-name="ce68" table:formula="of:=([.E75]-[.AE75])/5" office:value-type="currency" office:currency="ZAR" office:value="0" calcext:value-type="currency">
            <text:p>R 0</text:p>
          </table:table-cell>
          <table:table-cell table:style-name="ce68" table:formula="of:=([.F75]-[.AF75])/6" office:value-type="currency" office:currency="ZAR" office:value="0" calcext:value-type="currency">
            <text:p>R 0</text:p>
          </table:table-cell>
          <table:table-cell table:style-name="ce68" table:formula="of:=([.G75]-[.AG75])/7" office:value-type="currency" office:currency="ZAR" office:value="0" calcext:value-type="currency">
            <text:p>R 0</text:p>
          </table:table-cell>
          <table:table-cell table:style-name="ce68" table:formula="of:=([.H75]-[.AH75])/8" office:value-type="currency" office:currency="ZAR" office:value="0" calcext:value-type="currency">
            <text:p>R 0</text:p>
          </table:table-cell>
          <table:table-cell table:style-name="ce68" table:formula="of:=([.I75]-[.AI75])/9" office:value-type="currency" office:currency="ZAR" office:value="0" calcext:value-type="currency">
            <text:p>R 0</text:p>
          </table:table-cell>
          <table:table-cell table:style-name="ce6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7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6]*0.9" office:value-type="currency" office:currency="ZAR" office:value="0" calcext:value-type="currency">
            <text:p>R 0</text:p>
          </table:table-cell>
          <table:table-cell table:style-name="ce68" table:formula="of:=[.B76]*0.8" office:value-type="currency" office:currency="ZAR" office:value="0" calcext:value-type="currency">
            <text:p>R 0</text:p>
          </table:table-cell>
          <table:table-cell table:style-name="ce68" table:formula="of:=[.C76]*0.7" office:value-type="currency" office:currency="ZAR" office:value="0" calcext:value-type="currency">
            <text:p>R 0</text:p>
          </table:table-cell>
          <table:table-cell table:style-name="ce68" table:formula="of:=[.D76]*0.6" office:value-type="currency" office:currency="ZAR" office:value="0" calcext:value-type="currency">
            <text:p>R 0</text:p>
          </table:table-cell>
          <table:table-cell table:style-name="ce68" table:formula="of:=[.E76]*0.5" office:value-type="currency" office:currency="ZAR" office:value="0" calcext:value-type="currency">
            <text:p>R 0</text:p>
          </table:table-cell>
          <table:table-cell table:style-name="ce68" table:formula="of:=[.F76]*0.4" office:value-type="currency" office:currency="ZAR" office:value="0" calcext:value-type="currency">
            <text:p>R 0</text:p>
          </table:table-cell>
          <table:table-cell table:style-name="ce68" table:formula="of:=[.G76]*0.3" office:value-type="currency" office:currency="ZAR" office:value="0" calcext:value-type="currency">
            <text:p>R 0</text:p>
          </table:table-cell>
          <table:table-cell table:style-name="ce68" table:formula="of:=[.H76]*0.2" office:value-type="currency" office:currency="ZAR" office:value="0" calcext:value-type="currency">
            <text:p>R 0</text:p>
          </table:table-cell>
          <table:table-cell table:style-name="ce68" table:formula="of:=[.I76]*0.1" office:value-type="currency" office:currency="ZAR" office:value="0" calcext:value-type="currency">
            <text:p>R 0</text:p>
          </table:table-cell>
          <table:table-cell table:style-name="ce68" table:formula="of:=[.J76]*0" office:value-type="currency" office:currency="ZAR" office:value="0" calcext:value-type="currency">
            <text:p>R 0</text:p>
          </table:table-cell>
          <table:table-cell/>
          <table:table-cell table:style-name="ce6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6]" office:value-type="currency" office:currency="ZAR" office:value="0" calcext:value-type="currency">
            <text:p>R 0</text:p>
          </table:table-cell>
          <table:table-cell table:style-name="ce68" table:formula="of:=[.$Y$22]*[.M76]" office:value-type="currency" office:currency="ZAR" office:value="0" calcext:value-type="currency">
            <text:p>R 0</text:p>
          </table:table-cell>
          <table:table-cell table:style-name="ce68" table:formula="of:=[.$Y$22]*[.N76]" office:value-type="currency" office:currency="ZAR" office:value="0" calcext:value-type="currency">
            <text:p>R 0</text:p>
          </table:table-cell>
          <table:table-cell table:style-name="ce68" table:formula="of:=[.$Y$22]*[.O76]" office:value-type="currency" office:currency="ZAR" office:value="0" calcext:value-type="currency">
            <text:p>R 0</text:p>
          </table:table-cell>
          <table:table-cell table:style-name="ce68" table:formula="of:=[.$Y$22]*[.P76]" office:value-type="currency" office:currency="ZAR" office:value="0" calcext:value-type="currency">
            <text:p>R 0</text:p>
          </table:table-cell>
          <table:table-cell table:style-name="ce68" table:formula="of:=[.$Y$22]*[.Q76]" office:value-type="currency" office:currency="ZAR" office:value="0" calcext:value-type="currency">
            <text:p>R 0</text:p>
          </table:table-cell>
          <table:table-cell table:style-name="ce68" table:formula="of:=[.$Y$22]*[.R76]" office:value-type="currency" office:currency="ZAR" office:value="0" calcext:value-type="currency">
            <text:p>R 0</text:p>
          </table:table-cell>
          <table:table-cell table:style-name="ce68" table:formula="of:=[.$Y$22]*[.S76]" office:value-type="currency" office:currency="ZAR" office:value="0" calcext:value-type="currency">
            <text:p>R 0</text:p>
          </table:table-cell>
          <table:table-cell table:style-name="ce68" table:formula="of:=[.$Y$22]*[.T76]" office:value-type="currency" office:currency="ZAR" office:value="0" calcext:value-type="currency">
            <text:p>R 0</text:p>
          </table:table-cell>
          <table:table-cell table:style-name="ce68" table:formula="of:=[.$Y$22]*[.U76]" office:value-type="currency" office:currency="ZAR" office:value="0" calcext:value-type="currency">
            <text:p>R 0</text:p>
          </table:table-cell>
          <table:table-cell/>
          <table:table-cell table:style-name="ce68" table:formula="of:=([.A76]-[.AA76])/1" office:value-type="currency" office:currency="ZAR" office:value="0" calcext:value-type="currency">
            <text:p>R 0</text:p>
          </table:table-cell>
          <table:table-cell table:style-name="ce68" table:formula="of:=([.B76]-[.AB76])/2" office:value-type="currency" office:currency="ZAR" office:value="0" calcext:value-type="currency">
            <text:p>R 0</text:p>
          </table:table-cell>
          <table:table-cell table:style-name="ce68" table:formula="of:=([.C76]-[.AC76])/3" office:value-type="currency" office:currency="ZAR" office:value="0" calcext:value-type="currency">
            <text:p>R 0</text:p>
          </table:table-cell>
          <table:table-cell table:style-name="ce68" table:formula="of:=([.D76]-[.AD76])/4" office:value-type="currency" office:currency="ZAR" office:value="0" calcext:value-type="currency">
            <text:p>R 0</text:p>
          </table:table-cell>
          <table:table-cell table:style-name="ce68" table:formula="of:=([.E76]-[.AE76])/5" office:value-type="currency" office:currency="ZAR" office:value="0" calcext:value-type="currency">
            <text:p>R 0</text:p>
          </table:table-cell>
          <table:table-cell table:style-name="ce68" table:formula="of:=([.F76]-[.AF76])/6" office:value-type="currency" office:currency="ZAR" office:value="0" calcext:value-type="currency">
            <text:p>R 0</text:p>
          </table:table-cell>
          <table:table-cell table:style-name="ce68" table:formula="of:=([.G76]-[.AG76])/7" office:value-type="currency" office:currency="ZAR" office:value="0" calcext:value-type="currency">
            <text:p>R 0</text:p>
          </table:table-cell>
          <table:table-cell table:style-name="ce68" table:formula="of:=([.H76]-[.AH76])/8" office:value-type="currency" office:currency="ZAR" office:value="0" calcext:value-type="currency">
            <text:p>R 0</text:p>
          </table:table-cell>
          <table:table-cell table:style-name="ce68" table:formula="of:=([.I76]-[.AI76])/9" office:value-type="currency" office:currency="ZAR" office:value="0" calcext:value-type="currency">
            <text:p>R 0</text:p>
          </table:table-cell>
          <table:table-cell table:style-name="ce6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7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7]*0.9" office:value-type="currency" office:currency="ZAR" office:value="0" calcext:value-type="currency">
            <text:p>R 0</text:p>
          </table:table-cell>
          <table:table-cell table:style-name="ce68" table:formula="of:=[.B77]*0.8" office:value-type="currency" office:currency="ZAR" office:value="0" calcext:value-type="currency">
            <text:p>R 0</text:p>
          </table:table-cell>
          <table:table-cell table:style-name="ce68" table:formula="of:=[.C77]*0.7" office:value-type="currency" office:currency="ZAR" office:value="0" calcext:value-type="currency">
            <text:p>R 0</text:p>
          </table:table-cell>
          <table:table-cell table:style-name="ce68" table:formula="of:=[.D77]*0.6" office:value-type="currency" office:currency="ZAR" office:value="0" calcext:value-type="currency">
            <text:p>R 0</text:p>
          </table:table-cell>
          <table:table-cell table:style-name="ce68" table:formula="of:=[.E77]*0.5" office:value-type="currency" office:currency="ZAR" office:value="0" calcext:value-type="currency">
            <text:p>R 0</text:p>
          </table:table-cell>
          <table:table-cell table:style-name="ce68" table:formula="of:=[.F77]*0.4" office:value-type="currency" office:currency="ZAR" office:value="0" calcext:value-type="currency">
            <text:p>R 0</text:p>
          </table:table-cell>
          <table:table-cell table:style-name="ce68" table:formula="of:=[.G77]*0.3" office:value-type="currency" office:currency="ZAR" office:value="0" calcext:value-type="currency">
            <text:p>R 0</text:p>
          </table:table-cell>
          <table:table-cell table:style-name="ce68" table:formula="of:=[.H77]*0.2" office:value-type="currency" office:currency="ZAR" office:value="0" calcext:value-type="currency">
            <text:p>R 0</text:p>
          </table:table-cell>
          <table:table-cell table:style-name="ce68" table:formula="of:=[.I77]*0.1" office:value-type="currency" office:currency="ZAR" office:value="0" calcext:value-type="currency">
            <text:p>R 0</text:p>
          </table:table-cell>
          <table:table-cell table:style-name="ce68" table:formula="of:=[.J77]*0" office:value-type="currency" office:currency="ZAR" office:value="0" calcext:value-type="currency">
            <text:p>R 0</text:p>
          </table:table-cell>
          <table:table-cell/>
          <table:table-cell table:style-name="ce6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7]" office:value-type="currency" office:currency="ZAR" office:value="0" calcext:value-type="currency">
            <text:p>R 0</text:p>
          </table:table-cell>
          <table:table-cell table:style-name="ce68" table:formula="of:=[.$Y$22]*[.M77]" office:value-type="currency" office:currency="ZAR" office:value="0" calcext:value-type="currency">
            <text:p>R 0</text:p>
          </table:table-cell>
          <table:table-cell table:style-name="ce68" table:formula="of:=[.$Y$22]*[.N77]" office:value-type="currency" office:currency="ZAR" office:value="0" calcext:value-type="currency">
            <text:p>R 0</text:p>
          </table:table-cell>
          <table:table-cell table:style-name="ce68" table:formula="of:=[.$Y$22]*[.O77]" office:value-type="currency" office:currency="ZAR" office:value="0" calcext:value-type="currency">
            <text:p>R 0</text:p>
          </table:table-cell>
          <table:table-cell table:style-name="ce68" table:formula="of:=[.$Y$22]*[.P77]" office:value-type="currency" office:currency="ZAR" office:value="0" calcext:value-type="currency">
            <text:p>R 0</text:p>
          </table:table-cell>
          <table:table-cell table:style-name="ce68" table:formula="of:=[.$Y$22]*[.Q77]" office:value-type="currency" office:currency="ZAR" office:value="0" calcext:value-type="currency">
            <text:p>R 0</text:p>
          </table:table-cell>
          <table:table-cell table:style-name="ce68" table:formula="of:=[.$Y$22]*[.R77]" office:value-type="currency" office:currency="ZAR" office:value="0" calcext:value-type="currency">
            <text:p>R 0</text:p>
          </table:table-cell>
          <table:table-cell table:style-name="ce68" table:formula="of:=[.$Y$22]*[.S77]" office:value-type="currency" office:currency="ZAR" office:value="0" calcext:value-type="currency">
            <text:p>R 0</text:p>
          </table:table-cell>
          <table:table-cell table:style-name="ce68" table:formula="of:=[.$Y$22]*[.T77]" office:value-type="currency" office:currency="ZAR" office:value="0" calcext:value-type="currency">
            <text:p>R 0</text:p>
          </table:table-cell>
          <table:table-cell table:style-name="ce68" table:formula="of:=[.$Y$22]*[.U77]" office:value-type="currency" office:currency="ZAR" office:value="0" calcext:value-type="currency">
            <text:p>R 0</text:p>
          </table:table-cell>
          <table:table-cell/>
          <table:table-cell table:style-name="ce68" table:formula="of:=([.A77]-[.AA77])/1" office:value-type="currency" office:currency="ZAR" office:value="0" calcext:value-type="currency">
            <text:p>R 0</text:p>
          </table:table-cell>
          <table:table-cell table:style-name="ce68" table:formula="of:=([.B77]-[.AB77])/2" office:value-type="currency" office:currency="ZAR" office:value="0" calcext:value-type="currency">
            <text:p>R 0</text:p>
          </table:table-cell>
          <table:table-cell table:style-name="ce68" table:formula="of:=([.C77]-[.AC77])/3" office:value-type="currency" office:currency="ZAR" office:value="0" calcext:value-type="currency">
            <text:p>R 0</text:p>
          </table:table-cell>
          <table:table-cell table:style-name="ce68" table:formula="of:=([.D77]-[.AD77])/4" office:value-type="currency" office:currency="ZAR" office:value="0" calcext:value-type="currency">
            <text:p>R 0</text:p>
          </table:table-cell>
          <table:table-cell table:style-name="ce68" table:formula="of:=([.E77]-[.AE77])/5" office:value-type="currency" office:currency="ZAR" office:value="0" calcext:value-type="currency">
            <text:p>R 0</text:p>
          </table:table-cell>
          <table:table-cell table:style-name="ce68" table:formula="of:=([.F77]-[.AF77])/6" office:value-type="currency" office:currency="ZAR" office:value="0" calcext:value-type="currency">
            <text:p>R 0</text:p>
          </table:table-cell>
          <table:table-cell table:style-name="ce68" table:formula="of:=([.G77]-[.AG77])/7" office:value-type="currency" office:currency="ZAR" office:value="0" calcext:value-type="currency">
            <text:p>R 0</text:p>
          </table:table-cell>
          <table:table-cell table:style-name="ce68" table:formula="of:=([.H77]-[.AH77])/8" office:value-type="currency" office:currency="ZAR" office:value="0" calcext:value-type="currency">
            <text:p>R 0</text:p>
          </table:table-cell>
          <table:table-cell table:style-name="ce68" table:formula="of:=([.I77]-[.AI77])/9" office:value-type="currency" office:currency="ZAR" office:value="0" calcext:value-type="currency">
            <text:p>R 0</text:p>
          </table:table-cell>
          <table:table-cell table:style-name="ce6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7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8]*0.9" office:value-type="currency" office:currency="ZAR" office:value="0" calcext:value-type="currency">
            <text:p>R 0</text:p>
          </table:table-cell>
          <table:table-cell table:style-name="ce68" table:formula="of:=[.B78]*0.8" office:value-type="currency" office:currency="ZAR" office:value="0" calcext:value-type="currency">
            <text:p>R 0</text:p>
          </table:table-cell>
          <table:table-cell table:style-name="ce68" table:formula="of:=[.C78]*0.7" office:value-type="currency" office:currency="ZAR" office:value="0" calcext:value-type="currency">
            <text:p>R 0</text:p>
          </table:table-cell>
          <table:table-cell table:style-name="ce68" table:formula="of:=[.D78]*0.6" office:value-type="currency" office:currency="ZAR" office:value="0" calcext:value-type="currency">
            <text:p>R 0</text:p>
          </table:table-cell>
          <table:table-cell table:style-name="ce68" table:formula="of:=[.E78]*0.5" office:value-type="currency" office:currency="ZAR" office:value="0" calcext:value-type="currency">
            <text:p>R 0</text:p>
          </table:table-cell>
          <table:table-cell table:style-name="ce68" table:formula="of:=[.F78]*0.4" office:value-type="currency" office:currency="ZAR" office:value="0" calcext:value-type="currency">
            <text:p>R 0</text:p>
          </table:table-cell>
          <table:table-cell table:style-name="ce68" table:formula="of:=[.G78]*0.3" office:value-type="currency" office:currency="ZAR" office:value="0" calcext:value-type="currency">
            <text:p>R 0</text:p>
          </table:table-cell>
          <table:table-cell table:style-name="ce68" table:formula="of:=[.H78]*0.2" office:value-type="currency" office:currency="ZAR" office:value="0" calcext:value-type="currency">
            <text:p>R 0</text:p>
          </table:table-cell>
          <table:table-cell table:style-name="ce68" table:formula="of:=[.I78]*0.1" office:value-type="currency" office:currency="ZAR" office:value="0" calcext:value-type="currency">
            <text:p>R 0</text:p>
          </table:table-cell>
          <table:table-cell table:style-name="ce68" table:formula="of:=[.J78]*0" office:value-type="currency" office:currency="ZAR" office:value="0" calcext:value-type="currency">
            <text:p>R 0</text:p>
          </table:table-cell>
          <table:table-cell/>
          <table:table-cell table:style-name="ce6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8]" office:value-type="currency" office:currency="ZAR" office:value="0" calcext:value-type="currency">
            <text:p>R 0</text:p>
          </table:table-cell>
          <table:table-cell table:style-name="ce68" table:formula="of:=[.$Y$22]*[.M78]" office:value-type="currency" office:currency="ZAR" office:value="0" calcext:value-type="currency">
            <text:p>R 0</text:p>
          </table:table-cell>
          <table:table-cell table:style-name="ce68" table:formula="of:=[.$Y$22]*[.N78]" office:value-type="currency" office:currency="ZAR" office:value="0" calcext:value-type="currency">
            <text:p>R 0</text:p>
          </table:table-cell>
          <table:table-cell table:style-name="ce68" table:formula="of:=[.$Y$22]*[.O78]" office:value-type="currency" office:currency="ZAR" office:value="0" calcext:value-type="currency">
            <text:p>R 0</text:p>
          </table:table-cell>
          <table:table-cell table:style-name="ce68" table:formula="of:=[.$Y$22]*[.P78]" office:value-type="currency" office:currency="ZAR" office:value="0" calcext:value-type="currency">
            <text:p>R 0</text:p>
          </table:table-cell>
          <table:table-cell table:style-name="ce68" table:formula="of:=[.$Y$22]*[.Q78]" office:value-type="currency" office:currency="ZAR" office:value="0" calcext:value-type="currency">
            <text:p>R 0</text:p>
          </table:table-cell>
          <table:table-cell table:style-name="ce68" table:formula="of:=[.$Y$22]*[.R78]" office:value-type="currency" office:currency="ZAR" office:value="0" calcext:value-type="currency">
            <text:p>R 0</text:p>
          </table:table-cell>
          <table:table-cell table:style-name="ce68" table:formula="of:=[.$Y$22]*[.S78]" office:value-type="currency" office:currency="ZAR" office:value="0" calcext:value-type="currency">
            <text:p>R 0</text:p>
          </table:table-cell>
          <table:table-cell table:style-name="ce68" table:formula="of:=[.$Y$22]*[.T78]" office:value-type="currency" office:currency="ZAR" office:value="0" calcext:value-type="currency">
            <text:p>R 0</text:p>
          </table:table-cell>
          <table:table-cell table:style-name="ce68" table:formula="of:=[.$Y$22]*[.U78]" office:value-type="currency" office:currency="ZAR" office:value="0" calcext:value-type="currency">
            <text:p>R 0</text:p>
          </table:table-cell>
          <table:table-cell/>
          <table:table-cell table:style-name="ce68" table:formula="of:=([.A78]-[.AA78])/1" office:value-type="currency" office:currency="ZAR" office:value="0" calcext:value-type="currency">
            <text:p>R 0</text:p>
          </table:table-cell>
          <table:table-cell table:style-name="ce68" table:formula="of:=([.B78]-[.AB78])/2" office:value-type="currency" office:currency="ZAR" office:value="0" calcext:value-type="currency">
            <text:p>R 0</text:p>
          </table:table-cell>
          <table:table-cell table:style-name="ce68" table:formula="of:=([.C78]-[.AC78])/3" office:value-type="currency" office:currency="ZAR" office:value="0" calcext:value-type="currency">
            <text:p>R 0</text:p>
          </table:table-cell>
          <table:table-cell table:style-name="ce68" table:formula="of:=([.D78]-[.AD78])/4" office:value-type="currency" office:currency="ZAR" office:value="0" calcext:value-type="currency">
            <text:p>R 0</text:p>
          </table:table-cell>
          <table:table-cell table:style-name="ce68" table:formula="of:=([.E78]-[.AE78])/5" office:value-type="currency" office:currency="ZAR" office:value="0" calcext:value-type="currency">
            <text:p>R 0</text:p>
          </table:table-cell>
          <table:table-cell table:style-name="ce68" table:formula="of:=([.F78]-[.AF78])/6" office:value-type="currency" office:currency="ZAR" office:value="0" calcext:value-type="currency">
            <text:p>R 0</text:p>
          </table:table-cell>
          <table:table-cell table:style-name="ce68" table:formula="of:=([.G78]-[.AG78])/7" office:value-type="currency" office:currency="ZAR" office:value="0" calcext:value-type="currency">
            <text:p>R 0</text:p>
          </table:table-cell>
          <table:table-cell table:style-name="ce68" table:formula="of:=([.H78]-[.AH78])/8" office:value-type="currency" office:currency="ZAR" office:value="0" calcext:value-type="currency">
            <text:p>R 0</text:p>
          </table:table-cell>
          <table:table-cell table:style-name="ce68" table:formula="of:=([.I78]-[.AI78])/9" office:value-type="currency" office:currency="ZAR" office:value="0" calcext:value-type="currency">
            <text:p>R 0</text:p>
          </table:table-cell>
          <table:table-cell table:style-name="ce6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7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9]*0.9" office:value-type="currency" office:currency="ZAR" office:value="0" calcext:value-type="currency">
            <text:p>R 0</text:p>
          </table:table-cell>
          <table:table-cell table:style-name="ce68" table:formula="of:=[.B79]*0.8" office:value-type="currency" office:currency="ZAR" office:value="0" calcext:value-type="currency">
            <text:p>R 0</text:p>
          </table:table-cell>
          <table:table-cell table:style-name="ce68" table:formula="of:=[.C79]*0.7" office:value-type="currency" office:currency="ZAR" office:value="0" calcext:value-type="currency">
            <text:p>R 0</text:p>
          </table:table-cell>
          <table:table-cell table:style-name="ce68" table:formula="of:=[.D79]*0.6" office:value-type="currency" office:currency="ZAR" office:value="0" calcext:value-type="currency">
            <text:p>R 0</text:p>
          </table:table-cell>
          <table:table-cell table:style-name="ce68" table:formula="of:=[.E79]*0.5" office:value-type="currency" office:currency="ZAR" office:value="0" calcext:value-type="currency">
            <text:p>R 0</text:p>
          </table:table-cell>
          <table:table-cell table:style-name="ce68" table:formula="of:=[.F79]*0.4" office:value-type="currency" office:currency="ZAR" office:value="0" calcext:value-type="currency">
            <text:p>R 0</text:p>
          </table:table-cell>
          <table:table-cell table:style-name="ce68" table:formula="of:=[.G79]*0.3" office:value-type="currency" office:currency="ZAR" office:value="0" calcext:value-type="currency">
            <text:p>R 0</text:p>
          </table:table-cell>
          <table:table-cell table:style-name="ce68" table:formula="of:=[.H79]*0.2" office:value-type="currency" office:currency="ZAR" office:value="0" calcext:value-type="currency">
            <text:p>R 0</text:p>
          </table:table-cell>
          <table:table-cell table:style-name="ce68" table:formula="of:=[.I79]*0.1" office:value-type="currency" office:currency="ZAR" office:value="0" calcext:value-type="currency">
            <text:p>R 0</text:p>
          </table:table-cell>
          <table:table-cell table:style-name="ce68" table:formula="of:=[.J79]*0" office:value-type="currency" office:currency="ZAR" office:value="0" calcext:value-type="currency">
            <text:p>R 0</text:p>
          </table:table-cell>
          <table:table-cell/>
          <table:table-cell table:style-name="ce6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9]" office:value-type="currency" office:currency="ZAR" office:value="0" calcext:value-type="currency">
            <text:p>R 0</text:p>
          </table:table-cell>
          <table:table-cell table:style-name="ce68" table:formula="of:=[.$Y$22]*[.M79]" office:value-type="currency" office:currency="ZAR" office:value="0" calcext:value-type="currency">
            <text:p>R 0</text:p>
          </table:table-cell>
          <table:table-cell table:style-name="ce68" table:formula="of:=[.$Y$22]*[.N79]" office:value-type="currency" office:currency="ZAR" office:value="0" calcext:value-type="currency">
            <text:p>R 0</text:p>
          </table:table-cell>
          <table:table-cell table:style-name="ce68" table:formula="of:=[.$Y$22]*[.O79]" office:value-type="currency" office:currency="ZAR" office:value="0" calcext:value-type="currency">
            <text:p>R 0</text:p>
          </table:table-cell>
          <table:table-cell table:style-name="ce68" table:formula="of:=[.$Y$22]*[.P79]" office:value-type="currency" office:currency="ZAR" office:value="0" calcext:value-type="currency">
            <text:p>R 0</text:p>
          </table:table-cell>
          <table:table-cell table:style-name="ce68" table:formula="of:=[.$Y$22]*[.Q79]" office:value-type="currency" office:currency="ZAR" office:value="0" calcext:value-type="currency">
            <text:p>R 0</text:p>
          </table:table-cell>
          <table:table-cell table:style-name="ce68" table:formula="of:=[.$Y$22]*[.R79]" office:value-type="currency" office:currency="ZAR" office:value="0" calcext:value-type="currency">
            <text:p>R 0</text:p>
          </table:table-cell>
          <table:table-cell table:style-name="ce68" table:formula="of:=[.$Y$22]*[.S79]" office:value-type="currency" office:currency="ZAR" office:value="0" calcext:value-type="currency">
            <text:p>R 0</text:p>
          </table:table-cell>
          <table:table-cell table:style-name="ce68" table:formula="of:=[.$Y$22]*[.T79]" office:value-type="currency" office:currency="ZAR" office:value="0" calcext:value-type="currency">
            <text:p>R 0</text:p>
          </table:table-cell>
          <table:table-cell table:style-name="ce68" table:formula="of:=[.$Y$22]*[.U79]" office:value-type="currency" office:currency="ZAR" office:value="0" calcext:value-type="currency">
            <text:p>R 0</text:p>
          </table:table-cell>
          <table:table-cell/>
          <table:table-cell table:style-name="ce68" table:formula="of:=([.A79]-[.AA79])/1" office:value-type="currency" office:currency="ZAR" office:value="0" calcext:value-type="currency">
            <text:p>R 0</text:p>
          </table:table-cell>
          <table:table-cell table:style-name="ce68" table:formula="of:=([.B79]-[.AB79])/2" office:value-type="currency" office:currency="ZAR" office:value="0" calcext:value-type="currency">
            <text:p>R 0</text:p>
          </table:table-cell>
          <table:table-cell table:style-name="ce68" table:formula="of:=([.C79]-[.AC79])/3" office:value-type="currency" office:currency="ZAR" office:value="0" calcext:value-type="currency">
            <text:p>R 0</text:p>
          </table:table-cell>
          <table:table-cell table:style-name="ce68" table:formula="of:=([.D79]-[.AD79])/4" office:value-type="currency" office:currency="ZAR" office:value="0" calcext:value-type="currency">
            <text:p>R 0</text:p>
          </table:table-cell>
          <table:table-cell table:style-name="ce68" table:formula="of:=([.E79]-[.AE79])/5" office:value-type="currency" office:currency="ZAR" office:value="0" calcext:value-type="currency">
            <text:p>R 0</text:p>
          </table:table-cell>
          <table:table-cell table:style-name="ce68" table:formula="of:=([.F79]-[.AF79])/6" office:value-type="currency" office:currency="ZAR" office:value="0" calcext:value-type="currency">
            <text:p>R 0</text:p>
          </table:table-cell>
          <table:table-cell table:style-name="ce68" table:formula="of:=([.G79]-[.AG79])/7" office:value-type="currency" office:currency="ZAR" office:value="0" calcext:value-type="currency">
            <text:p>R 0</text:p>
          </table:table-cell>
          <table:table-cell table:style-name="ce68" table:formula="of:=([.H79]-[.AH79])/8" office:value-type="currency" office:currency="ZAR" office:value="0" calcext:value-type="currency">
            <text:p>R 0</text:p>
          </table:table-cell>
          <table:table-cell table:style-name="ce68" table:formula="of:=([.I79]-[.AI79])/9" office:value-type="currency" office:currency="ZAR" office:value="0" calcext:value-type="currency">
            <text:p>R 0</text:p>
          </table:table-cell>
          <table:table-cell table:style-name="ce6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7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0]*0.9" office:value-type="currency" office:currency="ZAR" office:value="0" calcext:value-type="currency">
            <text:p>R 0</text:p>
          </table:table-cell>
          <table:table-cell table:style-name="ce68" table:formula="of:=[.B80]*0.8" office:value-type="currency" office:currency="ZAR" office:value="0" calcext:value-type="currency">
            <text:p>R 0</text:p>
          </table:table-cell>
          <table:table-cell table:style-name="ce68" table:formula="of:=[.C80]*0.7" office:value-type="currency" office:currency="ZAR" office:value="0" calcext:value-type="currency">
            <text:p>R 0</text:p>
          </table:table-cell>
          <table:table-cell table:style-name="ce68" table:formula="of:=[.D80]*0.6" office:value-type="currency" office:currency="ZAR" office:value="0" calcext:value-type="currency">
            <text:p>R 0</text:p>
          </table:table-cell>
          <table:table-cell table:style-name="ce68" table:formula="of:=[.E80]*0.5" office:value-type="currency" office:currency="ZAR" office:value="0" calcext:value-type="currency">
            <text:p>R 0</text:p>
          </table:table-cell>
          <table:table-cell table:style-name="ce68" table:formula="of:=[.F80]*0.4" office:value-type="currency" office:currency="ZAR" office:value="0" calcext:value-type="currency">
            <text:p>R 0</text:p>
          </table:table-cell>
          <table:table-cell table:style-name="ce68" table:formula="of:=[.G80]*0.3" office:value-type="currency" office:currency="ZAR" office:value="0" calcext:value-type="currency">
            <text:p>R 0</text:p>
          </table:table-cell>
          <table:table-cell table:style-name="ce68" table:formula="of:=[.H80]*0.2" office:value-type="currency" office:currency="ZAR" office:value="0" calcext:value-type="currency">
            <text:p>R 0</text:p>
          </table:table-cell>
          <table:table-cell table:style-name="ce68" table:formula="of:=[.I80]*0.1" office:value-type="currency" office:currency="ZAR" office:value="0" calcext:value-type="currency">
            <text:p>R 0</text:p>
          </table:table-cell>
          <table:table-cell table:style-name="ce68" table:formula="of:=[.J80]*0" office:value-type="currency" office:currency="ZAR" office:value="0" calcext:value-type="currency">
            <text:p>R 0</text:p>
          </table:table-cell>
          <table:table-cell/>
          <table:table-cell table:style-name="ce6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0]" office:value-type="currency" office:currency="ZAR" office:value="0" calcext:value-type="currency">
            <text:p>R 0</text:p>
          </table:table-cell>
          <table:table-cell table:style-name="ce68" table:formula="of:=[.$Y$22]*[.M80]" office:value-type="currency" office:currency="ZAR" office:value="0" calcext:value-type="currency">
            <text:p>R 0</text:p>
          </table:table-cell>
          <table:table-cell table:style-name="ce68" table:formula="of:=[.$Y$22]*[.N80]" office:value-type="currency" office:currency="ZAR" office:value="0" calcext:value-type="currency">
            <text:p>R 0</text:p>
          </table:table-cell>
          <table:table-cell table:style-name="ce68" table:formula="of:=[.$Y$22]*[.O80]" office:value-type="currency" office:currency="ZAR" office:value="0" calcext:value-type="currency">
            <text:p>R 0</text:p>
          </table:table-cell>
          <table:table-cell table:style-name="ce68" table:formula="of:=[.$Y$22]*[.P80]" office:value-type="currency" office:currency="ZAR" office:value="0" calcext:value-type="currency">
            <text:p>R 0</text:p>
          </table:table-cell>
          <table:table-cell table:style-name="ce68" table:formula="of:=[.$Y$22]*[.Q80]" office:value-type="currency" office:currency="ZAR" office:value="0" calcext:value-type="currency">
            <text:p>R 0</text:p>
          </table:table-cell>
          <table:table-cell table:style-name="ce68" table:formula="of:=[.$Y$22]*[.R80]" office:value-type="currency" office:currency="ZAR" office:value="0" calcext:value-type="currency">
            <text:p>R 0</text:p>
          </table:table-cell>
          <table:table-cell table:style-name="ce68" table:formula="of:=[.$Y$22]*[.S80]" office:value-type="currency" office:currency="ZAR" office:value="0" calcext:value-type="currency">
            <text:p>R 0</text:p>
          </table:table-cell>
          <table:table-cell table:style-name="ce68" table:formula="of:=[.$Y$22]*[.T80]" office:value-type="currency" office:currency="ZAR" office:value="0" calcext:value-type="currency">
            <text:p>R 0</text:p>
          </table:table-cell>
          <table:table-cell table:style-name="ce68" table:formula="of:=[.$Y$22]*[.U80]" office:value-type="currency" office:currency="ZAR" office:value="0" calcext:value-type="currency">
            <text:p>R 0</text:p>
          </table:table-cell>
          <table:table-cell/>
          <table:table-cell table:style-name="ce68" table:formula="of:=([.A80]-[.AA80])/1" office:value-type="currency" office:currency="ZAR" office:value="0" calcext:value-type="currency">
            <text:p>R 0</text:p>
          </table:table-cell>
          <table:table-cell table:style-name="ce68" table:formula="of:=([.B80]-[.AB80])/2" office:value-type="currency" office:currency="ZAR" office:value="0" calcext:value-type="currency">
            <text:p>R 0</text:p>
          </table:table-cell>
          <table:table-cell table:style-name="ce68" table:formula="of:=([.C80]-[.AC80])/3" office:value-type="currency" office:currency="ZAR" office:value="0" calcext:value-type="currency">
            <text:p>R 0</text:p>
          </table:table-cell>
          <table:table-cell table:style-name="ce68" table:formula="of:=([.D80]-[.AD80])/4" office:value-type="currency" office:currency="ZAR" office:value="0" calcext:value-type="currency">
            <text:p>R 0</text:p>
          </table:table-cell>
          <table:table-cell table:style-name="ce68" table:formula="of:=([.E80]-[.AE80])/5" office:value-type="currency" office:currency="ZAR" office:value="0" calcext:value-type="currency">
            <text:p>R 0</text:p>
          </table:table-cell>
          <table:table-cell table:style-name="ce68" table:formula="of:=([.F80]-[.AF80])/6" office:value-type="currency" office:currency="ZAR" office:value="0" calcext:value-type="currency">
            <text:p>R 0</text:p>
          </table:table-cell>
          <table:table-cell table:style-name="ce68" table:formula="of:=([.G80]-[.AG80])/7" office:value-type="currency" office:currency="ZAR" office:value="0" calcext:value-type="currency">
            <text:p>R 0</text:p>
          </table:table-cell>
          <table:table-cell table:style-name="ce68" table:formula="of:=([.H80]-[.AH80])/8" office:value-type="currency" office:currency="ZAR" office:value="0" calcext:value-type="currency">
            <text:p>R 0</text:p>
          </table:table-cell>
          <table:table-cell table:style-name="ce68" table:formula="of:=([.I80]-[.AI80])/9" office:value-type="currency" office:currency="ZAR" office:value="0" calcext:value-type="currency">
            <text:p>R 0</text:p>
          </table:table-cell>
          <table:table-cell table:style-name="ce6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7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1]*0.9" office:value-type="currency" office:currency="ZAR" office:value="0" calcext:value-type="currency">
            <text:p>R 0</text:p>
          </table:table-cell>
          <table:table-cell table:style-name="ce68" table:formula="of:=[.B81]*0.8" office:value-type="currency" office:currency="ZAR" office:value="0" calcext:value-type="currency">
            <text:p>R 0</text:p>
          </table:table-cell>
          <table:table-cell table:style-name="ce68" table:formula="of:=[.C81]*0.7" office:value-type="currency" office:currency="ZAR" office:value="0" calcext:value-type="currency">
            <text:p>R 0</text:p>
          </table:table-cell>
          <table:table-cell table:style-name="ce68" table:formula="of:=[.D81]*0.6" office:value-type="currency" office:currency="ZAR" office:value="0" calcext:value-type="currency">
            <text:p>R 0</text:p>
          </table:table-cell>
          <table:table-cell table:style-name="ce68" table:formula="of:=[.E81]*0.5" office:value-type="currency" office:currency="ZAR" office:value="0" calcext:value-type="currency">
            <text:p>R 0</text:p>
          </table:table-cell>
          <table:table-cell table:style-name="ce68" table:formula="of:=[.F81]*0.4" office:value-type="currency" office:currency="ZAR" office:value="0" calcext:value-type="currency">
            <text:p>R 0</text:p>
          </table:table-cell>
          <table:table-cell table:style-name="ce68" table:formula="of:=[.G81]*0.3" office:value-type="currency" office:currency="ZAR" office:value="0" calcext:value-type="currency">
            <text:p>R 0</text:p>
          </table:table-cell>
          <table:table-cell table:style-name="ce68" table:formula="of:=[.H81]*0.2" office:value-type="currency" office:currency="ZAR" office:value="0" calcext:value-type="currency">
            <text:p>R 0</text:p>
          </table:table-cell>
          <table:table-cell table:style-name="ce68" table:formula="of:=[.I81]*0.1" office:value-type="currency" office:currency="ZAR" office:value="0" calcext:value-type="currency">
            <text:p>R 0</text:p>
          </table:table-cell>
          <table:table-cell table:style-name="ce68" table:formula="of:=[.J81]*0" office:value-type="currency" office:currency="ZAR" office:value="0" calcext:value-type="currency">
            <text:p>R 0</text:p>
          </table:table-cell>
          <table:table-cell/>
          <table:table-cell table:style-name="ce6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1]" office:value-type="currency" office:currency="ZAR" office:value="0" calcext:value-type="currency">
            <text:p>R 0</text:p>
          </table:table-cell>
          <table:table-cell table:style-name="ce68" table:formula="of:=[.$Y$22]*[.M81]" office:value-type="currency" office:currency="ZAR" office:value="0" calcext:value-type="currency">
            <text:p>R 0</text:p>
          </table:table-cell>
          <table:table-cell table:style-name="ce68" table:formula="of:=[.$Y$22]*[.N81]" office:value-type="currency" office:currency="ZAR" office:value="0" calcext:value-type="currency">
            <text:p>R 0</text:p>
          </table:table-cell>
          <table:table-cell table:style-name="ce68" table:formula="of:=[.$Y$22]*[.O81]" office:value-type="currency" office:currency="ZAR" office:value="0" calcext:value-type="currency">
            <text:p>R 0</text:p>
          </table:table-cell>
          <table:table-cell table:style-name="ce68" table:formula="of:=[.$Y$22]*[.P81]" office:value-type="currency" office:currency="ZAR" office:value="0" calcext:value-type="currency">
            <text:p>R 0</text:p>
          </table:table-cell>
          <table:table-cell table:style-name="ce68" table:formula="of:=[.$Y$22]*[.Q81]" office:value-type="currency" office:currency="ZAR" office:value="0" calcext:value-type="currency">
            <text:p>R 0</text:p>
          </table:table-cell>
          <table:table-cell table:style-name="ce68" table:formula="of:=[.$Y$22]*[.R81]" office:value-type="currency" office:currency="ZAR" office:value="0" calcext:value-type="currency">
            <text:p>R 0</text:p>
          </table:table-cell>
          <table:table-cell table:style-name="ce68" table:formula="of:=[.$Y$22]*[.S81]" office:value-type="currency" office:currency="ZAR" office:value="0" calcext:value-type="currency">
            <text:p>R 0</text:p>
          </table:table-cell>
          <table:table-cell table:style-name="ce68" table:formula="of:=[.$Y$22]*[.T81]" office:value-type="currency" office:currency="ZAR" office:value="0" calcext:value-type="currency">
            <text:p>R 0</text:p>
          </table:table-cell>
          <table:table-cell table:style-name="ce68" table:formula="of:=[.$Y$22]*[.U81]" office:value-type="currency" office:currency="ZAR" office:value="0" calcext:value-type="currency">
            <text:p>R 0</text:p>
          </table:table-cell>
          <table:table-cell/>
          <table:table-cell table:style-name="ce68" table:formula="of:=([.A81]-[.AA81])/1" office:value-type="currency" office:currency="ZAR" office:value="0" calcext:value-type="currency">
            <text:p>R 0</text:p>
          </table:table-cell>
          <table:table-cell table:style-name="ce68" table:formula="of:=([.B81]-[.AB81])/2" office:value-type="currency" office:currency="ZAR" office:value="0" calcext:value-type="currency">
            <text:p>R 0</text:p>
          </table:table-cell>
          <table:table-cell table:style-name="ce68" table:formula="of:=([.C81]-[.AC81])/3" office:value-type="currency" office:currency="ZAR" office:value="0" calcext:value-type="currency">
            <text:p>R 0</text:p>
          </table:table-cell>
          <table:table-cell table:style-name="ce68" table:formula="of:=([.D81]-[.AD81])/4" office:value-type="currency" office:currency="ZAR" office:value="0" calcext:value-type="currency">
            <text:p>R 0</text:p>
          </table:table-cell>
          <table:table-cell table:style-name="ce68" table:formula="of:=([.E81]-[.AE81])/5" office:value-type="currency" office:currency="ZAR" office:value="0" calcext:value-type="currency">
            <text:p>R 0</text:p>
          </table:table-cell>
          <table:table-cell table:style-name="ce68" table:formula="of:=([.F81]-[.AF81])/6" office:value-type="currency" office:currency="ZAR" office:value="0" calcext:value-type="currency">
            <text:p>R 0</text:p>
          </table:table-cell>
          <table:table-cell table:style-name="ce68" table:formula="of:=([.G81]-[.AG81])/7" office:value-type="currency" office:currency="ZAR" office:value="0" calcext:value-type="currency">
            <text:p>R 0</text:p>
          </table:table-cell>
          <table:table-cell table:style-name="ce68" table:formula="of:=([.H81]-[.AH81])/8" office:value-type="currency" office:currency="ZAR" office:value="0" calcext:value-type="currency">
            <text:p>R 0</text:p>
          </table:table-cell>
          <table:table-cell table:style-name="ce68" table:formula="of:=([.I81]-[.AI81])/9" office:value-type="currency" office:currency="ZAR" office:value="0" calcext:value-type="currency">
            <text:p>R 0</text:p>
          </table:table-cell>
          <table:table-cell table:style-name="ce6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7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2]*0.9" office:value-type="currency" office:currency="ZAR" office:value="0" calcext:value-type="currency">
            <text:p>R 0</text:p>
          </table:table-cell>
          <table:table-cell table:style-name="ce68" table:formula="of:=[.B82]*0.8" office:value-type="currency" office:currency="ZAR" office:value="0" calcext:value-type="currency">
            <text:p>R 0</text:p>
          </table:table-cell>
          <table:table-cell table:style-name="ce68" table:formula="of:=[.C82]*0.7" office:value-type="currency" office:currency="ZAR" office:value="0" calcext:value-type="currency">
            <text:p>R 0</text:p>
          </table:table-cell>
          <table:table-cell table:style-name="ce68" table:formula="of:=[.D82]*0.6" office:value-type="currency" office:currency="ZAR" office:value="0" calcext:value-type="currency">
            <text:p>R 0</text:p>
          </table:table-cell>
          <table:table-cell table:style-name="ce68" table:formula="of:=[.E82]*0.5" office:value-type="currency" office:currency="ZAR" office:value="0" calcext:value-type="currency">
            <text:p>R 0</text:p>
          </table:table-cell>
          <table:table-cell table:style-name="ce68" table:formula="of:=[.F82]*0.4" office:value-type="currency" office:currency="ZAR" office:value="0" calcext:value-type="currency">
            <text:p>R 0</text:p>
          </table:table-cell>
          <table:table-cell table:style-name="ce68" table:formula="of:=[.G82]*0.3" office:value-type="currency" office:currency="ZAR" office:value="0" calcext:value-type="currency">
            <text:p>R 0</text:p>
          </table:table-cell>
          <table:table-cell table:style-name="ce68" table:formula="of:=[.H82]*0.2" office:value-type="currency" office:currency="ZAR" office:value="0" calcext:value-type="currency">
            <text:p>R 0</text:p>
          </table:table-cell>
          <table:table-cell table:style-name="ce68" table:formula="of:=[.I82]*0.1" office:value-type="currency" office:currency="ZAR" office:value="0" calcext:value-type="currency">
            <text:p>R 0</text:p>
          </table:table-cell>
          <table:table-cell table:style-name="ce68" table:formula="of:=[.J82]*0" office:value-type="currency" office:currency="ZAR" office:value="0" calcext:value-type="currency">
            <text:p>R 0</text:p>
          </table:table-cell>
          <table:table-cell/>
          <table:table-cell table:style-name="ce6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2]" office:value-type="currency" office:currency="ZAR" office:value="0" calcext:value-type="currency">
            <text:p>R 0</text:p>
          </table:table-cell>
          <table:table-cell table:style-name="ce68" table:formula="of:=[.$Y$22]*[.M82]" office:value-type="currency" office:currency="ZAR" office:value="0" calcext:value-type="currency">
            <text:p>R 0</text:p>
          </table:table-cell>
          <table:table-cell table:style-name="ce68" table:formula="of:=[.$Y$22]*[.N82]" office:value-type="currency" office:currency="ZAR" office:value="0" calcext:value-type="currency">
            <text:p>R 0</text:p>
          </table:table-cell>
          <table:table-cell table:style-name="ce68" table:formula="of:=[.$Y$22]*[.O82]" office:value-type="currency" office:currency="ZAR" office:value="0" calcext:value-type="currency">
            <text:p>R 0</text:p>
          </table:table-cell>
          <table:table-cell table:style-name="ce68" table:formula="of:=[.$Y$22]*[.P82]" office:value-type="currency" office:currency="ZAR" office:value="0" calcext:value-type="currency">
            <text:p>R 0</text:p>
          </table:table-cell>
          <table:table-cell table:style-name="ce68" table:formula="of:=[.$Y$22]*[.Q82]" office:value-type="currency" office:currency="ZAR" office:value="0" calcext:value-type="currency">
            <text:p>R 0</text:p>
          </table:table-cell>
          <table:table-cell table:style-name="ce68" table:formula="of:=[.$Y$22]*[.R82]" office:value-type="currency" office:currency="ZAR" office:value="0" calcext:value-type="currency">
            <text:p>R 0</text:p>
          </table:table-cell>
          <table:table-cell table:style-name="ce68" table:formula="of:=[.$Y$22]*[.S82]" office:value-type="currency" office:currency="ZAR" office:value="0" calcext:value-type="currency">
            <text:p>R 0</text:p>
          </table:table-cell>
          <table:table-cell table:style-name="ce68" table:formula="of:=[.$Y$22]*[.T82]" office:value-type="currency" office:currency="ZAR" office:value="0" calcext:value-type="currency">
            <text:p>R 0</text:p>
          </table:table-cell>
          <table:table-cell table:style-name="ce68" table:formula="of:=[.$Y$22]*[.U82]" office:value-type="currency" office:currency="ZAR" office:value="0" calcext:value-type="currency">
            <text:p>R 0</text:p>
          </table:table-cell>
          <table:table-cell/>
          <table:table-cell table:style-name="ce68" table:formula="of:=([.A82]-[.AA82])/1" office:value-type="currency" office:currency="ZAR" office:value="0" calcext:value-type="currency">
            <text:p>R 0</text:p>
          </table:table-cell>
          <table:table-cell table:style-name="ce68" table:formula="of:=([.B82]-[.AB82])/2" office:value-type="currency" office:currency="ZAR" office:value="0" calcext:value-type="currency">
            <text:p>R 0</text:p>
          </table:table-cell>
          <table:table-cell table:style-name="ce68" table:formula="of:=([.C82]-[.AC82])/3" office:value-type="currency" office:currency="ZAR" office:value="0" calcext:value-type="currency">
            <text:p>R 0</text:p>
          </table:table-cell>
          <table:table-cell table:style-name="ce68" table:formula="of:=([.D82]-[.AD82])/4" office:value-type="currency" office:currency="ZAR" office:value="0" calcext:value-type="currency">
            <text:p>R 0</text:p>
          </table:table-cell>
          <table:table-cell table:style-name="ce68" table:formula="of:=([.E82]-[.AE82])/5" office:value-type="currency" office:currency="ZAR" office:value="0" calcext:value-type="currency">
            <text:p>R 0</text:p>
          </table:table-cell>
          <table:table-cell table:style-name="ce68" table:formula="of:=([.F82]-[.AF82])/6" office:value-type="currency" office:currency="ZAR" office:value="0" calcext:value-type="currency">
            <text:p>R 0</text:p>
          </table:table-cell>
          <table:table-cell table:style-name="ce68" table:formula="of:=([.G82]-[.AG82])/7" office:value-type="currency" office:currency="ZAR" office:value="0" calcext:value-type="currency">
            <text:p>R 0</text:p>
          </table:table-cell>
          <table:table-cell table:style-name="ce68" table:formula="of:=([.H82]-[.AH82])/8" office:value-type="currency" office:currency="ZAR" office:value="0" calcext:value-type="currency">
            <text:p>R 0</text:p>
          </table:table-cell>
          <table:table-cell table:style-name="ce68" table:formula="of:=([.I82]-[.AI82])/9" office:value-type="currency" office:currency="ZAR" office:value="0" calcext:value-type="currency">
            <text:p>R 0</text:p>
          </table:table-cell>
          <table:table-cell table:style-name="ce6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7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3]*0.9" office:value-type="currency" office:currency="ZAR" office:value="0" calcext:value-type="currency">
            <text:p>R 0</text:p>
          </table:table-cell>
          <table:table-cell table:style-name="ce68" table:formula="of:=[.B83]*0.8" office:value-type="currency" office:currency="ZAR" office:value="0" calcext:value-type="currency">
            <text:p>R 0</text:p>
          </table:table-cell>
          <table:table-cell table:style-name="ce68" table:formula="of:=[.C83]*0.7" office:value-type="currency" office:currency="ZAR" office:value="0" calcext:value-type="currency">
            <text:p>R 0</text:p>
          </table:table-cell>
          <table:table-cell table:style-name="ce68" table:formula="of:=[.D83]*0.6" office:value-type="currency" office:currency="ZAR" office:value="0" calcext:value-type="currency">
            <text:p>R 0</text:p>
          </table:table-cell>
          <table:table-cell table:style-name="ce68" table:formula="of:=[.E83]*0.5" office:value-type="currency" office:currency="ZAR" office:value="0" calcext:value-type="currency">
            <text:p>R 0</text:p>
          </table:table-cell>
          <table:table-cell table:style-name="ce68" table:formula="of:=[.F83]*0.4" office:value-type="currency" office:currency="ZAR" office:value="0" calcext:value-type="currency">
            <text:p>R 0</text:p>
          </table:table-cell>
          <table:table-cell table:style-name="ce68" table:formula="of:=[.G83]*0.3" office:value-type="currency" office:currency="ZAR" office:value="0" calcext:value-type="currency">
            <text:p>R 0</text:p>
          </table:table-cell>
          <table:table-cell table:style-name="ce68" table:formula="of:=[.H83]*0.2" office:value-type="currency" office:currency="ZAR" office:value="0" calcext:value-type="currency">
            <text:p>R 0</text:p>
          </table:table-cell>
          <table:table-cell table:style-name="ce68" table:formula="of:=[.I83]*0.1" office:value-type="currency" office:currency="ZAR" office:value="0" calcext:value-type="currency">
            <text:p>R 0</text:p>
          </table:table-cell>
          <table:table-cell table:style-name="ce68" table:formula="of:=[.J83]*0" office:value-type="currency" office:currency="ZAR" office:value="0" calcext:value-type="currency">
            <text:p>R 0</text:p>
          </table:table-cell>
          <table:table-cell/>
          <table:table-cell table:style-name="ce6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3]" office:value-type="currency" office:currency="ZAR" office:value="0" calcext:value-type="currency">
            <text:p>R 0</text:p>
          </table:table-cell>
          <table:table-cell table:style-name="ce68" table:formula="of:=[.$Y$22]*[.M83]" office:value-type="currency" office:currency="ZAR" office:value="0" calcext:value-type="currency">
            <text:p>R 0</text:p>
          </table:table-cell>
          <table:table-cell table:style-name="ce68" table:formula="of:=[.$Y$22]*[.N83]" office:value-type="currency" office:currency="ZAR" office:value="0" calcext:value-type="currency">
            <text:p>R 0</text:p>
          </table:table-cell>
          <table:table-cell table:style-name="ce68" table:formula="of:=[.$Y$22]*[.O83]" office:value-type="currency" office:currency="ZAR" office:value="0" calcext:value-type="currency">
            <text:p>R 0</text:p>
          </table:table-cell>
          <table:table-cell table:style-name="ce68" table:formula="of:=[.$Y$22]*[.P83]" office:value-type="currency" office:currency="ZAR" office:value="0" calcext:value-type="currency">
            <text:p>R 0</text:p>
          </table:table-cell>
          <table:table-cell table:style-name="ce68" table:formula="of:=[.$Y$22]*[.Q83]" office:value-type="currency" office:currency="ZAR" office:value="0" calcext:value-type="currency">
            <text:p>R 0</text:p>
          </table:table-cell>
          <table:table-cell table:style-name="ce68" table:formula="of:=[.$Y$22]*[.R83]" office:value-type="currency" office:currency="ZAR" office:value="0" calcext:value-type="currency">
            <text:p>R 0</text:p>
          </table:table-cell>
          <table:table-cell table:style-name="ce68" table:formula="of:=[.$Y$22]*[.S83]" office:value-type="currency" office:currency="ZAR" office:value="0" calcext:value-type="currency">
            <text:p>R 0</text:p>
          </table:table-cell>
          <table:table-cell table:style-name="ce68" table:formula="of:=[.$Y$22]*[.T83]" office:value-type="currency" office:currency="ZAR" office:value="0" calcext:value-type="currency">
            <text:p>R 0</text:p>
          </table:table-cell>
          <table:table-cell table:style-name="ce68" table:formula="of:=[.$Y$22]*[.U83]" office:value-type="currency" office:currency="ZAR" office:value="0" calcext:value-type="currency">
            <text:p>R 0</text:p>
          </table:table-cell>
          <table:table-cell/>
          <table:table-cell table:style-name="ce68" table:formula="of:=([.A83]-[.AA83])/1" office:value-type="currency" office:currency="ZAR" office:value="0" calcext:value-type="currency">
            <text:p>R 0</text:p>
          </table:table-cell>
          <table:table-cell table:style-name="ce68" table:formula="of:=([.B83]-[.AB83])/2" office:value-type="currency" office:currency="ZAR" office:value="0" calcext:value-type="currency">
            <text:p>R 0</text:p>
          </table:table-cell>
          <table:table-cell table:style-name="ce68" table:formula="of:=([.C83]-[.AC83])/3" office:value-type="currency" office:currency="ZAR" office:value="0" calcext:value-type="currency">
            <text:p>R 0</text:p>
          </table:table-cell>
          <table:table-cell table:style-name="ce68" table:formula="of:=([.D83]-[.AD83])/4" office:value-type="currency" office:currency="ZAR" office:value="0" calcext:value-type="currency">
            <text:p>R 0</text:p>
          </table:table-cell>
          <table:table-cell table:style-name="ce68" table:formula="of:=([.E83]-[.AE83])/5" office:value-type="currency" office:currency="ZAR" office:value="0" calcext:value-type="currency">
            <text:p>R 0</text:p>
          </table:table-cell>
          <table:table-cell table:style-name="ce68" table:formula="of:=([.F83]-[.AF83])/6" office:value-type="currency" office:currency="ZAR" office:value="0" calcext:value-type="currency">
            <text:p>R 0</text:p>
          </table:table-cell>
          <table:table-cell table:style-name="ce68" table:formula="of:=([.G83]-[.AG83])/7" office:value-type="currency" office:currency="ZAR" office:value="0" calcext:value-type="currency">
            <text:p>R 0</text:p>
          </table:table-cell>
          <table:table-cell table:style-name="ce68" table:formula="of:=([.H83]-[.AH83])/8" office:value-type="currency" office:currency="ZAR" office:value="0" calcext:value-type="currency">
            <text:p>R 0</text:p>
          </table:table-cell>
          <table:table-cell table:style-name="ce68" table:formula="of:=([.I83]-[.AI83])/9" office:value-type="currency" office:currency="ZAR" office:value="0" calcext:value-type="currency">
            <text:p>R 0</text:p>
          </table:table-cell>
          <table:table-cell table:style-name="ce6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7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4]*0.9" office:value-type="currency" office:currency="ZAR" office:value="0" calcext:value-type="currency">
            <text:p>R 0</text:p>
          </table:table-cell>
          <table:table-cell table:style-name="ce68" table:formula="of:=[.B84]*0.8" office:value-type="currency" office:currency="ZAR" office:value="0" calcext:value-type="currency">
            <text:p>R 0</text:p>
          </table:table-cell>
          <table:table-cell table:style-name="ce68" table:formula="of:=[.C84]*0.7" office:value-type="currency" office:currency="ZAR" office:value="0" calcext:value-type="currency">
            <text:p>R 0</text:p>
          </table:table-cell>
          <table:table-cell table:style-name="ce68" table:formula="of:=[.D84]*0.6" office:value-type="currency" office:currency="ZAR" office:value="0" calcext:value-type="currency">
            <text:p>R 0</text:p>
          </table:table-cell>
          <table:table-cell table:style-name="ce68" table:formula="of:=[.E84]*0.5" office:value-type="currency" office:currency="ZAR" office:value="0" calcext:value-type="currency">
            <text:p>R 0</text:p>
          </table:table-cell>
          <table:table-cell table:style-name="ce68" table:formula="of:=[.F84]*0.4" office:value-type="currency" office:currency="ZAR" office:value="0" calcext:value-type="currency">
            <text:p>R 0</text:p>
          </table:table-cell>
          <table:table-cell table:style-name="ce68" table:formula="of:=[.G84]*0.3" office:value-type="currency" office:currency="ZAR" office:value="0" calcext:value-type="currency">
            <text:p>R 0</text:p>
          </table:table-cell>
          <table:table-cell table:style-name="ce68" table:formula="of:=[.H84]*0.2" office:value-type="currency" office:currency="ZAR" office:value="0" calcext:value-type="currency">
            <text:p>R 0</text:p>
          </table:table-cell>
          <table:table-cell table:style-name="ce68" table:formula="of:=[.I84]*0.1" office:value-type="currency" office:currency="ZAR" office:value="0" calcext:value-type="currency">
            <text:p>R 0</text:p>
          </table:table-cell>
          <table:table-cell table:style-name="ce68" table:formula="of:=[.J84]*0" office:value-type="currency" office:currency="ZAR" office:value="0" calcext:value-type="currency">
            <text:p>R 0</text:p>
          </table:table-cell>
          <table:table-cell/>
          <table:table-cell table:style-name="ce6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4]" office:value-type="currency" office:currency="ZAR" office:value="0" calcext:value-type="currency">
            <text:p>R 0</text:p>
          </table:table-cell>
          <table:table-cell table:style-name="ce68" table:formula="of:=[.$Y$22]*[.M84]" office:value-type="currency" office:currency="ZAR" office:value="0" calcext:value-type="currency">
            <text:p>R 0</text:p>
          </table:table-cell>
          <table:table-cell table:style-name="ce68" table:formula="of:=[.$Y$22]*[.N84]" office:value-type="currency" office:currency="ZAR" office:value="0" calcext:value-type="currency">
            <text:p>R 0</text:p>
          </table:table-cell>
          <table:table-cell table:style-name="ce68" table:formula="of:=[.$Y$22]*[.O84]" office:value-type="currency" office:currency="ZAR" office:value="0" calcext:value-type="currency">
            <text:p>R 0</text:p>
          </table:table-cell>
          <table:table-cell table:style-name="ce68" table:formula="of:=[.$Y$22]*[.P84]" office:value-type="currency" office:currency="ZAR" office:value="0" calcext:value-type="currency">
            <text:p>R 0</text:p>
          </table:table-cell>
          <table:table-cell table:style-name="ce68" table:formula="of:=[.$Y$22]*[.Q84]" office:value-type="currency" office:currency="ZAR" office:value="0" calcext:value-type="currency">
            <text:p>R 0</text:p>
          </table:table-cell>
          <table:table-cell table:style-name="ce68" table:formula="of:=[.$Y$22]*[.R84]" office:value-type="currency" office:currency="ZAR" office:value="0" calcext:value-type="currency">
            <text:p>R 0</text:p>
          </table:table-cell>
          <table:table-cell table:style-name="ce68" table:formula="of:=[.$Y$22]*[.S84]" office:value-type="currency" office:currency="ZAR" office:value="0" calcext:value-type="currency">
            <text:p>R 0</text:p>
          </table:table-cell>
          <table:table-cell table:style-name="ce68" table:formula="of:=[.$Y$22]*[.T84]" office:value-type="currency" office:currency="ZAR" office:value="0" calcext:value-type="currency">
            <text:p>R 0</text:p>
          </table:table-cell>
          <table:table-cell table:style-name="ce68" table:formula="of:=[.$Y$22]*[.U84]" office:value-type="currency" office:currency="ZAR" office:value="0" calcext:value-type="currency">
            <text:p>R 0</text:p>
          </table:table-cell>
          <table:table-cell/>
          <table:table-cell table:style-name="ce68" table:formula="of:=([.A84]-[.AA84])/1" office:value-type="currency" office:currency="ZAR" office:value="0" calcext:value-type="currency">
            <text:p>R 0</text:p>
          </table:table-cell>
          <table:table-cell table:style-name="ce68" table:formula="of:=([.B84]-[.AB84])/2" office:value-type="currency" office:currency="ZAR" office:value="0" calcext:value-type="currency">
            <text:p>R 0</text:p>
          </table:table-cell>
          <table:table-cell table:style-name="ce68" table:formula="of:=([.C84]-[.AC84])/3" office:value-type="currency" office:currency="ZAR" office:value="0" calcext:value-type="currency">
            <text:p>R 0</text:p>
          </table:table-cell>
          <table:table-cell table:style-name="ce68" table:formula="of:=([.D84]-[.AD84])/4" office:value-type="currency" office:currency="ZAR" office:value="0" calcext:value-type="currency">
            <text:p>R 0</text:p>
          </table:table-cell>
          <table:table-cell table:style-name="ce68" table:formula="of:=([.E84]-[.AE84])/5" office:value-type="currency" office:currency="ZAR" office:value="0" calcext:value-type="currency">
            <text:p>R 0</text:p>
          </table:table-cell>
          <table:table-cell table:style-name="ce68" table:formula="of:=([.F84]-[.AF84])/6" office:value-type="currency" office:currency="ZAR" office:value="0" calcext:value-type="currency">
            <text:p>R 0</text:p>
          </table:table-cell>
          <table:table-cell table:style-name="ce68" table:formula="of:=([.G84]-[.AG84])/7" office:value-type="currency" office:currency="ZAR" office:value="0" calcext:value-type="currency">
            <text:p>R 0</text:p>
          </table:table-cell>
          <table:table-cell table:style-name="ce68" table:formula="of:=([.H84]-[.AH84])/8" office:value-type="currency" office:currency="ZAR" office:value="0" calcext:value-type="currency">
            <text:p>R 0</text:p>
          </table:table-cell>
          <table:table-cell table:style-name="ce68" table:formula="of:=([.I84]-[.AI84])/9" office:value-type="currency" office:currency="ZAR" office:value="0" calcext:value-type="currency">
            <text:p>R 0</text:p>
          </table:table-cell>
          <table:table-cell table:style-name="ce6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7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5]*0.9" office:value-type="currency" office:currency="ZAR" office:value="0" calcext:value-type="currency">
            <text:p>R 0</text:p>
          </table:table-cell>
          <table:table-cell table:style-name="ce68" table:formula="of:=[.B85]*0.8" office:value-type="currency" office:currency="ZAR" office:value="0" calcext:value-type="currency">
            <text:p>R 0</text:p>
          </table:table-cell>
          <table:table-cell table:style-name="ce68" table:formula="of:=[.C85]*0.7" office:value-type="currency" office:currency="ZAR" office:value="0" calcext:value-type="currency">
            <text:p>R 0</text:p>
          </table:table-cell>
          <table:table-cell table:style-name="ce68" table:formula="of:=[.D85]*0.6" office:value-type="currency" office:currency="ZAR" office:value="0" calcext:value-type="currency">
            <text:p>R 0</text:p>
          </table:table-cell>
          <table:table-cell table:style-name="ce68" table:formula="of:=[.E85]*0.5" office:value-type="currency" office:currency="ZAR" office:value="0" calcext:value-type="currency">
            <text:p>R 0</text:p>
          </table:table-cell>
          <table:table-cell table:style-name="ce68" table:formula="of:=[.F85]*0.4" office:value-type="currency" office:currency="ZAR" office:value="0" calcext:value-type="currency">
            <text:p>R 0</text:p>
          </table:table-cell>
          <table:table-cell table:style-name="ce68" table:formula="of:=[.G85]*0.3" office:value-type="currency" office:currency="ZAR" office:value="0" calcext:value-type="currency">
            <text:p>R 0</text:p>
          </table:table-cell>
          <table:table-cell table:style-name="ce68" table:formula="of:=[.H85]*0.2" office:value-type="currency" office:currency="ZAR" office:value="0" calcext:value-type="currency">
            <text:p>R 0</text:p>
          </table:table-cell>
          <table:table-cell table:style-name="ce68" table:formula="of:=[.I85]*0.1" office:value-type="currency" office:currency="ZAR" office:value="0" calcext:value-type="currency">
            <text:p>R 0</text:p>
          </table:table-cell>
          <table:table-cell table:style-name="ce68" table:formula="of:=[.J85]*0" office:value-type="currency" office:currency="ZAR" office:value="0" calcext:value-type="currency">
            <text:p>R 0</text:p>
          </table:table-cell>
          <table:table-cell/>
          <table:table-cell table:style-name="ce6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5]" office:value-type="currency" office:currency="ZAR" office:value="0" calcext:value-type="currency">
            <text:p>R 0</text:p>
          </table:table-cell>
          <table:table-cell table:style-name="ce68" table:formula="of:=[.$Y$22]*[.M85]" office:value-type="currency" office:currency="ZAR" office:value="0" calcext:value-type="currency">
            <text:p>R 0</text:p>
          </table:table-cell>
          <table:table-cell table:style-name="ce68" table:formula="of:=[.$Y$22]*[.N85]" office:value-type="currency" office:currency="ZAR" office:value="0" calcext:value-type="currency">
            <text:p>R 0</text:p>
          </table:table-cell>
          <table:table-cell table:style-name="ce68" table:formula="of:=[.$Y$22]*[.O85]" office:value-type="currency" office:currency="ZAR" office:value="0" calcext:value-type="currency">
            <text:p>R 0</text:p>
          </table:table-cell>
          <table:table-cell table:style-name="ce68" table:formula="of:=[.$Y$22]*[.P85]" office:value-type="currency" office:currency="ZAR" office:value="0" calcext:value-type="currency">
            <text:p>R 0</text:p>
          </table:table-cell>
          <table:table-cell table:style-name="ce68" table:formula="of:=[.$Y$22]*[.Q85]" office:value-type="currency" office:currency="ZAR" office:value="0" calcext:value-type="currency">
            <text:p>R 0</text:p>
          </table:table-cell>
          <table:table-cell table:style-name="ce68" table:formula="of:=[.$Y$22]*[.R85]" office:value-type="currency" office:currency="ZAR" office:value="0" calcext:value-type="currency">
            <text:p>R 0</text:p>
          </table:table-cell>
          <table:table-cell table:style-name="ce68" table:formula="of:=[.$Y$22]*[.S85]" office:value-type="currency" office:currency="ZAR" office:value="0" calcext:value-type="currency">
            <text:p>R 0</text:p>
          </table:table-cell>
          <table:table-cell table:style-name="ce68" table:formula="of:=[.$Y$22]*[.T85]" office:value-type="currency" office:currency="ZAR" office:value="0" calcext:value-type="currency">
            <text:p>R 0</text:p>
          </table:table-cell>
          <table:table-cell table:style-name="ce68" table:formula="of:=[.$Y$22]*[.U85]" office:value-type="currency" office:currency="ZAR" office:value="0" calcext:value-type="currency">
            <text:p>R 0</text:p>
          </table:table-cell>
          <table:table-cell/>
          <table:table-cell table:style-name="ce68" table:formula="of:=([.A85]-[.AA85])/1" office:value-type="currency" office:currency="ZAR" office:value="0" calcext:value-type="currency">
            <text:p>R 0</text:p>
          </table:table-cell>
          <table:table-cell table:style-name="ce68" table:formula="of:=([.B85]-[.AB85])/2" office:value-type="currency" office:currency="ZAR" office:value="0" calcext:value-type="currency">
            <text:p>R 0</text:p>
          </table:table-cell>
          <table:table-cell table:style-name="ce68" table:formula="of:=([.C85]-[.AC85])/3" office:value-type="currency" office:currency="ZAR" office:value="0" calcext:value-type="currency">
            <text:p>R 0</text:p>
          </table:table-cell>
          <table:table-cell table:style-name="ce68" table:formula="of:=([.D85]-[.AD85])/4" office:value-type="currency" office:currency="ZAR" office:value="0" calcext:value-type="currency">
            <text:p>R 0</text:p>
          </table:table-cell>
          <table:table-cell table:style-name="ce68" table:formula="of:=([.E85]-[.AE85])/5" office:value-type="currency" office:currency="ZAR" office:value="0" calcext:value-type="currency">
            <text:p>R 0</text:p>
          </table:table-cell>
          <table:table-cell table:style-name="ce68" table:formula="of:=([.F85]-[.AF85])/6" office:value-type="currency" office:currency="ZAR" office:value="0" calcext:value-type="currency">
            <text:p>R 0</text:p>
          </table:table-cell>
          <table:table-cell table:style-name="ce68" table:formula="of:=([.G85]-[.AG85])/7" office:value-type="currency" office:currency="ZAR" office:value="0" calcext:value-type="currency">
            <text:p>R 0</text:p>
          </table:table-cell>
          <table:table-cell table:style-name="ce68" table:formula="of:=([.H85]-[.AH85])/8" office:value-type="currency" office:currency="ZAR" office:value="0" calcext:value-type="currency">
            <text:p>R 0</text:p>
          </table:table-cell>
          <table:table-cell table:style-name="ce68" table:formula="of:=([.I85]-[.AI85])/9" office:value-type="currency" office:currency="ZAR" office:value="0" calcext:value-type="currency">
            <text:p>R 0</text:p>
          </table:table-cell>
          <table:table-cell table:style-name="ce6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7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6]*0.9" office:value-type="currency" office:currency="ZAR" office:value="0" calcext:value-type="currency">
            <text:p>R 0</text:p>
          </table:table-cell>
          <table:table-cell table:style-name="ce68" table:formula="of:=[.B86]*0.8" office:value-type="currency" office:currency="ZAR" office:value="0" calcext:value-type="currency">
            <text:p>R 0</text:p>
          </table:table-cell>
          <table:table-cell table:style-name="ce68" table:formula="of:=[.C86]*0.7" office:value-type="currency" office:currency="ZAR" office:value="0" calcext:value-type="currency">
            <text:p>R 0</text:p>
          </table:table-cell>
          <table:table-cell table:style-name="ce68" table:formula="of:=[.D86]*0.6" office:value-type="currency" office:currency="ZAR" office:value="0" calcext:value-type="currency">
            <text:p>R 0</text:p>
          </table:table-cell>
          <table:table-cell table:style-name="ce68" table:formula="of:=[.E86]*0.5" office:value-type="currency" office:currency="ZAR" office:value="0" calcext:value-type="currency">
            <text:p>R 0</text:p>
          </table:table-cell>
          <table:table-cell table:style-name="ce68" table:formula="of:=[.F86]*0.4" office:value-type="currency" office:currency="ZAR" office:value="0" calcext:value-type="currency">
            <text:p>R 0</text:p>
          </table:table-cell>
          <table:table-cell table:style-name="ce68" table:formula="of:=[.G86]*0.3" office:value-type="currency" office:currency="ZAR" office:value="0" calcext:value-type="currency">
            <text:p>R 0</text:p>
          </table:table-cell>
          <table:table-cell table:style-name="ce68" table:formula="of:=[.H86]*0.2" office:value-type="currency" office:currency="ZAR" office:value="0" calcext:value-type="currency">
            <text:p>R 0</text:p>
          </table:table-cell>
          <table:table-cell table:style-name="ce68" table:formula="of:=[.I86]*0.1" office:value-type="currency" office:currency="ZAR" office:value="0" calcext:value-type="currency">
            <text:p>R 0</text:p>
          </table:table-cell>
          <table:table-cell table:style-name="ce68" table:formula="of:=[.J86]*0" office:value-type="currency" office:currency="ZAR" office:value="0" calcext:value-type="currency">
            <text:p>R 0</text:p>
          </table:table-cell>
          <table:table-cell/>
          <table:table-cell table:style-name="ce6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6]" office:value-type="currency" office:currency="ZAR" office:value="0" calcext:value-type="currency">
            <text:p>R 0</text:p>
          </table:table-cell>
          <table:table-cell table:style-name="ce68" table:formula="of:=[.$Y$22]*[.M86]" office:value-type="currency" office:currency="ZAR" office:value="0" calcext:value-type="currency">
            <text:p>R 0</text:p>
          </table:table-cell>
          <table:table-cell table:style-name="ce68" table:formula="of:=[.$Y$22]*[.N86]" office:value-type="currency" office:currency="ZAR" office:value="0" calcext:value-type="currency">
            <text:p>R 0</text:p>
          </table:table-cell>
          <table:table-cell table:style-name="ce68" table:formula="of:=[.$Y$22]*[.O86]" office:value-type="currency" office:currency="ZAR" office:value="0" calcext:value-type="currency">
            <text:p>R 0</text:p>
          </table:table-cell>
          <table:table-cell table:style-name="ce68" table:formula="of:=[.$Y$22]*[.P86]" office:value-type="currency" office:currency="ZAR" office:value="0" calcext:value-type="currency">
            <text:p>R 0</text:p>
          </table:table-cell>
          <table:table-cell table:style-name="ce68" table:formula="of:=[.$Y$22]*[.Q86]" office:value-type="currency" office:currency="ZAR" office:value="0" calcext:value-type="currency">
            <text:p>R 0</text:p>
          </table:table-cell>
          <table:table-cell table:style-name="ce68" table:formula="of:=[.$Y$22]*[.R86]" office:value-type="currency" office:currency="ZAR" office:value="0" calcext:value-type="currency">
            <text:p>R 0</text:p>
          </table:table-cell>
          <table:table-cell table:style-name="ce68" table:formula="of:=[.$Y$22]*[.S86]" office:value-type="currency" office:currency="ZAR" office:value="0" calcext:value-type="currency">
            <text:p>R 0</text:p>
          </table:table-cell>
          <table:table-cell table:style-name="ce68" table:formula="of:=[.$Y$22]*[.T86]" office:value-type="currency" office:currency="ZAR" office:value="0" calcext:value-type="currency">
            <text:p>R 0</text:p>
          </table:table-cell>
          <table:table-cell table:style-name="ce68" table:formula="of:=[.$Y$22]*[.U86]" office:value-type="currency" office:currency="ZAR" office:value="0" calcext:value-type="currency">
            <text:p>R 0</text:p>
          </table:table-cell>
          <table:table-cell/>
          <table:table-cell table:style-name="ce68" table:formula="of:=([.A86]-[.AA86])/1" office:value-type="currency" office:currency="ZAR" office:value="0" calcext:value-type="currency">
            <text:p>R 0</text:p>
          </table:table-cell>
          <table:table-cell table:style-name="ce68" table:formula="of:=([.B86]-[.AB86])/2" office:value-type="currency" office:currency="ZAR" office:value="0" calcext:value-type="currency">
            <text:p>R 0</text:p>
          </table:table-cell>
          <table:table-cell table:style-name="ce68" table:formula="of:=([.C86]-[.AC86])/3" office:value-type="currency" office:currency="ZAR" office:value="0" calcext:value-type="currency">
            <text:p>R 0</text:p>
          </table:table-cell>
          <table:table-cell table:style-name="ce68" table:formula="of:=([.D86]-[.AD86])/4" office:value-type="currency" office:currency="ZAR" office:value="0" calcext:value-type="currency">
            <text:p>R 0</text:p>
          </table:table-cell>
          <table:table-cell table:style-name="ce68" table:formula="of:=([.E86]-[.AE86])/5" office:value-type="currency" office:currency="ZAR" office:value="0" calcext:value-type="currency">
            <text:p>R 0</text:p>
          </table:table-cell>
          <table:table-cell table:style-name="ce68" table:formula="of:=([.F86]-[.AF86])/6" office:value-type="currency" office:currency="ZAR" office:value="0" calcext:value-type="currency">
            <text:p>R 0</text:p>
          </table:table-cell>
          <table:table-cell table:style-name="ce68" table:formula="of:=([.G86]-[.AG86])/7" office:value-type="currency" office:currency="ZAR" office:value="0" calcext:value-type="currency">
            <text:p>R 0</text:p>
          </table:table-cell>
          <table:table-cell table:style-name="ce68" table:formula="of:=([.H86]-[.AH86])/8" office:value-type="currency" office:currency="ZAR" office:value="0" calcext:value-type="currency">
            <text:p>R 0</text:p>
          </table:table-cell>
          <table:table-cell table:style-name="ce68" table:formula="of:=([.I86]-[.AI86])/9" office:value-type="currency" office:currency="ZAR" office:value="0" calcext:value-type="currency">
            <text:p>R 0</text:p>
          </table:table-cell>
          <table:table-cell table:style-name="ce6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7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7]*0.9" office:value-type="currency" office:currency="ZAR" office:value="0" calcext:value-type="currency">
            <text:p>R 0</text:p>
          </table:table-cell>
          <table:table-cell table:style-name="ce68" table:formula="of:=[.B87]*0.8" office:value-type="currency" office:currency="ZAR" office:value="0" calcext:value-type="currency">
            <text:p>R 0</text:p>
          </table:table-cell>
          <table:table-cell table:style-name="ce68" table:formula="of:=[.C87]*0.7" office:value-type="currency" office:currency="ZAR" office:value="0" calcext:value-type="currency">
            <text:p>R 0</text:p>
          </table:table-cell>
          <table:table-cell table:style-name="ce68" table:formula="of:=[.D87]*0.6" office:value-type="currency" office:currency="ZAR" office:value="0" calcext:value-type="currency">
            <text:p>R 0</text:p>
          </table:table-cell>
          <table:table-cell table:style-name="ce68" table:formula="of:=[.E87]*0.5" office:value-type="currency" office:currency="ZAR" office:value="0" calcext:value-type="currency">
            <text:p>R 0</text:p>
          </table:table-cell>
          <table:table-cell table:style-name="ce68" table:formula="of:=[.F87]*0.4" office:value-type="currency" office:currency="ZAR" office:value="0" calcext:value-type="currency">
            <text:p>R 0</text:p>
          </table:table-cell>
          <table:table-cell table:style-name="ce68" table:formula="of:=[.G87]*0.3" office:value-type="currency" office:currency="ZAR" office:value="0" calcext:value-type="currency">
            <text:p>R 0</text:p>
          </table:table-cell>
          <table:table-cell table:style-name="ce68" table:formula="of:=[.H87]*0.2" office:value-type="currency" office:currency="ZAR" office:value="0" calcext:value-type="currency">
            <text:p>R 0</text:p>
          </table:table-cell>
          <table:table-cell table:style-name="ce68" table:formula="of:=[.I87]*0.1" office:value-type="currency" office:currency="ZAR" office:value="0" calcext:value-type="currency">
            <text:p>R 0</text:p>
          </table:table-cell>
          <table:table-cell table:style-name="ce68" table:formula="of:=[.J87]*0" office:value-type="currency" office:currency="ZAR" office:value="0" calcext:value-type="currency">
            <text:p>R 0</text:p>
          </table:table-cell>
          <table:table-cell/>
          <table:table-cell table:style-name="ce6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7]" office:value-type="currency" office:currency="ZAR" office:value="0" calcext:value-type="currency">
            <text:p>R 0</text:p>
          </table:table-cell>
          <table:table-cell table:style-name="ce68" table:formula="of:=[.$Y$22]*[.M87]" office:value-type="currency" office:currency="ZAR" office:value="0" calcext:value-type="currency">
            <text:p>R 0</text:p>
          </table:table-cell>
          <table:table-cell table:style-name="ce68" table:formula="of:=[.$Y$22]*[.N87]" office:value-type="currency" office:currency="ZAR" office:value="0" calcext:value-type="currency">
            <text:p>R 0</text:p>
          </table:table-cell>
          <table:table-cell table:style-name="ce68" table:formula="of:=[.$Y$22]*[.O87]" office:value-type="currency" office:currency="ZAR" office:value="0" calcext:value-type="currency">
            <text:p>R 0</text:p>
          </table:table-cell>
          <table:table-cell table:style-name="ce68" table:formula="of:=[.$Y$22]*[.P87]" office:value-type="currency" office:currency="ZAR" office:value="0" calcext:value-type="currency">
            <text:p>R 0</text:p>
          </table:table-cell>
          <table:table-cell table:style-name="ce68" table:formula="of:=[.$Y$22]*[.Q87]" office:value-type="currency" office:currency="ZAR" office:value="0" calcext:value-type="currency">
            <text:p>R 0</text:p>
          </table:table-cell>
          <table:table-cell table:style-name="ce68" table:formula="of:=[.$Y$22]*[.R87]" office:value-type="currency" office:currency="ZAR" office:value="0" calcext:value-type="currency">
            <text:p>R 0</text:p>
          </table:table-cell>
          <table:table-cell table:style-name="ce68" table:formula="of:=[.$Y$22]*[.S87]" office:value-type="currency" office:currency="ZAR" office:value="0" calcext:value-type="currency">
            <text:p>R 0</text:p>
          </table:table-cell>
          <table:table-cell table:style-name="ce68" table:formula="of:=[.$Y$22]*[.T87]" office:value-type="currency" office:currency="ZAR" office:value="0" calcext:value-type="currency">
            <text:p>R 0</text:p>
          </table:table-cell>
          <table:table-cell table:style-name="ce68" table:formula="of:=[.$Y$22]*[.U87]" office:value-type="currency" office:currency="ZAR" office:value="0" calcext:value-type="currency">
            <text:p>R 0</text:p>
          </table:table-cell>
          <table:table-cell/>
          <table:table-cell table:style-name="ce68" table:formula="of:=([.A87]-[.AA87])/1" office:value-type="currency" office:currency="ZAR" office:value="0" calcext:value-type="currency">
            <text:p>R 0</text:p>
          </table:table-cell>
          <table:table-cell table:style-name="ce68" table:formula="of:=([.B87]-[.AB87])/2" office:value-type="currency" office:currency="ZAR" office:value="0" calcext:value-type="currency">
            <text:p>R 0</text:p>
          </table:table-cell>
          <table:table-cell table:style-name="ce68" table:formula="of:=([.C87]-[.AC87])/3" office:value-type="currency" office:currency="ZAR" office:value="0" calcext:value-type="currency">
            <text:p>R 0</text:p>
          </table:table-cell>
          <table:table-cell table:style-name="ce68" table:formula="of:=([.D87]-[.AD87])/4" office:value-type="currency" office:currency="ZAR" office:value="0" calcext:value-type="currency">
            <text:p>R 0</text:p>
          </table:table-cell>
          <table:table-cell table:style-name="ce68" table:formula="of:=([.E87]-[.AE87])/5" office:value-type="currency" office:currency="ZAR" office:value="0" calcext:value-type="currency">
            <text:p>R 0</text:p>
          </table:table-cell>
          <table:table-cell table:style-name="ce68" table:formula="of:=([.F87]-[.AF87])/6" office:value-type="currency" office:currency="ZAR" office:value="0" calcext:value-type="currency">
            <text:p>R 0</text:p>
          </table:table-cell>
          <table:table-cell table:style-name="ce68" table:formula="of:=([.G87]-[.AG87])/7" office:value-type="currency" office:currency="ZAR" office:value="0" calcext:value-type="currency">
            <text:p>R 0</text:p>
          </table:table-cell>
          <table:table-cell table:style-name="ce68" table:formula="of:=([.H87]-[.AH87])/8" office:value-type="currency" office:currency="ZAR" office:value="0" calcext:value-type="currency">
            <text:p>R 0</text:p>
          </table:table-cell>
          <table:table-cell table:style-name="ce68" table:formula="of:=([.I87]-[.AI87])/9" office:value-type="currency" office:currency="ZAR" office:value="0" calcext:value-type="currency">
            <text:p>R 0</text:p>
          </table:table-cell>
          <table:table-cell table:style-name="ce6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7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>
        <table:table-column table:style-name="co12" table:default-cell-style-name="Default"/>
        <table:table-column table:style-name="co2" table:default-cell-style-name="ce66"/>
        <table:table-column table:style-name="co2" table:number-columns-repeated="9" table:default-cell-style-name="Default"/>
        <table:table-row table:style-name="ro3">
          <table:table-cell table:style-name="ce56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9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49"/>
          <table:table-cell table:number-columns-repeated="10"/>
        </table:table-row>
        <table:table-row table:style-name="ro1">
          <table:table-cell table:style-name="ce49" office:value-type="string" calcext:value-type="string">
            <text:p>If either of the “Maintenance budget OK?” or “Final reserve OK?”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49"/>
          <table:table-cell table:number-columns-repeated="10"/>
        </table:table-row>
        <table:table-row table:style-name="ro1">
          <table:table-cell table:style-name="ce38"/>
          <table:table-cell table:number-columns-repeated="10"/>
        </table:table-row>
        <table:table-row table:style-name="ro1">
          <table:table-cell table:style-name="ce76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6" table:formula="of:=[.B15]+1" office:value-type="float" office:value="2019" calcext:value-type="float">
            <text:p>2019</text:p>
          </table:table-cell>
          <table:table-cell table:style-name="ce66" table:formula="of:=[.C15]+1" office:value-type="float" office:value="2020" calcext:value-type="float">
            <text:p>2020</text:p>
          </table:table-cell>
          <table:table-cell table:style-name="ce66" table:formula="of:=[.D15]+1" office:value-type="float" office:value="2021" calcext:value-type="float">
            <text:p>2021</text:p>
          </table:table-cell>
          <table:table-cell table:style-name="ce66" table:formula="of:=[.E15]+1" office:value-type="float" office:value="2022" calcext:value-type="float">
            <text:p>2022</text:p>
          </table:table-cell>
          <table:table-cell table:style-name="ce66" table:formula="of:=[.F15]+1" office:value-type="float" office:value="2023" calcext:value-type="float">
            <text:p>2023</text:p>
          </table:table-cell>
          <table:table-cell table:style-name="ce66" table:formula="of:=[.G15]+1" office:value-type="float" office:value="2024" calcext:value-type="float">
            <text:p>2024</text:p>
          </table:table-cell>
          <table:table-cell table:style-name="ce66" table:formula="of:=[.H15]+1" office:value-type="float" office:value="2025" calcext:value-type="float">
            <text:p>2025</text:p>
          </table:table-cell>
          <table:table-cell table:style-name="ce66" table:formula="of:=[.I15]+1" office:value-type="float" office:value="2026" calcext:value-type="float">
            <text:p>2026</text:p>
          </table:table-cell>
          <table:table-cell table:style-name="ce66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7" office:value-type="string" calcext:value-type="string">
            <text:p>Proposed budget change real (%)</text:p>
          </table:table-cell>
          <table:table-cell table:number-columns-repeated="10" table:style-name="ce80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4" table:formula="of:=[.B16]+['Current Financials'.$B$18]" office:value-type="percentage" office:value="0.07" calcext:value-type="percentage">
            <text:p>7.00%</text:p>
          </table:table-cell>
          <table:table-cell table:style-name="ce54" table:formula="of:=[.C16]+['Current Financials'.$B$18]" office:value-type="percentage" office:value="0.07" calcext:value-type="percentage">
            <text:p>7.00%</text:p>
          </table:table-cell>
          <table:table-cell table:style-name="ce54" table:formula="of:=[.D16]+['Current Financials'.$B$18]" office:value-type="percentage" office:value="0.07" calcext:value-type="percentage">
            <text:p>7.00%</text:p>
          </table:table-cell>
          <table:table-cell table:style-name="ce54" table:formula="of:=[.E16]+['Current Financials'.$B$18]" office:value-type="percentage" office:value="0.07" calcext:value-type="percentage">
            <text:p>7.00%</text:p>
          </table:table-cell>
          <table:table-cell table:style-name="ce54" table:formula="of:=[.F16]+['Current Financials'.$B$18]" office:value-type="percentage" office:value="0.07" calcext:value-type="percentage">
            <text:p>7.00%</text:p>
          </table:table-cell>
          <table:table-cell table:style-name="ce54" table:formula="of:=[.G16]+['Current Financials'.$B$18]" office:value-type="percentage" office:value="0.07" calcext:value-type="percentage">
            <text:p>7.00%</text:p>
          </table:table-cell>
          <table:table-cell table:style-name="ce54" table:formula="of:=[.H16]+['Current Financials'.$B$18]" office:value-type="percentage" office:value="0.07" calcext:value-type="percentage">
            <text:p>7.00%</text:p>
          </table:table-cell>
          <table:table-cell table:style-name="ce54" table:formula="of:=[.I16]+['Current Financials'.$B$18]" office:value-type="percentage" office:value="0.07" calcext:value-type="percentage">
            <text:p>7.00%</text:p>
          </table:table-cell>
          <table:table-cell table:style-name="ce54" table:formula="of:=[.J16]+['Current Financials'.$B$18]" office:value-type="percentage" office:value="0.07" calcext:value-type="percentage">
            <text:p>7.00%</text:p>
          </table:table-cell>
          <table:table-cell table:style-name="ce54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68" table:formula="of:=['Current Financials'.B17]" office:value-type="currency" office:currency="ZAR" office:value="550000" calcext:value-type="currency">
            <text:p>R 550,000</text:p>
          </table:table-cell>
          <table:table-cell table:style-name="ce68" table:formula="of:=[.B25]" office:value-type="currency" office:currency="ZAR" office:value="399000" calcext:value-type="currency">
            <text:p>R 399,000</text:p>
          </table:table-cell>
          <table:table-cell table:style-name="ce68" table:formula="of:=[.C25]" office:value-type="currency" office:currency="ZAR" office:value="408838.5" calcext:value-type="currency">
            <text:p>R 408,839</text:p>
          </table:table-cell>
          <table:table-cell table:style-name="ce68" table:formula="of:=[.D25]" office:value-type="currency" office:currency="ZAR" office:value="-340092.375" calcext:value-type="currency">
            <text:p>R-340,092</text:p>
          </table:table-cell>
          <table:table-cell table:style-name="ce68" table:formula="of:=[.E25]" office:value-type="currency" office:currency="ZAR" office:value="-537178.31475" calcext:value-type="currency">
            <text:p>R-537,178</text:p>
          </table:table-cell>
          <table:table-cell table:style-name="ce68" table:formula="of:=[.F25]" office:value-type="currency" office:currency="ZAR" office:value="-798014.3182725" calcext:value-type="currency">
            <text:p>R-798,014</text:p>
          </table:table-cell>
          <table:table-cell table:style-name="ce68" table:formula="of:=[.G25]" office:value-type="currency" office:currency="ZAR" office:value="-675920.309290275" calcext:value-type="currency">
            <text:p>R-675,920</text:p>
          </table:table-cell>
          <table:table-cell table:style-name="ce68" table:formula="of:=[.H25]" office:value-type="currency" office:currency="ZAR" office:value="-536381.969116229" calcext:value-type="currency">
            <text:p>R-536,382</text:p>
          </table:table-cell>
          <table:table-cell table:style-name="ce68" table:formula="of:=[.I25]" office:value-type="currency" office:currency="ZAR" office:value="-512618.951062966" calcext:value-type="currency">
            <text:p>R-512,619</text:p>
          </table:table-cell>
          <table:table-cell table:style-name="ce68" table:formula="of:=[.J25]" office:value-type="currency" office:currency="ZAR" office:value="-844946.131716108" calcext:value-type="currency">
            <text:p>R-844,946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68" table:formula="of:=['Current Financials'.B15]" office:value-type="currency" office:currency="ZAR" office:value="960000" calcext:value-type="currency">
            <text:p>R 960,000</text:p>
          </table:table-cell>
          <table:table-cell table:style-name="ce68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68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68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68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68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68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68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68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68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68" table:formula="of:=['Current Financials'.B16]" office:value-type="currency" office:currency="ZAR" office:value="130000" calcext:value-type="currency">
            <text:p>R 130,000</text:p>
          </table:table-cell>
          <table:table-cell table:style-name="ce68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68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68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68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68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68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68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68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68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81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81" table:formula="of:=[.B21]*(1+[.C17])" office:value-type="currency" office:currency="ZAR" office:value="1144900" calcext:value-type="currency">
            <text:p>R 1,144,900</text:p>
          </table:table-cell>
          <table:table-cell table:style-name="ce81" table:formula="of:=[.C21]*(1+[.D17])" office:value-type="currency" office:currency="ZAR" office:value="1225043" calcext:value-type="currency">
            <text:p>R 1,225,043</text:p>
          </table:table-cell>
          <table:table-cell table:style-name="ce81" table:formula="of:=[.D21]*(1+[.E17])" office:value-type="currency" office:currency="ZAR" office:value="1310796.01" calcext:value-type="currency">
            <text:p>R 1,310,796</text:p>
          </table:table-cell>
          <table:table-cell table:style-name="ce81" table:formula="of:=[.E21]*(1+[.F17])" office:value-type="currency" office:currency="ZAR" office:value="1402551.7307" calcext:value-type="currency">
            <text:p>R 1,402,552</text:p>
          </table:table-cell>
          <table:table-cell table:style-name="ce81" table:formula="of:=[.F21]*(1+[.G17])" office:value-type="currency" office:currency="ZAR" office:value="1500730.351849" calcext:value-type="currency">
            <text:p>R 1,500,730</text:p>
          </table:table-cell>
          <table:table-cell table:style-name="ce81" table:formula="of:=[.G21]*(1+[.H17])" office:value-type="currency" office:currency="ZAR" office:value="1605781.47647843" calcext:value-type="currency">
            <text:p>R 1,605,781</text:p>
          </table:table-cell>
          <table:table-cell table:style-name="ce81" table:formula="of:=[.H21]*(1+[.I17])" office:value-type="currency" office:currency="ZAR" office:value="1718186.17983192" calcext:value-type="currency">
            <text:p>R 1,718,186</text:p>
          </table:table-cell>
          <table:table-cell table:style-name="ce81" table:formula="of:=[.I21]*(1+[.J17])" office:value-type="currency" office:currency="ZAR" office:value="1838459.21242016" calcext:value-type="currency">
            <text:p>R 1,838,459</text:p>
          </table:table-cell>
          <table:table-cell table:style-name="ce81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intenance budget (nominal)</text:p>
          </table:table-cell>
          <table:table-cell table:style-name="ce68" table:formula="of:=[.B21]-[.B19]" office:value-type="currency" office:currency="ZAR" office:value="110000" calcext:value-type="currency">
            <text:p>R 110,000</text:p>
          </table:table-cell>
          <table:table-cell table:style-name="ce68" table:formula="of:=[.C21]-[.C19]" office:value-type="currency" office:currency="ZAR" office:value="117700" calcext:value-type="currency">
            <text:p>R 117,700</text:p>
          </table:table-cell>
          <table:table-cell table:style-name="ce68" table:formula="of:=[.D21]-[.D19]" office:value-type="currency" office:currency="ZAR" office:value="125939" calcext:value-type="currency">
            <text:p>R 125,939</text:p>
          </table:table-cell>
          <table:table-cell table:style-name="ce68" table:formula="of:=[.E21]-[.E19]" office:value-type="currency" office:currency="ZAR" office:value="134754.73" calcext:value-type="currency">
            <text:p>R 134,755</text:p>
          </table:table-cell>
          <table:table-cell table:style-name="ce68" table:formula="of:=[.F21]-[.F19]" office:value-type="currency" office:currency="ZAR" office:value="144187.5611" calcext:value-type="currency">
            <text:p>R 144,188</text:p>
          </table:table-cell>
          <table:table-cell table:style-name="ce68" table:formula="of:=[.G21]-[.G19]" office:value-type="currency" office:currency="ZAR" office:value="154280.690377" calcext:value-type="currency">
            <text:p>R 154,281</text:p>
          </table:table-cell>
          <table:table-cell table:style-name="ce68" table:formula="of:=[.H21]-[.H19]" office:value-type="currency" office:currency="ZAR" office:value="165080.33870339" calcext:value-type="currency">
            <text:p>R 165,080</text:p>
          </table:table-cell>
          <table:table-cell table:style-name="ce68" table:formula="of:=[.I21]-[.I19]" office:value-type="currency" office:currency="ZAR" office:value="176635.96241263" calcext:value-type="currency">
            <text:p>R 176,636</text:p>
          </table:table-cell>
          <table:table-cell table:style-name="ce68" table:formula="of:=[.J21]-[.J19]" office:value-type="currency" office:currency="ZAR" office:value="189000.479781515" calcext:value-type="currency">
            <text:p>R 189,000</text:p>
          </table:table-cell>
          <table:table-cell table:style-name="ce68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intenance budget OK?</text:p>
          </table:table-cell>
          <table:table-cell table:style-name="ce82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82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82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82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82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82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82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82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82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82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68" table:formula="of:=SUM(['Ten Year Plan'.G$16:'Ten Year Plan'.G$81])" office:value-type="currency" office:currency="ZAR" office:value="280000" calcext:value-type="currency">
            <text:p>R 280,000</text:p>
          </table:table-cell>
          <table:table-cell table:style-name="ce68" table:formula="of:=SUM(['Ten Year Plan'.H$16:'Ten Year Plan'.H$81])" office:value-type="currency" office:currency="ZAR" office:value="127330" calcext:value-type="currency">
            <text:p>R 127,330</text:p>
          </table:table-cell>
          <table:table-cell table:style-name="ce68" table:formula="of:=SUM(['Ten Year Plan'.I$16:'Ten Year Plan'.I$81])" office:value-type="currency" office:currency="ZAR" office:value="858675" calcext:value-type="currency">
            <text:p>R 858,675</text:p>
          </table:table-cell>
          <table:table-cell table:style-name="ce68" table:formula="of:=SUM(['Ten Year Plan'.J$16:'Ten Year Plan'.J$81])" office:value-type="currency" office:currency="ZAR" office:value="306260.75" calcext:value-type="currency">
            <text:p>R 306,261</text:p>
          </table:table-cell>
          <table:table-cell table:style-name="ce68" table:formula="of:=SUM(['Ten Year Plan'.K$16:'Ten Year Plan'.K$81])" office:value-type="currency" office:currency="ZAR" office:value="367022.8828" calcext:value-type="currency">
            <text:p>R 367,023</text:p>
          </table:table-cell>
          <table:table-cell table:style-name="ce68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68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68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68" table:formula="of:=SUM(['Ten Year Plan'.O$16:'Ten Year Plan'.O$81])" office:value-type="currency" office:currency="ZAR" office:value="481092.130352938" calcext:value-type="currency">
            <text:p>R 481,092</text:p>
          </table:table-cell>
          <table:table-cell table:style-name="ce68" table:formula="of:=SUM(['Ten Year Plan'.P$16:'Ten Year Plan'.P$81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83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83" table:formula="of:=([.C18]+[.C22]-[.C24])*(1+['Current Financials'.$B$19])" office:value-type="currency" office:currency="ZAR" office:value="408838.5" calcext:value-type="currency">
            <text:p>R 408,839</text:p>
          </table:table-cell>
          <table:table-cell table:style-name="ce83" table:formula="of:=([.D18]+[.D22]-[.D24])*(1+['Current Financials'.$B$19])" office:value-type="currency" office:currency="ZAR" office:value="-340092.375" calcext:value-type="currency">
            <text:p>R-340,092</text:p>
          </table:table-cell>
          <table:table-cell table:style-name="ce83" table:formula="of:=([.E18]+[.E22]-[.E24])*(1+['Current Financials'.$B$19])" office:value-type="currency" office:currency="ZAR" office:value="-537178.31475" calcext:value-type="currency">
            <text:p>R-537,178</text:p>
          </table:table-cell>
          <table:table-cell table:style-name="ce83" table:formula="of:=([.F18]+[.F22]-[.F24])*(1+['Current Financials'.$B$19])" office:value-type="currency" office:currency="ZAR" office:value="-798014.3182725" calcext:value-type="currency">
            <text:p>R-798,014</text:p>
          </table:table-cell>
          <table:table-cell table:style-name="ce83" table:formula="of:=([.G18]+[.G22]-[.G24])*(1+['Current Financials'.$B$19])" office:value-type="currency" office:currency="ZAR" office:value="-675920.309290275" calcext:value-type="currency">
            <text:p>R-675,920</text:p>
          </table:table-cell>
          <table:table-cell table:style-name="ce83" table:formula="of:=([.H18]+[.H22]-[.H24])*(1+['Current Financials'.$B$19])" office:value-type="currency" office:currency="ZAR" office:value="-536381.969116229" calcext:value-type="currency">
            <text:p>R-536,382</text:p>
          </table:table-cell>
          <table:table-cell table:style-name="ce83" table:formula="of:=([.I18]+[.I22]-[.I24])*(1+['Current Financials'.$B$19])" office:value-type="currency" office:currency="ZAR" office:value="-512618.951062966" calcext:value-type="currency">
            <text:p>R-512,619</text:p>
          </table:table-cell>
          <table:table-cell table:style-name="ce83" table:formula="of:=([.J18]+[.J22]-[.J24])*(1+['Current Financials'.$B$19])" office:value-type="currency" office:currency="ZAR" office:value="-844946.131716108" calcext:value-type="currency">
            <text:p>R-844,946</text:p>
          </table:table-cell>
          <table:table-cell table:style-name="ce83" table:formula="of:=([.K18]+[.K22]-[.K24])*(1+['Current Financials'.$B$19])" office:value-type="currency" office:currency="ZAR" office:value="-2122638.02904826" calcext:value-type="currency">
            <text:p>R-2,122,638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4" table:formula="of:=[.B25]/[.B19]*12" office:value-type="float" office:value="4.9875" calcext:value-type="float">
            <text:p>5.0</text:p>
          </table:table-cell>
          <table:table-cell table:style-name="ce84" table:formula="of:=[.C25]/[.C19]*12" office:value-type="float" office:value="4.77615070093458" calcext:value-type="float">
            <text:p>4.8</text:p>
          </table:table-cell>
          <table:table-cell table:style-name="ce84" table:formula="of:=[.D25]/[.D19]*12" office:value-type="float" office:value="-3.7131231439427" calcext:value-type="float">
            <text:p>-3.7</text:p>
          </table:table-cell>
          <table:table-cell table:style-name="ce84" table:formula="of:=[.E25]/[.E19]*12" office:value-type="float" office:value="-5.48121897302789" calcext:value-type="float">
            <text:p>-5.5</text:p>
          </table:table-cell>
          <table:table-cell table:style-name="ce84" table:formula="of:=[.F25]/[.F19]*12" office:value-type="float" office:value="-7.61001628194325" calcext:value-type="float">
            <text:p>-7.6</text:p>
          </table:table-cell>
          <table:table-cell table:style-name="ce84" table:formula="of:=[.G25]/[.G19]*12" office:value-type="float" office:value="-6.02402298695366" calcext:value-type="float">
            <text:p>-6.0</text:p>
          </table:table-cell>
          <table:table-cell table:style-name="ce84" table:formula="of:=[.H25]/[.H19]*12" office:value-type="float" office:value="-4.46767442644985" calcext:value-type="float">
            <text:p>-4.5</text:p>
          </table:table-cell>
          <table:table-cell table:style-name="ce84" table:formula="of:=[.I25]/[.I19]*12" office:value-type="float" office:value="-3.99041649324516" calcext:value-type="float">
            <text:p>-4.0</text:p>
          </table:table-cell>
          <table:table-cell table:style-name="ce84" table:formula="of:=[.J25]/[.J19]*12" office:value-type="float" office:value="-6.14707926907233" calcext:value-type="float">
            <text:p>-6.1</text:p>
          </table:table-cell>
          <table:table-cell table:style-name="ce84" table:formula="of:=[.K25]/[.K19]*12" office:value-type="float" office:value="-14.4321805911458" calcext:value-type="float">
            <text:p>-14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5" table:formula="of:=IF([.B25]&lt;0; &quot;NOT OK!&quot;; IF([.B25]&gt;=[.B19]/4;&quot;&quot;;&quot;Low&quot;))">
            <text:p/>
          </table:table-cell>
          <table:table-cell table:style-name="ce85" table:formula="of:=IF([.C25]&lt;0; &quot;NOT OK!&quot;; IF([.C25]&gt;=[.C19]/4;&quot;&quot;;&quot;Low&quot;))">
            <text:p/>
          </table:table-cell>
          <table:table-cell table:style-name="ce85" table:formula="of:=IF([.D25]&lt;0; &quot;NOT OK!&quot;; IF([.D25]&gt;=[.D19]/4;&quot;&quot;;&quot;Low&quot;))" office:value-type="string" office:string-value="NOT OK!" calcext:value-type="string">
            <text:p>NOT OK!</text:p>
          </table:table-cell>
          <table:table-cell table:style-name="ce85" table:formula="of:=IF([.E25]&lt;0; &quot;NOT OK!&quot;; IF([.E25]&gt;=[.E19]/4;&quot;&quot;;&quot;Low&quot;))" office:value-type="string" office:string-value="NOT OK!" calcext:value-type="string">
            <text:p>NOT OK!</text:p>
          </table:table-cell>
          <table:table-cell table:style-name="ce85" table:formula="of:=IF([.F25]&lt;0; &quot;NOT OK!&quot;; IF([.F25]&gt;=[.F19]/4;&quot;&quot;;&quot;Low&quot;))" office:value-type="string" office:string-value="NOT OK!" calcext:value-type="string">
            <text:p>NOT OK!</text:p>
          </table:table-cell>
          <table:table-cell table:style-name="ce85" table:formula="of:=IF([.G25]&lt;0; &quot;NOT OK!&quot;; IF([.G25]&gt;=[.G19]/4;&quot;&quot;;&quot;Low&quot;))" office:value-type="string" office:string-value="NOT OK!" calcext:value-type="string">
            <text:p>NOT OK!</text:p>
          </table:table-cell>
          <table:table-cell table:style-name="ce85" table:formula="of:=IF([.H25]&lt;0; &quot;NOT OK!&quot;; IF([.H25]&gt;=[.H19]/4;&quot;&quot;;&quot;Low&quot;))" office:value-type="string" office:string-value="NOT OK!" calcext:value-type="string">
            <text:p>NOT OK!</text:p>
          </table:table-cell>
          <table:table-cell table:style-name="ce85" table:formula="of:=IF([.I25]&lt;0; &quot;NOT OK!&quot;; IF([.I25]&gt;=[.I19]/4;&quot;&quot;;&quot;Low&quot;))" office:value-type="string" office:string-value="NOT OK!" calcext:value-type="string">
            <text:p>NOT OK!</text:p>
          </table:table-cell>
          <table:table-cell table:style-name="ce85" table:formula="of:=IF([.J25]&lt;0; &quot;NOT OK!&quot;; IF([.J25]&gt;=[.J19]/4;&quot;&quot;;&quot;Low&quot;))" office:value-type="string" office:string-value="NOT OK!" calcext:value-type="string">
            <text:p>NOT OK!</text:p>
          </table:table-cell>
          <table:table-cell table:style-name="ce85" table:formula="of:=IF([.K25]&lt;0; &quot;NOT OK!&quot;; IF([.K25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78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79"/>
          <table:table-cell table:style-name="Default"/>
          <table:table-cell table:number-columns-repeated="9"/>
        </table:table-row>
        <table:table-row table:style-name="ro4">
          <table:table-cell table:style-name="ce79"/>
          <table:table-cell table:style-name="Default"/>
          <table:table-cell table:number-columns-repeated="9"/>
        </table:table-row>
      </table:table>
      <table:table table:name="Budget Summary" table:style-name="ta1">
        <table:table-column table:style-name="co13" table:default-cell-style-name="ce91"/>
        <table:table-column table:style-name="co14" table:default-cell-style-name="ce68"/>
        <table:table-row table:style-name="ro3">
          <table:table-cell table:style-name="ce56" office:value-type="string" calcext:value-type="string" table:number-columns-spanned="2" table:number-rows-spanned="1">
            <text:p>Budget Summary</text:p>
          </table:table-cell>
          <table:covered-table-cell table:style-name="ce49"/>
        </table:table-row>
        <table:table-row table:style-name="ro2">
          <table:table-cell table:style-name="ce86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49"/>
        </table:table-row>
        <table:table-row table:style-name="ro2">
          <table:table-cell table:style-name="ce87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49"/>
        </table:table-row>
        <table:table-row table:style-name="ro2">
          <table:table-cell table:style-name="ce87" office:value-type="string" calcext:value-type="string" table:number-columns-spanned="2" table:number-rows-spanned="1">
            <text:p>year.</text:p>
          </table:table-cell>
          <table:covered-table-cell table:style-name="ce49"/>
        </table:table-row>
        <table:table-row table:style-name="ro2">
          <table:table-cell table:style-name="ce87" table:number-columns-spanned="2" table:number-rows-spanned="1"/>
          <table:covered-table-cell table:style-name="ce49"/>
        </table:table-row>
        <table:table-row table:style-name="ro2" table:number-rows-repeated="2">
          <table:table-cell table:style-name="ce38" table:number-columns-repeated="2"/>
        </table:table-row>
        <table:table-row table:style-name="ro4">
          <table:table-cell table:style-name="ce88" office:value-type="string" calcext:value-type="string">
            <text:p>Budget Summary</text:p>
          </table:table-cell>
          <table:table-cell table:style-name="ce92"/>
        </table:table-row>
        <table:table-row table:style-name="ro2">
          <table:table-cell table:style-name="ce89" office:value-type="string" calcext:value-type="string">
            <text:p>Administrative budget</text:p>
          </table:table-cell>
          <table:table-cell table:style-name="ce93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89" office:value-type="string" calcext:value-type="string">
            <text:p>Maintenance budget</text:p>
          </table:table-cell>
          <table:table-cell table:style-name="ce93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90" office:value-type="string" calcext:value-type="string">
            <text:p>Total budget</text:p>
          </table:table-cell>
          <table:table-cell table:style-name="ce93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72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72"/>
        </table:table-row>
        <table:table-row table:style-name="ro4">
          <table:table-cell table:style-name="ce78" office:value-type="string" calcext:value-type="string">
            <text:p>Reserve Fund Summary</text:p>
          </table:table-cell>
          <table:table-cell table:style-name="ce72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06200" calcext:value-type="currency">
            <text:p>R 1,206,2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9" table:formula="of:=([.B15]-[.B16])/[.B16]" office:value-type="percentage" office:value="-0.544022550157519" calcext:value-type="percentage">
            <text:p>-54.4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87782.495992925" calcext:value-type="currency">
            <text:p>R 887,782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9" table:formula="of:=([.B19]-[.B20])/[.B20]" office:value-type="percentage" office:value="-0.550565592584989" calcext:value-type="percentage">
            <text:p>-55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9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4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3:00:48.562635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0T13:03:27.783127825</dc:date>
    <meta:editing-duration>PT18H51M36S</meta:editing-duration>
    <meta:editing-cycles>54</meta:editing-cycles>
    <meta:generator>LibreOffice/5.0.6.2$Linux_X86_64 LibreOffice_project/00$Build-2</meta:generator>
    <meta:document-statistic meta:table-count="6" meta:cell-count="3795" meta:object-count="0"/>
  </office:meta>
</office:document-meta>
</file>